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mm"/>
    </style:style>
    <style:style style:name="co2" style:family="table-column">
      <style:table-column-properties fo:break-before="auto" style:column-width="24.66mm"/>
    </style:style>
    <style:style style:name="co3" style:family="table-column">
      <style:table-column-properties fo:break-before="auto" style:column-width="52.58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6.97mm"/>
    </style:style>
    <style:style style:name="co7" style:family="table-column">
      <style:table-column-properties fo:break-before="auto" style:column-width="13.04mm"/>
    </style:style>
    <style:style style:name="co8" style:family="table-column">
      <style:table-column-properties fo:break-before="auto" style:column-width="25.2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5.01mm"/>
    </style:style>
    <style:style style:name="co11" style:family="table-column">
      <style:table-column-properties fo:break-before="auto" style:column-width="16.3mm"/>
    </style:style>
    <style:style style:name="co12" style:family="table-column">
      <style:table-column-properties fo:break-before="auto" style:column-width="12.98mm"/>
    </style:style>
    <style:style style:name="co13" style:family="table-column">
      <style:table-column-properties fo:break-before="auto" style:column-width="12.81mm"/>
    </style:style>
    <style:style style:name="co14" style:family="table-column">
      <style:table-column-properties fo:break-before="auto" style:column-width="27.69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6.81mm"/>
    </style:style>
    <style:style style:name="co17" style:family="table-column">
      <style:table-column-properties fo:break-before="auto" style:column-width="45.67mm"/>
    </style:style>
    <style:style style:name="co18" style:family="table-column">
      <style:table-column-properties fo:break-before="auto" style:column-width="11.54mm"/>
    </style:style>
    <style:style style:name="co19" style:family="table-column">
      <style:table-column-properties fo:break-before="auto" style:column-width="13.55mm"/>
    </style:style>
    <style:style style:name="co20" style:family="table-column">
      <style:table-column-properties fo:break-before="auto" style:column-width="7.51mm"/>
    </style:style>
    <style:style style:name="co21" style:family="table-column">
      <style:table-column-properties fo:break-before="auto" style:column-width="10.28mm"/>
    </style:style>
    <style:style style:name="co22" style:family="table-column">
      <style:table-column-properties fo:break-before="auto" style:column-width="12.29mm"/>
    </style:style>
    <style:style style:name="co23" style:family="table-column">
      <style:table-column-properties fo:break-before="auto" style:column-width="17.74mm"/>
    </style:style>
    <style:style style:name="co24" style:family="table-column">
      <style:table-column-properties fo:break-before="auto" style:column-width="20.07mm"/>
    </style:style>
    <style:style style:name="co25" style:family="table-column">
      <style:table-column-properties fo:break-before="auto" style:column-width="14.55mm"/>
    </style:style>
    <style:style style:name="co26" style:family="table-column">
      <style:table-column-properties fo:break-before="auto" style:column-width="15.56mm"/>
    </style:style>
    <style:style style:name="co27" style:family="table-column">
      <style:table-column-properties fo:break-before="auto" style:column-width="23.11mm"/>
    </style:style>
    <style:style style:name="co28" style:family="table-column">
      <style:table-column-properties fo:break-before="auto" style:column-width="9.77mm"/>
    </style:style>
    <style:style style:name="co29" style:family="table-column">
      <style:table-column-properties fo:break-before="auto" style:column-width="8.77mm"/>
    </style:style>
    <style:style style:name="co30" style:family="table-column">
      <style:table-column-properties fo:break-before="auto" style:column-width="18.06mm"/>
    </style:style>
    <style:style style:name="co31" style:family="table-column">
      <style:table-column-properties fo:break-before="auto" style:column-width="18.82mm"/>
    </style:style>
    <style:style style:name="co32" style:family="table-column">
      <style:table-column-properties fo:break-before="auto" style:column-width="21.61mm"/>
    </style:style>
    <style:style style:name="co33" style:family="table-column">
      <style:table-column-properties fo:break-before="auto" style:column-width="44.84mm"/>
    </style:style>
    <style:style style:name="co34" style:family="table-column">
      <style:table-column-properties fo:break-before="auto" style:column-width="35.98mm"/>
    </style:style>
    <style:style style:name="co35" style:family="table-column">
      <style:table-column-properties fo:break-before="auto" style:column-width="25.42mm"/>
    </style:style>
    <style:style style:name="co36" style:family="table-column">
      <style:table-column-properties fo:break-before="auto" style:column-width="8.89mm"/>
    </style:style>
    <style:style style:name="co37" style:family="table-column">
      <style:table-column-properties fo:break-before="auto" style:column-width="38.75mm"/>
    </style:style>
    <style:style style:name="ro1" style:family="table-row">
      <style:table-row-properties style:row-height="33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="0mm" style:rotation-angle="60"/>
      <style:paragraph-properties fo:text-align="start" fo:margin-left="0mm"/>
      <style:text-properties fo:color="#000000" fo:font-size="10pt" style:font-size-asian="10pt" style:font-size-complex="10pt"/>
    </style:style>
    <style:style style:name="ce2" style:family="table-cell" style:parent-style-name="Default">
      <style:text-properties style:font-name-complex="Mangal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ackground-color="#ffff00" style:text-align-source="fix" style:repeat-content="false" fo:padding="0mm" style:rotation-angle="60"/>
      <style:paragraph-properties fo:text-align="start" fo:margin-left="0mm"/>
      <style:text-properties fo:color="#000000" fo:font-size="10pt" style:font-size-asian="10pt" style:font-size-complex="10pt"/>
    </style:style>
    <style:style style:name="ce5" style:family="table-cell" style:parent-style-name="Default">
      <style:table-cell-properties fo:background-color="#ff9900" style:text-align-source="fix" style:repeat-content="false" fo:padding="0mm" style:rotation-angle="60"/>
      <style:paragraph-properties fo:text-align="start" fo:margin-left="0mm"/>
      <style:text-properties fo:color="#000000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padding="0mm" style:rotation-angle="60"/>
      <style:paragraph-properties fo:text-align="start" fo:margin-left="0mm"/>
      <style:text-properties fo:font-size="10pt" style:font-size-asian="10pt" style:font-size-complex="10pt"/>
    </style:style>
    <style:style style:name="ce7" style:family="table-cell" style:parent-style-name="Default" style:data-style-name="N61"/>
  </office:automatic-styles>
  <office:body>
    <office:spreadsheet>
      <table:calculation-settings table:use-regular-expressions="false"/>
      <table:table table:name="1111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# type (r[1-9];w;u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part (m;s)</text:p>
          </table:table-cell>
          <table:table-cell table:style-name="ce5" office:value-type="string" calcext:value-type="string">
            <text:p>type / templates</text:p>
          </table:table-cell>
          <table:table-cell table:style-name="ce5" office:value-type="string" calcext:value-type="string">
            <text:p>divider / values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part (m;s)</text:p>
          </table:table-cell>
          <table:table-cell table:style-name="ce5" office:value-type="string" calcext:value-type="string">
            <text:p>type / templates</text:p>
          </table:table-cell>
          <table:table-cell table:style-name="ce5" office:value-type="string" calcext:value-type="string">
            <text:p>divider / values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part (m;s)</text:p>
          </table:table-cell>
          <table:table-cell table:style-name="ce5" office:value-type="string" calcext:value-type="string">
            <text:p>type / templates</text:p>
          </table:table-cell>
          <table:table-cell table:style-name="ce5" office:value-type="string" calcext:value-type="string">
            <text:p>divider / values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part (m;s)</text:p>
          </table:table-cell>
          <table:table-cell table:style-name="ce5" office:value-type="string" calcext:value-type="string">
            <text:p>type / templates</text:p>
          </table:table-cell>
          <table:table-cell table:style-name="ce5" office:value-type="string" calcext:value-type="string">
            <text:p>divider / values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part (m;s)</text:p>
          </table:table-cell>
          <table:table-cell table:style-name="ce5" office:value-type="string" calcext:value-type="string">
            <text:p>type / templates</text:p>
          </table:table-cell>
          <table:table-cell table:style-name="ce5" office:value-type="string" calcext:value-type="string">
            <text:p>divider / values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1" table:number-columns-repeated="863"/>
          <table:table-cell table:style-name="ce6" table:number-columns-repeated="87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boiler</text:p>
          </table:table-cell>
          <table:table-cell/>
          <table:table-cell table:style-name="ce2" table:formula="of:=&quot;group &quot;&amp;TEXT(BITAND(HEX2DEC(MID([.H2];1;2));15);&quot;00&quot;)" office:value-type="string" office:string-value="group 00" calcext:value-type="string">
            <text:p>group 00</text:p>
          </table:table-cell>
          <table:table-cell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office:value-type="string" calcext:value-type="string">
            <text:p>00</text:p>
          </table:table-cell>
          <table:table-cell table:number-columns-repeated="2"/>
          <table:table-cell office:value-type="string" calcext:value-type="string">
            <text:p>para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outsideTemp</text:p>
          </table:table-cell>
          <table:table-cell table:formula="of:=IF(LEFT([.D2];5)=&quot;group&quot;;MID([.D2];7;3);MID([.D2];1;2))&amp;&quot;-&quot;&amp;TEXT(BITAND(HEX2DEC(MID([.H3];1;2));127);&quot;000&quot;)" office:value-type="string" office:string-value="00-000" calcext:value-type="string">
            <text:p>00-000</text:p>
          </table:table-cell>
          <table:table-cell table:number-columns-repeated="3"/>
          <table:table-cell office:value-type="string" calcext:value-type="string">
            <text:p>800040</text:p>
          </table:table-cell>
          <table:table-cell table:number-columns-repeated="2"/>
          <table:table-cell table:formula="of:=VLOOKUP([.D3];[readings.A$1:.K$135];11;0)" office:value-type="string" office:string-value="temp8" calcext:value-type="string">
            <text:p>temp8</text:p>
          </table:table-cell>
          <table:table-cell table:number-columns-repeated="2"/>
          <table:table-cell table:formula="of:=VLOOKUP([.D3];[readings.A$1:.K$135];9;0)" office:value-type="string" office:string-value="11-2" calcext:value-type="string">
            <text:p>1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oomTemp</text:p>
          </table:table-cell>
          <table:table-cell table:formula="of:=IF(LEFT([.D2];5)=&quot;group&quot;;MID([.D2];7;3);MID([.D2];1;2))&amp;&quot;-&quot;&amp;TEXT(BITAND(HEX2DEC(MID([.H4];1;2));127);&quot;000&quot;)" office:value-type="string" office:string-value="00-001" calcext:value-type="string">
            <text:p>00-001</text:p>
          </table:table-cell>
          <table:table-cell table:number-columns-repeated="3"/>
          <table:table-cell office:value-type="string" calcext:value-type="string">
            <text:p>810040</text:p>
          </table:table-cell>
          <table:table-cell table:number-columns-repeated="2"/>
          <table:table-cell table:formula="of:=VLOOKUP([.D4];[readings.A$1:.K$135];11;0)" office:value-type="string" office:string-value="tempt" calcext:value-type="string">
            <text:p>tempt</text:p>
          </table:table-cell>
          <table:table-cell table:number-columns-repeated="2"/>
          <table:table-cell table:formula="of:=VLOOKUP([.D4];[readings.A$1:.K$135];9;0)" office:value-type="string" office:string-value="13-2" calcext:value-type="string">
            <text:p>13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oomTemp2</text:p>
          </table:table-cell>
          <table:table-cell table:formula="of:=IF(LEFT([.D3];5)=&quot;group&quot;;MID([.D3];7;3);MID([.D3];1;2))&amp;&quot;-&quot;&amp;TEXT(BITAND(HEX2DEC(MID([.H5];1;2));127);&quot;000&quot;)" office:value-type="string" office:string-value="00-001" calcext:value-type="string">
            <text:p>00-001</text:p>
          </table:table-cell>
          <table:table-cell table:number-columns-repeated="3"/>
          <table:table-cell office:value-type="string" calcext:value-type="string">
            <text:p>811040</text:p>
          </table:table-cell>
          <table:table-cell table:number-columns-repeated="2"/>
          <table:table-cell table:formula="of:=VLOOKUP([.D5];[readings.A$1:.K$135];11;0)" office:value-type="string" office:string-value="tempt" calcext:value-type="string">
            <text:p>tempt</text:p>
          </table:table-cell>
          <table:table-cell table:number-columns-repeated="2"/>
          <table:table-cell table:formula="of:=VLOOKUP([.D5];[readings.A$1:.K$135];9;0)" office:value-type="string" office:string-value="13-2" calcext:value-type="string">
            <text:p>13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oomTemp3</text:p>
          </table:table-cell>
          <table:table-cell table:formula="of:=IF(LEFT([.D4];5)=&quot;group&quot;;MID([.D4];7;3);MID([.D4];1;2))&amp;&quot;-&quot;&amp;TEXT(BITAND(HEX2DEC(MID([.H6];1;2));127);&quot;000&quot;)" office:value-type="string" office:string-value="00-001" calcext:value-type="string">
            <text:p>00-001</text:p>
          </table:table-cell>
          <table:table-cell table:number-columns-repeated="3"/>
          <table:table-cell office:value-type="string" calcext:value-type="string">
            <text:p>812040</text:p>
          </table:table-cell>
          <table:table-cell table:number-columns-repeated="2"/>
          <table:table-cell table:formula="of:=VLOOKUP([.D6];[readings.A$1:.K$135];11;0)" office:value-type="string" office:string-value="tempt" calcext:value-type="string">
            <text:p>tempt</text:p>
          </table:table-cell>
          <table:table-cell table:number-columns-repeated="2"/>
          <table:table-cell table:formula="of:=VLOOKUP([.D6];[readings.A$1:.K$135];9;0)" office:value-type="string" office:string-value="13-2" calcext:value-type="string">
            <text:p>13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hwcTemp</text:p>
          </table:table-cell>
          <table:table-cell table:formula="of:=IF(LEFT([.D5];5)=&quot;group&quot;;MID([.D5];7;3);MID([.D5];1;2))&amp;&quot;-&quot;&amp;TEXT(BITAND(HEX2DEC(MID([.H7];1;2));127);&quot;000&quot;)" office:value-type="string" office:string-value="00-004" calcext:value-type="string">
            <text:p>00-004</text:p>
          </table:table-cell>
          <table:table-cell table:number-columns-repeated="3"/>
          <table:table-cell office:value-type="string" calcext:value-type="string">
            <text:p>840040</text:p>
          </table:table-cell>
          <table:table-cell table:number-columns-repeated="2"/>
          <table:table-cell table:formula="of:=VLOOKUP([.D7];[readings.A$1:.K$135];11;0)" office:value-type="string" office:string-value="tempt" calcext:value-type="string">
            <text:p>tempt</text:p>
          </table:table-cell>
          <table:table-cell table:number-columns-repeated="2"/>
          <table:table-cell table:formula="of:=VLOOKUP([.D7];[readings.A$1:.K$135];9;0)" office:value-type="string" office:string-value="13-2" calcext:value-type="string">
            <text:p>13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startTemp</text:p>
          </table:table-cell>
          <table:table-cell table:formula="of:=IF(LEFT([.D6];5)=&quot;group&quot;;MID([.D6];7;3);MID([.D6];1;2))&amp;&quot;-&quot;&amp;TEXT(BITAND(HEX2DEC(MID([.H8];1;2));127);&quot;000&quot;)" office:value-type="string" office:string-value="00-007" calcext:value-type="string">
            <text:p>00-007</text:p>
          </table:table-cell>
          <table:table-cell table:number-columns-repeated="3"/>
          <table:table-cell office:value-type="string" calcext:value-type="string">
            <text:p>870040</text:p>
          </table:table-cell>
          <table:table-cell table:number-columns-repeated="2"/>
          <table:table-cell table:formula="of:=VLOOKUP([.D8];[readings.A$1:.K$135];11;0)" office:value-type="string" office:string-value="tempt" calcext:value-type="string">
            <text:p>tempt</text:p>
          </table:table-cell>
          <table:table-cell table:number-columns-repeated="2"/>
          <table:table-cell table:formula="of:=VLOOKUP([.D8];[readings.A$1:.K$135];9;0)" office:value-type="string" office:string-value="13-2" calcext:value-type="string">
            <text:p>13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eturnTemp</text:p>
          </table:table-cell>
          <table:table-cell table:formula="of:=IF(LEFT([.D7];5)=&quot;group&quot;;MID([.D7];7;3);MID([.D7];1;2))&amp;&quot;-&quot;&amp;TEXT(BITAND(HEX2DEC(MID([.H9];1;2));127);&quot;000&quot;)" office:value-type="string" office:string-value="00-008" calcext:value-type="string">
            <text:p>00-008</text:p>
          </table:table-cell>
          <table:table-cell table:number-columns-repeated="3"/>
          <table:table-cell office:value-type="string" calcext:value-type="string">
            <text:p>880040</text:p>
          </table:table-cell>
          <table:table-cell table:number-columns-repeated="2"/>
          <table:table-cell table:formula="of:=VLOOKUP([.D9];[readings.A$1:.K$135];11;0)" office:value-type="string" office:string-value="tempt" calcext:value-type="string">
            <text:p>tempt</text:p>
          </table:table-cell>
          <table:table-cell table:number-columns-repeated="2"/>
          <table:table-cell table:formula="of:=VLOOKUP([.D9];[readings.A$1:.K$135];9;0)" office:value-type="string" office:string-value="13-2" calcext:value-type="string">
            <text:p>13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exchangeTemp</text:p>
          </table:table-cell>
          <table:table-cell table:formula="of:=IF(LEFT([.D8];5)=&quot;group&quot;;MID([.D8];7;3);MID([.D8];1;2))&amp;&quot;-&quot;&amp;TEXT(BITAND(HEX2DEC(MID([.H10];1;2));127);&quot;000&quot;)" office:value-type="string" office:string-value="00-015" calcext:value-type="string">
            <text:p>00-015</text:p>
          </table:table-cell>
          <table:table-cell table:number-columns-repeated="3"/>
          <table:table-cell table:style-name="Default" office:value-type="string" calcext:value-type="string">
            <text:p>8f0040</text:p>
          </table:table-cell>
          <table:table-cell table:number-columns-repeated="2"/>
          <table:table-cell table:formula="of:=VLOOKUP([.D10];[readings.A$1:.K$135];11;0)" office:value-type="string" office:string-value="tempt" calcext:value-type="string">
            <text:p>tempt</text:p>
          </table:table-cell>
          <table:table-cell table:number-columns-repeated="2"/>
          <table:table-cell table:formula="of:=VLOOKUP([.D10];[readings.A$1:.K$135];9;0)" office:value-type="string" office:string-value="13-2" calcext:value-type="string">
            <text:p>13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circuitPress</text:p>
          </table:table-cell>
          <table:table-cell table:formula="of:=IF(LEFT([.D9];5)=&quot;group&quot;;MID([.D9];7;3);MID([.D9];1;2))&amp;&quot;-&quot;&amp;TEXT(BITAND(HEX2DEC(MID([.H11];1;2));127);&quot;000&quot;)" office:value-type="string" office:string-value="00-023" calcext:value-type="string">
            <text:p>00-023</text:p>
          </table:table-cell>
          <table:table-cell table:number-columns-repeated="3"/>
          <table:table-cell office:value-type="string" calcext:value-type="string">
            <text:p>970040</text:p>
          </table:table-cell>
          <table:table-cell table:number-columns-repeated="2"/>
          <table:table-cell table:formula="of:=VLOOKUP([.D11];[readings.A$1:.K$135];11;0)" office:value-type="string" office:string-value="press" calcext:value-type="string">
            <text:p>press</text:p>
          </table:table-cell>
          <table:table-cell table:number-columns-repeated="2"/>
          <table:table-cell table:formula="of:=VLOOKUP([.D11];[readings.A$1:.K$135];9;0)" office:value-type="string" office:string-value="13-24" calcext:value-type="string">
            <text:p>13-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fanSpeed</text:p>
          </table:table-cell>
          <table:table-cell table:formula="of:=IF(LEFT([.D10];5)=&quot;group&quot;;MID([.D10];7;3);MID([.D10];1;2))&amp;&quot;-&quot;&amp;TEXT(BITAND(HEX2DEC(MID([.H12];1;2));127);&quot;000&quot;)" office:value-type="string" office:string-value="00-041" calcext:value-type="string">
            <text:p>00-041</text:p>
          </table:table-cell>
          <table:table-cell table:number-columns-repeated="3"/>
          <table:table-cell table:style-name="Default" office:value-type="string" calcext:value-type="string">
            <text:p>a90040</text:p>
          </table:table-cell>
          <table:table-cell table:number-columns-repeated="2"/>
          <table:table-cell table:formula="of:=VLOOKUP([.D12];[readings.A$1:.K$135];11;0)" office:value-type="string" office:string-value="UIN" calcext:value-type="string">
            <text:p>U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pm</text:p>
          </table:table-cell>
          <table:table-cell table:formula="of:=VLOOKUP([.D12];[readings.A$1:.K$135];9;0)" office:value-type="string" office:string-value="4-0" calcext:value-type="string">
            <text:p>4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hwcFlowDebit</text:p>
          </table:table-cell>
          <table:table-cell table:formula="of:=IF(LEFT([.D11];5)=&quot;group&quot;;MID([.D11];7;3);MID([.D11];1;2))&amp;&quot;-&quot;&amp;TEXT(BITAND(HEX2DEC(MID([.H13];1;2));127);&quot;000&quot;)" office:value-type="string" office:string-value="00-067" calcext:value-type="string">
            <text:p>00-067</text:p>
          </table:table-cell>
          <table:table-cell table:number-columns-repeated="3"/>
          <table:table-cell table:style-name="Default" office:value-type="string" calcext:value-type="string">
            <text:p>c30040</text:p>
          </table:table-cell>
          <table:table-cell table:number-columns-repeated="2"/>
          <table:table-cell table:formula="of:=VLOOKUP([.D13];[readings.A$1:.K$135];11;0)" office:value-type="string" office:string-value="UIN" calcext:value-type="string">
            <text:p>U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formula="of:=VLOOKUP([.D13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order</text:p>
          </table:table-cell>
          <table:table-cell/>
          <table:table-cell table:style-name="ce2" table:formula="of:=&quot;group &quot;&amp;TEXT(BITAND(HEX2DEC(MID([.H15];1;2));15);&quot;00&quot;)" office:value-type="string" office:string-value="group 01" calcext:value-type="string">
            <text:p>group 01</text:p>
          </table:table-cell>
          <table:table-cell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office:value-type="string" calcext:value-type="string">
            <text:p>01</text:p>
          </table:table-cell>
          <table:table-cell table:number-columns-repeated="2"/>
          <table:table-cell office:value-type="string" calcext:value-type="string">
            <text:p>para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*w</text:p>
          </table:table-cell>
          <table:table-cell office:value-type="string" calcext:value-type="string">
            <text:p>boiler</text:p>
          </table:table-cell>
          <table:table-cell/>
          <table:table-cell table:style-name="ce2" table:formula="of:=&quot;group &quot;&amp;TEXT(BITAND(HEX2DEC(MID([.H16];1;2));15);&quot;00&quot;)" office:value-type="string" office:string-value="group 01" calcext:value-type="string">
            <text:p>group 01</text:p>
          </table:table-cell>
          <table:table-cell/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0623</text:p>
          </table:table-cell>
          <table:table-cell office:value-type="string" calcext:value-type="string">
            <text:p>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TempDesired</text:p>
          </table:table-cell>
          <table:table-cell table:formula="of:=IF(LEFT([.D15];5)=&quot;group&quot;;MID([.D15];7;3);MID([.D15];1;2))&amp;&quot;-&quot;&amp;TEXT(BITAND(HEX2DEC(MID([.H17];1;2));127);&quot;000&quot;)" office:value-type="string" office:string-value="01-001" calcext:value-type="string">
            <text:p>01-001</text:p>
          </table:table-cell>
          <table:table-cell table:number-columns-repeated="3"/>
          <table:table-cell office:value-type="string" calcext:value-type="string">
            <text:p>810040</text:p>
          </table:table-cell>
          <table:table-cell table:number-columns-repeated="2"/>
          <table:table-cell table:formula="of:=VLOOKUP([.D17];[readings.A$1:.K$135];11;0)" office:value-type="string" office:string-value="tempt" calcext:value-type="string">
            <text:p>tempt</text:p>
          </table:table-cell>
          <table:table-cell table:number-columns-repeated="2"/>
          <table:table-cell table:formula="of:=VLOOKUP([.D17];[readings.A$1:.K$135];9;0)" office:value-type="string" office:string-value="13-2" calcext:value-type="string">
            <text:p>13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TempDesired2</text:p>
          </table:table-cell>
          <table:table-cell table:formula="of:=IF(LEFT([.D17];5)=&quot;group&quot;;MID([.D17];7;3);MID([.D17];1;2))&amp;&quot;-&quot;&amp;TEXT(BITAND(HEX2DEC(MID([.H18];1;2));127);&quot;000&quot;)" office:value-type="string" office:string-value="01-001" calcext:value-type="string">
            <text:p>01-001</text:p>
          </table:table-cell>
          <table:table-cell table:number-columns-repeated="3"/>
          <table:table-cell office:value-type="string" calcext:value-type="string">
            <text:p>811040</text:p>
          </table:table-cell>
          <table:table-cell table:number-columns-repeated="2"/>
          <table:table-cell table:formula="of:=VLOOKUP([.D18];[readings.A$1:.K$135];11;0)" office:value-type="string" office:string-value="tempt" calcext:value-type="string">
            <text:p>tempt</text:p>
          </table:table-cell>
          <table:table-cell table:number-columns-repeated="2"/>
          <table:table-cell table:formula="of:=VLOOKUP([.D18];[readings.A$1:.K$135];9;0)" office:value-type="string" office:string-value="13-2" calcext:value-type="string">
            <text:p>13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TempDesired3</text:p>
          </table:table-cell>
          <table:table-cell table:formula="of:=IF(LEFT([.D18];5)=&quot;group&quot;;MID([.D18];7;3);MID([.D18];1;2))&amp;&quot;-&quot;&amp;TEXT(BITAND(HEX2DEC(MID([.H19];1;2));127);&quot;000&quot;)" office:value-type="string" office:string-value="01-001" calcext:value-type="string">
            <text:p>01-001</text:p>
          </table:table-cell>
          <table:table-cell table:number-columns-repeated="3"/>
          <table:table-cell office:value-type="string" calcext:value-type="string">
            <text:p>812040</text:p>
          </table:table-cell>
          <table:table-cell table:number-columns-repeated="2"/>
          <table:table-cell table:formula="of:=VLOOKUP([.D19];[readings.A$1:.K$135];11;0)" office:value-type="string" office:string-value="tempt" calcext:value-type="string">
            <text:p>tempt</text:p>
          </table:table-cell>
          <table:table-cell table:number-columns-repeated="2"/>
          <table:table-cell table:formula="of:=VLOOKUP([.D19];[readings.A$1:.K$135];9;0)" office:value-type="string" office:string-value="13-2" calcext:value-type="string">
            <text:p>13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hwcTempDesired</text:p>
          </table:table-cell>
          <table:table-cell table:formula="of:=IF(LEFT([.D17];5)=&quot;group&quot;;MID([.D17];7;3);MID([.D17];1;2))&amp;&quot;-&quot;&amp;TEXT(BITAND(HEX2DEC(MID([.H20];1;2));127);&quot;000&quot;)" office:value-type="string" office:string-value="01-004" calcext:value-type="string">
            <text:p>01-004</text:p>
          </table:table-cell>
          <table:table-cell table:number-columns-repeated="3"/>
          <table:table-cell office:value-type="string" calcext:value-type="string">
            <text:p>840040</text:p>
          </table:table-cell>
          <table:table-cell table:number-columns-repeated="2"/>
          <table:table-cell table:formula="of:=VLOOKUP([.D20];[readings.A$1:.K$135];11;0)" office:value-type="string" office:string-value="temp4" calcext:value-type="string">
            <text:p>temp4</text:p>
          </table:table-cell>
          <table:table-cell table:number-columns-repeated="2"/>
          <table:table-cell table:formula="of:=VLOOKUP([.D20];[readings.A$1:.K$135];9;0)" office:value-type="string" office:string-value="1-2" calcext:value-type="string">
            <text:p>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heating_consigne</text:p>
          </table:table-cell>
          <table:table-cell table:formula="of:=IF(LEFT([.D20];5)=&quot;group&quot;;MID([.D20];7;3);MID([.D20];1;2))&amp;&quot;-&quot;&amp;TEXT(BITAND(HEX2DEC(MID([.H21];1;2));127);&quot;000&quot;)" office:value-type="string" office:string-value="01-007" calcext:value-type="string">
            <text:p>01-007</text:p>
          </table:table-cell>
          <table:table-cell table:number-columns-repeated="3"/>
          <table:table-cell office:value-type="string" calcext:value-type="string">
            <text:p>870040</text:p>
          </table:table-cell>
          <table:table-cell table:number-columns-repeated="2"/>
          <table:table-cell table:formula="of:=VLOOKUP([.D21];[readings.A$1:.K$135];11;0)" office:value-type="string" office:string-value="temp4" calcext:value-type="string">
            <text:p>temp4</text:p>
          </table:table-cell>
          <table:table-cell table:number-columns-repeated="2"/>
          <table:table-cell table:formula="of:=VLOOKUP([.D21];[readings.A$1:.K$135];9;0)" office:value-type="string" office:string-value="1-2" calcext:value-type="string">
            <text:p>1-2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usage</text:p>
          </table:table-cell>
          <table:table-cell/>
          <table:table-cell table:style-name="ce2" table:formula="of:=&quot;group &quot;&amp;TEXT(BITAND(HEX2DEC(MID([.H23];1;2));15);&quot;00&quot;)" office:value-type="string" office:string-value="group 02" calcext:value-type="string">
            <text:p>group 02</text:p>
          </table:table-cell>
          <table:table-cell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office:value-type="string" calcext:value-type="string">
            <text:p>02</text:p>
          </table:table-cell>
          <table:table-cell table:number-columns-repeated="2"/>
          <table:table-cell office:value-type="string" calcext:value-type="string">
            <text:p>para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boiler_cycle</text:p>
          </table:table-cell>
          <table:table-cell table:formula="of:=IF(LEFT([.D23];5)=&quot;group&quot;;MID([.D23];7;3);MID([.D23];1;2))&amp;&quot;-&quot;&amp;TEXT(BITAND(HEX2DEC(MID([.H24];1;2));127);&quot;000&quot;)" office:value-type="string" office:string-value="02-080" calcext:value-type="string">
            <text:p>02-080</text:p>
          </table:table-cell>
          <table:table-cell table:number-columns-repeated="3"/>
          <table:table-cell table:style-name="Default" office:value-type="string" calcext:value-type="string">
            <text:p>d00040</text:p>
          </table:table-cell>
          <table:table-cell table:number-columns-repeated="2"/>
          <table:table-cell table:formula="of:=VLOOKUP([.D24];[readings.A$1:.K$135];11;0)" office:value-type="string" office:string-value="UIN" calcext:value-type="string">
            <text:p>UIN</text:p>
          </table:table-cell>
          <table:table-cell table:number-columns-repeated="2"/>
          <table:table-cell table:formula="of:=VLOOKUP([.D24];[readings.A$1:.K$135];9;0)" office:value-type="string" office:string-value="4-0" calcext:value-type="string">
            <text:p>4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boiler_heating_time</text:p>
          </table:table-cell>
          <table:table-cell table:formula="of:=IF(LEFT([.D24];5)=&quot;group&quot;;MID([.D24];7;3);MID([.D24];1;2))&amp;&quot;-&quot;&amp;TEXT(BITAND(HEX2DEC(MID([.H25];1;2));127);&quot;000&quot;)" office:value-type="string" office:string-value="02-086" calcext:value-type="string">
            <text:p>02-086</text:p>
          </table:table-cell>
          <table:table-cell table:number-columns-repeated="3"/>
          <table:table-cell table:style-name="Default" office:value-type="string" calcext:value-type="string">
            <text:p>d60040</text:p>
          </table:table-cell>
          <table:table-cell table:number-columns-repeated="2"/>
          <table:table-cell table:formula="of:=VLOOKUP([.D25];[readings.A$1:.K$135];11;0)" office:value-type="string" office:string-value="UIN" calcext:value-type="string">
            <text:p>UIN</text:p>
          </table:table-cell>
          <table:table-cell table:number-columns-repeated="2"/>
          <table:table-cell table:formula="of:=VLOOKUP([.D25];[readings.A$1:.K$135];9;0)" office:value-type="string" office:string-value="4-0" calcext:value-type="string">
            <text:p>4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boiler_hot_water_time</text:p>
          </table:table-cell>
          <table:table-cell table:formula="of:=IF(LEFT([.D25];5)=&quot;group&quot;;MID([.D25];7;3);MID([.D25];1;2))&amp;&quot;-&quot;&amp;TEXT(BITAND(HEX2DEC(MID([.H26];1;2));127);&quot;000&quot;)" office:value-type="string" office:string-value="02-087" calcext:value-type="string">
            <text:p>02-087</text:p>
          </table:table-cell>
          <table:table-cell table:number-columns-repeated="3"/>
          <table:table-cell table:style-name="Default" office:value-type="string" calcext:value-type="string">
            <text:p>d70040</text:p>
          </table:table-cell>
          <table:table-cell table:number-columns-repeated="2"/>
          <table:table-cell table:formula="of:=VLOOKUP([.D26];[readings.A$1:.K$135];11;0)" office:value-type="string" office:string-value="UIN" calcext:value-type="string">
            <text:p>UIN</text:p>
          </table:table-cell>
          <table:table-cell table:number-columns-repeated="2"/>
          <table:table-cell table:formula="of:=VLOOKUP([.D26];[readings.A$1:.K$135];9;0)" office:value-type="string" office:string-value="4-0" calcext:value-type="string">
            <text:p>4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boiler_time</text:p>
          </table:table-cell>
          <table:table-cell table:formula="of:=IF(LEFT([.D26];5)=&quot;group&quot;;MID([.D26];7;3);MID([.D26];1;2))&amp;&quot;-&quot;&amp;TEXT(BITAND(HEX2DEC(MID([.H27];1;2));127);&quot;000&quot;)" office:value-type="string" office:string-value="02-089" calcext:value-type="string">
            <text:p>02-089</text:p>
          </table:table-cell>
          <table:table-cell table:number-columns-repeated="3"/>
          <table:table-cell table:style-name="Default" office:value-type="string" calcext:value-type="string">
            <text:p>d90040</text:p>
          </table:table-cell>
          <table:table-cell table:number-columns-repeated="2"/>
          <table:table-cell table:formula="of:=VLOOKUP([.D27];[readings.A$1:.K$135];11;0)" office:value-type="string" office:string-value="min" calcext:value-type="string">
            <text:p>min</text:p>
          </table:table-cell>
          <table:table-cell table:number-columns-repeated="2"/>
          <table:table-cell table:formula="of:=VLOOKUP([.D27];[readings.A$1:.K$135];9;0)" office:value-type="string" office:string-value="4-12" calcext:value-type="string">
            <text:p>4-12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boiler</text:p>
          </table:table-cell>
          <table:table-cell/>
          <table:table-cell table:style-name="ce2" table:formula="of:=&quot;group &quot;&amp;TEXT(BITAND(HEX2DEC(MID([.H29];1;2));15);&quot;00&quot;)" office:value-type="string" office:string-value="group 03" calcext:value-type="string">
            <text:p>group 03</text:p>
          </table:table-cell>
          <table:table-cell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office:value-type="string" calcext:value-type="string">
            <text:p>03</text:p>
          </table:table-cell>
          <table:table-cell table:number-columns-repeated="2"/>
          <table:table-cell office:value-type="string" calcext:value-type="string">
            <text:p>para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antifrozen_zone</text:p>
          </table:table-cell>
          <table:table-cell table:formula="of:=IF(LEFT([.D29];5)=&quot;group&quot;;MID([.D29];7;3);MID([.D29];1;2))&amp;&quot;-&quot;&amp;TEXT(BITAND(HEX2DEC(MID([.H30];1;2));127);&quot;000&quot;)" office:value-type="string" office:string-value="03-000" calcext:value-type="string">
            <text:p>03-000</text:p>
          </table:table-cell>
          <table:table-cell/>
          <table:table-cell table:style-name="ce3" table:number-columns-repeated="2"/>
          <table:table-cell office:value-type="string" calcext:value-type="string">
            <text:p>800040</text:p>
          </table:table-cell>
          <table:table-cell table:number-columns-repeated="2"/>
          <table:table-cell table:formula="of:=VLOOKUP([.D30];[readings.A$1:.K$135];11;0)" office:value-type="string" office:string-value="temp8" calcext:value-type="string">
            <text:p>temp8</text:p>
          </table:table-cell>
          <table:table-cell table:number-columns-repeated="2"/>
          <table:table-cell table:formula="of:=VLOOKUP([.D30];[readings.A$1:.K$135];9;0)" office:value-type="string" office:string-value="11-2" calcext:value-type="string">
            <text:p>1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oomTempCompensation</text:p>
          </table:table-cell>
          <table:table-cell table:formula="of:=IF(LEFT([.D30];5)=&quot;group&quot;;MID([.D30];7;3);MID([.D30];1;2))&amp;&quot;-&quot;&amp;TEXT(BITAND(HEX2DEC(MID([.H31];1;2));127);&quot;000&quot;)" office:value-type="string" office:string-value="03-007" calcext:value-type="string">
            <text:p>03-007</text:p>
          </table:table-cell>
          <table:table-cell/>
          <table:table-cell table:style-name="ce3" table:number-columns-repeated="2"/>
          <table:table-cell office:value-type="string" calcext:value-type="string">
            <text:p>870040</text:p>
          </table:table-cell>
          <table:table-cell table:number-columns-repeated="2"/>
          <table:table-cell office:value-type="string" calcext:value-type="string">
            <text:p>temp4</text:p>
          </table:table-cell>
          <table:table-cell table:number-columns-repeated="2"/>
          <table:table-cell table:formula="of:=VLOOKUP([.D31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oomTempCompensation2</text:p>
          </table:table-cell>
          <table:table-cell table:formula="of:=IF(LEFT([.D31];5)=&quot;group&quot;;MID([.D31];7;3);MID([.D31];1;2))&amp;&quot;-&quot;&amp;TEXT(BITAND(HEX2DEC(MID([.H32];1;2));127);&quot;000&quot;)" office:value-type="string" office:string-value="03-007" calcext:value-type="string">
            <text:p>03-007</text:p>
          </table:table-cell>
          <table:table-cell/>
          <table:table-cell table:style-name="ce3" table:number-columns-repeated="2"/>
          <table:table-cell office:value-type="string" calcext:value-type="string">
            <text:p>871040</text:p>
          </table:table-cell>
          <table:table-cell table:number-columns-repeated="2"/>
          <table:table-cell office:value-type="string" calcext:value-type="string">
            <text:p>temp4</text:p>
          </table:table-cell>
          <table:table-cell table:number-columns-repeated="2"/>
          <table:table-cell table:formula="of:=VLOOKUP([.D32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oomTempCompensation3</text:p>
          </table:table-cell>
          <table:table-cell table:formula="of:=IF(LEFT([.D32];5)=&quot;group&quot;;MID([.D32];7;3);MID([.D32];1;2))&amp;&quot;-&quot;&amp;TEXT(BITAND(HEX2DEC(MID([.H33];1;2));127);&quot;000&quot;)" office:value-type="string" office:string-value="03-007" calcext:value-type="string">
            <text:p>03-007</text:p>
          </table:table-cell>
          <table:table-cell/>
          <table:table-cell table:style-name="ce3" table:number-columns-repeated="2"/>
          <table:table-cell office:value-type="string" calcext:value-type="string">
            <text:p>872040</text:p>
          </table:table-cell>
          <table:table-cell table:number-columns-repeated="2"/>
          <table:table-cell office:value-type="string" calcext:value-type="string">
            <text:p>temp4</text:p>
          </table:table-cell>
          <table:table-cell table:number-columns-repeated="2"/>
          <table:table-cell table:formula="of:=VLOOKUP([.D33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courbe_regulation</text:p>
          </table:table-cell>
          <table:table-cell table:formula="of:=IF(LEFT([.D33];5)=&quot;group&quot;;MID([.D33];7;3);MID([.D33];1;2))&amp;&quot;-&quot;&amp;TEXT(BITAND(HEX2DEC(MID([.H34];1;2));127);&quot;000&quot;)" office:value-type="string" office:string-value="03-010" calcext:value-type="string">
            <text:p>03-010</text:p>
          </table:table-cell>
          <table:table-cell/>
          <table:table-cell table:style-name="ce3" table:number-columns-repeated="2"/>
          <table:table-cell table:style-name="Default" office:value-type="string" calcext:value-type="string">
            <text:p>8a0040</text:p>
          </table:table-cell>
          <table:table-cell table:number-columns-repeated="2"/>
          <table:table-cell table:formula="of:=VLOOKUP([.D34];[readings.A$1:.K$135];11;0)" office:value-type="string" office:string-value="UIN" calcext:value-type="string">
            <text:p>UIN</text:p>
          </table:table-cell>
          <table:table-cell table:number-columns-repeated="2"/>
          <table:table-cell table:formula="of:=VLOOKUP([.D34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courbe_regulation2</text:p>
          </table:table-cell>
          <table:table-cell table:formula="of:=IF(LEFT([.D34];5)=&quot;group&quot;;MID([.D34];7;3);MID([.D34];1;2))&amp;&quot;-&quot;&amp;TEXT(BITAND(HEX2DEC(MID([.H35];1;2));127);&quot;000&quot;)" office:value-type="string" office:string-value="03-010" calcext:value-type="string">
            <text:p>03-010</text:p>
          </table:table-cell>
          <table:table-cell/>
          <table:table-cell table:style-name="ce3" table:number-columns-repeated="2"/>
          <table:table-cell table:style-name="Default" office:value-type="string" calcext:value-type="string">
            <text:p>8a1040</text:p>
          </table:table-cell>
          <table:table-cell table:number-columns-repeated="2"/>
          <table:table-cell table:formula="of:=VLOOKUP([.D35];[readings.A$1:.K$135];11;0)" office:value-type="string" office:string-value="UIN" calcext:value-type="string">
            <text:p>UIN</text:p>
          </table:table-cell>
          <table:table-cell table:number-columns-repeated="2"/>
          <table:table-cell table:formula="of:=VLOOKUP([.D35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courbe_regulation3</text:p>
          </table:table-cell>
          <table:table-cell table:formula="of:=IF(LEFT([.D35];5)=&quot;group&quot;;MID([.D35];7;3);MID([.D35];1;2))&amp;&quot;-&quot;&amp;TEXT(BITAND(HEX2DEC(MID([.H36];1;2));127);&quot;000&quot;)" office:value-type="string" office:string-value="03-010" calcext:value-type="string">
            <text:p>03-010</text:p>
          </table:table-cell>
          <table:table-cell/>
          <table:table-cell table:style-name="ce3" table:number-columns-repeated="2"/>
          <table:table-cell table:style-name="Default" office:value-type="string" calcext:value-type="string">
            <text:p>8a2040</text:p>
          </table:table-cell>
          <table:table-cell table:number-columns-repeated="2"/>
          <table:table-cell table:formula="of:=VLOOKUP([.D36];[readings.A$1:.K$135];11;0)" office:value-type="string" office:string-value="UIN" calcext:value-type="string">
            <text:p>UIN</text:p>
          </table:table-cell>
          <table:table-cell table:number-columns-repeated="2"/>
          <table:table-cell table:formula="of:=VLOOKUP([.D36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parallelTemp</text:p>
          </table:table-cell>
          <table:table-cell table:formula="of:=IF(LEFT([.D36];5)=&quot;group&quot;;MID([.D36];7;3);MID([.D36];1;2))&amp;&quot;-&quot;&amp;TEXT(BITAND(HEX2DEC(MID([.H37];1;2));127);&quot;000&quot;)" office:value-type="string" office:string-value="03-018" calcext:value-type="string">
            <text:p>03-018</text:p>
          </table:table-cell>
          <table:table-cell/>
          <table:table-cell table:style-name="ce3" table:number-columns-repeated="2"/>
          <table:table-cell office:value-type="string" calcext:value-type="string">
            <text:p>920040</text:p>
          </table:table-cell>
          <table:table-cell table:number-columns-repeated="2"/>
          <table:table-cell table:formula="of:=VLOOKUP([.D37];[readings.A$1:.K$135];11;0)" office:value-type="string" office:string-value="temp4" calcext:value-type="string">
            <text:p>temp4</text:p>
          </table:table-cell>
          <table:table-cell table:number-columns-repeated="2"/>
          <table:table-cell table:formula="of:=VLOOKUP([.D37];[readings.A$1:.K$135];9;0)" office:value-type="string" office:string-value="1-2" calcext:value-type="string">
            <text:p>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parallelTemp2</text:p>
          </table:table-cell>
          <table:table-cell table:formula="of:=IF(LEFT([.D37];5)=&quot;group&quot;;MID([.D37];7;3);MID([.D37];1;2))&amp;&quot;-&quot;&amp;TEXT(BITAND(HEX2DEC(MID([.H38];1;2));127);&quot;000&quot;)" office:value-type="string" office:string-value="03-018" calcext:value-type="string">
            <text:p>03-018</text:p>
          </table:table-cell>
          <table:table-cell/>
          <table:table-cell table:style-name="ce3" table:number-columns-repeated="2"/>
          <table:table-cell office:value-type="string" calcext:value-type="string">
            <text:p>921040</text:p>
          </table:table-cell>
          <table:table-cell table:number-columns-repeated="2"/>
          <table:table-cell table:formula="of:=VLOOKUP([.D38];[readings.A$1:.K$135];11;0)" office:value-type="string" office:string-value="temp4" calcext:value-type="string">
            <text:p>temp4</text:p>
          </table:table-cell>
          <table:table-cell table:number-columns-repeated="2"/>
          <table:table-cell table:formula="of:=VLOOKUP([.D38];[readings.A$1:.K$135];9;0)" office:value-type="string" office:string-value="1-2" calcext:value-type="string">
            <text:p>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parallelTemp3</text:p>
          </table:table-cell>
          <table:table-cell table:formula="of:=IF(LEFT([.D38];5)=&quot;group&quot;;MID([.D38];7;3);MID([.D38];1;2))&amp;&quot;-&quot;&amp;TEXT(BITAND(HEX2DEC(MID([.H39];1;2));127);&quot;000&quot;)" office:value-type="string" office:string-value="03-018" calcext:value-type="string">
            <text:p>03-018</text:p>
          </table:table-cell>
          <table:table-cell/>
          <table:table-cell table:style-name="ce3" table:number-columns-repeated="2"/>
          <table:table-cell office:value-type="string" calcext:value-type="string">
            <text:p>922040</text:p>
          </table:table-cell>
          <table:table-cell table:number-columns-repeated="2"/>
          <table:table-cell table:formula="of:=VLOOKUP([.D39];[readings.A$1:.K$135];11;0)" office:value-type="string" office:string-value="temp4" calcext:value-type="string">
            <text:p>temp4</text:p>
          </table:table-cell>
          <table:table-cell table:number-columns-repeated="2"/>
          <table:table-cell table:formula="of:=VLOOKUP([.D39];[readings.A$1:.K$135];9;0)" office:value-type="string" office:string-value="1-2" calcext:value-type="string">
            <text:p>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fixTemp</text:p>
          </table:table-cell>
          <table:table-cell table:formula="of:=IF(LEFT([.D39];5)=&quot;group&quot;;MID([.D39];7;3);MID([.D39];1;2))&amp;&quot;-&quot;&amp;TEXT(BITAND(HEX2DEC(MID([.H40];1;2));127);&quot;000&quot;)" office:value-type="string" office:string-value="03-019" calcext:value-type="string">
            <text:p>03-019</text:p>
          </table:table-cell>
          <table:table-cell/>
          <table:table-cell table:style-name="ce3" table:number-columns-repeated="2"/>
          <table:table-cell office:value-type="string" calcext:value-type="string">
            <text:p>930040</text:p>
          </table:table-cell>
          <table:table-cell table:number-columns-repeated="2"/>
          <table:table-cell table:formula="of:=VLOOKUP([.D40];[readings.A$1:.K$135];11;0)" office:value-type="string" office:string-value="temp4" calcext:value-type="string">
            <text:p>temp4</text:p>
          </table:table-cell>
          <table:table-cell table:number-columns-repeated="2"/>
          <table:table-cell table:formula="of:=VLOOKUP([.D40];[readings.A$1:.K$135];9;0)" office:value-type="string" office:string-value="1-2" calcext:value-type="string">
            <text:p>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fixTemp2</text:p>
          </table:table-cell>
          <table:table-cell table:formula="of:=IF(LEFT([.D40];5)=&quot;group&quot;;MID([.D40];7;3);MID([.D40];1;2))&amp;&quot;-&quot;&amp;TEXT(BITAND(HEX2DEC(MID([.H41];1;2));127);&quot;000&quot;)" office:value-type="string" office:string-value="03-019" calcext:value-type="string">
            <text:p>03-019</text:p>
          </table:table-cell>
          <table:table-cell/>
          <table:table-cell table:style-name="ce3" table:number-columns-repeated="2"/>
          <table:table-cell office:value-type="string" calcext:value-type="string">
            <text:p>931040</text:p>
          </table:table-cell>
          <table:table-cell table:number-columns-repeated="2"/>
          <table:table-cell table:formula="of:=VLOOKUP([.D41];[readings.A$1:.K$135];11;0)" office:value-type="string" office:string-value="temp4" calcext:value-type="string">
            <text:p>temp4</text:p>
          </table:table-cell>
          <table:table-cell table:number-columns-repeated="2"/>
          <table:table-cell table:formula="of:=VLOOKUP([.D41];[readings.A$1:.K$135];9;0)" office:value-type="string" office:string-value="1-2" calcext:value-type="string">
            <text:p>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fixTemp3</text:p>
          </table:table-cell>
          <table:table-cell table:formula="of:=IF(LEFT([.D41];5)=&quot;group&quot;;MID([.D41];7;3);MID([.D41];1;2))&amp;&quot;-&quot;&amp;TEXT(BITAND(HEX2DEC(MID([.H42];1;2));127);&quot;000&quot;)" office:value-type="string" office:string-value="03-019" calcext:value-type="string">
            <text:p>03-019</text:p>
          </table:table-cell>
          <table:table-cell/>
          <table:table-cell table:style-name="ce3" table:number-columns-repeated="2"/>
          <table:table-cell office:value-type="string" calcext:value-type="string">
            <text:p>932040</text:p>
          </table:table-cell>
          <table:table-cell table:number-columns-repeated="2"/>
          <table:table-cell table:formula="of:=VLOOKUP([.D42];[readings.A$1:.K$135];11;0)" office:value-type="string" office:string-value="temp4" calcext:value-type="string">
            <text:p>temp4</text:p>
          </table:table-cell>
          <table:table-cell table:number-columns-repeated="2"/>
          <table:table-cell table:formula="of:=VLOOKUP([.D42];[readings.A$1:.K$135];9;0)" office:value-type="string" office:string-value="1-2" calcext:value-type="string">
            <text:p>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egulationMode</text:p>
          </table:table-cell>
          <table:table-cell table:formula="of:=IF(LEFT([.D41];5)=&quot;group&quot;;MID([.D41];7;3);MID([.D41];1;2))&amp;&quot;-&quot;&amp;TEXT(BITAND(HEX2DEC(MID([.H43];1;2));127);&quot;000&quot;)" office:value-type="string" office:string-value="03-032" calcext:value-type="string">
            <text:p>03-032</text:p>
          </table:table-cell>
          <table:table-cell/>
          <table:table-cell table:style-name="ce3" table:number-columns-repeated="2"/>
          <table:table-cell table:style-name="Default" office:value-type="string" calcext:value-type="string">
            <text:p>a00040</text:p>
          </table:table-cell>
          <table:table-cell table:number-columns-repeated="2"/>
          <table:table-cell office:value-type="string" calcext:value-type="string">
            <text:p>regulationmode</text:p>
          </table:table-cell>
          <table:table-cell table:number-columns-repeated="2"/>
          <table:table-cell table:formula="of:=VLOOKUP([.D43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egulationMode2</text:p>
          </table:table-cell>
          <table:table-cell table:formula="of:=IF(LEFT([.D43];5)=&quot;group&quot;;MID([.D43];7;3);MID([.D43];1;2))&amp;&quot;-&quot;&amp;TEXT(BITAND(HEX2DEC(MID([.H44];1;2));127);&quot;000&quot;)" office:value-type="string" office:string-value="03-032" calcext:value-type="string">
            <text:p>03-032</text:p>
          </table:table-cell>
          <table:table-cell/>
          <table:table-cell table:style-name="ce3" table:number-columns-repeated="2"/>
          <table:table-cell table:style-name="Default" office:value-type="string" calcext:value-type="string">
            <text:p>a01040</text:p>
          </table:table-cell>
          <table:table-cell table:number-columns-repeated="2"/>
          <table:table-cell office:value-type="string" calcext:value-type="string">
            <text:p>regulationmode</text:p>
          </table:table-cell>
          <table:table-cell table:number-columns-repeated="2"/>
          <table:table-cell table:formula="of:=VLOOKUP([.D44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egulationMode3</text:p>
          </table:table-cell>
          <table:table-cell table:formula="of:=IF(LEFT([.D44];5)=&quot;group&quot;;MID([.D44];7;3);MID([.D44];1;2))&amp;&quot;-&quot;&amp;TEXT(BITAND(HEX2DEC(MID([.H45];1;2));127);&quot;000&quot;)" office:value-type="string" office:string-value="03-032" calcext:value-type="string">
            <text:p>03-032</text:p>
          </table:table-cell>
          <table:table-cell/>
          <table:table-cell table:style-name="ce3" table:number-columns-repeated="2"/>
          <table:table-cell table:style-name="Default" office:value-type="string" calcext:value-type="string">
            <text:p>a02040</text:p>
          </table:table-cell>
          <table:table-cell table:number-columns-repeated="2"/>
          <table:table-cell office:value-type="string" calcext:value-type="string">
            <text:p>regulationmode</text:p>
          </table:table-cell>
          <table:table-cell table:number-columns-repeated="2"/>
          <table:table-cell table:formula="of:=VLOOKUP([.D45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oomTempComfort</text:p>
          </table:table-cell>
          <table:table-cell table:formula="of:=IF(LEFT([.D45];5)=&quot;group&quot;;MID([.D45];7;3);MID([.D45];1;2))&amp;&quot;-&quot;&amp;TEXT(BITAND(HEX2DEC(MID([.H46];1;2));127);&quot;000&quot;)" office:value-type="string" office:string-value="03-051" calcext:value-type="string">
            <text:p>03-051</text:p>
          </table:table-cell>
          <table:table-cell/>
          <table:table-cell table:style-name="ce3" table:number-columns-repeated="2"/>
          <table:table-cell table:style-name="Default" office:value-type="string" calcext:value-type="string">
            <text:p>b30040</text:p>
          </table:table-cell>
          <table:table-cell table:number-columns-repeated="2"/>
          <table:table-cell table:formula="of:=VLOOKUP([.D46];[readings.A$1:.K$135];11;0)" office:value-type="string" office:string-value="temp8" calcext:value-type="string">
            <text:p>temp8</text:p>
          </table:table-cell>
          <table:table-cell table:number-columns-repeated="2"/>
          <table:table-cell table:formula="of:=VLOOKUP([.D46];[readings.A$1:.K$135];9;0)" office:value-type="string" office:string-value="11-2" calcext:value-type="string">
            <text:p>1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oomTempComfort2</text:p>
          </table:table-cell>
          <table:table-cell table:formula="of:=IF(LEFT([.D46];5)=&quot;group&quot;;MID([.D46];7;3);MID([.D46];1;2))&amp;&quot;-&quot;&amp;TEXT(BITAND(HEX2DEC(MID([.H47];1;2));127);&quot;000&quot;)" office:value-type="string" office:string-value="03-051" calcext:value-type="string">
            <text:p>03-051</text:p>
          </table:table-cell>
          <table:table-cell/>
          <table:table-cell table:style-name="ce3" table:number-columns-repeated="2"/>
          <table:table-cell table:style-name="Default" office:value-type="string" calcext:value-type="string">
            <text:p>b31040</text:p>
          </table:table-cell>
          <table:table-cell table:number-columns-repeated="2"/>
          <table:table-cell table:formula="of:=VLOOKUP([.D47];[readings.A$1:.K$135];11;0)" office:value-type="string" office:string-value="temp8" calcext:value-type="string">
            <text:p>temp8</text:p>
          </table:table-cell>
          <table:table-cell table:number-columns-repeated="2"/>
          <table:table-cell table:formula="of:=VLOOKUP([.D47];[readings.A$1:.K$135];9;0)" office:value-type="string" office:string-value="11-2" calcext:value-type="string">
            <text:p>1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oomTempComfort3</text:p>
          </table:table-cell>
          <table:table-cell table:formula="of:=IF(LEFT([.D47];5)=&quot;group&quot;;MID([.D47];7;3);MID([.D47];1;2))&amp;&quot;-&quot;&amp;TEXT(BITAND(HEX2DEC(MID([.H48];1;2));127);&quot;000&quot;)" office:value-type="string" office:string-value="03-051" calcext:value-type="string">
            <text:p>03-051</text:p>
          </table:table-cell>
          <table:table-cell/>
          <table:table-cell table:style-name="ce3" table:number-columns-repeated="2"/>
          <table:table-cell table:style-name="Default" office:value-type="string" calcext:value-type="string">
            <text:p>b32040</text:p>
          </table:table-cell>
          <table:table-cell table:number-columns-repeated="2"/>
          <table:table-cell table:formula="of:=VLOOKUP([.D48];[readings.A$1:.K$135];11;0)" office:value-type="string" office:string-value="temp8" calcext:value-type="string">
            <text:p>temp8</text:p>
          </table:table-cell>
          <table:table-cell table:number-columns-repeated="2"/>
          <table:table-cell table:formula="of:=VLOOKUP([.D48];[readings.A$1:.K$135];9;0)" office:value-type="string" office:string-value="11-2" calcext:value-type="string">
            <text:p>1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oomTempReduced</text:p>
          </table:table-cell>
          <table:table-cell table:formula="of:=IF(LEFT([.D48];5)=&quot;group&quot;;MID([.D48];7;3);MID([.D48];1;2))&amp;&quot;-&quot;&amp;TEXT(BITAND(HEX2DEC(MID([.H49];1;2));127);&quot;000&quot;)" office:value-type="string" office:string-value="03-053" calcext:value-type="string">
            <text:p>03-053</text:p>
          </table:table-cell>
          <table:table-cell/>
          <table:table-cell table:style-name="ce3" table:number-columns-repeated="2"/>
          <table:table-cell table:style-name="Default" office:value-type="string" calcext:value-type="string">
            <text:p>b50040</text:p>
          </table:table-cell>
          <table:table-cell table:number-columns-repeated="2"/>
          <table:table-cell table:formula="of:=VLOOKUP([.D49];[readings.A$1:.K$135];11;0)" office:value-type="string" office:string-value="temp8" calcext:value-type="string">
            <text:p>temp8</text:p>
          </table:table-cell>
          <table:table-cell table:number-columns-repeated="2"/>
          <table:table-cell table:formula="of:=VLOOKUP([.D49];[readings.A$1:.K$135];9;0)" office:value-type="string" office:string-value="11-2" calcext:value-type="string">
            <text:p>1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oomTempReduced2</text:p>
          </table:table-cell>
          <table:table-cell table:formula="of:=IF(LEFT([.D49];5)=&quot;group&quot;;MID([.D49];7;3);MID([.D49];1;2))&amp;&quot;-&quot;&amp;TEXT(BITAND(HEX2DEC(MID([.H50];1;2));127);&quot;000&quot;)" office:value-type="string" office:string-value="03-053" calcext:value-type="string">
            <text:p>03-053</text:p>
          </table:table-cell>
          <table:table-cell/>
          <table:table-cell table:style-name="ce3" table:number-columns-repeated="2"/>
          <table:table-cell table:style-name="Default" office:value-type="string" calcext:value-type="string">
            <text:p>b51040</text:p>
          </table:table-cell>
          <table:table-cell table:number-columns-repeated="2"/>
          <table:table-cell table:formula="of:=VLOOKUP([.D50];[readings.A$1:.K$135];11;0)" office:value-type="string" office:string-value="temp8" calcext:value-type="string">
            <text:p>temp8</text:p>
          </table:table-cell>
          <table:table-cell table:number-columns-repeated="2"/>
          <table:table-cell table:formula="of:=VLOOKUP([.D50];[readings.A$1:.K$135];9;0)" office:value-type="string" office:string-value="11-2" calcext:value-type="string">
            <text:p>1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oomTempReduced3</text:p>
          </table:table-cell>
          <table:table-cell table:formula="of:=IF(LEFT([.D50];5)=&quot;group&quot;;MID([.D50];7;3);MID([.D50];1;2))&amp;&quot;-&quot;&amp;TEXT(BITAND(HEX2DEC(MID([.H51];1;2));127);&quot;000&quot;)" office:value-type="string" office:string-value="03-053" calcext:value-type="string">
            <text:p>03-053</text:p>
          </table:table-cell>
          <table:table-cell/>
          <table:table-cell table:style-name="ce3" table:number-columns-repeated="2"/>
          <table:table-cell table:style-name="Default" office:value-type="string" calcext:value-type="string">
            <text:p>b52040</text:p>
          </table:table-cell>
          <table:table-cell table:number-columns-repeated="2"/>
          <table:table-cell table:formula="of:=VLOOKUP([.D51];[readings.A$1:.K$135];11;0)" office:value-type="string" office:string-value="temp8" calcext:value-type="string">
            <text:p>temp8</text:p>
          </table:table-cell>
          <table:table-cell table:number-columns-repeated="2"/>
          <table:table-cell table:formula="of:=VLOOKUP([.D51];[readings.A$1:.K$135];9;0)" office:value-type="string" office:string-value="11-2" calcext:value-type="string">
            <text:p>11-2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boiler</text:p>
          </table:table-cell>
          <table:table-cell/>
          <table:table-cell table:style-name="ce2" table:formula="of:=&quot;group &quot;&amp;TEXT(BITAND(HEX2DEC(MID([.H53];1;2));15);&quot;00&quot;)" office:value-type="string" office:string-value="group 04" calcext:value-type="string">
            <text:p>group 04</text:p>
          </table:table-cell>
          <table:table-cell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office:value-type="string" calcext:value-type="string">
            <text:p>04</text:p>
          </table:table-cell>
          <table:table-cell table:number-columns-repeated="2"/>
          <table:table-cell office:value-type="string" calcext:value-type="string">
            <text:p>para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*w</text:p>
          </table:table-cell>
          <table:table-cell office:value-type="string" calcext:value-type="string">
            <text:p>boiler</text:p>
          </table:table-cell>
          <table:table-cell/>
          <table:table-cell table:style-name="ce2" table:formula="of:=&quot;group &quot;&amp;TEXT(BITAND(HEX2DEC(MID([.H54];1;2));15);&quot;00&quot;)" office:value-type="string" office:string-value="group 04" calcext:value-type="string">
            <text:p>group 04</text:p>
          </table:table-cell>
          <table:table-cell/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0623</text:p>
          </table:table-cell>
          <table:table-cell office:value-type="string" calcext:value-type="string">
            <text:p>0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mode</text:p>
          </table:table-cell>
          <table:table-cell table:formula="of:=IF(LEFT([.D53];5)=&quot;group&quot;;MID([.D53];7;3);MID([.D53];1;2))&amp;&quot;-&quot;&amp;TEXT(BITAND(HEX2DEC(MID([.H55];1;2));127);&quot;000&quot;)" office:value-type="string" office:string-value="04-007" calcext:value-type="string">
            <text:p>04-007</text:p>
          </table:table-cell>
          <table:table-cell/>
          <table:table-cell table:style-name="ce3" table:number-columns-repeated="2"/>
          <table:table-cell table:style-name="Default" office:value-type="string" calcext:value-type="string">
            <text:p>870040</text:p>
          </table:table-cell>
          <table:table-cell table:number-columns-repeated="2"/>
          <table:table-cell table:formula="of:=VLOOKUP([.D55];[readings.A$1:.K$135];11;0)" office:value-type="string" office:string-value="hcmode" calcext:value-type="string">
            <text:p>hcmode</text:p>
          </table:table-cell>
          <table:table-cell table:number-columns-repeated="2"/>
          <table:table-cell table:formula="of:=VLOOKUP([.D55];[readings.A$1:.K$135];9;0)" office:value-type="string" office:string-value="9-0" calcext:value-type="string">
            <text:p>9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boiler_mode_type</text:p>
          </table:table-cell>
          <table:table-cell table:formula="of:=IF(LEFT([.D55];5)=&quot;group&quot;;MID([.D55];7;3);MID([.D55];1;2))&amp;&quot;-&quot;&amp;TEXT(BITAND(HEX2DEC(MID([.H56];1;2));127);&quot;000&quot;)" office:value-type="string" office:string-value="04-006" calcext:value-type="string">
            <text:p>04-006</text:p>
          </table:table-cell>
          <table:table-cell/>
          <table:table-cell table:style-name="ce3" table:number-columns-repeated="2"/>
          <table:table-cell office:value-type="string" calcext:value-type="string">
            <text:p>860040</text:p>
          </table:table-cell>
          <table:table-cell table:number-columns-repeated="2"/>
          <table:table-cell table:formula="of:=VLOOKUP([.D56];[readings.A$1:.K$135];11;0)" office:value-type="string" office:string-value="UIN" calcext:value-type="string">
            <text:p>UIN</text:p>
          </table:table-cell>
          <table:table-cell office:value-type="string" calcext:value-type="string">
            <text:p>0=instant mixed;1=accu ext with sonde NTC;2=accu ext with thermostat;3=miniaccu;4=accu without stratification;5=accu standard</text:p>
          </table:table-cell>
          <table:table-cell/>
          <table:table-cell table:formula="of:=VLOOKUP([.D56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hot_water</text:p>
          </table:table-cell>
          <table:table-cell/>
          <table:table-cell table:style-name="ce2" table:formula="of:=&quot;group &quot;&amp;TEXT(BITAND(HEX2DEC(MID([.H58];1;2));15);&quot;00&quot;)" office:value-type="string" office:string-value="group 05" calcext:value-type="string">
            <text:p>group 05</text:p>
          </table:table-cell>
          <table:table-cell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office:value-type="string" calcext:value-type="string">
            <text:p>05</text:p>
          </table:table-cell>
          <table:table-cell table:number-columns-repeated="2"/>
          <table:table-cell office:value-type="string" calcext:value-type="string">
            <text:p>para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comfortMode</text:p>
          </table:table-cell>
          <table:table-cell table:formula="of:=IF(LEFT([.D58];5)=&quot;group&quot;;MID([.D58];7;3);MID([.D58];1;2))&amp;&quot;-&quot;&amp;TEXT(BITAND(HEX2DEC(MID([.H59];1;2));127);&quot;000&quot;)" office:value-type="string" office:string-value="05-016" calcext:value-type="string">
            <text:p>05-016</text:p>
          </table:table-cell>
          <table:table-cell table:number-columns-repeated="3"/>
          <table:table-cell office:value-type="string" calcext:value-type="string">
            <text:p>900040</text:p>
          </table:table-cell>
          <table:table-cell table:number-columns-repeated="2"/>
          <table:table-cell table:formula="of:=VLOOKUP([.D59];[readings.A$1:.K$135];11;0)" office:value-type="string" office:string-value="UIN" calcext:value-type="string">
            <text:p>UIN</text:p>
          </table:table-cell>
          <table:table-cell office:value-type="string" calcext:value-type="string">
            <text:p>0=deactivate;1=temporary;2=always active;3=eco</text:p>
          </table:table-cell>
          <table:table-cell/>
          <table:table-cell table:formula="of:=VLOOKUP([.D59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hwcDepartureDelay</text:p>
          </table:table-cell>
          <table:table-cell table:formula="of:=IF(LEFT([.D59];5)=&quot;group&quot;;MID([.D59];7;3);MID([.D59];1;2))&amp;&quot;-&quot;&amp;TEXT(BITAND(HEX2DEC(MID([.H60];1;2));127);&quot;000&quot;)" office:value-type="string" office:string-value="05-017" calcext:value-type="string">
            <text:p>05-017</text:p>
          </table:table-cell>
          <table:table-cell table:number-columns-repeated="3"/>
          <table:table-cell office:value-type="string" calcext:value-type="string">
            <text:p>910040</text:p>
          </table:table-cell>
          <table:table-cell table:number-columns-repeated="2"/>
          <table:table-cell table:formula="of:=VLOOKUP([.D60];[readings.A$1:.K$135];11;0)" office:value-type="string" office:string-value="sec" calcext:value-type="string">
            <text:p>sec</text:p>
          </table:table-cell>
          <table:table-cell table:number-columns-repeated="2"/>
          <table:table-cell table:formula="of:=VLOOKUP([.D60];[readings.A$1:.K$135];9;0)" office:value-type="string" office:string-value="0-14" calcext:value-type="string">
            <text:p>0-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anticyclage</text:p>
          </table:table-cell>
          <table:table-cell table:formula="of:=IF(LEFT([.D60];5)=&quot;group&quot;;MID([.D60];7;3);MID([.D60];1;2))&amp;&quot;-&quot;&amp;TEXT(BITAND(HEX2DEC(MID([.H61];1;2));127);&quot;000&quot;)" office:value-type="string" office:string-value="05-018" calcext:value-type="string">
            <text:p>05-018</text:p>
          </table:table-cell>
          <table:table-cell table:number-columns-repeated="3"/>
          <table:table-cell office:value-type="string" calcext:value-type="string">
            <text:p>920040</text:p>
          </table:table-cell>
          <table:table-cell table:number-columns-repeated="2"/>
          <table:table-cell table:formula="of:=VLOOKUP([.D61];[readings.A$1:.K$135];11;0)" office:value-type="string" office:string-value="min" calcext:value-type="string">
            <text:p>min</text:p>
          </table:table-cell>
          <table:table-cell table:number-columns-repeated="2"/>
          <table:table-cell table:formula="of:=VLOOKUP([.D61];[readings.A$1:.K$135];9;0)" office:value-type="string" office:string-value="0-12" calcext:value-type="string">
            <text:p>0-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hwcHeatDelay</text:p>
          </table:table-cell>
          <table:table-cell table:formula="of:=IF(LEFT([.D61];5)=&quot;group&quot;;MID([.D61];7;3);MID([.D61];1;2))&amp;&quot;-&quot;&amp;TEXT(BITAND(HEX2DEC(MID([.H62];1;2));127);&quot;000&quot;)" office:value-type="string" office:string-value="05-019" calcext:value-type="string">
            <text:p>05-019</text:p>
          </table:table-cell>
          <table:table-cell table:number-columns-repeated="3"/>
          <table:table-cell office:value-type="string" calcext:value-type="string">
            <text:p>930040</text:p>
          </table:table-cell>
          <table:table-cell table:number-columns-repeated="2"/>
          <table:table-cell table:formula="of:=VLOOKUP([.D62];[readings.A$1:.K$135];11;0)" office:value-type="string" office:string-value="min" calcext:value-type="string">
            <text:p>min</text:p>
          </table:table-cell>
          <table:table-cell table:number-columns-repeated="2"/>
          <table:table-cell table:formula="of:=VLOOKUP([.D62];[readings.A$1:.K$135];9;0)" office:value-type="string" office:string-value="0-12" calcext:value-type="string">
            <text:p>0-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celectic</text:p>
          </table:table-cell>
          <table:table-cell table:formula="of:=IF(LEFT([.D62];5)=&quot;group&quot;;MID([.D62];7;3);MID([.D62];1;2))&amp;&quot;-&quot;&amp;TEXT(BITAND(HEX2DEC(MID([.H63];1;2));127);&quot;000&quot;)" office:value-type="string" office:string-value="05-020" calcext:value-type="string">
            <text:p>05-020</text:p>
          </table:table-cell>
          <table:table-cell table:number-columns-repeated="3"/>
          <table:table-cell office:value-type="string" calcext:value-type="string">
            <text:p>940040</text:p>
          </table:table-cell>
          <table:table-cell table:number-columns-repeated="2"/>
          <table:table-cell office:value-type="string" calcext:value-type="string">
            <text:p>onoff</text:p>
          </table:table-cell>
          <table:table-cell table:number-columns-repeated="2"/>
          <table:table-cell table:formula="of:=VLOOKUP([.D63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eglage_T_reduite_accu</text:p>
          </table:table-cell>
          <table:table-cell table:formula="of:=IF(LEFT([.D63];5)=&quot;group&quot;;MID([.D63];7;3);MID([.D63];1;2))&amp;&quot;-&quot;&amp;TEXT(BITAND(HEX2DEC(MID([.H64];1;2));127);&quot;000&quot;)" office:value-type="string" office:string-value="05-037" calcext:value-type="string">
            <text:p>05-037</text:p>
          </table:table-cell>
          <table:table-cell table:number-columns-repeated="3"/>
          <table:table-cell table:style-name="Default" office:value-type="string" calcext:value-type="string">
            <text:p>a50040</text:p>
          </table:table-cell>
          <table:table-cell table:number-columns-repeated="2"/>
          <table:table-cell table:formula="of:=VLOOKUP([.D64];[readings.A$1:.K$135];11;0)" office:value-type="string" office:string-value="temp4" calcext:value-type="string">
            <text:p>temp4</text:p>
          </table:table-cell>
          <table:table-cell table:number-columns-repeated="2"/>
          <table:table-cell table:formula="of:=VLOOKUP([.D64];[readings.A$1:.K$135];9;0)" office:value-type="string" office:string-value="1-2" calcext:value-type="string">
            <text:p>1-2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boiler</text:p>
          </table:table-cell>
          <table:table-cell/>
          <table:table-cell table:style-name="ce2" table:formula="of:=&quot;group &quot;&amp;TEXT(BITAND(HEX2DEC(MID([.H66];1;2));15);&quot;00&quot;)" office:value-type="string" office:string-value="group 07" calcext:value-type="string">
            <text:p>group 07</text:p>
          </table:table-cell>
          <table:table-cell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office:value-type="string" calcext:value-type="string">
            <text:p>07</text:p>
          </table:table-cell>
          <table:table-cell table:number-columns-repeated="2"/>
          <table:table-cell office:value-type="string" calcext:value-type="string">
            <text:p>para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FlowTempMin</text:p>
          </table:table-cell>
          <table:table-cell table:formula="of:=IF(LEFT([.D66];5)=&quot;group&quot;;MID([.D66];7;3);MID([.D66];1;2))&amp;&quot;-&quot;&amp;TEXT(BITAND(HEX2DEC(MID([.H67];1;2));127);&quot;000&quot;)" office:value-type="string" office:string-value="07-002" calcext:value-type="string">
            <text:p>07-002</text:p>
          </table:table-cell>
          <table:table-cell table:number-columns-repeated="3"/>
          <table:table-cell office:value-type="string" calcext:value-type="string">
            <text:p>820040</text:p>
          </table:table-cell>
          <table:table-cell table:number-columns-repeated="2"/>
          <table:table-cell table:formula="of:=VLOOKUP([.D67];[readings.A$1:.K$135];11;0)" office:value-type="string" office:string-value="temp4" calcext:value-type="string">
            <text:p>temp4</text:p>
          </table:table-cell>
          <table:table-cell table:number-columns-repeated="2"/>
          <table:table-cell table:formula="of:=VLOOKUP([.D67];[readings.A$1:.K$135];9;0)" office:value-type="string" office:string-value="1-2" calcext:value-type="string">
            <text:p>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FlowTempMin2</text:p>
          </table:table-cell>
          <table:table-cell table:formula="of:=IF(LEFT([.D67];5)=&quot;group&quot;;MID([.D67];7;3);MID([.D67];1;2))&amp;&quot;-&quot;&amp;TEXT(BITAND(HEX2DEC(MID([.H68];1;2));127);&quot;000&quot;)" office:value-type="string" office:string-value="07-002" calcext:value-type="string">
            <text:p>07-002</text:p>
          </table:table-cell>
          <table:table-cell table:number-columns-repeated="3"/>
          <table:table-cell office:value-type="string" calcext:value-type="string">
            <text:p>821040</text:p>
          </table:table-cell>
          <table:table-cell table:number-columns-repeated="2"/>
          <table:table-cell table:formula="of:=VLOOKUP([.D68];[readings.A$1:.K$135];11;0)" office:value-type="string" office:string-value="temp4" calcext:value-type="string">
            <text:p>temp4</text:p>
          </table:table-cell>
          <table:table-cell table:number-columns-repeated="2"/>
          <table:table-cell table:formula="of:=VLOOKUP([.D68];[readings.A$1:.K$135];9;0)" office:value-type="string" office:string-value="1-2" calcext:value-type="string">
            <text:p>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FlowTempMin3</text:p>
          </table:table-cell>
          <table:table-cell table:formula="of:=IF(LEFT([.D68];5)=&quot;group&quot;;MID([.D68];7;3);MID([.D68];1;2))&amp;&quot;-&quot;&amp;TEXT(BITAND(HEX2DEC(MID([.H69];1;2));127);&quot;000&quot;)" office:value-type="string" office:string-value="07-002" calcext:value-type="string">
            <text:p>07-002</text:p>
          </table:table-cell>
          <table:table-cell table:number-columns-repeated="3"/>
          <table:table-cell office:value-type="string" calcext:value-type="string">
            <text:p>822040</text:p>
          </table:table-cell>
          <table:table-cell table:number-columns-repeated="2"/>
          <table:table-cell table:formula="of:=VLOOKUP([.D69];[readings.A$1:.K$135];11;0)" office:value-type="string" office:string-value="temp4" calcext:value-type="string">
            <text:p>temp4</text:p>
          </table:table-cell>
          <table:table-cell table:number-columns-repeated="2"/>
          <table:table-cell table:formula="of:=VLOOKUP([.D69];[readings.A$1:.K$135];9;0)" office:value-type="string" office:string-value="1-2" calcext:value-type="string">
            <text:p>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FlowTempType</text:p>
          </table:table-cell>
          <table:table-cell table:formula="of:=IF(LEFT([.D69];5)=&quot;group&quot;;MID([.D69];7;3);MID([.D69];1;2))&amp;&quot;-&quot;&amp;TEXT(BITAND(HEX2DEC(MID([.H70];1;2));127);&quot;000&quot;)" office:value-type="string" office:string-value="07-004" calcext:value-type="string">
            <text:p>07-004</text:p>
          </table:table-cell>
          <table:table-cell table:number-columns-repeated="3"/>
          <table:table-cell office:value-type="string" calcext:value-type="string">
            <text:p>840040</text:p>
          </table:table-cell>
          <table:table-cell office:value-type="string" calcext:value-type="string">
            <text:p>type</text:p>
          </table:table-cell>
          <table:table-cell/>
          <table:table-cell table:formula="of:=VLOOKUP([.D70];[readings.A$1:.K$135];11;0)" office:value-type="string" office:string-value="UIN" calcext:value-type="string">
            <text:p>UIN</text:p>
          </table:table-cell>
          <table:table-cell office:value-type="string" calcext:value-type="string">
            <text:p>0=low;1=high</text:p>
          </table:table-cell>
          <table:table-cell/>
          <table:table-cell table:formula="of:=VLOOKUP([.D70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FlowTempType2</text:p>
          </table:table-cell>
          <table:table-cell table:formula="of:=IF(LEFT([.D70];5)=&quot;group&quot;;MID([.D70];7;3);MID([.D70];1;2))&amp;&quot;-&quot;&amp;TEXT(BITAND(HEX2DEC(MID([.H71];1;2));127);&quot;000&quot;)" office:value-type="string" office:string-value="07-004" calcext:value-type="string">
            <text:p>07-004</text:p>
          </table:table-cell>
          <table:table-cell table:number-columns-repeated="3"/>
          <table:table-cell office:value-type="string" calcext:value-type="string">
            <text:p>841040</text:p>
          </table:table-cell>
          <table:table-cell office:value-type="string" calcext:value-type="string">
            <text:p>type</text:p>
          </table:table-cell>
          <table:table-cell/>
          <table:table-cell table:formula="of:=VLOOKUP([.D71];[readings.A$1:.K$135];11;0)" office:value-type="string" office:string-value="UIN" calcext:value-type="string">
            <text:p>UIN</text:p>
          </table:table-cell>
          <table:table-cell office:value-type="string" calcext:value-type="string">
            <text:p>0=low;1=high</text:p>
          </table:table-cell>
          <table:table-cell/>
          <table:table-cell table:formula="of:=VLOOKUP([.D71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FlowTempType3</text:p>
          </table:table-cell>
          <table:table-cell table:formula="of:=IF(LEFT([.D71];5)=&quot;group&quot;;MID([.D71];7;3);MID([.D71];1;2))&amp;&quot;-&quot;&amp;TEXT(BITAND(HEX2DEC(MID([.H72];1;2));127);&quot;000&quot;)" office:value-type="string" office:string-value="07-004" calcext:value-type="string">
            <text:p>07-004</text:p>
          </table:table-cell>
          <table:table-cell table:number-columns-repeated="3"/>
          <table:table-cell office:value-type="string" calcext:value-type="string">
            <text:p>842040</text:p>
          </table:table-cell>
          <table:table-cell office:value-type="string" calcext:value-type="string">
            <text:p>type</text:p>
          </table:table-cell>
          <table:table-cell/>
          <table:table-cell table:formula="of:=VLOOKUP([.D72];[readings.A$1:.K$135];11;0)" office:value-type="string" office:string-value="UIN" calcext:value-type="string">
            <text:p>UIN</text:p>
          </table:table-cell>
          <table:table-cell office:value-type="string" calcext:value-type="string">
            <text:p>0=low;1=high</text:p>
          </table:table-cell>
          <table:table-cell/>
          <table:table-cell table:formula="of:=VLOOKUP([.D72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FlowTempMax</text:p>
          </table:table-cell>
          <table:table-cell table:formula="of:=IF(LEFT([.D72];5)=&quot;group&quot;;MID([.D72];7;3);MID([.D72];1;2))&amp;&quot;-&quot;&amp;TEXT(BITAND(HEX2DEC(MID([.H73];1;2));127);&quot;000&quot;)" office:value-type="string" office:string-value="07-008" calcext:value-type="string">
            <text:p>07-008</text:p>
          </table:table-cell>
          <table:table-cell table:number-columns-repeated="3"/>
          <table:table-cell office:value-type="string" calcext:value-type="string">
            <text:p>880040</text:p>
          </table:table-cell>
          <table:table-cell table:number-columns-repeated="2"/>
          <table:table-cell table:formula="of:=VLOOKUP([.D73];[readings.A$1:.K$135];11;0)" office:value-type="string" office:string-value="temp4" calcext:value-type="string">
            <text:p>temp4</text:p>
          </table:table-cell>
          <table:table-cell table:number-columns-repeated="2"/>
          <table:table-cell table:formula="of:=VLOOKUP([.D73];[readings.A$1:.K$135];9;0)" office:value-type="string" office:string-value="1-2" calcext:value-type="string">
            <text:p>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FlowTempMax2</text:p>
          </table:table-cell>
          <table:table-cell table:formula="of:=IF(LEFT([.D73];5)=&quot;group&quot;;MID([.D73];7;3);MID([.D73];1;2))&amp;&quot;-&quot;&amp;TEXT(BITAND(HEX2DEC(MID([.H74];1;2));127);&quot;000&quot;)" office:value-type="string" office:string-value="07-008" calcext:value-type="string">
            <text:p>07-008</text:p>
          </table:table-cell>
          <table:table-cell table:number-columns-repeated="3"/>
          <table:table-cell office:value-type="string" calcext:value-type="string">
            <text:p>881040</text:p>
          </table:table-cell>
          <table:table-cell table:number-columns-repeated="2"/>
          <table:table-cell table:formula="of:=VLOOKUP([.D74];[readings.A$1:.K$135];11;0)" office:value-type="string" office:string-value="temp4" calcext:value-type="string">
            <text:p>temp4</text:p>
          </table:table-cell>
          <table:table-cell table:number-columns-repeated="2"/>
          <table:table-cell table:formula="of:=VLOOKUP([.D74];[readings.A$1:.K$135];9;0)" office:value-type="string" office:string-value="1-2" calcext:value-type="string">
            <text:p>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FlowTempMax3</text:p>
          </table:table-cell>
          <table:table-cell table:formula="of:=IF(LEFT([.D74];5)=&quot;group&quot;;MID([.D74];7;3);MID([.D74];1;2))&amp;&quot;-&quot;&amp;TEXT(BITAND(HEX2DEC(MID([.H75];1;2));127);&quot;000&quot;)" office:value-type="string" office:string-value="07-008" calcext:value-type="string">
            <text:p>07-008</text:p>
          </table:table-cell>
          <table:table-cell table:number-columns-repeated="3"/>
          <table:table-cell office:value-type="string" calcext:value-type="string">
            <text:p>882040</text:p>
          </table:table-cell>
          <table:table-cell table:number-columns-repeated="2"/>
          <table:table-cell table:formula="of:=VLOOKUP([.D75];[readings.A$1:.K$135];11;0)" office:value-type="string" office:string-value="temp4" calcext:value-type="string">
            <text:p>temp4</text:p>
          </table:table-cell>
          <table:table-cell table:number-columns-repeated="2"/>
          <table:table-cell table:formula="of:=VLOOKUP([.D75];[readings.A$1:.K$135];9;0)" office:value-type="string" office:string-value="1-2" calcext:value-type="string">
            <text:p>1-2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boiler</text:p>
          </table:table-cell>
          <table:table-cell/>
          <table:table-cell table:style-name="ce2" table:formula="of:=&quot;group &quot;&amp;TEXT(BITAND(HEX2DEC(MID([.H77];1;2));15);&quot;00&quot;)" office:value-type="string" office:string-value="group 08" calcext:value-type="string">
            <text:p>group 08</text:p>
          </table:table-cell>
          <table:table-cell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office:value-type="string" calcext:value-type="string">
            <text:p>08</text:p>
          </table:table-cell>
          <table:table-cell table:number-columns-repeated="2"/>
          <table:table-cell office:value-type="string" calcext:value-type="string">
            <text:p>para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hwcModulation</text:p>
          </table:table-cell>
          <table:table-cell table:formula="of:=IF(LEFT([.D77];5)=&quot;group&quot;;MID([.D77];7;3);MID([.D77];1;2))&amp;&quot;-&quot;&amp;TEXT(BITAND(HEX2DEC(MID([.H78];1;2));127);&quot;000&quot;)" office:value-type="string" office:string-value="08-052" calcext:value-type="string">
            <text:p>08-052</text:p>
          </table:table-cell>
          <table:table-cell table:number-columns-repeated="3"/>
          <table:table-cell table:style-name="Default" office:value-type="string" calcext:value-type="string">
            <text:p>b40040</text:p>
          </table:table-cell>
          <table:table-cell table:number-columns-repeated="2"/>
          <table:table-cell table:formula="of:=VLOOKUP([.D78];[readings.A$1:.K$135];11;0)" office:value-type="string" office:string-value="UIN" calcext:value-type="string">
            <text:p>UIN</text:p>
          </table:table-cell>
          <table:table-cell office:value-type="string" calcext:value-type="string">
            <text:p>0=protection against limescale;1=setpoint +4°C</text:p>
          </table:table-cell>
          <table:table-cell/>
          <table:table-cell table:formula="of:=VLOOKUP([.D78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minDelta</text:p>
          </table:table-cell>
          <table:table-cell table:formula="of:=IF(LEFT([.D78];5)=&quot;group&quot;;MID([.D78];7;3);MID([.D78];1;2))&amp;&quot;-&quot;&amp;TEXT(BITAND(HEX2DEC(MID([.H79];1;2));127);&quot;000&quot;)" office:value-type="string" office:string-value="08-068" calcext:value-type="string">
            <text:p>08-068</text:p>
          </table:table-cell>
          <table:table-cell table:number-columns-repeated="3"/>
          <table:table-cell table:style-name="Default" office:value-type="string" calcext:value-type="string">
            <text:p>c40040</text:p>
          </table:table-cell>
          <table:table-cell table:number-columns-repeated="2"/>
          <table:table-cell table:formula="of:=VLOOKUP([.D79];[readings.A$1:.K$135];11;0)" office:value-type="string" office:string-value="temp4" calcext:value-type="string">
            <text:p>temp4</text:p>
          </table:table-cell>
          <table:table-cell table:number-columns-repeated="2"/>
          <table:table-cell table:formula="of:=VLOOKUP([.D79];[readings.A$1:.K$135];9;0)" office:value-type="string" office:string-value="1-2" calcext:value-type="string">
            <text:p>1-2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heating_part</text:p>
          </table:table-cell>
          <table:table-cell/>
          <table:table-cell table:style-name="ce2" table:formula="of:=&quot;group &quot;&amp;TEXT(BITAND(HEX2DEC(MID([.H81];1;2));15);&quot;00&quot;)" office:value-type="string" office:string-value="group 09" calcext:value-type="string">
            <text:p>group 09</text:p>
          </table:table-cell>
          <table:table-cell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office:value-type="string" calcext:value-type="string">
            <text:p>09</text:p>
          </table:table-cell>
          <table:table-cell table:number-columns-repeated="2"/>
          <table:table-cell office:value-type="string" calcext:value-type="string">
            <text:p>para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*w</text:p>
          </table:table-cell>
          <table:table-cell office:value-type="string" calcext:value-type="string">
            <text:p>heating_part</text:p>
          </table:table-cell>
          <table:table-cell/>
          <table:table-cell table:style-name="ce2" table:formula="of:=&quot;group &quot;&amp;TEXT(BITAND(HEX2DEC(MID([.H82];1;2));15);&quot;00&quot;)" office:value-type="string" office:string-value="group 09" calcext:value-type="string">
            <text:p>group 09</text:p>
          </table:table-cell>
          <table:table-cell/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0623</text:p>
          </table:table-cell>
          <table:table-cell office:value-type="string" calcext:value-type="string">
            <text:p>0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post_heating_circulation</text:p>
          </table:table-cell>
          <table:table-cell table:formula="of:=IF(LEFT([.D81];5)=&quot;group&quot;;MID([.D81];7;3);MID([.D81];1;2))&amp;&quot;-&quot;&amp;TEXT(BITAND(HEX2DEC(MID([.H83];1;2));127);&quot;000&quot;)" office:value-type="string" office:string-value="09-000" calcext:value-type="string">
            <text:p>09-000</text:p>
          </table:table-cell>
          <table:table-cell table:number-columns-repeated="3"/>
          <table:table-cell office:value-type="string" calcext:value-type="string">
            <text:p>800040</text:p>
          </table:table-cell>
          <table:table-cell table:number-columns-repeated="2"/>
          <table:table-cell table:formula="of:=VLOOKUP([.D83];[readings.A$1:.K$135];11;0)" office:value-type="string" office:string-value="min" calcext:value-type="string">
            <text:p>min</text:p>
          </table:table-cell>
          <table:table-cell table:number-columns-repeated="2"/>
          <table:table-cell table:formula="of:=VLOOKUP([.D83];[readings.A$1:.K$135];9;0)" office:value-type="string" office:string-value="0-12" calcext:value-type="string">
            <text:p>0-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PumpMode</text:p>
          </table:table-cell>
          <table:table-cell table:formula="of:=IF(LEFT([.D83];5)=&quot;group&quot;;MID([.D83];7;3);MID([.D83];1;2))&amp;&quot;-&quot;&amp;TEXT(BITAND(HEX2DEC(MID([.H84];1;2));127);&quot;000&quot;)" office:value-type="string" office:string-value="09-018" calcext:value-type="string">
            <text:p>09-018</text:p>
          </table:table-cell>
          <table:table-cell table:number-columns-repeated="3"/>
          <table:table-cell office:value-type="string" calcext:value-type="string">
            <text:p>920040</text:p>
          </table:table-cell>
          <table:table-cell table:number-columns-repeated="2"/>
          <table:table-cell table:formula="of:=VLOOKUP([.D84];[readings.A$1:.K$135];11;0)" office:value-type="string" office:string-value="UIN" calcext:value-type="string">
            <text:p>UIN</text:p>
          </table:table-cell>
          <table:table-cell office:value-type="string" calcext:value-type="string">
            <text:p>0=Low speed;1=High speed;2=Modulate</text:p>
          </table:table-cell>
          <table:table-cell/>
          <table:table-cell table:formula="of:=VLOOKUP([.D84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deltaT_module</text:p>
          </table:table-cell>
          <table:table-cell table:formula="of:=IF(LEFT([.D84];5)=&quot;group&quot;;MID([.D84];7;3);MID([.D84];1;2))&amp;&quot;-&quot;&amp;TEXT(BITAND(HEX2DEC(MID([.H85];1;2));127);&quot;000&quot;)" office:value-type="string" office:string-value="09-019" calcext:value-type="string">
            <text:p>09-019</text:p>
          </table:table-cell>
          <table:table-cell table:number-columns-repeated="3"/>
          <table:table-cell office:value-type="string" calcext:value-type="string">
            <text:p>930040</text:p>
          </table:table-cell>
          <table:table-cell table:number-columns-repeated="2"/>
          <table:table-cell table:formula="of:=VLOOKUP([.D85];[readings.A$1:.K$135];11;0)" office:value-type="string" office:string-value="temp4" calcext:value-type="string">
            <text:p>temp4</text:p>
          </table:table-cell>
          <table:table-cell table:number-columns-repeated="2"/>
          <table:table-cell table:formula="of:=VLOOKUP([.D85];[readings.A$1:.K$135];9;0)" office:value-type="string" office:string-value="1-2" calcext:value-type="string">
            <text:p>1-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anticyclage</text:p>
          </table:table-cell>
          <table:table-cell table:formula="of:=IF(LEFT([.D84];5)=&quot;group&quot;;MID([.D84];7;3);MID([.D84];1;2))&amp;&quot;-&quot;&amp;TEXT(BITAND(HEX2DEC(MID([.H86];1;2));127);&quot;000&quot;)" office:value-type="string" office:string-value="09-023" calcext:value-type="string">
            <text:p>09-023</text:p>
          </table:table-cell>
          <table:table-cell table:number-columns-repeated="3"/>
          <table:table-cell office:value-type="string" calcext:value-type="string">
            <text:p>970040</text:p>
          </table:table-cell>
          <table:table-cell table:number-columns-repeated="2"/>
          <table:table-cell table:formula="of:=VLOOKUP([.D86];[readings.A$1:.K$135];11;0)" office:value-type="string" office:string-value="min" calcext:value-type="string">
            <text:p>min</text:p>
          </table:table-cell>
          <table:table-cell table:number-columns-repeated="2"/>
          <table:table-cell table:formula="of:=VLOOKUP([.D86];[readings.A$1:.K$135];9;0)" office:value-type="string" office:string-value="0-12" calcext:value-type="string">
            <text:p>0-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auto_basic_period</text:p>
          </table:table-cell>
          <table:table-cell table:formula="of:=IF(LEFT([.D85];5)=&quot;group&quot;;MID([.D85];7;3);MID([.D85];1;2))&amp;&quot;-&quot;&amp;TEXT(BITAND(HEX2DEC(MID([.H87];1;2));127);&quot;000&quot;)" office:value-type="string" office:string-value="09-033" calcext:value-type="string">
            <text:p>09-033</text:p>
          </table:table-cell>
          <table:table-cell table:number-columns-repeated="3"/>
          <table:table-cell table:style-name="Default" office:value-type="string" calcext:value-type="string">
            <text:p>a10040</text:p>
          </table:table-cell>
          <table:table-cell table:number-columns-repeated="2"/>
          <table:table-cell table:formula="of:=VLOOKUP([.D87];[readings.A$1:.K$135];11;0)" office:value-type="string" office:string-value="min" calcext:value-type="string">
            <text:p>min</text:p>
          </table:table-cell>
          <table:table-cell table:number-columns-repeated="2"/>
          <table:table-cell table:formula="of:=VLOOKUP([.D87];[readings.A$1:.K$135];9;0)" office:value-type="string" office:string-value="3-12" calcext:value-type="string">
            <text:p>3-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power_ignition</text:p>
          </table:table-cell>
          <table:table-cell table:formula="of:=IF(LEFT([.D86];5)=&quot;group&quot;;MID([.D86];7;3);MID([.D86];1;2))&amp;&quot;-&quot;&amp;TEXT(BITAND(HEX2DEC(MID([.H88];1;2));127);&quot;000&quot;)" office:value-type="string" office:string-value="09-043" calcext:value-type="string">
            <text:p>09-043</text:p>
          </table:table-cell>
          <table:table-cell table:number-columns-repeated="3"/>
          <table:table-cell table:style-name="Default" office:value-type="string" calcext:value-type="string">
            <text:p>ab0040</text:p>
          </table:table-cell>
          <table:table-cell table:number-columns-repeated="2"/>
          <table:table-cell table:formula="of:=VLOOKUP([.D88];[readings.A$1:.K$135];11;0)" office:value-type="string" office:string-value="percent" calcext:value-type="string">
            <text:p>percent</text:p>
          </table:table-cell>
          <table:table-cell table:number-columns-repeated="2"/>
          <table:table-cell table:formula="of:=VLOOKUP([.D88];[readings.A$1:.K$135];9;0)" office:value-type="string" office:string-value="0-8" calcext:value-type="string">
            <text:p>0-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hcRpmMin</text:p>
          </table:table-cell>
          <table:table-cell table:formula="of:=IF(LEFT([.D87];5)=&quot;group&quot;;MID([.D87];7;3);MID([.D87];1;2))&amp;&quot;-&quot;&amp;TEXT(BITAND(HEX2DEC(MID([.H89];1;2));127);&quot;000&quot;)" office:value-type="string" office:string-value="09-051" calcext:value-type="string">
            <text:p>09-051</text:p>
          </table:table-cell>
          <table:table-cell table:number-columns-repeated="3"/>
          <table:table-cell table:style-name="Default" office:value-type="string" calcext:value-type="string">
            <text:p>b30040</text:p>
          </table:table-cell>
          <table:table-cell table:number-columns-repeated="2"/>
          <table:table-cell table:formula="of:=VLOOKUP([.D89];[readings.A$1:.K$135];11;0)" office:value-type="string" office:string-value="percent" calcext:value-type="string">
            <text:p>percent</text:p>
          </table:table-cell>
          <table:table-cell table:number-columns-repeated="2"/>
          <table:table-cell table:formula="of:=VLOOKUP([.D89];[readings.A$1:.K$135];9;0)" office:value-type="string" office:string-value="0-8" calcext:value-type="string">
            <text:p>0-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hwcRpmMax</text:p>
          </table:table-cell>
          <table:table-cell table:formula="of:=IF(LEFT([.D88];5)=&quot;group&quot;;MID([.D88];7;3);MID([.D88];1;2))&amp;&quot;-&quot;&amp;TEXT(BITAND(HEX2DEC(MID([.H90];1;2));127);&quot;000&quot;)" office:value-type="string" office:string-value="09-052" calcext:value-type="string">
            <text:p>09-052</text:p>
          </table:table-cell>
          <table:table-cell table:number-columns-repeated="3"/>
          <table:table-cell table:style-name="Default" office:value-type="string" calcext:value-type="string">
            <text:p>b40040</text:p>
          </table:table-cell>
          <table:table-cell table:number-columns-repeated="2"/>
          <table:table-cell table:formula="of:=VLOOKUP([.D90];[readings.A$1:.K$135];11;0)" office:value-type="string" office:string-value="percent" calcext:value-type="string">
            <text:p>percent</text:p>
          </table:table-cell>
          <table:table-cell table:number-columns-repeated="2"/>
          <table:table-cell table:formula="of:=VLOOKUP([.D90];[readings.A$1:.K$135];9;0)" office:value-type="string" office:string-value="0-8" calcext:value-type="string">
            <text:p>0-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hcRpmMax</text:p>
          </table:table-cell>
          <table:table-cell table:formula="of:=IF(LEFT([.D89];5)=&quot;group&quot;;MID([.D89];7;3);MID([.D89];1;2))&amp;&quot;-&quot;&amp;TEXT(BITAND(HEX2DEC(MID([.H91];1;2));127);&quot;000&quot;)" office:value-type="string" office:string-value="09-053" calcext:value-type="string">
            <text:p>09-053</text:p>
          </table:table-cell>
          <table:table-cell table:number-columns-repeated="3"/>
          <table:table-cell table:style-name="Default" office:value-type="string" calcext:value-type="string">
            <text:p>b50040</text:p>
          </table:table-cell>
          <table:table-cell table:number-columns-repeated="2"/>
          <table:table-cell table:formula="of:=VLOOKUP([.D91];[readings.A$1:.K$135];11;0)" office:value-type="string" office:string-value="percent" calcext:value-type="string">
            <text:p>percent</text:p>
          </table:table-cell>
          <table:table-cell table:number-columns-repeated="2"/>
          <table:table-cell table:formula="of:=VLOOKUP([.D91];[readings.A$1:.K$135];9;0)" office:value-type="string" office:string-value="0-8" calcext:value-type="string">
            <text:p>0-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PowerMax</text:p>
          </table:table-cell>
          <table:table-cell table:formula="of:=IF(LEFT([.D90];5)=&quot;group&quot;;MID([.D90];7;3);MID([.D90];1;2))&amp;&quot;-&quot;&amp;TEXT(BITAND(HEX2DEC(MID([.H92];1;2));127);&quot;000&quot;)" office:value-type="string" office:string-value="09-056" calcext:value-type="string">
            <text:p>09-056</text:p>
          </table:table-cell>
          <table:table-cell table:number-columns-repeated="3"/>
          <table:table-cell table:style-name="Default" office:value-type="string" calcext:value-type="string">
            <text:p>b80040</text:p>
          </table:table-cell>
          <table:table-cell table:number-columns-repeated="2"/>
          <table:table-cell table:formula="of:=VLOOKUP([.D92];[readings.A$1:.K$135];11;0)" office:value-type="string" office:string-value="percent" calcext:value-type="string">
            <text:p>percent</text:p>
          </table:table-cell>
          <table:table-cell table:number-columns-repeated="2"/>
          <table:table-cell table:formula="of:=VLOOKUP([.D92];[readings.A$1:.K$135];9;0)" office:value-type="string" office:string-value="0-8" calcext:value-type="string">
            <text:p>0-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month_next_maintenance</text:p>
          </table:table-cell>
          <table:table-cell table:formula="of:=IF(LEFT([.D91];5)=&quot;group&quot;;MID([.D91];7;3);MID([.D91];1;2))&amp;&quot;-&quot;&amp;TEXT(BITAND(HEX2DEC(MID([.H93];1;2));127);&quot;000&quot;)" office:value-type="string" office:string-value="09-094" calcext:value-type="string">
            <text:p>09-094</text:p>
          </table:table-cell>
          <table:table-cell table:number-columns-repeated="3"/>
          <table:table-cell table:style-name="Default" office:value-type="string" calcext:value-type="string">
            <text:p>de0040</text:p>
          </table:table-cell>
          <table:table-cell table:number-columns-repeated="2"/>
          <table:table-cell table:formula="of:=VLOOKUP([.D93];[readings.A$1:.K$135];11;0)" office:value-type="string" office:string-value="UIN" calcext:value-type="string">
            <text:p>UIN</text:p>
          </table:table-cell>
          <table:table-cell/>
          <table:table-cell office:value-type="string" calcext:value-type="string">
            <text:p>month</text:p>
          </table:table-cell>
          <table:table-cell table:formula="of:=VLOOKUP([.D93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ignition_waiting_period_heating</text:p>
          </table:table-cell>
          <table:table-cell table:formula="of:=IF(LEFT([.D92];5)=&quot;group&quot;;MID([.D92];7;3);MID([.D92];1;2))&amp;&quot;-&quot;&amp;TEXT(BITAND(HEX2DEC(MID([.H94];1;2));127);&quot;000&quot;)" office:value-type="string" office:string-value="09-095" calcext:value-type="string">
            <text:p>09-095</text:p>
          </table:table-cell>
          <table:table-cell table:number-columns-repeated="3"/>
          <table:table-cell table:style-name="Default" office:value-type="string" calcext:value-type="string">
            <text:p>df0040</text:p>
          </table:table-cell>
          <table:table-cell table:number-columns-repeated="2"/>
          <table:table-cell table:formula="of:=VLOOKUP([.D94];[readings.A$1:.K$135];11;0)" office:value-type="string" office:string-value="UIN" calcext:value-type="string">
            <text:p>UIN</text:p>
          </table:table-cell>
          <table:table-cell office:value-type="string" calcext:value-type="string">
            <text:p>0=disabled;1=10s;2=90s;3=210s</text:p>
          </table:table-cell>
          <table:table-cell/>
          <table:table-cell table:formula="of:=VLOOKUP([.D94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sra</text:p>
          </table:table-cell>
          <table:table-cell table:formula="of:=IF(LEFT([.D93];5)=&quot;group&quot;;MID([.D93];7;3);MID([.D93];1;2))&amp;&quot;-&quot;&amp;TEXT(BITAND(HEX2DEC(MID([.H95];1;2));127);&quot;000&quot;)" office:value-type="string" office:string-value="09-096" calcext:value-type="string">
            <text:p>09-096</text:p>
          </table:table-cell>
          <table:table-cell table:number-columns-repeated="3"/>
          <table:table-cell office:value-type="string" calcext:value-type="string">
            <text:p>e00040</text:p>
          </table:table-cell>
          <table:table-cell table:number-columns-repeated="2"/>
          <table:table-cell office:value-type="string" calcext:value-type="string">
            <text:p>onoff</text:p>
          </table:table-cell>
          <table:table-cell table:number-columns-repeated="2"/>
          <table:table-cell table:formula="of:=VLOOKUP([.D95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heating_part</text:p>
          </table:table-cell>
          <table:table-cell/>
          <table:table-cell table:style-name="ce2" table:formula="of:=&quot;group &quot;&amp;TEXT(BITAND(HEX2DEC(MID([.H97];1;2));15);&quot;00&quot;)" office:value-type="string" office:string-value="group 10" calcext:value-type="string">
            <text:p>group 10</text:p>
          </table:table-cell>
          <table:table-cell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table:style-name="Default" office:value-type="string" calcext:value-type="string">
            <text:p>0a</text:p>
          </table:table-cell>
          <table:table-cell table:number-columns-repeated="2"/>
          <table:table-cell office:value-type="string" calcext:value-type="string">
            <text:p>para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dispo_revelation_press_ch</text:p>
          </table:table-cell>
          <table:table-cell table:formula="of:=IF(LEFT([.D97];5)=&quot;group&quot;;MID([.D97];7;3);MID([.D97];1;2))&amp;&quot;-&quot;&amp;TEXT(BITAND(HEX2DEC(MID([.H98];1;2));127);&quot;000&quot;)" office:value-type="string" office:string-value="10-044" calcext:value-type="string">
            <text:p>10-044</text:p>
          </table:table-cell>
          <table:table-cell table:number-columns-repeated="3"/>
          <table:table-cell table:style-name="Default" office:value-type="string" calcext:value-type="string">
            <text:p>ac0040</text:p>
          </table:table-cell>
          <table:table-cell table:number-columns-repeated="2"/>
          <table:table-cell table:formula="of:=VLOOKUP([.D98];[readings.A$1:.K$135];11;0)" office:value-type="string" office:string-value="UIN" calcext:value-type="string">
            <text:p>UIN</text:p>
          </table:table-cell>
          <table:table-cell office:value-type="string" calcext:value-type="string">
            <text:p>0=sonde T seulement;1=pressostat de minimum;2=capteur de pression</text:p>
          </table:table-cell>
          <table:table-cell/>
          <table:table-cell table:formula="of:=VLOOKUP([.D98];[readings.A$1:.K$135];9;0)" office:value-type="string" office:string-value="0-0" calcext:value-type="string">
            <text:p>0-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#To be test not working for me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#r2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mode_</text:p>
          </table:table-cell>
          <table:table-cell table:style-name="ce2" table:formula="of:=&quot;group &quot;&amp;TEXT(BITAND(HEX2DEC(MID([.H101];1;2));15);&quot;00&quot;)" office:value-type="string" office:string-value="group 05" calcext:value-type="string">
            <text:p>group 05</text:p>
          </table:table-cell>
          <table:table-cell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101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UCH</text:p>
          </table:table-cell>
          <table:table-cell office:value-type="string" calcext:value-type="string">
            <text:p>0=off;1=eco;2=confort;64=FlammeBallon</text:p>
          </table:table-cell>
          <table:table-cell/>
          <table:table-cell table:formula="of:=VLOOKUP([.D101];[readings.A$1:.K$135];9;0)" office:value-type="string" office:string-value="" calcext:value-type="error">
            <text:p>#N/D</text:p>
          </table:table-cell>
          <table:table-cell table:number-columns-repeated="1010"/>
        </table:table-row>
      </table:table>
      <table:table table:name="readings" table:style-name="ta1">
        <office:forms form:automatic-focus="false" form:apply-design-mode="false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2">
          <table:table-cell office:value-type="string" calcext:value-type="string">
            <text:p>grp-num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mgrp</text:p>
          </table:table-cell>
          <table:table-cell office:value-type="string" calcext:value-type="string">
            <text:p>mnum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sgrp</text:p>
          </table:table-cell>
          <table:table-cell office:value-type="string" calcext:value-type="string">
            <text:p>snum</text:p>
          </table:table-cell>
          <table:table-cell office:value-type="string" calcext:value-type="string">
            <text:p>Type-unit</text:p>
          </table:table-cell>
          <table:table-cell office:value-type="string" calcext:value-type="string">
            <text:p>remainbits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alue</text:p>
          </table:table-cell>
        </table:table-row>
        <table:table-row table:style-name="ro2" table:visibility="filter">
          <table:table-cell table:formula="of:=IF([.G2]=31;TEXT([.D2];&quot;00&quot;)&amp;&quot;-&quot;&amp;TEXT([.E2];&quot;000&quot;);TEXT([.G2];&quot;00&quot;)&amp;&quot;-&quot;&amp;TEXT([.H2];&quot;000&quot;))" office:value-type="string" office:string-value="00-000" calcext:value-type="string">
            <text:p>00-000</text:p>
          </table:table-cell>
          <table:table-cell table:style-name="ce3" office:value-type="string" calcext:value-type="string">
            <text:p>011506210400800040</text:p>
          </table:table-cell>
          <table:table-cell office:value-type="string" calcext:value-type="string">
            <text:p>0a00800b02b3cc3433800d</text:p>
          </table:table-cell>
          <table:table-cell table:formula="of:=BITAND(HEX2DEC(MID([.B2];11;2));31)" office:value-type="float" office:value="0" calcext:value-type="float">
            <text:p>0</text:p>
          </table:table-cell>
          <table:table-cell table:formula="of:=BITAND(HEX2DEC(MID([.B2];13;2));127)" office:value-type="float" office:value="0" calcext:value-type="float">
            <text:p>0</text:p>
          </table:table-cell>
          <table:table-cell table:formula="of:=BITAND(HEX2DEC(MID([.B2];15;1));7)" office:value-type="float" office:value="0" calcext:value-type="float">
            <text:p>0</text:p>
          </table:table-cell>
          <table:table-cell table:formula="of:=BITAND(BITRSHIFT(HEX2DEC(MID([.C2];5;2)&amp;MID([.C2];3;2));7);31)" office:value-type="float" office:value="0" calcext:value-type="float">
            <text:p>0</text:p>
          </table:table-cell>
          <table:table-cell table:formula="of:=BITAND(HEX2DEC(MID([.C2];3;2));127)" office:value-type="float" office:value="0" calcext:value-type="float">
            <text:p>0</text:p>
          </table:table-cell>
          <table:table-cell table:formula="of:=HEX2DEC(MID([.C2];7;2))&amp;&quot;-&quot;&amp;HEX2DEC(MID([.C2];9;2))" office:value-type="string" office:string-value="11-2" calcext:value-type="string">
            <text:p>11-2</text:p>
          </table:table-cell>
          <table:table-cell table:formula="of:=MID(HEX2BIN(&quot;1&quot;&amp;MID([.C2];5;1));2;4)" office:value-type="string" office:string-value="1000" calcext:value-type="string">
            <text:p>1000</text:p>
          </table:table-cell>
          <table:table-cell table:formula="of:=VLOOKUP([.I2];[types.$C$2:.$E$33];3;0)" office:value-type="string" office:string-value="temp8" calcext:value-type="string">
            <text:p>temp8</text:p>
          </table:table-cell>
          <table:table-cell table:formula="of:=MID([.C2];17;2)&amp;MID([.C2];15;2)" office:value-type="string" office:string-value="3334" calcext:value-type="string">
            <text:p>3334</text:p>
          </table:table-cell>
          <table:table-cell table:formula="of:=MID([.C2];13;2)&amp;MID([.C2];11;2)" office:value-type="string" office:string-value="ccb3" calcext:value-type="string">
            <text:p>ccb3</text:p>
          </table:table-cell>
          <table:table-cell table:formula="of:=MID([.C2];21;2)&amp;MID([.C2];19;2)" office:value-type="string" office:string-value="0d80" calcext:value-type="string">
            <text:p>0d80</text:p>
          </table:table-cell>
        </table:table-row>
        <table:table-row table:style-name="ro2" table:visibility="filter">
          <table:table-cell table:formula="of:=IF([.G3]=31;TEXT([.D3];&quot;00&quot;)&amp;&quot;-&quot;&amp;TEXT([.E3];&quot;000&quot;);TEXT([.G3];&quot;00&quot;)&amp;&quot;-&quot;&amp;TEXT([.H3];&quot;000&quot;))" office:value-type="string" office:string-value="00-001" calcext:value-type="string">
            <text:p>00-001</text:p>
          </table:table-cell>
          <table:table-cell table:style-name="ce3" office:value-type="string" calcext:value-type="string">
            <text:p>011506210400810040</text:p>
          </table:table-cell>
          <table:table-cell office:value-type="string" calcext:value-type="string">
            <text:p>0a01800d02ff7f00801401</text:p>
          </table:table-cell>
          <table:table-cell table:formula="of:=BITAND(HEX2DEC(MID([.B3];11;2));31)" office:value-type="float" office:value="0" calcext:value-type="float">
            <text:p>0</text:p>
          </table:table-cell>
          <table:table-cell table:formula="of:=BITAND(HEX2DEC(MID([.B3];13;2));127)" office:value-type="float" office:value="1" calcext:value-type="float">
            <text:p>1</text:p>
          </table:table-cell>
          <table:table-cell table:formula="of:=BITAND(HEX2DEC(MID([.B3];15;1));7)" office:value-type="float" office:value="0" calcext:value-type="float">
            <text:p>0</text:p>
          </table:table-cell>
          <table:table-cell table:formula="of:=BITAND(BITRSHIFT(HEX2DEC(MID([.C3];5;2)&amp;MID([.C3];3;2));7);31)" office:value-type="float" office:value="0" calcext:value-type="float">
            <text:p>0</text:p>
          </table:table-cell>
          <table:table-cell table:formula="of:=BITAND(HEX2DEC(MID([.C3];3;2));127)" office:value-type="float" office:value="1" calcext:value-type="float">
            <text:p>1</text:p>
          </table:table-cell>
          <table:table-cell table:formula="of:=HEX2DEC(MID([.C3];7;2))&amp;&quot;-&quot;&amp;HEX2DEC(MID([.C3];9;2))" office:value-type="string" office:string-value="13-2" calcext:value-type="string">
            <text:p>13-2</text:p>
          </table:table-cell>
          <table:table-cell table:formula="of:=MID(HEX2BIN(&quot;1&quot;&amp;MID([.C3];5;1));2;4)" office:value-type="string" office:string-value="1000" calcext:value-type="string">
            <text:p>1000</text:p>
          </table:table-cell>
          <table:table-cell table:formula="of:=VLOOKUP([.I3];[types.$C$2:.$E$33];3;0)" office:value-type="string" office:string-value="tempt" calcext:value-type="string">
            <text:p>tempt</text:p>
          </table:table-cell>
          <table:table-cell table:formula="of:=MID([.C3];17;2)&amp;MID([.C3];15;2)" office:value-type="string" office:string-value="8000" calcext:value-type="string">
            <text:p>8000</text:p>
          </table:table-cell>
          <table:table-cell table:formula="of:=MID([.C3];13;2)&amp;MID([.C3];11;2)" office:value-type="string" office:string-value="7fff" calcext:value-type="string">
            <text:p>7fff</text:p>
          </table:table-cell>
          <table:table-cell table:formula="of:=MID([.C3];21;2)&amp;MID([.C3];19;2)" office:value-type="string" office:string-value="0114" calcext:value-type="string">
            <text:p>0114</text:p>
          </table:table-cell>
        </table:table-row>
        <table:table-row table:style-name="ro2" table:visibility="filter">
          <table:table-cell table:formula="of:=IF([.G4]=31;TEXT([.D4];&quot;00&quot;)&amp;&quot;-&quot;&amp;TEXT([.E4];&quot;000&quot;);TEXT([.G4];&quot;00&quot;)&amp;&quot;-&quot;&amp;TEXT([.H4];&quot;000&quot;))" office:value-type="string" office:string-value="00-001" calcext:value-type="string">
            <text:p>00-001</text:p>
          </table:table-cell>
          <table:table-cell table:style-name="ce3" office:value-type="string" calcext:value-type="string">
            <text:p>011506210400811040</text:p>
          </table:table-cell>
          <table:table-cell office:value-type="string" calcext:value-type="string">
            <text:p>0a01800d02ff7f00800000</text:p>
          </table:table-cell>
          <table:table-cell table:formula="of:=BITAND(HEX2DEC(MID([.B4];11;2));31)" office:value-type="float" office:value="0" calcext:value-type="float">
            <text:p>0</text:p>
          </table:table-cell>
          <table:table-cell table:formula="of:=BITAND(HEX2DEC(MID([.B4];13;2));127)" office:value-type="float" office:value="1" calcext:value-type="float">
            <text:p>1</text:p>
          </table:table-cell>
          <table:table-cell table:formula="of:=BITAND(HEX2DEC(MID([.B4];15;1));7)" office:value-type="float" office:value="1" calcext:value-type="float">
            <text:p>1</text:p>
          </table:table-cell>
          <table:table-cell table:formula="of:=BITAND(BITRSHIFT(HEX2DEC(MID([.C4];5;2)&amp;MID([.C4];3;2));7);31)" office:value-type="float" office:value="0" calcext:value-type="float">
            <text:p>0</text:p>
          </table:table-cell>
          <table:table-cell table:formula="of:=BITAND(HEX2DEC(MID([.C4];3;2));127)" office:value-type="float" office:value="1" calcext:value-type="float">
            <text:p>1</text:p>
          </table:table-cell>
          <table:table-cell table:formula="of:=HEX2DEC(MID([.C4];7;2))&amp;&quot;-&quot;&amp;HEX2DEC(MID([.C4];9;2))" office:value-type="string" office:string-value="13-2" calcext:value-type="string">
            <text:p>13-2</text:p>
          </table:table-cell>
          <table:table-cell table:formula="of:=MID(HEX2BIN(&quot;1&quot;&amp;MID([.C4];5;1));2;4)" office:value-type="string" office:string-value="1000" calcext:value-type="string">
            <text:p>1000</text:p>
          </table:table-cell>
          <table:table-cell table:formula="of:=VLOOKUP([.I4];[types.$C$2:.$E$33];3;0)" office:value-type="string" office:string-value="tempt" calcext:value-type="string">
            <text:p>tempt</text:p>
          </table:table-cell>
          <table:table-cell table:formula="of:=MID([.C4];17;2)&amp;MID([.C4];15;2)" office:value-type="string" office:string-value="8000" calcext:value-type="string">
            <text:p>8000</text:p>
          </table:table-cell>
          <table:table-cell table:formula="of:=MID([.C4];13;2)&amp;MID([.C4];11;2)" office:value-type="string" office:string-value="7fff" calcext:value-type="string">
            <text:p>7fff</text:p>
          </table:table-cell>
          <table:table-cell table:formula="of:=MID([.C4];21;2)&amp;MID([.C4];19;2)" office:value-type="string" office:string-value="0000" calcext:value-type="string">
            <text:p>0000</text:p>
          </table:table-cell>
        </table:table-row>
        <table:table-row table:style-name="ro2" table:visibility="filter">
          <table:table-cell table:formula="of:=IF([.G5]=31;TEXT([.D5];&quot;00&quot;)&amp;&quot;-&quot;&amp;TEXT([.E5];&quot;000&quot;);TEXT([.G5];&quot;00&quot;)&amp;&quot;-&quot;&amp;TEXT([.H5];&quot;000&quot;))" office:value-type="string" office:string-value="00-001" calcext:value-type="string">
            <text:p>00-001</text:p>
          </table:table-cell>
          <table:table-cell table:style-name="ce3" office:value-type="string" calcext:value-type="string">
            <text:p>011506210400812040</text:p>
          </table:table-cell>
          <table:table-cell office:value-type="string" calcext:value-type="string">
            <text:p>0a01800d02ff7f00800000</text:p>
          </table:table-cell>
          <table:table-cell table:formula="of:=BITAND(HEX2DEC(MID([.B5];11;2));31)" office:value-type="float" office:value="0" calcext:value-type="float">
            <text:p>0</text:p>
          </table:table-cell>
          <table:table-cell table:formula="of:=BITAND(HEX2DEC(MID([.B5];13;2));127)" office:value-type="float" office:value="1" calcext:value-type="float">
            <text:p>1</text:p>
          </table:table-cell>
          <table:table-cell table:formula="of:=BITAND(HEX2DEC(MID([.B5];15;1));7)" office:value-type="float" office:value="2" calcext:value-type="float">
            <text:p>2</text:p>
          </table:table-cell>
          <table:table-cell table:formula="of:=BITAND(BITRSHIFT(HEX2DEC(MID([.C5];5;2)&amp;MID([.C5];3;2));7);31)" office:value-type="float" office:value="0" calcext:value-type="float">
            <text:p>0</text:p>
          </table:table-cell>
          <table:table-cell table:formula="of:=BITAND(HEX2DEC(MID([.C5];3;2));127)" office:value-type="float" office:value="1" calcext:value-type="float">
            <text:p>1</text:p>
          </table:table-cell>
          <table:table-cell table:formula="of:=HEX2DEC(MID([.C5];7;2))&amp;&quot;-&quot;&amp;HEX2DEC(MID([.C5];9;2))" office:value-type="string" office:string-value="13-2" calcext:value-type="string">
            <text:p>13-2</text:p>
          </table:table-cell>
          <table:table-cell table:formula="of:=MID(HEX2BIN(&quot;1&quot;&amp;MID([.C5];5;1));2;4)" office:value-type="string" office:string-value="1000" calcext:value-type="string">
            <text:p>1000</text:p>
          </table:table-cell>
          <table:table-cell table:formula="of:=VLOOKUP([.I5];[types.$C$2:.$E$33];3;0)" office:value-type="string" office:string-value="tempt" calcext:value-type="string">
            <text:p>tempt</text:p>
          </table:table-cell>
          <table:table-cell table:formula="of:=MID([.C5];17;2)&amp;MID([.C5];15;2)" office:value-type="string" office:string-value="8000" calcext:value-type="string">
            <text:p>8000</text:p>
          </table:table-cell>
          <table:table-cell table:formula="of:=MID([.C5];13;2)&amp;MID([.C5];11;2)" office:value-type="string" office:string-value="7fff" calcext:value-type="string">
            <text:p>7fff</text:p>
          </table:table-cell>
          <table:table-cell table:formula="of:=MID([.C5];21;2)&amp;MID([.C5];19;2)" office:value-type="string" office:string-value="0000" calcext:value-type="string">
            <text:p>0000</text:p>
          </table:table-cell>
        </table:table-row>
        <table:table-row table:style-name="ro2" table:visibility="filter">
          <table:table-cell table:formula="of:=IF([.G6]=31;TEXT([.D6];&quot;00&quot;)&amp;&quot;-&quot;&amp;TEXT([.E6];&quot;000&quot;);TEXT([.G6];&quot;00&quot;)&amp;&quot;-&quot;&amp;TEXT([.H6];&quot;000&quot;))" office:value-type="string" office:string-value="00-002" calcext:value-type="string">
            <text:p>00-002</text:p>
          </table:table-cell>
          <table:table-cell table:style-name="ce3" office:value-type="string" calcext:value-type="string">
            <text:p>011506210400821040</text:p>
          </table:table-cell>
          <table:table-cell office:value-type="string" calcext:value-type="string">
            <text:p>0a02800d02ff7f00800000</text:p>
          </table:table-cell>
          <table:table-cell table:formula="of:=BITAND(HEX2DEC(MID([.B6];11;2));31)" office:value-type="float" office:value="0" calcext:value-type="float">
            <text:p>0</text:p>
          </table:table-cell>
          <table:table-cell table:formula="of:=BITAND(HEX2DEC(MID([.B6];13;2));127)" office:value-type="float" office:value="2" calcext:value-type="float">
            <text:p>2</text:p>
          </table:table-cell>
          <table:table-cell table:formula="of:=BITAND(HEX2DEC(MID([.B6];15;1));7)" office:value-type="float" office:value="1" calcext:value-type="float">
            <text:p>1</text:p>
          </table:table-cell>
          <table:table-cell table:formula="of:=BITAND(BITRSHIFT(HEX2DEC(MID([.C6];5;2)&amp;MID([.C6];3;2));7);31)" office:value-type="float" office:value="0" calcext:value-type="float">
            <text:p>0</text:p>
          </table:table-cell>
          <table:table-cell table:formula="of:=BITAND(HEX2DEC(MID([.C6];3;2));127)" office:value-type="float" office:value="2" calcext:value-type="float">
            <text:p>2</text:p>
          </table:table-cell>
          <table:table-cell table:formula="of:=HEX2DEC(MID([.C6];7;2))&amp;&quot;-&quot;&amp;HEX2DEC(MID([.C6];9;2))" office:value-type="string" office:string-value="13-2" calcext:value-type="string">
            <text:p>13-2</text:p>
          </table:table-cell>
          <table:table-cell table:formula="of:=MID(HEX2BIN(&quot;1&quot;&amp;MID([.C6];5;1));2;4)" office:value-type="string" office:string-value="1000" calcext:value-type="string">
            <text:p>1000</text:p>
          </table:table-cell>
          <table:table-cell table:formula="of:=VLOOKUP([.I6];[types.$C$2:.$E$33];3;0)" office:value-type="string" office:string-value="tempt" calcext:value-type="string">
            <text:p>tempt</text:p>
          </table:table-cell>
          <table:table-cell table:formula="of:=MID([.C6];17;2)&amp;MID([.C6];15;2)" office:value-type="string" office:string-value="8000" calcext:value-type="string">
            <text:p>8000</text:p>
          </table:table-cell>
          <table:table-cell table:formula="of:=MID([.C6];13;2)&amp;MID([.C6];11;2)" office:value-type="string" office:string-value="7fff" calcext:value-type="string">
            <text:p>7fff</text:p>
          </table:table-cell>
          <table:table-cell table:formula="of:=MID([.C6];21;2)&amp;MID([.C6];19;2)" office:value-type="string" office:string-value="0000" calcext:value-type="string">
            <text:p>0000</text:p>
          </table:table-cell>
        </table:table-row>
        <table:table-row table:style-name="ro2" table:visibility="filter">
          <table:table-cell table:formula="of:=IF([.G7]=31;TEXT([.D7];&quot;00&quot;)&amp;&quot;-&quot;&amp;TEXT([.E7];&quot;000&quot;);TEXT([.G7];&quot;00&quot;)&amp;&quot;-&quot;&amp;TEXT([.H7];&quot;000&quot;))" office:value-type="string" office:string-value="00-002" calcext:value-type="string">
            <text:p>00-002</text:p>
          </table:table-cell>
          <table:table-cell table:style-name="ce3" office:value-type="string" calcext:value-type="string">
            <text:p>011506210400822040</text:p>
          </table:table-cell>
          <table:table-cell office:value-type="string" calcext:value-type="string">
            <text:p>0a02800d02ff7f00800000</text:p>
          </table:table-cell>
          <table:table-cell table:formula="of:=BITAND(HEX2DEC(MID([.B7];11;2));31)" office:value-type="float" office:value="0" calcext:value-type="float">
            <text:p>0</text:p>
          </table:table-cell>
          <table:table-cell table:formula="of:=BITAND(HEX2DEC(MID([.B7];13;2));127)" office:value-type="float" office:value="2" calcext:value-type="float">
            <text:p>2</text:p>
          </table:table-cell>
          <table:table-cell table:formula="of:=BITAND(HEX2DEC(MID([.B7];15;1));7)" office:value-type="float" office:value="2" calcext:value-type="float">
            <text:p>2</text:p>
          </table:table-cell>
          <table:table-cell table:formula="of:=BITAND(BITRSHIFT(HEX2DEC(MID([.C7];5;2)&amp;MID([.C7];3;2));7);31)" office:value-type="float" office:value="0" calcext:value-type="float">
            <text:p>0</text:p>
          </table:table-cell>
          <table:table-cell table:formula="of:=BITAND(HEX2DEC(MID([.C7];3;2));127)" office:value-type="float" office:value="2" calcext:value-type="float">
            <text:p>2</text:p>
          </table:table-cell>
          <table:table-cell table:formula="of:=HEX2DEC(MID([.C7];7;2))&amp;&quot;-&quot;&amp;HEX2DEC(MID([.C7];9;2))" office:value-type="string" office:string-value="13-2" calcext:value-type="string">
            <text:p>13-2</text:p>
          </table:table-cell>
          <table:table-cell table:formula="of:=MID(HEX2BIN(&quot;1&quot;&amp;MID([.C7];5;1));2;4)" office:value-type="string" office:string-value="1000" calcext:value-type="string">
            <text:p>1000</text:p>
          </table:table-cell>
          <table:table-cell table:formula="of:=VLOOKUP([.I7];[types.$C$2:.$E$33];3;0)" office:value-type="string" office:string-value="tempt" calcext:value-type="string">
            <text:p>tempt</text:p>
          </table:table-cell>
          <table:table-cell table:formula="of:=MID([.C7];17;2)&amp;MID([.C7];15;2)" office:value-type="string" office:string-value="8000" calcext:value-type="string">
            <text:p>8000</text:p>
          </table:table-cell>
          <table:table-cell table:formula="of:=MID([.C7];13;2)&amp;MID([.C7];11;2)" office:value-type="string" office:string-value="7fff" calcext:value-type="string">
            <text:p>7fff</text:p>
          </table:table-cell>
          <table:table-cell table:formula="of:=MID([.C7];21;2)&amp;MID([.C7];19;2)" office:value-type="string" office:string-value="0000" calcext:value-type="string">
            <text:p>0000</text:p>
          </table:table-cell>
        </table:table-row>
        <table:table-row table:style-name="ro2" table:visibility="filter">
          <table:table-cell table:formula="of:=IF([.G8]=31;TEXT([.D8];&quot;00&quot;)&amp;&quot;-&quot;&amp;TEXT([.E8];&quot;000&quot;);TEXT([.G8];&quot;00&quot;)&amp;&quot;-&quot;&amp;TEXT([.H8];&quot;000&quot;))" office:value-type="string" office:string-value="00-003" calcext:value-type="string">
            <text:p>00-003</text:p>
          </table:table-cell>
          <table:table-cell table:style-name="ce3" office:value-type="string" calcext:value-type="string">
            <text:p>011506210400831040</text:p>
          </table:table-cell>
          <table:table-cell office:value-type="string" calcext:value-type="string">
            <text:p>0a03800d02ff7f00800000</text:p>
          </table:table-cell>
          <table:table-cell table:formula="of:=BITAND(HEX2DEC(MID([.B8];11;2));31)" office:value-type="float" office:value="0" calcext:value-type="float">
            <text:p>0</text:p>
          </table:table-cell>
          <table:table-cell table:formula="of:=BITAND(HEX2DEC(MID([.B8];13;2));127)" office:value-type="float" office:value="3" calcext:value-type="float">
            <text:p>3</text:p>
          </table:table-cell>
          <table:table-cell table:formula="of:=BITAND(HEX2DEC(MID([.B8];15;1));7)" office:value-type="float" office:value="1" calcext:value-type="float">
            <text:p>1</text:p>
          </table:table-cell>
          <table:table-cell table:formula="of:=BITAND(BITRSHIFT(HEX2DEC(MID([.C8];5;2)&amp;MID([.C8];3;2));7);31)" office:value-type="float" office:value="0" calcext:value-type="float">
            <text:p>0</text:p>
          </table:table-cell>
          <table:table-cell table:formula="of:=BITAND(HEX2DEC(MID([.C8];3;2));127)" office:value-type="float" office:value="3" calcext:value-type="float">
            <text:p>3</text:p>
          </table:table-cell>
          <table:table-cell table:formula="of:=HEX2DEC(MID([.C8];7;2))&amp;&quot;-&quot;&amp;HEX2DEC(MID([.C8];9;2))" office:value-type="string" office:string-value="13-2" calcext:value-type="string">
            <text:p>13-2</text:p>
          </table:table-cell>
          <table:table-cell table:formula="of:=MID(HEX2BIN(&quot;1&quot;&amp;MID([.C8];5;1));2;4)" office:value-type="string" office:string-value="1000" calcext:value-type="string">
            <text:p>1000</text:p>
          </table:table-cell>
          <table:table-cell table:formula="of:=VLOOKUP([.I8];[types.$C$2:.$E$33];3;0)" office:value-type="string" office:string-value="tempt" calcext:value-type="string">
            <text:p>tempt</text:p>
          </table:table-cell>
          <table:table-cell table:formula="of:=MID([.C8];17;2)&amp;MID([.C8];15;2)" office:value-type="string" office:string-value="8000" calcext:value-type="string">
            <text:p>8000</text:p>
          </table:table-cell>
          <table:table-cell table:formula="of:=MID([.C8];13;2)&amp;MID([.C8];11;2)" office:value-type="string" office:string-value="7fff" calcext:value-type="string">
            <text:p>7fff</text:p>
          </table:table-cell>
          <table:table-cell table:formula="of:=MID([.C8];21;2)&amp;MID([.C8];19;2)" office:value-type="string" office:string-value="0000" calcext:value-type="string">
            <text:p>0000</text:p>
          </table:table-cell>
        </table:table-row>
        <table:table-row table:style-name="ro2" table:visibility="filter">
          <table:table-cell table:formula="of:=IF([.G9]=31;TEXT([.D9];&quot;00&quot;)&amp;&quot;-&quot;&amp;TEXT([.E9];&quot;000&quot;);TEXT([.G9];&quot;00&quot;)&amp;&quot;-&quot;&amp;TEXT([.H9];&quot;000&quot;))" office:value-type="string" office:string-value="00-003" calcext:value-type="string">
            <text:p>00-003</text:p>
          </table:table-cell>
          <table:table-cell table:style-name="ce3" office:value-type="string" calcext:value-type="string">
            <text:p>011506210400832040</text:p>
          </table:table-cell>
          <table:table-cell office:value-type="string" calcext:value-type="string">
            <text:p>0a03800d02ff7f00800000</text:p>
          </table:table-cell>
          <table:table-cell table:formula="of:=BITAND(HEX2DEC(MID([.B9];11;2));31)" office:value-type="float" office:value="0" calcext:value-type="float">
            <text:p>0</text:p>
          </table:table-cell>
          <table:table-cell table:formula="of:=BITAND(HEX2DEC(MID([.B9];13;2));127)" office:value-type="float" office:value="3" calcext:value-type="float">
            <text:p>3</text:p>
          </table:table-cell>
          <table:table-cell table:formula="of:=BITAND(HEX2DEC(MID([.B9];15;1));7)" office:value-type="float" office:value="2" calcext:value-type="float">
            <text:p>2</text:p>
          </table:table-cell>
          <table:table-cell table:formula="of:=BITAND(BITRSHIFT(HEX2DEC(MID([.C9];5;2)&amp;MID([.C9];3;2));7);31)" office:value-type="float" office:value="0" calcext:value-type="float">
            <text:p>0</text:p>
          </table:table-cell>
          <table:table-cell table:formula="of:=BITAND(HEX2DEC(MID([.C9];3;2));127)" office:value-type="float" office:value="3" calcext:value-type="float">
            <text:p>3</text:p>
          </table:table-cell>
          <table:table-cell table:formula="of:=HEX2DEC(MID([.C9];7;2))&amp;&quot;-&quot;&amp;HEX2DEC(MID([.C9];9;2))" office:value-type="string" office:string-value="13-2" calcext:value-type="string">
            <text:p>13-2</text:p>
          </table:table-cell>
          <table:table-cell table:formula="of:=MID(HEX2BIN(&quot;1&quot;&amp;MID([.C9];5;1));2;4)" office:value-type="string" office:string-value="1000" calcext:value-type="string">
            <text:p>1000</text:p>
          </table:table-cell>
          <table:table-cell table:formula="of:=VLOOKUP([.I9];[types.$C$2:.$E$33];3;0)" office:value-type="string" office:string-value="tempt" calcext:value-type="string">
            <text:p>tempt</text:p>
          </table:table-cell>
          <table:table-cell table:formula="of:=MID([.C9];17;2)&amp;MID([.C9];15;2)" office:value-type="string" office:string-value="8000" calcext:value-type="string">
            <text:p>8000</text:p>
          </table:table-cell>
          <table:table-cell table:formula="of:=MID([.C9];13;2)&amp;MID([.C9];11;2)" office:value-type="string" office:string-value="7fff" calcext:value-type="string">
            <text:p>7fff</text:p>
          </table:table-cell>
          <table:table-cell table:formula="of:=MID([.C9];21;2)&amp;MID([.C9];19;2)" office:value-type="string" office:string-value="0000" calcext:value-type="string">
            <text:p>0000</text:p>
          </table:table-cell>
        </table:table-row>
        <table:table-row table:style-name="ro2" table:visibility="filter">
          <table:table-cell table:formula="of:=IF([.G10]=31;TEXT([.D10];&quot;00&quot;)&amp;&quot;-&quot;&amp;TEXT([.E10];&quot;000&quot;);TEXT([.G10];&quot;00&quot;)&amp;&quot;-&quot;&amp;TEXT([.H10];&quot;000&quot;))" office:value-type="string" office:string-value="00-004" calcext:value-type="string">
            <text:p>00-004</text:p>
          </table:table-cell>
          <table:table-cell table:style-name="ce3" office:value-type="string" calcext:value-type="string">
            <text:p>011506210400840040</text:p>
          </table:table-cell>
          <table:table-cell office:value-type="string" calcext:value-type="string">
            <text:p>0a04800d02ff7f00804301</text:p>
          </table:table-cell>
          <table:table-cell table:formula="of:=BITAND(HEX2DEC(MID([.B10];11;2));31)" office:value-type="float" office:value="0" calcext:value-type="float">
            <text:p>0</text:p>
          </table:table-cell>
          <table:table-cell table:formula="of:=BITAND(HEX2DEC(MID([.B10];13;2));127)" office:value-type="float" office:value="4" calcext:value-type="float">
            <text:p>4</text:p>
          </table:table-cell>
          <table:table-cell table:formula="of:=BITAND(HEX2DEC(MID([.B10];15;1));7)" office:value-type="float" office:value="0" calcext:value-type="float">
            <text:p>0</text:p>
          </table:table-cell>
          <table:table-cell table:formula="of:=BITAND(BITRSHIFT(HEX2DEC(MID([.C10];5;2)&amp;MID([.C10];3;2));7);31)" office:value-type="float" office:value="0" calcext:value-type="float">
            <text:p>0</text:p>
          </table:table-cell>
          <table:table-cell table:formula="of:=BITAND(HEX2DEC(MID([.C10];3;2));127)" office:value-type="float" office:value="4" calcext:value-type="float">
            <text:p>4</text:p>
          </table:table-cell>
          <table:table-cell table:formula="of:=HEX2DEC(MID([.C10];7;2))&amp;&quot;-&quot;&amp;HEX2DEC(MID([.C10];9;2))" office:value-type="string" office:string-value="13-2" calcext:value-type="string">
            <text:p>13-2</text:p>
          </table:table-cell>
          <table:table-cell table:formula="of:=MID(HEX2BIN(&quot;1&quot;&amp;MID([.C10];5;1));2;4)" office:value-type="string" office:string-value="1000" calcext:value-type="string">
            <text:p>1000</text:p>
          </table:table-cell>
          <table:table-cell table:formula="of:=VLOOKUP([.I10];[types.$C$2:.$E$33];3;0)" office:value-type="string" office:string-value="tempt" calcext:value-type="string">
            <text:p>tempt</text:p>
          </table:table-cell>
          <table:table-cell table:formula="of:=MID([.C10];17;2)&amp;MID([.C10];15;2)" office:value-type="string" office:string-value="8000" calcext:value-type="string">
            <text:p>8000</text:p>
          </table:table-cell>
          <table:table-cell table:formula="of:=MID([.C10];13;2)&amp;MID([.C10];11;2)" office:value-type="string" office:string-value="7fff" calcext:value-type="string">
            <text:p>7fff</text:p>
          </table:table-cell>
          <table:table-cell table:formula="of:=MID([.C10];21;2)&amp;MID([.C10];19;2)" office:value-type="string" office:string-value="0143" calcext:value-type="string">
            <text:p>0143</text:p>
          </table:table-cell>
        </table:table-row>
        <table:table-row table:style-name="ro2" table:visibility="filter">
          <table:table-cell table:formula="of:=IF([.G11]=31;TEXT([.D11];&quot;00&quot;)&amp;&quot;-&quot;&amp;TEXT([.E11];&quot;000&quot;);TEXT([.G11];&quot;00&quot;)&amp;&quot;-&quot;&amp;TEXT([.H11];&quot;000&quot;))" office:value-type="string" office:string-value="00-005" calcext:value-type="string">
            <text:p>00-005</text:p>
          </table:table-cell>
          <table:table-cell table:style-name="ce3" office:value-type="string" calcext:value-type="string">
            <text:p>011506210400850040</text:p>
          </table:table-cell>
          <table:table-cell office:value-type="string" calcext:value-type="string">
            <text:p>0a05800d02ff7f00800000</text:p>
          </table:table-cell>
          <table:table-cell table:formula="of:=BITAND(HEX2DEC(MID([.B11];11;2));31)" office:value-type="float" office:value="0" calcext:value-type="float">
            <text:p>0</text:p>
          </table:table-cell>
          <table:table-cell table:formula="of:=BITAND(HEX2DEC(MID([.B11];13;2));127)" office:value-type="float" office:value="5" calcext:value-type="float">
            <text:p>5</text:p>
          </table:table-cell>
          <table:table-cell table:formula="of:=BITAND(HEX2DEC(MID([.B11];15;1));7)" office:value-type="float" office:value="0" calcext:value-type="float">
            <text:p>0</text:p>
          </table:table-cell>
          <table:table-cell table:formula="of:=BITAND(BITRSHIFT(HEX2DEC(MID([.C11];5;2)&amp;MID([.C11];3;2));7);31)" office:value-type="float" office:value="0" calcext:value-type="float">
            <text:p>0</text:p>
          </table:table-cell>
          <table:table-cell table:formula="of:=BITAND(HEX2DEC(MID([.C11];3;2));127)" office:value-type="float" office:value="5" calcext:value-type="float">
            <text:p>5</text:p>
          </table:table-cell>
          <table:table-cell table:formula="of:=HEX2DEC(MID([.C11];7;2))&amp;&quot;-&quot;&amp;HEX2DEC(MID([.C11];9;2))" office:value-type="string" office:string-value="13-2" calcext:value-type="string">
            <text:p>13-2</text:p>
          </table:table-cell>
          <table:table-cell table:formula="of:=MID(HEX2BIN(&quot;1&quot;&amp;MID([.C11];5;1));2;4)" office:value-type="string" office:string-value="1000" calcext:value-type="string">
            <text:p>1000</text:p>
          </table:table-cell>
          <table:table-cell table:formula="of:=VLOOKUP([.I11];[types.$C$2:.$E$33];3;0)" office:value-type="string" office:string-value="tempt" calcext:value-type="string">
            <text:p>tempt</text:p>
          </table:table-cell>
          <table:table-cell table:formula="of:=MID([.C11];17;2)&amp;MID([.C11];15;2)" office:value-type="string" office:string-value="8000" calcext:value-type="string">
            <text:p>8000</text:p>
          </table:table-cell>
          <table:table-cell table:formula="of:=MID([.C11];13;2)&amp;MID([.C11];11;2)" office:value-type="string" office:string-value="7fff" calcext:value-type="string">
            <text:p>7fff</text:p>
          </table:table-cell>
          <table:table-cell table:formula="of:=MID([.C11];21;2)&amp;MID([.C11];19;2)" office:value-type="string" office:string-value="0000" calcext:value-type="string">
            <text:p>0000</text:p>
          </table:table-cell>
        </table:table-row>
        <table:table-row table:style-name="ro2" table:visibility="filter">
          <table:table-cell table:formula="of:=IF([.G12]=31;TEXT([.D12];&quot;00&quot;)&amp;&quot;-&quot;&amp;TEXT([.E12];&quot;000&quot;);TEXT([.G12];&quot;00&quot;)&amp;&quot;-&quot;&amp;TEXT([.H12];&quot;000&quot;))" office:value-type="string" office:string-value="00-007" calcext:value-type="string">
            <text:p>00-007</text:p>
          </table:table-cell>
          <table:table-cell table:style-name="ce3" office:value-type="string" calcext:value-type="string">
            <text:p>011506210400870040</text:p>
          </table:table-cell>
          <table:table-cell office:value-type="string" calcext:value-type="string">
            <text:p>0a07800d02ff7f00805001</text:p>
          </table:table-cell>
          <table:table-cell table:formula="of:=BITAND(HEX2DEC(MID([.B12];11;2));31)" office:value-type="float" office:value="0" calcext:value-type="float">
            <text:p>0</text:p>
          </table:table-cell>
          <table:table-cell table:formula="of:=BITAND(HEX2DEC(MID([.B12];13;2));127)" office:value-type="float" office:value="7" calcext:value-type="float">
            <text:p>7</text:p>
          </table:table-cell>
          <table:table-cell table:formula="of:=BITAND(HEX2DEC(MID([.B12];15;1));7)" office:value-type="float" office:value="0" calcext:value-type="float">
            <text:p>0</text:p>
          </table:table-cell>
          <table:table-cell table:formula="of:=BITAND(BITRSHIFT(HEX2DEC(MID([.C12];5;2)&amp;MID([.C12];3;2));7);31)" office:value-type="float" office:value="0" calcext:value-type="float">
            <text:p>0</text:p>
          </table:table-cell>
          <table:table-cell table:formula="of:=BITAND(HEX2DEC(MID([.C12];3;2));127)" office:value-type="float" office:value="7" calcext:value-type="float">
            <text:p>7</text:p>
          </table:table-cell>
          <table:table-cell table:formula="of:=HEX2DEC(MID([.C12];7;2))&amp;&quot;-&quot;&amp;HEX2DEC(MID([.C12];9;2))" office:value-type="string" office:string-value="13-2" calcext:value-type="string">
            <text:p>13-2</text:p>
          </table:table-cell>
          <table:table-cell table:formula="of:=MID(HEX2BIN(&quot;1&quot;&amp;MID([.C12];5;1));2;4)" office:value-type="string" office:string-value="1000" calcext:value-type="string">
            <text:p>1000</text:p>
          </table:table-cell>
          <table:table-cell table:formula="of:=VLOOKUP([.I12];[types.$C$2:.$E$33];3;0)" office:value-type="string" office:string-value="tempt" calcext:value-type="string">
            <text:p>tempt</text:p>
          </table:table-cell>
          <table:table-cell table:formula="of:=MID([.C12];17;2)&amp;MID([.C12];15;2)" office:value-type="string" office:string-value="8000" calcext:value-type="string">
            <text:p>8000</text:p>
          </table:table-cell>
          <table:table-cell table:formula="of:=MID([.C12];13;2)&amp;MID([.C12];11;2)" office:value-type="string" office:string-value="7fff" calcext:value-type="string">
            <text:p>7fff</text:p>
          </table:table-cell>
          <table:table-cell table:formula="of:=MID([.C12];21;2)&amp;MID([.C12];19;2)" office:value-type="string" office:string-value="0150" calcext:value-type="string">
            <text:p>0150</text:p>
          </table:table-cell>
        </table:table-row>
        <table:table-row table:style-name="ro2" table:visibility="filter">
          <table:table-cell table:formula="of:=IF([.G13]=31;TEXT([.D13];&quot;00&quot;)&amp;&quot;-&quot;&amp;TEXT([.E13];&quot;000&quot;);TEXT([.G13];&quot;00&quot;)&amp;&quot;-&quot;&amp;TEXT([.H13];&quot;000&quot;))" office:value-type="string" office:string-value="00-008" calcext:value-type="string">
            <text:p>00-008</text:p>
          </table:table-cell>
          <table:table-cell table:style-name="ce3" office:value-type="string" calcext:value-type="string">
            <text:p>011506210400880040</text:p>
          </table:table-cell>
          <table:table-cell office:value-type="string" calcext:value-type="string">
            <text:p>0a08800d02ff7f00804501</text:p>
          </table:table-cell>
          <table:table-cell table:formula="of:=BITAND(HEX2DEC(MID([.B13];11;2));31)" office:value-type="float" office:value="0" calcext:value-type="float">
            <text:p>0</text:p>
          </table:table-cell>
          <table:table-cell table:formula="of:=BITAND(HEX2DEC(MID([.B13];13;2));127)" office:value-type="float" office:value="8" calcext:value-type="float">
            <text:p>8</text:p>
          </table:table-cell>
          <table:table-cell table:formula="of:=BITAND(HEX2DEC(MID([.B13];15;1));7)" office:value-type="float" office:value="0" calcext:value-type="float">
            <text:p>0</text:p>
          </table:table-cell>
          <table:table-cell table:formula="of:=BITAND(BITRSHIFT(HEX2DEC(MID([.C13];5;2)&amp;MID([.C13];3;2));7);31)" office:value-type="float" office:value="0" calcext:value-type="float">
            <text:p>0</text:p>
          </table:table-cell>
          <table:table-cell table:formula="of:=BITAND(HEX2DEC(MID([.C13];3;2));127)" office:value-type="float" office:value="8" calcext:value-type="float">
            <text:p>8</text:p>
          </table:table-cell>
          <table:table-cell table:formula="of:=HEX2DEC(MID([.C13];7;2))&amp;&quot;-&quot;&amp;HEX2DEC(MID([.C13];9;2))" office:value-type="string" office:string-value="13-2" calcext:value-type="string">
            <text:p>13-2</text:p>
          </table:table-cell>
          <table:table-cell table:formula="of:=MID(HEX2BIN(&quot;1&quot;&amp;MID([.C13];5;1));2;4)" office:value-type="string" office:string-value="1000" calcext:value-type="string">
            <text:p>1000</text:p>
          </table:table-cell>
          <table:table-cell table:formula="of:=VLOOKUP([.I13];[types.$C$2:.$E$33];3;0)" office:value-type="string" office:string-value="tempt" calcext:value-type="string">
            <text:p>tempt</text:p>
          </table:table-cell>
          <table:table-cell table:formula="of:=MID([.C13];17;2)&amp;MID([.C13];15;2)" office:value-type="string" office:string-value="8000" calcext:value-type="string">
            <text:p>8000</text:p>
          </table:table-cell>
          <table:table-cell table:formula="of:=MID([.C13];13;2)&amp;MID([.C13];11;2)" office:value-type="string" office:string-value="7fff" calcext:value-type="string">
            <text:p>7fff</text:p>
          </table:table-cell>
          <table:table-cell table:formula="of:=MID([.C13];21;2)&amp;MID([.C13];19;2)" office:value-type="string" office:string-value="0145" calcext:value-type="string">
            <text:p>0145</text:p>
          </table:table-cell>
        </table:table-row>
        <table:table-row table:style-name="ro2" table:visibility="filter">
          <table:table-cell table:formula="of:=IF([.G14]=31;TEXT([.D14];&quot;00&quot;)&amp;&quot;-&quot;&amp;TEXT([.E14];&quot;000&quot;);TEXT([.G14];&quot;00&quot;)&amp;&quot;-&quot;&amp;TEXT([.H14];&quot;000&quot;))" office:value-type="string" office:string-value="00-011" calcext:value-type="string">
            <text:p>00-011</text:p>
          </table:table-cell>
          <table:table-cell office:value-type="string" calcext:value-type="string">
            <text:p>0115062104008b0040</text:p>
          </table:table-cell>
          <table:table-cell office:value-type="string" calcext:value-type="string">
            <text:p>0a0b800000ff0000090000</text:p>
          </table:table-cell>
          <table:table-cell table:formula="of:=BITAND(HEX2DEC(MID([.B14];11;2));31)" office:value-type="float" office:value="0" calcext:value-type="float">
            <text:p>0</text:p>
          </table:table-cell>
          <table:table-cell table:formula="of:=BITAND(HEX2DEC(MID([.B14];13;2));127)" office:value-type="float" office:value="11" calcext:value-type="float">
            <text:p>11</text:p>
          </table:table-cell>
          <table:table-cell table:formula="of:=BITAND(HEX2DEC(MID([.B14];15;1));7)" office:value-type="float" office:value="0" calcext:value-type="float">
            <text:p>0</text:p>
          </table:table-cell>
          <table:table-cell table:formula="of:=BITAND(BITRSHIFT(HEX2DEC(MID([.C14];5;2)&amp;MID([.C14];3;2));7);31)" office:value-type="float" office:value="0" calcext:value-type="float">
            <text:p>0</text:p>
          </table:table-cell>
          <table:table-cell table:formula="of:=BITAND(HEX2DEC(MID([.C14];3;2));127)" office:value-type="float" office:value="11" calcext:value-type="float">
            <text:p>11</text:p>
          </table:table-cell>
          <table:table-cell table:formula="of:=HEX2DEC(MID([.C14];7;2))&amp;&quot;-&quot;&amp;HEX2DEC(MID([.C14];9;2))" office:value-type="string" office:string-value="0-0" calcext:value-type="string">
            <text:p>0-0</text:p>
          </table:table-cell>
          <table:table-cell table:formula="of:=MID(HEX2BIN(&quot;1&quot;&amp;MID([.C14];5;1));2;4)" office:value-type="string" office:string-value="1000" calcext:value-type="string">
            <text:p>1000</text:p>
          </table:table-cell>
          <table:table-cell table:formula="of:=VLOOKUP([.I14];[types.$C$2:.$E$33];3;0)" office:value-type="string" office:string-value="UIN" calcext:value-type="string">
            <text:p>UIN</text:p>
          </table:table-cell>
          <table:table-cell table:formula="of:=MID([.C14];17;2)&amp;MID([.C14];15;2)" office:value-type="string" office:string-value="0900" calcext:value-type="string">
            <text:p>0900</text:p>
          </table:table-cell>
          <table:table-cell table:formula="of:=MID([.C14];13;2)&amp;MID([.C14];11;2)" office:value-type="string" office:string-value="00ff" calcext:value-type="string">
            <text:p>00ff</text:p>
          </table:table-cell>
          <table:table-cell table:formula="of:=MID([.C14];21;2)&amp;MID([.C14];19;2)" office:value-type="string" office:string-value="0000" calcext:value-type="string">
            <text:p>0000</text:p>
          </table:table-cell>
        </table:table-row>
        <table:table-row table:style-name="ro2" table:visibility="filter">
          <table:table-cell table:formula="of:=IF([.G15]=31;TEXT([.D15];&quot;00&quot;)&amp;&quot;-&quot;&amp;TEXT([.E15];&quot;000&quot;);TEXT([.G15];&quot;00&quot;)&amp;&quot;-&quot;&amp;TEXT([.H15];&quot;000&quot;))" office:value-type="string" office:string-value="00-014" calcext:value-type="string">
            <text:p>00-014</text:p>
          </table:table-cell>
          <table:table-cell table:style-name="ce3" office:value-type="string" calcext:value-type="string">
            <text:p>0115062104008e0040</text:p>
          </table:table-cell>
          <table:table-cell office:value-type="string" calcext:value-type="string">
            <text:p>0a0e800d02ff7f00800000</text:p>
          </table:table-cell>
          <table:table-cell table:formula="of:=BITAND(HEX2DEC(MID([.B15];11;2));31)" office:value-type="float" office:value="0" calcext:value-type="float">
            <text:p>0</text:p>
          </table:table-cell>
          <table:table-cell table:formula="of:=BITAND(HEX2DEC(MID([.B15];13;2));127)" office:value-type="float" office:value="14" calcext:value-type="float">
            <text:p>14</text:p>
          </table:table-cell>
          <table:table-cell table:formula="of:=BITAND(HEX2DEC(MID([.B15];15;1));7)" office:value-type="float" office:value="0" calcext:value-type="float">
            <text:p>0</text:p>
          </table:table-cell>
          <table:table-cell table:formula="of:=BITAND(BITRSHIFT(HEX2DEC(MID([.C15];5;2)&amp;MID([.C15];3;2));7);31)" office:value-type="float" office:value="0" calcext:value-type="float">
            <text:p>0</text:p>
          </table:table-cell>
          <table:table-cell table:formula="of:=BITAND(HEX2DEC(MID([.C15];3;2));127)" office:value-type="float" office:value="14" calcext:value-type="float">
            <text:p>14</text:p>
          </table:table-cell>
          <table:table-cell table:formula="of:=HEX2DEC(MID([.C15];7;2))&amp;&quot;-&quot;&amp;HEX2DEC(MID([.C15];9;2))" office:value-type="string" office:string-value="13-2" calcext:value-type="string">
            <text:p>13-2</text:p>
          </table:table-cell>
          <table:table-cell table:formula="of:=MID(HEX2BIN(&quot;1&quot;&amp;MID([.C15];5;1));2;4)" office:value-type="string" office:string-value="1000" calcext:value-type="string">
            <text:p>1000</text:p>
          </table:table-cell>
          <table:table-cell table:formula="of:=VLOOKUP([.I15];[types.$C$2:.$E$33];3;0)" office:value-type="string" office:string-value="tempt" calcext:value-type="string">
            <text:p>tempt</text:p>
          </table:table-cell>
          <table:table-cell table:formula="of:=MID([.C15];17;2)&amp;MID([.C15];15;2)" office:value-type="string" office:string-value="8000" calcext:value-type="string">
            <text:p>8000</text:p>
          </table:table-cell>
          <table:table-cell table:formula="of:=MID([.C15];13;2)&amp;MID([.C15];11;2)" office:value-type="string" office:string-value="7fff" calcext:value-type="string">
            <text:p>7fff</text:p>
          </table:table-cell>
          <table:table-cell table:formula="of:=MID([.C15];21;2)&amp;MID([.C15];19;2)" office:value-type="string" office:string-value="0000" calcext:value-type="string">
            <text:p>0000</text:p>
          </table:table-cell>
        </table:table-row>
        <table:table-row table:style-name="ro2" table:visibility="filter">
          <table:table-cell table:formula="of:=IF([.G16]=31;TEXT([.D16];&quot;00&quot;)&amp;&quot;-&quot;&amp;TEXT([.E16];&quot;000&quot;);TEXT([.G16];&quot;00&quot;)&amp;&quot;-&quot;&amp;TEXT([.H16];&quot;000&quot;))" office:value-type="string" office:string-value="00-015" calcext:value-type="string">
            <text:p>00-015</text:p>
          </table:table-cell>
          <table:table-cell office:value-type="string" calcext:value-type="string">
            <text:p>0115062104008f0040</text:p>
          </table:table-cell>
          <table:table-cell office:value-type="string" calcext:value-type="string">
            <text:p>0a0f800d02ff7f0080be01</text:p>
          </table:table-cell>
          <table:table-cell table:formula="of:=BITAND(HEX2DEC(MID([.B16];11;2));31)" office:value-type="float" office:value="0" calcext:value-type="float">
            <text:p>0</text:p>
          </table:table-cell>
          <table:table-cell table:formula="of:=BITAND(HEX2DEC(MID([.B16];13;2));127)" office:value-type="float" office:value="15" calcext:value-type="float">
            <text:p>15</text:p>
          </table:table-cell>
          <table:table-cell table:formula="of:=BITAND(HEX2DEC(MID([.B16];15;1));7)" office:value-type="float" office:value="0" calcext:value-type="float">
            <text:p>0</text:p>
          </table:table-cell>
          <table:table-cell table:formula="of:=BITAND(BITRSHIFT(HEX2DEC(MID([.C16];5;2)&amp;MID([.C16];3;2));7);31)" office:value-type="float" office:value="0" calcext:value-type="float">
            <text:p>0</text:p>
          </table:table-cell>
          <table:table-cell table:formula="of:=BITAND(HEX2DEC(MID([.C16];3;2));127)" office:value-type="float" office:value="15" calcext:value-type="float">
            <text:p>15</text:p>
          </table:table-cell>
          <table:table-cell table:formula="of:=HEX2DEC(MID([.C16];7;2))&amp;&quot;-&quot;&amp;HEX2DEC(MID([.C16];9;2))" office:value-type="string" office:string-value="13-2" calcext:value-type="string">
            <text:p>13-2</text:p>
          </table:table-cell>
          <table:table-cell table:formula="of:=MID(HEX2BIN(&quot;1&quot;&amp;MID([.C16];5;1));2;4)" office:value-type="string" office:string-value="1000" calcext:value-type="string">
            <text:p>1000</text:p>
          </table:table-cell>
          <table:table-cell table:formula="of:=VLOOKUP([.I16];[types.$C$2:.$E$33];3;0)" office:value-type="string" office:string-value="tempt" calcext:value-type="string">
            <text:p>tempt</text:p>
          </table:table-cell>
          <table:table-cell table:formula="of:=MID([.C16];17;2)&amp;MID([.C16];15;2)" office:value-type="string" office:string-value="8000" calcext:value-type="string">
            <text:p>8000</text:p>
          </table:table-cell>
          <table:table-cell table:formula="of:=MID([.C16];13;2)&amp;MID([.C16];11;2)" office:value-type="string" office:string-value="7fff" calcext:value-type="string">
            <text:p>7fff</text:p>
          </table:table-cell>
          <table:table-cell table:formula="of:=MID([.C16];21;2)&amp;MID([.C16];19;2)" office:value-type="string" office:string-value="01be" calcext:value-type="string">
            <text:p>01be</text:p>
          </table:table-cell>
        </table:table-row>
        <table:table-row table:style-name="ro2" table:visibility="filter">
          <table:table-cell table:formula="of:=IF([.G17]=31;TEXT([.D17];&quot;00&quot;)&amp;&quot;-&quot;&amp;TEXT([.E17];&quot;000&quot;);TEXT([.G17];&quot;00&quot;)&amp;&quot;-&quot;&amp;TEXT([.H17];&quot;000&quot;))" office:value-type="string" office:string-value="00-019" calcext:value-type="string">
            <text:p>00-019</text:p>
          </table:table-cell>
          <table:table-cell table:style-name="ce3" office:value-type="string" calcext:value-type="string">
            <text:p>011506210400930040</text:p>
          </table:table-cell>
          <table:table-cell office:value-type="string" calcext:value-type="string">
            <text:p>0a13800000ff0000001800</text:p>
          </table:table-cell>
          <table:table-cell table:formula="of:=BITAND(HEX2DEC(MID([.B17];11;2));31)" office:value-type="float" office:value="0" calcext:value-type="float">
            <text:p>0</text:p>
          </table:table-cell>
          <table:table-cell table:formula="of:=BITAND(HEX2DEC(MID([.B17];13;2));127)" office:value-type="float" office:value="19" calcext:value-type="float">
            <text:p>19</text:p>
          </table:table-cell>
          <table:table-cell table:formula="of:=BITAND(HEX2DEC(MID([.B17];15;1));7)" office:value-type="float" office:value="0" calcext:value-type="float">
            <text:p>0</text:p>
          </table:table-cell>
          <table:table-cell table:formula="of:=BITAND(BITRSHIFT(HEX2DEC(MID([.C17];5;2)&amp;MID([.C17];3;2));7);31)" office:value-type="float" office:value="0" calcext:value-type="float">
            <text:p>0</text:p>
          </table:table-cell>
          <table:table-cell table:formula="of:=BITAND(HEX2DEC(MID([.C17];3;2));127)" office:value-type="float" office:value="19" calcext:value-type="float">
            <text:p>19</text:p>
          </table:table-cell>
          <table:table-cell table:formula="of:=HEX2DEC(MID([.C17];7;2))&amp;&quot;-&quot;&amp;HEX2DEC(MID([.C17];9;2))" office:value-type="string" office:string-value="0-0" calcext:value-type="string">
            <text:p>0-0</text:p>
          </table:table-cell>
          <table:table-cell table:formula="of:=MID(HEX2BIN(&quot;1&quot;&amp;MID([.C17];5;1));2;4)" office:value-type="string" office:string-value="1000" calcext:value-type="string">
            <text:p>1000</text:p>
          </table:table-cell>
          <table:table-cell table:formula="of:=VLOOKUP([.I17];[types.$C$2:.$E$33];3;0)" office:value-type="string" office:string-value="UIN" calcext:value-type="string">
            <text:p>UIN</text:p>
          </table:table-cell>
          <table:table-cell table:formula="of:=MID([.C17];17;2)&amp;MID([.C17];15;2)" office:value-type="string" office:string-value="0000" calcext:value-type="string">
            <text:p>0000</text:p>
          </table:table-cell>
          <table:table-cell table:formula="of:=MID([.C17];13;2)&amp;MID([.C17];11;2)" office:value-type="string" office:string-value="00ff" calcext:value-type="string">
            <text:p>00ff</text:p>
          </table:table-cell>
          <table:table-cell table:formula="of:=MID([.C17];21;2)&amp;MID([.C17];19;2)" office:value-type="string" office:string-value="0018" calcext:value-type="string">
            <text:p>0018</text:p>
          </table:table-cell>
        </table:table-row>
        <table:table-row table:style-name="ro2" table:visibility="filter">
          <table:table-cell table:formula="of:=IF([.G18]=31;TEXT([.D18];&quot;00&quot;)&amp;&quot;-&quot;&amp;TEXT([.E18];&quot;000&quot;);TEXT([.G18];&quot;00&quot;)&amp;&quot;-&quot;&amp;TEXT([.H18];&quot;000&quot;))" office:value-type="string" office:string-value="00-023" calcext:value-type="string">
            <text:p>00-023</text:p>
          </table:table-cell>
          <table:table-cell/>
          <table:table-cell office:value-type="string" calcext:value-type="string">
            <text:p>0a17800d18ff7f00801000</text:p>
          </table:table-cell>
          <table:table-cell table:number-columns-repeated="3"/>
          <table:table-cell table:formula="of:=BITAND(BITRSHIFT(HEX2DEC(MID([.C18];5;2)&amp;MID([.C18];3;2));7);31)" office:value-type="float" office:value="0" calcext:value-type="float">
            <text:p>0</text:p>
          </table:table-cell>
          <table:table-cell table:formula="of:=BITAND(HEX2DEC(MID([.C18];3;2));127)" office:value-type="float" office:value="23" calcext:value-type="float">
            <text:p>23</text:p>
          </table:table-cell>
          <table:table-cell table:formula="of:=HEX2DEC(MID([.C18];7;2))&amp;&quot;-&quot;&amp;HEX2DEC(MID([.C18];9;2))" office:value-type="string" office:string-value="13-24" calcext:value-type="string">
            <text:p>13-24</text:p>
          </table:table-cell>
          <table:table-cell table:formula="of:=MID(HEX2BIN(&quot;1&quot;&amp;MID([.C18];5;1));2;4)" office:value-type="string" office:string-value="1000" calcext:value-type="string">
            <text:p>1000</text:p>
          </table:table-cell>
          <table:table-cell table:formula="of:=VLOOKUP([.I18];[types.$C$2:.$E$33];3;0)" office:value-type="string" office:string-value="press" calcext:value-type="string">
            <text:p>press</text:p>
          </table:table-cell>
          <table:table-cell table:formula="of:=MID([.C18];17;2)&amp;MID([.C18];15;2)" office:value-type="string" office:string-value="8000" calcext:value-type="string">
            <text:p>8000</text:p>
          </table:table-cell>
          <table:table-cell table:formula="of:=MID([.C18];13;2)&amp;MID([.C18];11;2)" office:value-type="string" office:string-value="7fff" calcext:value-type="string">
            <text:p>7fff</text:p>
          </table:table-cell>
          <table:table-cell table:formula="of:=MID([.C18];21;2)&amp;MID([.C18];19;2)" office:value-type="string" office:string-value="0010" calcext:value-type="string">
            <text:p>0010</text:p>
          </table:table-cell>
        </table:table-row>
        <table:table-row table:style-name="ro2" table:visibility="filter">
          <table:table-cell table:formula="of:=IF([.G19]=31;TEXT([.D19];&quot;00&quot;)&amp;&quot;-&quot;&amp;TEXT([.E19];&quot;000&quot;);TEXT([.G19];&quot;00&quot;)&amp;&quot;-&quot;&amp;TEXT([.H19];&quot;000&quot;))" office:value-type="string" office:string-value="00-041" calcext:value-type="string">
            <text:p>00-041</text:p>
          </table:table-cell>
          <table:table-cell office:value-type="string" calcext:value-type="string">
            <text:p>011506210400a90040</text:p>
          </table:table-cell>
          <table:table-cell office:value-type="string" calcext:value-type="string">
            <text:p>0a29800400ffff00000000</text:p>
          </table:table-cell>
          <table:table-cell table:formula="of:=BITAND(HEX2DEC(MID([.B19];11;2));31)" office:value-type="float" office:value="0" calcext:value-type="float">
            <text:p>0</text:p>
          </table:table-cell>
          <table:table-cell table:formula="of:=BITAND(HEX2DEC(MID([.B19];13;2));127)" office:value-type="float" office:value="41" calcext:value-type="float">
            <text:p>41</text:p>
          </table:table-cell>
          <table:table-cell table:formula="of:=BITAND(HEX2DEC(MID([.B19];15;1));7)" office:value-type="float" office:value="0" calcext:value-type="float">
            <text:p>0</text:p>
          </table:table-cell>
          <table:table-cell table:formula="of:=BITAND(BITRSHIFT(HEX2DEC(MID([.C19];5;2)&amp;MID([.C19];3;2));7);31)" office:value-type="float" office:value="0" calcext:value-type="float">
            <text:p>0</text:p>
          </table:table-cell>
          <table:table-cell table:formula="of:=BITAND(HEX2DEC(MID([.C19];3;2));127)" office:value-type="float" office:value="41" calcext:value-type="float">
            <text:p>41</text:p>
          </table:table-cell>
          <table:table-cell table:formula="of:=HEX2DEC(MID([.C19];7;2))&amp;&quot;-&quot;&amp;HEX2DEC(MID([.C19];9;2))" office:value-type="string" office:string-value="4-0" calcext:value-type="string">
            <text:p>4-0</text:p>
          </table:table-cell>
          <table:table-cell table:formula="of:=MID(HEX2BIN(&quot;1&quot;&amp;MID([.C19];5;1));2;4)" office:value-type="string" office:string-value="1000" calcext:value-type="string">
            <text:p>1000</text:p>
          </table:table-cell>
          <table:table-cell table:formula="of:=VLOOKUP([.I19];[types.$C$2:.$E$33];3;0)" office:value-type="string" office:string-value="UIN" calcext:value-type="string">
            <text:p>UIN</text:p>
          </table:table-cell>
          <table:table-cell table:formula="of:=MID([.C19];17;2)&amp;MID([.C19];15;2)" office:value-type="string" office:string-value="0000" calcext:value-type="string">
            <text:p>0000</text:p>
          </table:table-cell>
          <table:table-cell table:formula="of:=MID([.C19];13;2)&amp;MID([.C19];11;2)" office:value-type="string" office:string-value="ffff" calcext:value-type="string">
            <text:p>ffff</text:p>
          </table:table-cell>
          <table:table-cell table:formula="of:=MID([.C19];21;2)&amp;MID([.C19];19;2)" office:value-type="string" office:string-value="0000" calcext:value-type="string">
            <text:p>0000</text:p>
          </table:table-cell>
        </table:table-row>
        <table:table-row table:style-name="ro2" table:visibility="filter">
          <table:table-cell table:formula="of:=IF([.G20]=31;TEXT([.D20];&quot;00&quot;)&amp;&quot;-&quot;&amp;TEXT([.E20];&quot;000&quot;);TEXT([.G20];&quot;00&quot;)&amp;&quot;-&quot;&amp;TEXT([.H20];&quot;000&quot;))" office:value-type="string" office:string-value="00-067" calcext:value-type="string">
            <text:p>00-067</text:p>
          </table:table-cell>
          <table:table-cell office:value-type="string" calcext:value-type="string">
            <text:p>011506210400c30040</text:p>
          </table:table-cell>
          <table:table-cell office:value-type="string" calcext:value-type="string">
            <text:p>0a43800000ff0000090000</text:p>
          </table:table-cell>
          <table:table-cell table:formula="of:=BITAND(HEX2DEC(MID([.B20];11;2));31)" office:value-type="float" office:value="0" calcext:value-type="float">
            <text:p>0</text:p>
          </table:table-cell>
          <table:table-cell table:formula="of:=BITAND(HEX2DEC(MID([.B20];13;2));127)" office:value-type="float" office:value="67" calcext:value-type="float">
            <text:p>67</text:p>
          </table:table-cell>
          <table:table-cell table:formula="of:=BITAND(HEX2DEC(MID([.B20];15;1));7)" office:value-type="float" office:value="0" calcext:value-type="float">
            <text:p>0</text:p>
          </table:table-cell>
          <table:table-cell table:formula="of:=BITAND(BITRSHIFT(HEX2DEC(MID([.C20];5;2)&amp;MID([.C20];3;2));7);31)" office:value-type="float" office:value="0" calcext:value-type="float">
            <text:p>0</text:p>
          </table:table-cell>
          <table:table-cell table:formula="of:=BITAND(HEX2DEC(MID([.C20];3;2));127)" office:value-type="float" office:value="67" calcext:value-type="float">
            <text:p>67</text:p>
          </table:table-cell>
          <table:table-cell table:formula="of:=HEX2DEC(MID([.C20];7;2))&amp;&quot;-&quot;&amp;HEX2DEC(MID([.C20];9;2))" office:value-type="string" office:string-value="0-0" calcext:value-type="string">
            <text:p>0-0</text:p>
          </table:table-cell>
          <table:table-cell table:formula="of:=MID(HEX2BIN(&quot;1&quot;&amp;MID([.C20];5;1));2;4)" office:value-type="string" office:string-value="1000" calcext:value-type="string">
            <text:p>1000</text:p>
          </table:table-cell>
          <table:table-cell table:formula="of:=VLOOKUP([.I20];[types.$C$2:.$E$33];3;0)" office:value-type="string" office:string-value="UIN" calcext:value-type="string">
            <text:p>UIN</text:p>
          </table:table-cell>
          <table:table-cell table:formula="of:=MID([.C20];17;2)&amp;MID([.C20];15;2)" office:value-type="string" office:string-value="0900" calcext:value-type="string">
            <text:p>0900</text:p>
          </table:table-cell>
          <table:table-cell table:formula="of:=MID([.C20];13;2)&amp;MID([.C20];11;2)" office:value-type="string" office:string-value="00ff" calcext:value-type="string">
            <text:p>00ff</text:p>
          </table:table-cell>
          <table:table-cell table:formula="of:=MID([.C20];21;2)&amp;MID([.C20];19;2)" office:value-type="string" office:string-value="0000" calcext:value-type="string">
            <text:p>0000</text:p>
          </table:table-cell>
        </table:table-row>
        <table:table-row table:style-name="ro2" table:visibility="filter">
          <table:table-cell table:formula="of:=IF([.G21]=31;TEXT([.D21];&quot;00&quot;)&amp;&quot;-&quot;&amp;TEXT([.E21];&quot;000&quot;);TEXT([.G21];&quot;00&quot;)&amp;&quot;-&quot;&amp;TEXT([.H21];&quot;000&quot;))" office:value-type="string" office:string-value="00-068" calcext:value-type="string">
            <text:p>00-068</text:p>
          </table:table-cell>
          <table:table-cell office:value-type="string" calcext:value-type="string">
            <text:p>011506210400c40040</text:p>
          </table:table-cell>
          <table:table-cell office:value-type="string" calcext:value-type="string">
            <text:p>0a44800d02ff7f00800000</text:p>
          </table:table-cell>
          <table:table-cell table:formula="of:=BITAND(HEX2DEC(MID([.B21];11;2));31)" office:value-type="float" office:value="0" calcext:value-type="float">
            <text:p>0</text:p>
          </table:table-cell>
          <table:table-cell table:formula="of:=BITAND(HEX2DEC(MID([.B21];13;2));127)" office:value-type="float" office:value="68" calcext:value-type="float">
            <text:p>68</text:p>
          </table:table-cell>
          <table:table-cell table:formula="of:=BITAND(HEX2DEC(MID([.B21];15;1));7)" office:value-type="float" office:value="0" calcext:value-type="float">
            <text:p>0</text:p>
          </table:table-cell>
          <table:table-cell table:formula="of:=BITAND(BITRSHIFT(HEX2DEC(MID([.C21];5;2)&amp;MID([.C21];3;2));7);31)" office:value-type="float" office:value="0" calcext:value-type="float">
            <text:p>0</text:p>
          </table:table-cell>
          <table:table-cell table:formula="of:=BITAND(HEX2DEC(MID([.C21];3;2));127)" office:value-type="float" office:value="68" calcext:value-type="float">
            <text:p>68</text:p>
          </table:table-cell>
          <table:table-cell table:formula="of:=HEX2DEC(MID([.C21];7;2))&amp;&quot;-&quot;&amp;HEX2DEC(MID([.C21];9;2))" office:value-type="string" office:string-value="13-2" calcext:value-type="string">
            <text:p>13-2</text:p>
          </table:table-cell>
          <table:table-cell table:formula="of:=MID(HEX2BIN(&quot;1&quot;&amp;MID([.C21];5;1));2;4)" office:value-type="string" office:string-value="1000" calcext:value-type="string">
            <text:p>1000</text:p>
          </table:table-cell>
          <table:table-cell table:formula="of:=VLOOKUP([.I21];[types.$C$2:.$E$33];3;0)" office:value-type="string" office:string-value="tempt" calcext:value-type="string">
            <text:p>tempt</text:p>
          </table:table-cell>
          <table:table-cell table:formula="of:=MID([.C21];17;2)&amp;MID([.C21];15;2)" office:value-type="string" office:string-value="8000" calcext:value-type="string">
            <text:p>8000</text:p>
          </table:table-cell>
          <table:table-cell table:formula="of:=MID([.C21];13;2)&amp;MID([.C21];11;2)" office:value-type="string" office:string-value="7fff" calcext:value-type="string">
            <text:p>7fff</text:p>
          </table:table-cell>
          <table:table-cell table:formula="of:=MID([.C21];21;2)&amp;MID([.C21];19;2)" office:value-type="string" office:string-value="0000" calcext:value-type="string">
            <text:p>0000</text:p>
          </table:table-cell>
        </table:table-row>
        <table:table-row table:style-name="ro2" table:visibility="filter">
          <table:table-cell table:formula="of:=IF([.G22]=31;TEXT([.D22];&quot;00&quot;)&amp;&quot;-&quot;&amp;TEXT([.E22];&quot;000&quot;);TEXT([.G22];&quot;00&quot;)&amp;&quot;-&quot;&amp;TEXT([.H22];&quot;000&quot;))" office:value-type="string" office:string-value="01-001" calcext:value-type="string">
            <text:p>01-001</text:p>
          </table:table-cell>
          <table:table-cell table:style-name="ce3" office:value-type="string" calcext:value-type="string">
            <text:p>011506210401810040</text:p>
          </table:table-cell>
          <table:table-cell office:value-type="string" calcext:value-type="string">
            <text:p>0a81800d02ff7f00801801</text:p>
          </table:table-cell>
          <table:table-cell table:formula="of:=BITAND(HEX2DEC(MID([.B22];11;2));31)" office:value-type="float" office:value="1" calcext:value-type="float">
            <text:p>1</text:p>
          </table:table-cell>
          <table:table-cell table:formula="of:=BITAND(HEX2DEC(MID([.B22];13;2));127)" office:value-type="float" office:value="1" calcext:value-type="float">
            <text:p>1</text:p>
          </table:table-cell>
          <table:table-cell table:formula="of:=BITAND(HEX2DEC(MID([.B22];15;1));7)" office:value-type="float" office:value="0" calcext:value-type="float">
            <text:p>0</text:p>
          </table:table-cell>
          <table:table-cell table:formula="of:=BITAND(BITRSHIFT(HEX2DEC(MID([.C22];5;2)&amp;MID([.C22];3;2));7);31)" office:value-type="float" office:value="1" calcext:value-type="float">
            <text:p>1</text:p>
          </table:table-cell>
          <table:table-cell table:formula="of:=BITAND(HEX2DEC(MID([.C22];3;2));127)" office:value-type="float" office:value="1" calcext:value-type="float">
            <text:p>1</text:p>
          </table:table-cell>
          <table:table-cell table:formula="of:=HEX2DEC(MID([.C22];7;2))&amp;&quot;-&quot;&amp;HEX2DEC(MID([.C22];9;2))" office:value-type="string" office:string-value="13-2" calcext:value-type="string">
            <text:p>13-2</text:p>
          </table:table-cell>
          <table:table-cell table:formula="of:=MID(HEX2BIN(&quot;1&quot;&amp;MID([.C22];5;1));2;4)" office:value-type="string" office:string-value="1000" calcext:value-type="string">
            <text:p>1000</text:p>
          </table:table-cell>
          <table:table-cell table:formula="of:=VLOOKUP([.I22];[types.$C$2:.$E$33];3;0)" office:value-type="string" office:string-value="tempt" calcext:value-type="string">
            <text:p>tempt</text:p>
          </table:table-cell>
          <table:table-cell table:formula="of:=MID([.C22];17;2)&amp;MID([.C22];15;2)" office:value-type="string" office:string-value="8000" calcext:value-type="string">
            <text:p>8000</text:p>
          </table:table-cell>
          <table:table-cell table:formula="of:=MID([.C22];13;2)&amp;MID([.C22];11;2)" office:value-type="string" office:string-value="7fff" calcext:value-type="string">
            <text:p>7fff</text:p>
          </table:table-cell>
          <table:table-cell table:formula="of:=MID([.C22];21;2)&amp;MID([.C22];19;2)" office:value-type="string" office:string-value="0118" calcext:value-type="string">
            <text:p>0118</text:p>
          </table:table-cell>
        </table:table-row>
        <table:table-row table:style-name="ro2" table:visibility="filter">
          <table:table-cell table:formula="of:=IF([.G23]=31;TEXT([.D23];&quot;00&quot;)&amp;&quot;-&quot;&amp;TEXT([.E23];&quot;000&quot;);TEXT([.G23];&quot;00&quot;)&amp;&quot;-&quot;&amp;TEXT([.H23];&quot;000&quot;))" office:value-type="string" office:string-value="01-001" calcext:value-type="string">
            <text:p>01-001</text:p>
          </table:table-cell>
          <table:table-cell table:style-name="ce3" office:value-type="string" calcext:value-type="string">
            <text:p>011506210401811040</text:p>
          </table:table-cell>
          <table:table-cell office:value-type="string" calcext:value-type="string">
            <text:p>0a81800d02ff7f00800000</text:p>
          </table:table-cell>
          <table:table-cell table:formula="of:=BITAND(HEX2DEC(MID([.B23];11;2));31)" office:value-type="float" office:value="1" calcext:value-type="float">
            <text:p>1</text:p>
          </table:table-cell>
          <table:table-cell table:formula="of:=BITAND(HEX2DEC(MID([.B23];13;2));127)" office:value-type="float" office:value="1" calcext:value-type="float">
            <text:p>1</text:p>
          </table:table-cell>
          <table:table-cell table:formula="of:=BITAND(HEX2DEC(MID([.B23];15;1));7)" office:value-type="float" office:value="1" calcext:value-type="float">
            <text:p>1</text:p>
          </table:table-cell>
          <table:table-cell table:formula="of:=BITAND(BITRSHIFT(HEX2DEC(MID([.C23];5;2)&amp;MID([.C23];3;2));7);31)" office:value-type="float" office:value="1" calcext:value-type="float">
            <text:p>1</text:p>
          </table:table-cell>
          <table:table-cell table:formula="of:=BITAND(HEX2DEC(MID([.C23];3;2));127)" office:value-type="float" office:value="1" calcext:value-type="float">
            <text:p>1</text:p>
          </table:table-cell>
          <table:table-cell table:formula="of:=HEX2DEC(MID([.C23];7;2))&amp;&quot;-&quot;&amp;HEX2DEC(MID([.C23];9;2))" office:value-type="string" office:string-value="13-2" calcext:value-type="string">
            <text:p>13-2</text:p>
          </table:table-cell>
          <table:table-cell table:formula="of:=MID(HEX2BIN(&quot;1&quot;&amp;MID([.C23];5;1));2;4)" office:value-type="string" office:string-value="1000" calcext:value-type="string">
            <text:p>1000</text:p>
          </table:table-cell>
          <table:table-cell table:formula="of:=VLOOKUP([.I23];[types.$C$2:.$E$33];3;0)" office:value-type="string" office:string-value="tempt" calcext:value-type="string">
            <text:p>tempt</text:p>
          </table:table-cell>
          <table:table-cell table:formula="of:=MID([.C23];17;2)&amp;MID([.C23];15;2)" office:value-type="string" office:string-value="8000" calcext:value-type="string">
            <text:p>8000</text:p>
          </table:table-cell>
          <table:table-cell table:formula="of:=MID([.C23];13;2)&amp;MID([.C23];11;2)" office:value-type="string" office:string-value="7fff" calcext:value-type="string">
            <text:p>7fff</text:p>
          </table:table-cell>
          <table:table-cell table:formula="of:=MID([.C23];21;2)&amp;MID([.C23];19;2)" office:value-type="string" office:string-value="0000" calcext:value-type="string">
            <text:p>0000</text:p>
          </table:table-cell>
        </table:table-row>
        <table:table-row table:style-name="ro2" table:visibility="filter">
          <table:table-cell table:formula="of:=IF([.G24]=31;TEXT([.D24];&quot;00&quot;)&amp;&quot;-&quot;&amp;TEXT([.E24];&quot;000&quot;);TEXT([.G24];&quot;00&quot;)&amp;&quot;-&quot;&amp;TEXT([.H24];&quot;000&quot;))" office:value-type="string" office:string-value="01-001" calcext:value-type="string">
            <text:p>01-001</text:p>
          </table:table-cell>
          <table:table-cell table:style-name="ce3" office:value-type="string" calcext:value-type="string">
            <text:p>011506210401812040</text:p>
          </table:table-cell>
          <table:table-cell office:value-type="string" calcext:value-type="string">
            <text:p>0a81800d02ff7f00800000</text:p>
          </table:table-cell>
          <table:table-cell table:formula="of:=BITAND(HEX2DEC(MID([.B24];11;2));31)" office:value-type="float" office:value="1" calcext:value-type="float">
            <text:p>1</text:p>
          </table:table-cell>
          <table:table-cell table:formula="of:=BITAND(HEX2DEC(MID([.B24];13;2));127)" office:value-type="float" office:value="1" calcext:value-type="float">
            <text:p>1</text:p>
          </table:table-cell>
          <table:table-cell table:formula="of:=BITAND(HEX2DEC(MID([.B24];15;1));7)" office:value-type="float" office:value="2" calcext:value-type="float">
            <text:p>2</text:p>
          </table:table-cell>
          <table:table-cell table:formula="of:=BITAND(BITRSHIFT(HEX2DEC(MID([.C24];5;2)&amp;MID([.C24];3;2));7);31)" office:value-type="float" office:value="1" calcext:value-type="float">
            <text:p>1</text:p>
          </table:table-cell>
          <table:table-cell table:formula="of:=BITAND(HEX2DEC(MID([.C24];3;2));127)" office:value-type="float" office:value="1" calcext:value-type="float">
            <text:p>1</text:p>
          </table:table-cell>
          <table:table-cell table:formula="of:=HEX2DEC(MID([.C24];7;2))&amp;&quot;-&quot;&amp;HEX2DEC(MID([.C24];9;2))" office:value-type="string" office:string-value="13-2" calcext:value-type="string">
            <text:p>13-2</text:p>
          </table:table-cell>
          <table:table-cell table:formula="of:=MID(HEX2BIN(&quot;1&quot;&amp;MID([.C24];5;1));2;4)" office:value-type="string" office:string-value="1000" calcext:value-type="string">
            <text:p>1000</text:p>
          </table:table-cell>
          <table:table-cell table:formula="of:=VLOOKUP([.I24];[types.$C$2:.$E$33];3;0)" office:value-type="string" office:string-value="tempt" calcext:value-type="string">
            <text:p>tempt</text:p>
          </table:table-cell>
          <table:table-cell table:formula="of:=MID([.C24];17;2)&amp;MID([.C24];15;2)" office:value-type="string" office:string-value="8000" calcext:value-type="string">
            <text:p>8000</text:p>
          </table:table-cell>
          <table:table-cell table:formula="of:=MID([.C24];13;2)&amp;MID([.C24];11;2)" office:value-type="string" office:string-value="7fff" calcext:value-type="string">
            <text:p>7fff</text:p>
          </table:table-cell>
          <table:table-cell table:formula="of:=MID([.C24];21;2)&amp;MID([.C24];19;2)" office:value-type="string" office:string-value="0000" calcext:value-type="string">
            <text:p>0000</text:p>
          </table:table-cell>
        </table:table-row>
        <table:table-row table:style-name="ro2" table:visibility="filter">
          <table:table-cell table:formula="of:=IF([.G25]=31;TEXT([.D25];&quot;00&quot;)&amp;&quot;-&quot;&amp;TEXT([.E25];&quot;000&quot;);TEXT([.G25];&quot;00&quot;)&amp;&quot;-&quot;&amp;TEXT([.H25];&quot;000&quot;))" office:value-type="string" office:string-value="01-004" calcext:value-type="string">
            <text:p>01-004</text:p>
          </table:table-cell>
          <table:table-cell table:style-name="ce3" office:value-type="string" calcext:value-type="string">
            <text:p>011506210401840040</text:p>
          </table:table-cell>
          <table:table-cell office:value-type="string" calcext:value-type="string">
            <text:p>0a84000102410028003800</text:p>
          </table:table-cell>
          <table:table-cell table:formula="of:=BITAND(HEX2DEC(MID([.B25];11;2));31)" office:value-type="float" office:value="1" calcext:value-type="float">
            <text:p>1</text:p>
          </table:table-cell>
          <table:table-cell table:formula="of:=BITAND(HEX2DEC(MID([.B25];13;2));127)" office:value-type="float" office:value="4" calcext:value-type="float">
            <text:p>4</text:p>
          </table:table-cell>
          <table:table-cell table:formula="of:=BITAND(HEX2DEC(MID([.B25];15;1));7)" office:value-type="float" office:value="0" calcext:value-type="float">
            <text:p>0</text:p>
          </table:table-cell>
          <table:table-cell table:formula="of:=BITAND(BITRSHIFT(HEX2DEC(MID([.C25];5;2)&amp;MID([.C25];3;2));7);31)" office:value-type="float" office:value="1" calcext:value-type="float">
            <text:p>1</text:p>
          </table:table-cell>
          <table:table-cell table:formula="of:=BITAND(HEX2DEC(MID([.C25];3;2));127)" office:value-type="float" office:value="4" calcext:value-type="float">
            <text:p>4</text:p>
          </table:table-cell>
          <table:table-cell table:formula="of:=HEX2DEC(MID([.C25];7;2))&amp;&quot;-&quot;&amp;HEX2DEC(MID([.C25];9;2))" office:value-type="string" office:string-value="1-2" calcext:value-type="string">
            <text:p>1-2</text:p>
          </table:table-cell>
          <table:table-cell table:formula="of:=MID(HEX2BIN(&quot;1&quot;&amp;MID([.C25];5;1));2;4)" office:value-type="string" office:string-value="0000" calcext:value-type="string">
            <text:p>0000</text:p>
          </table:table-cell>
          <table:table-cell table:formula="of:=VLOOKUP([.I25];[types.$C$2:.$E$33];3;0)" office:value-type="string" office:string-value="temp4" calcext:value-type="string">
            <text:p>temp4</text:p>
          </table:table-cell>
          <table:table-cell table:formula="of:=MID([.C25];17;2)&amp;MID([.C25];15;2)" office:value-type="string" office:string-value="0028" calcext:value-type="string">
            <text:p>0028</text:p>
          </table:table-cell>
          <table:table-cell table:formula="of:=MID([.C25];13;2)&amp;MID([.C25];11;2)" office:value-type="string" office:string-value="0041" calcext:value-type="string">
            <text:p>0041</text:p>
          </table:table-cell>
          <table:table-cell table:formula="of:=MID([.C25];21;2)&amp;MID([.C25];19;2)" office:value-type="string" office:string-value="0038" calcext:value-type="string">
            <text:p>0038</text:p>
          </table:table-cell>
        </table:table-row>
        <table:table-row table:style-name="ro2" table:visibility="filter">
          <table:table-cell table:formula="of:=IF([.G26]=31;TEXT([.D26];&quot;00&quot;)&amp;&quot;-&quot;&amp;TEXT([.E26];&quot;000&quot;);TEXT([.G26];&quot;00&quot;)&amp;&quot;-&quot;&amp;TEXT([.H26];&quot;000&quot;))" office:value-type="string" office:string-value="01-005" calcext:value-type="string">
            <text:p>01-005</text:p>
          </table:table-cell>
          <table:table-cell table:style-name="ce3" office:value-type="string" calcext:value-type="string">
            <text:p>011506210401850040</text:p>
          </table:table-cell>
          <table:table-cell office:value-type="string" calcext:value-type="string">
            <text:p>0a85800102410028003800</text:p>
          </table:table-cell>
          <table:table-cell table:formula="of:=BITAND(HEX2DEC(MID([.B26];11;2));31)" office:value-type="float" office:value="1" calcext:value-type="float">
            <text:p>1</text:p>
          </table:table-cell>
          <table:table-cell table:formula="of:=BITAND(HEX2DEC(MID([.B26];13;2));127)" office:value-type="float" office:value="5" calcext:value-type="float">
            <text:p>5</text:p>
          </table:table-cell>
          <table:table-cell table:formula="of:=BITAND(HEX2DEC(MID([.B26];15;1));7)" office:value-type="float" office:value="0" calcext:value-type="float">
            <text:p>0</text:p>
          </table:table-cell>
          <table:table-cell table:formula="of:=BITAND(BITRSHIFT(HEX2DEC(MID([.C26];5;2)&amp;MID([.C26];3;2));7);31)" office:value-type="float" office:value="1" calcext:value-type="float">
            <text:p>1</text:p>
          </table:table-cell>
          <table:table-cell table:formula="of:=BITAND(HEX2DEC(MID([.C26];3;2));127)" office:value-type="float" office:value="5" calcext:value-type="float">
            <text:p>5</text:p>
          </table:table-cell>
          <table:table-cell table:formula="of:=HEX2DEC(MID([.C26];7;2))&amp;&quot;-&quot;&amp;HEX2DEC(MID([.C26];9;2))" office:value-type="string" office:string-value="1-2" calcext:value-type="string">
            <text:p>1-2</text:p>
          </table:table-cell>
          <table:table-cell table:formula="of:=MID(HEX2BIN(&quot;1&quot;&amp;MID([.C26];5;1));2;4)" office:value-type="string" office:string-value="1000" calcext:value-type="string">
            <text:p>1000</text:p>
          </table:table-cell>
          <table:table-cell table:formula="of:=VLOOKUP([.I26];[types.$C$2:.$E$33];3;0)" office:value-type="string" office:string-value="temp4" calcext:value-type="string">
            <text:p>temp4</text:p>
          </table:table-cell>
          <table:table-cell table:formula="of:=MID([.C26];17;2)&amp;MID([.C26];15;2)" office:value-type="string" office:string-value="0028" calcext:value-type="string">
            <text:p>0028</text:p>
          </table:table-cell>
          <table:table-cell table:formula="of:=MID([.C26];13;2)&amp;MID([.C26];11;2)" office:value-type="string" office:string-value="0041" calcext:value-type="string">
            <text:p>0041</text:p>
          </table:table-cell>
          <table:table-cell table:formula="of:=MID([.C26];21;2)&amp;MID([.C26];19;2)" office:value-type="string" office:string-value="0038" calcext:value-type="string">
            <text:p>0038</text:p>
          </table:table-cell>
        </table:table-row>
        <table:table-row table:style-name="ro2" table:visibility="filter">
          <table:table-cell table:formula="of:=IF([.G27]=31;TEXT([.D27];&quot;00&quot;)&amp;&quot;-&quot;&amp;TEXT([.E27];&quot;000&quot;);TEXT([.G27];&quot;00&quot;)&amp;&quot;-&quot;&amp;TEXT([.H27];&quot;000&quot;))" office:value-type="string" office:string-value="01-007" calcext:value-type="string">
            <text:p>01-007</text:p>
          </table:table-cell>
          <table:table-cell table:style-name="ce3" office:value-type="string" calcext:value-type="string">
            <text:p>011506210401870040</text:p>
          </table:table-cell>
          <table:table-cell office:value-type="string" calcext:value-type="string">
            <text:p>0a878001027f0080002300</text:p>
          </table:table-cell>
          <table:table-cell table:formula="of:=BITAND(HEX2DEC(MID([.B27];11;2));31)" office:value-type="float" office:value="1" calcext:value-type="float">
            <text:p>1</text:p>
          </table:table-cell>
          <table:table-cell table:formula="of:=BITAND(HEX2DEC(MID([.B27];13;2));127)" office:value-type="float" office:value="7" calcext:value-type="float">
            <text:p>7</text:p>
          </table:table-cell>
          <table:table-cell table:formula="of:=BITAND(HEX2DEC(MID([.B27];15;1));7)" office:value-type="float" office:value="0" calcext:value-type="float">
            <text:p>0</text:p>
          </table:table-cell>
          <table:table-cell table:formula="of:=BITAND(BITRSHIFT(HEX2DEC(MID([.C27];5;2)&amp;MID([.C27];3;2));7);31)" office:value-type="float" office:value="1" calcext:value-type="float">
            <text:p>1</text:p>
          </table:table-cell>
          <table:table-cell table:formula="of:=BITAND(HEX2DEC(MID([.C27];3;2));127)" office:value-type="float" office:value="7" calcext:value-type="float">
            <text:p>7</text:p>
          </table:table-cell>
          <table:table-cell table:formula="of:=HEX2DEC(MID([.C27];7;2))&amp;&quot;-&quot;&amp;HEX2DEC(MID([.C27];9;2))" office:value-type="string" office:string-value="1-2" calcext:value-type="string">
            <text:p>1-2</text:p>
          </table:table-cell>
          <table:table-cell table:formula="of:=MID(HEX2BIN(&quot;1&quot;&amp;MID([.C27];5;1));2;4)" office:value-type="string" office:string-value="1000" calcext:value-type="string">
            <text:p>1000</text:p>
          </table:table-cell>
          <table:table-cell table:formula="of:=VLOOKUP([.I27];[types.$C$2:.$E$33];3;0)" office:value-type="string" office:string-value="temp4" calcext:value-type="string">
            <text:p>temp4</text:p>
          </table:table-cell>
          <table:table-cell table:formula="of:=MID([.C27];17;2)&amp;MID([.C27];15;2)" office:value-type="string" office:string-value="0080" calcext:value-type="string">
            <text:p>0080</text:p>
          </table:table-cell>
          <table:table-cell table:formula="of:=MID([.C27];13;2)&amp;MID([.C27];11;2)" office:value-type="string" office:string-value="007f" calcext:value-type="string">
            <text:p>007f</text:p>
          </table:table-cell>
          <table:table-cell table:formula="of:=MID([.C27];21;2)&amp;MID([.C27];19;2)" office:value-type="string" office:string-value="0023" calcext:value-type="string">
            <text:p>0023</text:p>
          </table:table-cell>
        </table:table-row>
        <table:table-row table:style-name="ro2" table:visibility="filter">
          <table:table-cell table:formula="of:=IF([.G28]=31;TEXT([.D28];&quot;00&quot;)&amp;&quot;-&quot;&amp;TEXT([.E28];&quot;000&quot;);TEXT([.G28];&quot;00&quot;)&amp;&quot;-&quot;&amp;TEXT([.H28];&quot;000&quot;))" office:value-type="string" office:string-value="02-023" calcext:value-type="string">
            <text:p>02-023</text:p>
          </table:table-cell>
          <table:table-cell table:style-name="ce3" office:value-type="string" calcext:value-type="string">
            <text:p>011506210402970040</text:p>
          </table:table-cell>
          <table:table-cell office:value-type="string" calcext:value-type="string">
            <text:p>0aff1f0000140000001400</text:p>
          </table:table-cell>
          <table:table-cell table:formula="of:=BITAND(HEX2DEC(MID([.B28];11;2));31)" office:value-type="float" office:value="2" calcext:value-type="float">
            <text:p>2</text:p>
          </table:table-cell>
          <table:table-cell table:formula="of:=BITAND(HEX2DEC(MID([.B28];13;2));127)" office:value-type="float" office:value="23" calcext:value-type="float">
            <text:p>23</text:p>
          </table:table-cell>
          <table:table-cell table:formula="of:=BITAND(HEX2DEC(MID([.B28];15;1));7)" office:value-type="float" office:value="0" calcext:value-type="float">
            <text:p>0</text:p>
          </table:table-cell>
          <table:table-cell table:formula="of:=BITAND(BITRSHIFT(HEX2DEC(MID([.C28];5;2)&amp;MID([.C28];3;2));7);31)" office:value-type="float" office:value="31" calcext:value-type="float">
            <text:p>31</text:p>
          </table:table-cell>
          <table:table-cell table:formula="of:=BITAND(HEX2DEC(MID([.C28];3;2));127)" office:value-type="float" office:value="127" calcext:value-type="float">
            <text:p>127</text:p>
          </table:table-cell>
          <table:table-cell table:formula="of:=HEX2DEC(MID([.C28];7;2))&amp;&quot;-&quot;&amp;HEX2DEC(MID([.C28];9;2))" office:value-type="string" office:string-value="0-0" calcext:value-type="string">
            <text:p>0-0</text:p>
          </table:table-cell>
          <table:table-cell table:formula="of:=MID(HEX2BIN(&quot;1&quot;&amp;MID([.C28];5;1));2;4)" office:value-type="string" office:string-value="0001" calcext:value-type="string">
            <text:p>0001</text:p>
          </table:table-cell>
          <table:table-cell table:formula="of:=VLOOKUP([.I28];[types.$C$2:.$E$33];3;0)" office:value-type="string" office:string-value="UIN" calcext:value-type="string">
            <text:p>UIN</text:p>
          </table:table-cell>
          <table:table-cell table:formula="of:=MID([.C28];17;2)&amp;MID([.C28];15;2)" office:value-type="string" office:string-value="0000" calcext:value-type="string">
            <text:p>0000</text:p>
          </table:table-cell>
          <table:table-cell table:formula="of:=MID([.C28];13;2)&amp;MID([.C28];11;2)" office:value-type="string" office:string-value="0014" calcext:value-type="string">
            <text:p>0014</text:p>
          </table:table-cell>
          <table:table-cell table:formula="of:=MID([.C28];21;2)&amp;MID([.C28];19;2)" office:value-type="string" office:string-value="0014" calcext:value-type="string">
            <text:p>0014</text:p>
          </table:table-cell>
        </table:table-row>
        <table:table-row table:style-name="ro2" table:visibility="filter">
          <table:table-cell table:formula="of:=IF([.G29]=31;TEXT([.D29];&quot;00&quot;)&amp;&quot;-&quot;&amp;TEXT([.E29];&quot;000&quot;);TEXT([.G29];&quot;00&quot;)&amp;&quot;-&quot;&amp;TEXT([.H29];&quot;000&quot;))" office:value-type="string" office:string-value="02-032" calcext:value-type="string">
            <text:p>02-032</text:p>
          </table:table-cell>
          <table:table-cell office:value-type="string" calcext:value-type="string">
            <text:p>011506210402a00040</text:p>
          </table:table-cell>
          <table:table-cell office:value-type="string" calcext:value-type="string">
            <text:p>0a2081040affff00000000</text:p>
          </table:table-cell>
          <table:table-cell table:formula="of:=BITAND(HEX2DEC(MID([.B29];11;2));31)" office:value-type="float" office:value="2" calcext:value-type="float">
            <text:p>2</text:p>
          </table:table-cell>
          <table:table-cell table:formula="of:=BITAND(HEX2DEC(MID([.B29];13;2));127)" office:value-type="float" office:value="32" calcext:value-type="float">
            <text:p>32</text:p>
          </table:table-cell>
          <table:table-cell table:formula="of:=BITAND(HEX2DEC(MID([.B29];15;1));7)" office:value-type="float" office:value="0" calcext:value-type="float">
            <text:p>0</text:p>
          </table:table-cell>
          <table:table-cell table:formula="of:=BITAND(BITRSHIFT(HEX2DEC(MID([.C29];5;2)&amp;MID([.C29];3;2));7);31)" office:value-type="float" office:value="2" calcext:value-type="float">
            <text:p>2</text:p>
          </table:table-cell>
          <table:table-cell table:formula="of:=BITAND(HEX2DEC(MID([.C29];3;2));127)" office:value-type="float" office:value="32" calcext:value-type="float">
            <text:p>32</text:p>
          </table:table-cell>
          <table:table-cell table:formula="of:=HEX2DEC(MID([.C29];7;2))&amp;&quot;-&quot;&amp;HEX2DEC(MID([.C29];9;2))" office:value-type="string" office:string-value="4-10" calcext:value-type="string">
            <text:p>4-10</text:p>
          </table:table-cell>
          <table:table-cell table:formula="of:=MID(HEX2BIN(&quot;1&quot;&amp;MID([.C29];5;1));2;4)" office:value-type="string" office:string-value="1000" calcext:value-type="string">
            <text:p>1000</text:p>
          </table:table-cell>
          <table:table-cell table:formula="of:=VLOOKUP([.I29];[types.$C$2:.$E$33];3;0)" office:value-type="string" office:string-value="?" calcext:value-type="string">
            <text:p>?</text:p>
          </table:table-cell>
          <table:table-cell table:formula="of:=MID([.C29];17;2)&amp;MID([.C29];15;2)" office:value-type="string" office:string-value="0000" calcext:value-type="string">
            <text:p>0000</text:p>
          </table:table-cell>
          <table:table-cell table:formula="of:=MID([.C29];13;2)&amp;MID([.C29];11;2)" office:value-type="string" office:string-value="ffff" calcext:value-type="string">
            <text:p>ffff</text:p>
          </table:table-cell>
          <table:table-cell table:formula="of:=MID([.C29];21;2)&amp;MID([.C29];19;2)" office:value-type="string" office:string-value="0000" calcext:value-type="string">
            <text:p>0000</text:p>
          </table:table-cell>
        </table:table-row>
        <table:table-row table:style-name="ro2" table:visibility="filter">
          <table:table-cell table:formula="of:=IF([.G30]=31;TEXT([.D30];&quot;00&quot;)&amp;&quot;-&quot;&amp;TEXT([.E30];&quot;000&quot;);TEXT([.G30];&quot;00&quot;)&amp;&quot;-&quot;&amp;TEXT([.H30];&quot;000&quot;))" office:value-type="string" office:string-value="02-033" calcext:value-type="string">
            <text:p>02-033</text:p>
          </table:table-cell>
          <table:table-cell office:value-type="string" calcext:value-type="string">
            <text:p>011506210402a10040</text:p>
          </table:table-cell>
          <table:table-cell office:value-type="string" calcext:value-type="string">
            <text:p>0a2181040affff00000000</text:p>
          </table:table-cell>
          <table:table-cell table:formula="of:=BITAND(HEX2DEC(MID([.B30];11;2));31)" office:value-type="float" office:value="2" calcext:value-type="float">
            <text:p>2</text:p>
          </table:table-cell>
          <table:table-cell table:formula="of:=BITAND(HEX2DEC(MID([.B30];13;2));127)" office:value-type="float" office:value="33" calcext:value-type="float">
            <text:p>33</text:p>
          </table:table-cell>
          <table:table-cell table:formula="of:=BITAND(HEX2DEC(MID([.B30];15;1));7)" office:value-type="float" office:value="0" calcext:value-type="float">
            <text:p>0</text:p>
          </table:table-cell>
          <table:table-cell table:formula="of:=BITAND(BITRSHIFT(HEX2DEC(MID([.C30];5;2)&amp;MID([.C30];3;2));7);31)" office:value-type="float" office:value="2" calcext:value-type="float">
            <text:p>2</text:p>
          </table:table-cell>
          <table:table-cell table:formula="of:=BITAND(HEX2DEC(MID([.C30];3;2));127)" office:value-type="float" office:value="33" calcext:value-type="float">
            <text:p>33</text:p>
          </table:table-cell>
          <table:table-cell table:formula="of:=HEX2DEC(MID([.C30];7;2))&amp;&quot;-&quot;&amp;HEX2DEC(MID([.C30];9;2))" office:value-type="string" office:string-value="4-10" calcext:value-type="string">
            <text:p>4-10</text:p>
          </table:table-cell>
          <table:table-cell table:formula="of:=MID(HEX2BIN(&quot;1&quot;&amp;MID([.C30];5;1));2;4)" office:value-type="string" office:string-value="1000" calcext:value-type="string">
            <text:p>1000</text:p>
          </table:table-cell>
          <table:table-cell table:formula="of:=VLOOKUP([.I30];[types.$C$2:.$E$33];3;0)" office:value-type="string" office:string-value="?" calcext:value-type="string">
            <text:p>?</text:p>
          </table:table-cell>
          <table:table-cell table:formula="of:=MID([.C30];17;2)&amp;MID([.C30];15;2)" office:value-type="string" office:string-value="0000" calcext:value-type="string">
            <text:p>0000</text:p>
          </table:table-cell>
          <table:table-cell table:formula="of:=MID([.C30];13;2)&amp;MID([.C30];11;2)" office:value-type="string" office:string-value="ffff" calcext:value-type="string">
            <text:p>ffff</text:p>
          </table:table-cell>
          <table:table-cell table:formula="of:=MID([.C30];21;2)&amp;MID([.C30];19;2)" office:value-type="string" office:string-value="0000" calcext:value-type="string">
            <text:p>0000</text:p>
          </table:table-cell>
        </table:table-row>
        <table:table-row table:style-name="ro2" table:visibility="filter">
          <table:table-cell table:formula="of:=IF([.G31]=31;TEXT([.D31];&quot;00&quot;)&amp;&quot;-&quot;&amp;TEXT([.E31];&quot;000&quot;);TEXT([.G31];&quot;00&quot;)&amp;&quot;-&quot;&amp;TEXT([.H31];&quot;000&quot;))" office:value-type="string" office:string-value="02-075" calcext:value-type="string">
            <text:p>02-075</text:p>
          </table:table-cell>
          <table:table-cell office:value-type="string" calcext:value-type="string">
            <text:p>011506210402cb0040</text:p>
          </table:table-cell>
          <table:table-cell office:value-type="string" calcext:value-type="string">
            <text:p>0a4b010000010000000000</text:p>
          </table:table-cell>
          <table:table-cell table:formula="of:=BITAND(HEX2DEC(MID([.B31];11;2));31)" office:value-type="float" office:value="2" calcext:value-type="float">
            <text:p>2</text:p>
          </table:table-cell>
          <table:table-cell table:formula="of:=BITAND(HEX2DEC(MID([.B31];13;2));127)" office:value-type="float" office:value="75" calcext:value-type="float">
            <text:p>75</text:p>
          </table:table-cell>
          <table:table-cell table:formula="of:=BITAND(HEX2DEC(MID([.B31];15;1));7)" office:value-type="float" office:value="0" calcext:value-type="float">
            <text:p>0</text:p>
          </table:table-cell>
          <table:table-cell table:formula="of:=BITAND(BITRSHIFT(HEX2DEC(MID([.C31];5;2)&amp;MID([.C31];3;2));7);31)" office:value-type="float" office:value="2" calcext:value-type="float">
            <text:p>2</text:p>
          </table:table-cell>
          <table:table-cell table:formula="of:=BITAND(HEX2DEC(MID([.C31];3;2));127)" office:value-type="float" office:value="75" calcext:value-type="float">
            <text:p>75</text:p>
          </table:table-cell>
          <table:table-cell table:formula="of:=HEX2DEC(MID([.C31];7;2))&amp;&quot;-&quot;&amp;HEX2DEC(MID([.C31];9;2))" office:value-type="string" office:string-value="0-0" calcext:value-type="string">
            <text:p>0-0</text:p>
          </table:table-cell>
          <table:table-cell table:formula="of:=MID(HEX2BIN(&quot;1&quot;&amp;MID([.C31];5;1));2;4)" office:value-type="string" office:string-value="0000" calcext:value-type="string">
            <text:p>0000</text:p>
          </table:table-cell>
          <table:table-cell table:formula="of:=VLOOKUP([.I31];[types.$C$2:.$E$33];3;0)" office:value-type="string" office:string-value="UIN" calcext:value-type="string">
            <text:p>UIN</text:p>
          </table:table-cell>
          <table:table-cell table:formula="of:=MID([.C31];17;2)&amp;MID([.C31];15;2)" office:value-type="string" office:string-value="0000" calcext:value-type="string">
            <text:p>0000</text:p>
          </table:table-cell>
          <table:table-cell table:formula="of:=MID([.C31];13;2)&amp;MID([.C31];11;2)" office:value-type="string" office:string-value="0001" calcext:value-type="string">
            <text:p>0001</text:p>
          </table:table-cell>
          <table:table-cell table:formula="of:=MID([.C31];21;2)&amp;MID([.C31];19;2)" office:value-type="string" office:string-value="0000" calcext:value-type="string">
            <text:p>0000</text:p>
          </table:table-cell>
        </table:table-row>
        <table:table-row table:style-name="ro2" table:visibility="filter">
          <table:table-cell table:formula="of:=IF([.G32]=31;TEXT([.D32];&quot;00&quot;)&amp;&quot;-&quot;&amp;TEXT([.E32];&quot;000&quot;);TEXT([.G32];&quot;00&quot;)&amp;&quot;-&quot;&amp;TEXT([.H32];&quot;000&quot;))" office:value-type="string" office:string-value="02-080" calcext:value-type="string">
            <text:p>02-080</text:p>
          </table:table-cell>
          <table:table-cell office:value-type="string" calcext:value-type="string">
            <text:p>011506210402d00040</text:p>
          </table:table-cell>
          <table:table-cell office:value-type="string" calcext:value-type="string">
            <text:p>0a50810400ffff00007101</text:p>
          </table:table-cell>
          <table:table-cell table:formula="of:=BITAND(HEX2DEC(MID([.B32];11;2));31)" office:value-type="float" office:value="2" calcext:value-type="float">
            <text:p>2</text:p>
          </table:table-cell>
          <table:table-cell table:formula="of:=BITAND(HEX2DEC(MID([.B32];13;2));127)" office:value-type="float" office:value="80" calcext:value-type="float">
            <text:p>80</text:p>
          </table:table-cell>
          <table:table-cell table:formula="of:=BITAND(HEX2DEC(MID([.B32];15;1));7)" office:value-type="float" office:value="0" calcext:value-type="float">
            <text:p>0</text:p>
          </table:table-cell>
          <table:table-cell table:formula="of:=BITAND(BITRSHIFT(HEX2DEC(MID([.C32];5;2)&amp;MID([.C32];3;2));7);31)" office:value-type="float" office:value="2" calcext:value-type="float">
            <text:p>2</text:p>
          </table:table-cell>
          <table:table-cell table:formula="of:=BITAND(HEX2DEC(MID([.C32];3;2));127)" office:value-type="float" office:value="80" calcext:value-type="float">
            <text:p>80</text:p>
          </table:table-cell>
          <table:table-cell table:formula="of:=HEX2DEC(MID([.C32];7;2))&amp;&quot;-&quot;&amp;HEX2DEC(MID([.C32];9;2))" office:value-type="string" office:string-value="4-0" calcext:value-type="string">
            <text:p>4-0</text:p>
          </table:table-cell>
          <table:table-cell table:formula="of:=MID(HEX2BIN(&quot;1&quot;&amp;MID([.C32];5;1));2;4)" office:value-type="string" office:string-value="1000" calcext:value-type="string">
            <text:p>1000</text:p>
          </table:table-cell>
          <table:table-cell table:formula="of:=VLOOKUP([.I32];[types.$C$2:.$E$33];3;0)" office:value-type="string" office:string-value="UIN" calcext:value-type="string">
            <text:p>UIN</text:p>
          </table:table-cell>
          <table:table-cell table:formula="of:=MID([.C32];17;2)&amp;MID([.C32];15;2)" office:value-type="string" office:string-value="0000" calcext:value-type="string">
            <text:p>0000</text:p>
          </table:table-cell>
          <table:table-cell table:formula="of:=MID([.C32];13;2)&amp;MID([.C32];11;2)" office:value-type="string" office:string-value="ffff" calcext:value-type="string">
            <text:p>ffff</text:p>
          </table:table-cell>
          <table:table-cell table:formula="of:=MID([.C32];21;2)&amp;MID([.C32];19;2)" office:value-type="string" office:string-value="0171" calcext:value-type="string">
            <text:p>0171</text:p>
          </table:table-cell>
        </table:table-row>
        <table:table-row table:style-name="ro2" table:visibility="filter">
          <table:table-cell table:formula="of:=IF([.G33]=31;TEXT([.D33];&quot;00&quot;)&amp;&quot;-&quot;&amp;TEXT([.E33];&quot;000&quot;);TEXT([.G33];&quot;00&quot;)&amp;&quot;-&quot;&amp;TEXT([.H33];&quot;000&quot;))" office:value-type="string" office:string-value="02-086" calcext:value-type="string">
            <text:p>02-086</text:p>
          </table:table-cell>
          <table:table-cell office:value-type="string" calcext:value-type="string">
            <text:p>011506210402d60040</text:p>
          </table:table-cell>
          <table:table-cell office:value-type="string" calcext:value-type="string">
            <text:p>0a56810400ffff00000b00</text:p>
          </table:table-cell>
          <table:table-cell table:formula="of:=BITAND(HEX2DEC(MID([.B33];11;2));31)" office:value-type="float" office:value="2" calcext:value-type="float">
            <text:p>2</text:p>
          </table:table-cell>
          <table:table-cell table:formula="of:=BITAND(HEX2DEC(MID([.B33];13;2));127)" office:value-type="float" office:value="86" calcext:value-type="float">
            <text:p>86</text:p>
          </table:table-cell>
          <table:table-cell table:formula="of:=BITAND(HEX2DEC(MID([.B33];15;1));7)" office:value-type="float" office:value="0" calcext:value-type="float">
            <text:p>0</text:p>
          </table:table-cell>
          <table:table-cell table:formula="of:=BITAND(BITRSHIFT(HEX2DEC(MID([.C33];5;2)&amp;MID([.C33];3;2));7);31)" office:value-type="float" office:value="2" calcext:value-type="float">
            <text:p>2</text:p>
          </table:table-cell>
          <table:table-cell table:formula="of:=BITAND(HEX2DEC(MID([.C33];3;2));127)" office:value-type="float" office:value="86" calcext:value-type="float">
            <text:p>86</text:p>
          </table:table-cell>
          <table:table-cell table:formula="of:=HEX2DEC(MID([.C33];7;2))&amp;&quot;-&quot;&amp;HEX2DEC(MID([.C33];9;2))" office:value-type="string" office:string-value="4-0" calcext:value-type="string">
            <text:p>4-0</text:p>
          </table:table-cell>
          <table:table-cell table:formula="of:=MID(HEX2BIN(&quot;1&quot;&amp;MID([.C33];5;1));2;4)" office:value-type="string" office:string-value="1000" calcext:value-type="string">
            <text:p>1000</text:p>
          </table:table-cell>
          <table:table-cell table:formula="of:=VLOOKUP([.I33];[types.$C$2:.$E$33];3;0)" office:value-type="string" office:string-value="UIN" calcext:value-type="string">
            <text:p>UIN</text:p>
          </table:table-cell>
          <table:table-cell table:formula="of:=MID([.C33];17;2)&amp;MID([.C33];15;2)" office:value-type="string" office:string-value="0000" calcext:value-type="string">
            <text:p>0000</text:p>
          </table:table-cell>
          <table:table-cell table:formula="of:=MID([.C33];13;2)&amp;MID([.C33];11;2)" office:value-type="string" office:string-value="ffff" calcext:value-type="string">
            <text:p>ffff</text:p>
          </table:table-cell>
          <table:table-cell table:formula="of:=MID([.C33];21;2)&amp;MID([.C33];19;2)" office:value-type="string" office:string-value="000b" calcext:value-type="string">
            <text:p>000b</text:p>
          </table:table-cell>
        </table:table-row>
        <table:table-row table:style-name="ro2" table:visibility="filter">
          <table:table-cell table:formula="of:=IF([.G34]=31;TEXT([.D34];&quot;00&quot;)&amp;&quot;-&quot;&amp;TEXT([.E34];&quot;000&quot;);TEXT([.G34];&quot;00&quot;)&amp;&quot;-&quot;&amp;TEXT([.H34];&quot;000&quot;))" office:value-type="string" office:string-value="02-087" calcext:value-type="string">
            <text:p>02-087</text:p>
          </table:table-cell>
          <table:table-cell office:value-type="string" calcext:value-type="string">
            <text:p>011506210402d70040</text:p>
          </table:table-cell>
          <table:table-cell office:value-type="string" calcext:value-type="string">
            <text:p>0a57810400ffff00000600</text:p>
          </table:table-cell>
          <table:table-cell table:formula="of:=BITAND(HEX2DEC(MID([.B34];11;2));31)" office:value-type="float" office:value="2" calcext:value-type="float">
            <text:p>2</text:p>
          </table:table-cell>
          <table:table-cell table:formula="of:=BITAND(HEX2DEC(MID([.B34];13;2));127)" office:value-type="float" office:value="87" calcext:value-type="float">
            <text:p>87</text:p>
          </table:table-cell>
          <table:table-cell table:formula="of:=BITAND(HEX2DEC(MID([.B34];15;1));7)" office:value-type="float" office:value="0" calcext:value-type="float">
            <text:p>0</text:p>
          </table:table-cell>
          <table:table-cell table:formula="of:=BITAND(BITRSHIFT(HEX2DEC(MID([.C34];5;2)&amp;MID([.C34];3;2));7);31)" office:value-type="float" office:value="2" calcext:value-type="float">
            <text:p>2</text:p>
          </table:table-cell>
          <table:table-cell table:formula="of:=BITAND(HEX2DEC(MID([.C34];3;2));127)" office:value-type="float" office:value="87" calcext:value-type="float">
            <text:p>87</text:p>
          </table:table-cell>
          <table:table-cell table:formula="of:=HEX2DEC(MID([.C34];7;2))&amp;&quot;-&quot;&amp;HEX2DEC(MID([.C34];9;2))" office:value-type="string" office:string-value="4-0" calcext:value-type="string">
            <text:p>4-0</text:p>
          </table:table-cell>
          <table:table-cell table:formula="of:=MID(HEX2BIN(&quot;1&quot;&amp;MID([.C34];5;1));2;4)" office:value-type="string" office:string-value="1000" calcext:value-type="string">
            <text:p>1000</text:p>
          </table:table-cell>
          <table:table-cell table:formula="of:=VLOOKUP([.I34];[types.$C$2:.$E$33];3;0)" office:value-type="string" office:string-value="UIN" calcext:value-type="string">
            <text:p>UIN</text:p>
          </table:table-cell>
          <table:table-cell table:formula="of:=MID([.C34];17;2)&amp;MID([.C34];15;2)" office:value-type="string" office:string-value="0000" calcext:value-type="string">
            <text:p>0000</text:p>
          </table:table-cell>
          <table:table-cell table:formula="of:=MID([.C34];13;2)&amp;MID([.C34];11;2)" office:value-type="string" office:string-value="ffff" calcext:value-type="string">
            <text:p>ffff</text:p>
          </table:table-cell>
          <table:table-cell table:formula="of:=MID([.C34];21;2)&amp;MID([.C34];19;2)" office:value-type="string" office:string-value="0006" calcext:value-type="string">
            <text:p>0006</text:p>
          </table:table-cell>
        </table:table-row>
        <table:table-row table:style-name="ro2" table:visibility="filter">
          <table:table-cell table:formula="of:=IF([.G35]=31;TEXT([.D35];&quot;00&quot;)&amp;&quot;-&quot;&amp;TEXT([.E35];&quot;000&quot;);TEXT([.G35];&quot;00&quot;)&amp;&quot;-&quot;&amp;TEXT([.H35];&quot;000&quot;))" office:value-type="string" office:string-value="02-089" calcext:value-type="string">
            <text:p>02-089</text:p>
          </table:table-cell>
          <table:table-cell office:value-type="string" calcext:value-type="string">
            <text:p>011506210402d90040</text:p>
          </table:table-cell>
          <table:table-cell office:value-type="string" calcext:value-type="string">
            <text:p>0a5981040cffff00005700</text:p>
          </table:table-cell>
          <table:table-cell table:formula="of:=BITAND(HEX2DEC(MID([.B35];11;2));31)" office:value-type="float" office:value="2" calcext:value-type="float">
            <text:p>2</text:p>
          </table:table-cell>
          <table:table-cell table:formula="of:=BITAND(HEX2DEC(MID([.B35];13;2));127)" office:value-type="float" office:value="89" calcext:value-type="float">
            <text:p>89</text:p>
          </table:table-cell>
          <table:table-cell table:formula="of:=BITAND(HEX2DEC(MID([.B35];15;1));7)" office:value-type="float" office:value="0" calcext:value-type="float">
            <text:p>0</text:p>
          </table:table-cell>
          <table:table-cell table:formula="of:=BITAND(BITRSHIFT(HEX2DEC(MID([.C35];5;2)&amp;MID([.C35];3;2));7);31)" office:value-type="float" office:value="2" calcext:value-type="float">
            <text:p>2</text:p>
          </table:table-cell>
          <table:table-cell table:formula="of:=BITAND(HEX2DEC(MID([.C35];3;2));127)" office:value-type="float" office:value="89" calcext:value-type="float">
            <text:p>89</text:p>
          </table:table-cell>
          <table:table-cell table:formula="of:=HEX2DEC(MID([.C35];7;2))&amp;&quot;-&quot;&amp;HEX2DEC(MID([.C35];9;2))" office:value-type="string" office:string-value="4-12" calcext:value-type="string">
            <text:p>4-12</text:p>
          </table:table-cell>
          <table:table-cell table:formula="of:=MID(HEX2BIN(&quot;1&quot;&amp;MID([.C35];5;1));2;4)" office:value-type="string" office:string-value="1000" calcext:value-type="string">
            <text:p>1000</text:p>
          </table:table-cell>
          <table:table-cell table:formula="of:=VLOOKUP([.I35];[types.$C$2:.$E$33];3;0)" office:value-type="string" office:string-value="min" calcext:value-type="string">
            <text:p>min</text:p>
          </table:table-cell>
          <table:table-cell table:formula="of:=MID([.C35];17;2)&amp;MID([.C35];15;2)" office:value-type="string" office:string-value="0000" calcext:value-type="string">
            <text:p>0000</text:p>
          </table:table-cell>
          <table:table-cell table:formula="of:=MID([.C35];13;2)&amp;MID([.C35];11;2)" office:value-type="string" office:string-value="ffff" calcext:value-type="string">
            <text:p>ffff</text:p>
          </table:table-cell>
          <table:table-cell table:formula="of:=MID([.C35];21;2)&amp;MID([.C35];19;2)" office:value-type="string" office:string-value="0057" calcext:value-type="string">
            <text:p>0057</text:p>
          </table:table-cell>
        </table:table-row>
        <table:table-row table:style-name="ro2" table:visibility="filter">
          <table:table-cell table:formula="of:=IF([.G36]=31;TEXT([.D36];&quot;00&quot;)&amp;&quot;-&quot;&amp;TEXT([.E36];&quot;000&quot;);TEXT([.G36];&quot;00&quot;)&amp;&quot;-&quot;&amp;TEXT([.H36];&quot;000&quot;))" office:value-type="string" office:string-value="02-090" calcext:value-type="string">
            <text:p>02-090</text:p>
          </table:table-cell>
          <table:table-cell office:value-type="string" calcext:value-type="string">
            <text:p>011506210402da8040</text:p>
          </table:table-cell>
          <table:table-cell office:value-type="string" calcext:value-type="string">
            <text:p>065a811e000700</text:p>
          </table:table-cell>
          <table:table-cell table:formula="of:=BITAND(HEX2DEC(MID([.B36];11;2));31)" office:value-type="float" office:value="2" calcext:value-type="float">
            <text:p>2</text:p>
          </table:table-cell>
          <table:table-cell table:formula="of:=BITAND(HEX2DEC(MID([.B36];13;2));127)" office:value-type="float" office:value="90" calcext:value-type="float">
            <text:p>90</text:p>
          </table:table-cell>
          <table:table-cell table:formula="of:=BITAND(HEX2DEC(MID([.B36];15;1));7)" office:value-type="float" office:value="0" calcext:value-type="float">
            <text:p>0</text:p>
          </table:table-cell>
          <table:table-cell table:formula="of:=BITAND(BITRSHIFT(HEX2DEC(MID([.C36];5;2)&amp;MID([.C36];3;2));7);31)" office:value-type="float" office:value="2" calcext:value-type="float">
            <text:p>2</text:p>
          </table:table-cell>
          <table:table-cell table:formula="of:=BITAND(HEX2DEC(MID([.C36];3;2));127)" office:value-type="float" office:value="90" calcext:value-type="float">
            <text:p>90</text:p>
          </table:table-cell>
          <table:table-cell table:formula="of:=HEX2DEC(MID([.C36];7;2))&amp;&quot;-&quot;&amp;HEX2DEC(MID([.C36];9;2))" office:value-type="string" office:string-value="30-0" calcext:value-type="string">
            <text:p>30-0</text:p>
          </table:table-cell>
          <table:table-cell table:formula="of:=MID(HEX2BIN(&quot;1&quot;&amp;MID([.C36];5;1));2;4)" office:value-type="string" office:string-value="1000" calcext:value-type="string">
            <text:p>1000</text:p>
          </table:table-cell>
          <table:table-cell table:formula="of:=VLOOKUP([.I36];[types.$C$2:.$E$33];3;0)" office:value-type="string" office:string-value="?" calcext:value-type="string">
            <text:p>?</text:p>
          </table:table-cell>
          <table:table-cell table:formula="of:=MID([.C36];17;2)&amp;MID([.C36];15;2)">
            <text:p/>
          </table:table-cell>
          <table:table-cell table:formula="of:=MID([.C36];13;2)&amp;MID([.C36];11;2)" office:value-type="string" office:string-value="0007" calcext:value-type="string">
            <text:p>0007</text:p>
          </table:table-cell>
          <table:table-cell table:formula="of:=MID([.C36];21;2)&amp;MID([.C36];19;2)">
            <text:p/>
          </table:table-cell>
        </table:table-row>
        <table:table-row table:style-name="ro2" table:visibility="filter">
          <table:table-cell table:formula="of:=IF([.G37]=31;TEXT([.D37];&quot;00&quot;)&amp;&quot;-&quot;&amp;TEXT([.E37];&quot;000&quot;);TEXT([.G37];&quot;00&quot;)&amp;&quot;-&quot;&amp;TEXT([.H37];&quot;000&quot;))" office:value-type="string" office:string-value="02-090" calcext:value-type="string">
            <text:p>02-090</text:p>
          </table:table-cell>
          <table:table-cell office:value-type="string" calcext:value-type="string">
            <text:p>011506210402da9040</text:p>
          </table:table-cell>
          <table:table-cell office:value-type="string" calcext:value-type="string">
            <text:p>065a811e000700</text:p>
          </table:table-cell>
          <table:table-cell table:formula="of:=BITAND(HEX2DEC(MID([.B37];11;2));31)" office:value-type="float" office:value="2" calcext:value-type="float">
            <text:p>2</text:p>
          </table:table-cell>
          <table:table-cell table:formula="of:=BITAND(HEX2DEC(MID([.B37];13;2));127)" office:value-type="float" office:value="90" calcext:value-type="float">
            <text:p>90</text:p>
          </table:table-cell>
          <table:table-cell table:formula="of:=BITAND(HEX2DEC(MID([.B37];15;1));7)" office:value-type="float" office:value="1" calcext:value-type="float">
            <text:p>1</text:p>
          </table:table-cell>
          <table:table-cell table:formula="of:=BITAND(BITRSHIFT(HEX2DEC(MID([.C37];5;2)&amp;MID([.C37];3;2));7);31)" office:value-type="float" office:value="2" calcext:value-type="float">
            <text:p>2</text:p>
          </table:table-cell>
          <table:table-cell table:formula="of:=BITAND(HEX2DEC(MID([.C37];3;2));127)" office:value-type="float" office:value="90" calcext:value-type="float">
            <text:p>90</text:p>
          </table:table-cell>
          <table:table-cell table:formula="of:=HEX2DEC(MID([.C37];7;2))&amp;&quot;-&quot;&amp;HEX2DEC(MID([.C37];9;2))" office:value-type="string" office:string-value="30-0" calcext:value-type="string">
            <text:p>30-0</text:p>
          </table:table-cell>
          <table:table-cell table:formula="of:=MID(HEX2BIN(&quot;1&quot;&amp;MID([.C37];5;1));2;4)" office:value-type="string" office:string-value="1000" calcext:value-type="string">
            <text:p>1000</text:p>
          </table:table-cell>
          <table:table-cell table:formula="of:=VLOOKUP([.I37];[types.$C$2:.$E$33];3;0)" office:value-type="string" office:string-value="?" calcext:value-type="string">
            <text:p>?</text:p>
          </table:table-cell>
          <table:table-cell table:formula="of:=MID([.C37];17;2)&amp;MID([.C37];15;2)">
            <text:p/>
          </table:table-cell>
          <table:table-cell table:formula="of:=MID([.C37];13;2)&amp;MID([.C37];11;2)" office:value-type="string" office:string-value="0007" calcext:value-type="string">
            <text:p>0007</text:p>
          </table:table-cell>
          <table:table-cell table:formula="of:=MID([.C37];21;2)&amp;MID([.C37];19;2)">
            <text:p/>
          </table:table-cell>
        </table:table-row>
        <table:table-row table:style-name="ro2" table:visibility="filter">
          <table:table-cell table:formula="of:=IF(OR([.G38]=31;[.G38]=&quot;&quot;);TEXT([.D38];&quot;00&quot;)&amp;&quot;-&quot;&amp;TEXT([.E38];&quot;000&quot;);TEXT([.G38];&quot;00&quot;)&amp;&quot;-&quot;&amp;TEXT([.H38];&quot;000&quot;))" office:value-type="string" office:string-value="02-090" calcext:value-type="string">
            <text:p>02-090</text:p>
          </table:table-cell>
          <table:table-cell office:value-type="string" calcext:value-type="string">
            <text:p>011506220402da9040</text:p>
          </table:table-cell>
          <table:table-cell office:value-type="string" calcext:value-type="string">
            <text:p>065a1651410534</text:p>
          </table:table-cell>
          <table:table-cell table:formula="of:=BITAND(HEX2DEC(MID([.B38];11;2));31)" office:value-type="float" office:value="2" calcext:value-type="float">
            <text:p>2</text:p>
          </table:table-cell>
          <table:table-cell table:formula="of:=BITAND(HEX2DEC(MID([.B38];13;2));127)" office:value-type="float" office:value="90" calcext:value-type="float">
            <text:p>90</text:p>
          </table:table-cell>
          <table:table-cell table:formula="of:=BITAND(HEX2DEC(MID([.B38];15;1));7)" office:value-type="float" office:value="1" calcext:value-type="float">
            <text:p>1</text:p>
          </table:table-cell>
          <table:table-cell table:number-columns-repeated="5"/>
          <table:table-cell table:formula="of:=MID([.C38];17;2)&amp;MID([.C38];15;2)">
            <text:p/>
          </table:table-cell>
          <table:table-cell/>
          <table:table-cell table:formula="of:=MID([.C38];21;2)&amp;MID([.C38];19;2)">
            <text:p/>
          </table:table-cell>
        </table:table-row>
        <table:table-row table:style-name="ro2" table:visibility="filter">
          <table:table-cell table:formula="of:=IF([.G39]=31;TEXT([.D39];&quot;00&quot;)&amp;&quot;-&quot;&amp;TEXT([.E39];&quot;000&quot;);TEXT([.G39];&quot;00&quot;)&amp;&quot;-&quot;&amp;TEXT([.H39];&quot;000&quot;))" office:value-type="string" office:string-value="02-090" calcext:value-type="string">
            <text:p>02-090</text:p>
          </table:table-cell>
          <table:table-cell office:value-type="string" calcext:value-type="string">
            <text:p>011506210402da4040</text:p>
          </table:table-cell>
          <table:table-cell office:value-type="string" calcext:value-type="string">
            <text:p>065a811e000700</text:p>
          </table:table-cell>
          <table:table-cell table:formula="of:=BITAND(HEX2DEC(MID([.B39];11;2));31)" office:value-type="float" office:value="2" calcext:value-type="float">
            <text:p>2</text:p>
          </table:table-cell>
          <table:table-cell table:formula="of:=BITAND(HEX2DEC(MID([.B39];13;2));127)" office:value-type="float" office:value="90" calcext:value-type="float">
            <text:p>90</text:p>
          </table:table-cell>
          <table:table-cell table:formula="of:=BITAND(HEX2DEC(MID([.B39];15;1));7)" office:value-type="float" office:value="4" calcext:value-type="float">
            <text:p>4</text:p>
          </table:table-cell>
          <table:table-cell table:formula="of:=BITAND(BITRSHIFT(HEX2DEC(MID([.C39];5;2)&amp;MID([.C39];3;2));7);31)" office:value-type="float" office:value="2" calcext:value-type="float">
            <text:p>2</text:p>
          </table:table-cell>
          <table:table-cell table:formula="of:=BITAND(HEX2DEC(MID([.C39];3;2));127)" office:value-type="float" office:value="90" calcext:value-type="float">
            <text:p>90</text:p>
          </table:table-cell>
          <table:table-cell table:formula="of:=HEX2DEC(MID([.C39];7;2))&amp;&quot;-&quot;&amp;HEX2DEC(MID([.C39];9;2))" office:value-type="string" office:string-value="30-0" calcext:value-type="string">
            <text:p>30-0</text:p>
          </table:table-cell>
          <table:table-cell table:formula="of:=MID(HEX2BIN(&quot;1&quot;&amp;MID([.C39];5;1));2;4)" office:value-type="string" office:string-value="1000" calcext:value-type="string">
            <text:p>1000</text:p>
          </table:table-cell>
          <table:table-cell table:formula="of:=VLOOKUP([.I39];[types.$C$2:.$E$33];3;0)" office:value-type="string" office:string-value="?" calcext:value-type="string">
            <text:p>?</text:p>
          </table:table-cell>
          <table:table-cell table:formula="of:=MID([.C39];17;2)&amp;MID([.C39];15;2)">
            <text:p/>
          </table:table-cell>
          <table:table-cell table:formula="of:=MID([.C39];13;2)&amp;MID([.C39];11;2)" office:value-type="string" office:string-value="0007" calcext:value-type="string">
            <text:p>0007</text:p>
          </table:table-cell>
          <table:table-cell table:formula="of:=MID([.C39];21;2)&amp;MID([.C39];19;2)">
            <text:p/>
          </table:table-cell>
        </table:table-row>
        <table:table-row table:style-name="ro2" table:visibility="filter">
          <table:table-cell table:formula="of:=IF(OR([.G40]=31;[.G40]=&quot;&quot;);TEXT([.D40];&quot;00&quot;)&amp;&quot;-&quot;&amp;TEXT([.E40];&quot;000&quot;);TEXT([.G40];&quot;00&quot;)&amp;&quot;-&quot;&amp;TEXT([.H40];&quot;000&quot;))" office:value-type="string" office:string-value="02-090" calcext:value-type="string">
            <text:p>02-090</text:p>
          </table:table-cell>
          <table:table-cell office:value-type="string" calcext:value-type="string">
            <text:p>011506220402da4040</text:p>
          </table:table-cell>
          <table:table-cell office:value-type="string" calcext:value-type="string">
            <text:p>065a1651410534</text:p>
          </table:table-cell>
          <table:table-cell table:formula="of:=BITAND(HEX2DEC(MID([.B40];11;2));31)" office:value-type="float" office:value="2" calcext:value-type="float">
            <text:p>2</text:p>
          </table:table-cell>
          <table:table-cell table:formula="of:=BITAND(HEX2DEC(MID([.B40];13;2));127)" office:value-type="float" office:value="90" calcext:value-type="float">
            <text:p>90</text:p>
          </table:table-cell>
          <table:table-cell table:formula="of:=BITAND(HEX2DEC(MID([.B40];15;1));7)" office:value-type="float" office:value="4" calcext:value-type="float">
            <text:p>4</text:p>
          </table:table-cell>
          <table:table-cell table:number-columns-repeated="5"/>
          <table:table-cell table:formula="of:=MID([.C40];17;2)&amp;MID([.C40];15;2)">
            <text:p/>
          </table:table-cell>
          <table:table-cell/>
          <table:table-cell table:formula="of:=MID([.C40];21;2)&amp;MID([.C40];19;2)">
            <text:p/>
          </table:table-cell>
        </table:table-row>
        <table:table-row table:style-name="ro2" table:visibility="filter">
          <table:table-cell table:formula="of:=IF([.G41]=31;TEXT([.D41];&quot;00&quot;)&amp;&quot;-&quot;&amp;TEXT([.E41];&quot;000&quot;);TEXT([.G41];&quot;00&quot;)&amp;&quot;-&quot;&amp;TEXT([.H41];&quot;000&quot;))" office:value-type="string" office:string-value="02-090" calcext:value-type="string">
            <text:p>02-090</text:p>
          </table:table-cell>
          <table:table-cell office:value-type="string" calcext:value-type="string">
            <text:p>011506210402da5040</text:p>
          </table:table-cell>
          <table:table-cell office:value-type="string" calcext:value-type="string">
            <text:p>065a811e000700</text:p>
          </table:table-cell>
          <table:table-cell table:formula="of:=BITAND(HEX2DEC(MID([.B41];11;2));31)" office:value-type="float" office:value="2" calcext:value-type="float">
            <text:p>2</text:p>
          </table:table-cell>
          <table:table-cell table:formula="of:=BITAND(HEX2DEC(MID([.B41];13;2));127)" office:value-type="float" office:value="90" calcext:value-type="float">
            <text:p>90</text:p>
          </table:table-cell>
          <table:table-cell table:formula="of:=BITAND(HEX2DEC(MID([.B41];15;1));7)" office:value-type="float" office:value="5" calcext:value-type="float">
            <text:p>5</text:p>
          </table:table-cell>
          <table:table-cell table:formula="of:=BITAND(BITRSHIFT(HEX2DEC(MID([.C41];5;2)&amp;MID([.C41];3;2));7);31)" office:value-type="float" office:value="2" calcext:value-type="float">
            <text:p>2</text:p>
          </table:table-cell>
          <table:table-cell table:formula="of:=BITAND(HEX2DEC(MID([.C41];3;2));127)" office:value-type="float" office:value="90" calcext:value-type="float">
            <text:p>90</text:p>
          </table:table-cell>
          <table:table-cell table:formula="of:=HEX2DEC(MID([.C41];7;2))&amp;&quot;-&quot;&amp;HEX2DEC(MID([.C41];9;2))" office:value-type="string" office:string-value="30-0" calcext:value-type="string">
            <text:p>30-0</text:p>
          </table:table-cell>
          <table:table-cell table:formula="of:=MID(HEX2BIN(&quot;1&quot;&amp;MID([.C41];5;1));2;4)" office:value-type="string" office:string-value="1000" calcext:value-type="string">
            <text:p>1000</text:p>
          </table:table-cell>
          <table:table-cell table:formula="of:=VLOOKUP([.I41];[types.$C$2:.$E$33];3;0)" office:value-type="string" office:string-value="?" calcext:value-type="string">
            <text:p>?</text:p>
          </table:table-cell>
          <table:table-cell table:formula="of:=MID([.C41];17;2)&amp;MID([.C41];15;2)">
            <text:p/>
          </table:table-cell>
          <table:table-cell table:formula="of:=MID([.C41];13;2)&amp;MID([.C41];11;2)" office:value-type="string" office:string-value="0007" calcext:value-type="string">
            <text:p>0007</text:p>
          </table:table-cell>
          <table:table-cell table:formula="of:=MID([.C41];21;2)&amp;MID([.C41];19;2)">
            <text:p/>
          </table:table-cell>
        </table:table-row>
        <table:table-row table:style-name="ro2" table:visibility="filter">
          <table:table-cell table:formula="of:=IF(OR([.G42]=31;[.G42]=&quot;&quot;);TEXT([.D42];&quot;00&quot;)&amp;&quot;-&quot;&amp;TEXT([.E42];&quot;000&quot;);TEXT([.G42];&quot;00&quot;)&amp;&quot;-&quot;&amp;TEXT([.H42];&quot;000&quot;))" office:value-type="string" office:string-value="02-090" calcext:value-type="string">
            <text:p>02-090</text:p>
          </table:table-cell>
          <table:table-cell office:value-type="string" calcext:value-type="string">
            <text:p>011506220402da5040</text:p>
          </table:table-cell>
          <table:table-cell office:value-type="string" calcext:value-type="string">
            <text:p>065a1651410534</text:p>
          </table:table-cell>
          <table:table-cell table:formula="of:=BITAND(HEX2DEC(MID([.B42];11;2));31)" office:value-type="float" office:value="2" calcext:value-type="float">
            <text:p>2</text:p>
          </table:table-cell>
          <table:table-cell table:formula="of:=BITAND(HEX2DEC(MID([.B42];13;2));127)" office:value-type="float" office:value="90" calcext:value-type="float">
            <text:p>90</text:p>
          </table:table-cell>
          <table:table-cell table:formula="of:=BITAND(HEX2DEC(MID([.B42];15;1));7)" office:value-type="float" office:value="5" calcext:value-type="float">
            <text:p>5</text:p>
          </table:table-cell>
          <table:table-cell table:number-columns-repeated="5"/>
          <table:table-cell table:formula="of:=MID([.C42];17;2)&amp;MID([.C42];15;2)">
            <text:p/>
          </table:table-cell>
          <table:table-cell/>
          <table:table-cell table:formula="of:=MID([.C42];21;2)&amp;MID([.C42];19;2)">
            <text:p/>
          </table:table-cell>
        </table:table-row>
        <table:table-row table:style-name="ro2" table:visibility="filter">
          <table:table-cell table:formula="of:=IF([.G43]=31;TEXT([.D43];&quot;00&quot;)&amp;&quot;-&quot;&amp;TEXT([.E43];&quot;000&quot;);TEXT([.G43];&quot;00&quot;)&amp;&quot;-&quot;&amp;TEXT([.H43];&quot;000&quot;))" office:value-type="string" office:string-value="02-090" calcext:value-type="string">
            <text:p>02-090</text:p>
          </table:table-cell>
          <table:table-cell office:value-type="string" calcext:value-type="string">
            <text:p>011506210402da6040</text:p>
          </table:table-cell>
          <table:table-cell office:value-type="string" calcext:value-type="string">
            <text:p>065a811e000700</text:p>
          </table:table-cell>
          <table:table-cell table:formula="of:=BITAND(HEX2DEC(MID([.B43];11;2));31)" office:value-type="float" office:value="2" calcext:value-type="float">
            <text:p>2</text:p>
          </table:table-cell>
          <table:table-cell table:formula="of:=BITAND(HEX2DEC(MID([.B43];13;2));127)" office:value-type="float" office:value="90" calcext:value-type="float">
            <text:p>90</text:p>
          </table:table-cell>
          <table:table-cell table:formula="of:=BITAND(HEX2DEC(MID([.B43];15;1));7)" office:value-type="float" office:value="6" calcext:value-type="float">
            <text:p>6</text:p>
          </table:table-cell>
          <table:table-cell table:formula="of:=BITAND(BITRSHIFT(HEX2DEC(MID([.C43];5;2)&amp;MID([.C43];3;2));7);31)" office:value-type="float" office:value="2" calcext:value-type="float">
            <text:p>2</text:p>
          </table:table-cell>
          <table:table-cell table:formula="of:=BITAND(HEX2DEC(MID([.C43];3;2));127)" office:value-type="float" office:value="90" calcext:value-type="float">
            <text:p>90</text:p>
          </table:table-cell>
          <table:table-cell table:formula="of:=HEX2DEC(MID([.C43];7;2))&amp;&quot;-&quot;&amp;HEX2DEC(MID([.C43];9;2))" office:value-type="string" office:string-value="30-0" calcext:value-type="string">
            <text:p>30-0</text:p>
          </table:table-cell>
          <table:table-cell table:formula="of:=MID(HEX2BIN(&quot;1&quot;&amp;MID([.C43];5;1));2;4)" office:value-type="string" office:string-value="1000" calcext:value-type="string">
            <text:p>1000</text:p>
          </table:table-cell>
          <table:table-cell table:formula="of:=VLOOKUP([.I43];[types.$C$2:.$E$33];3;0)" office:value-type="string" office:string-value="?" calcext:value-type="string">
            <text:p>?</text:p>
          </table:table-cell>
          <table:table-cell table:formula="of:=MID([.C43];17;2)&amp;MID([.C43];15;2)">
            <text:p/>
          </table:table-cell>
          <table:table-cell table:formula="of:=MID([.C43];13;2)&amp;MID([.C43];11;2)" office:value-type="string" office:string-value="0007" calcext:value-type="string">
            <text:p>0007</text:p>
          </table:table-cell>
          <table:table-cell table:formula="of:=MID([.C43];21;2)&amp;MID([.C43];19;2)">
            <text:p/>
          </table:table-cell>
        </table:table-row>
        <table:table-row table:style-name="ro2" table:visibility="filter">
          <table:table-cell table:formula="of:=IF(OR([.G44]=31;[.G44]=&quot;&quot;);TEXT([.D44];&quot;00&quot;)&amp;&quot;-&quot;&amp;TEXT([.E44];&quot;000&quot;);TEXT([.G44];&quot;00&quot;)&amp;&quot;-&quot;&amp;TEXT([.H44];&quot;000&quot;))" office:value-type="string" office:string-value="02-090" calcext:value-type="string">
            <text:p>02-090</text:p>
          </table:table-cell>
          <table:table-cell office:value-type="string" calcext:value-type="string">
            <text:p>011506220402da6040</text:p>
          </table:table-cell>
          <table:table-cell office:value-type="string" calcext:value-type="string">
            <text:p>065a1651410534</text:p>
          </table:table-cell>
          <table:table-cell table:formula="of:=BITAND(HEX2DEC(MID([.B44];11;2));31)" office:value-type="float" office:value="2" calcext:value-type="float">
            <text:p>2</text:p>
          </table:table-cell>
          <table:table-cell table:formula="of:=BITAND(HEX2DEC(MID([.B44];13;2));127)" office:value-type="float" office:value="90" calcext:value-type="float">
            <text:p>90</text:p>
          </table:table-cell>
          <table:table-cell table:formula="of:=BITAND(HEX2DEC(MID([.B44];15;1));7)" office:value-type="float" office:value="6" calcext:value-type="float">
            <text:p>6</text:p>
          </table:table-cell>
          <table:table-cell table:number-columns-repeated="5"/>
          <table:table-cell table:formula="of:=MID([.C44];17;2)&amp;MID([.C44];15;2)">
            <text:p/>
          </table:table-cell>
          <table:table-cell/>
          <table:table-cell table:formula="of:=MID([.C44];21;2)&amp;MID([.C44];19;2)">
            <text:p/>
          </table:table-cell>
        </table:table-row>
        <table:table-row table:style-name="ro2" table:visibility="filter">
          <table:table-cell table:formula="of:=IF([.G45]=31;TEXT([.D45];&quot;00&quot;)&amp;&quot;-&quot;&amp;TEXT([.E45];&quot;000&quot;);TEXT([.G45];&quot;00&quot;)&amp;&quot;-&quot;&amp;TEXT([.H45];&quot;000&quot;))" office:value-type="string" office:string-value="02-101" calcext:value-type="string">
            <text:p>02-101</text:p>
          </table:table-cell>
          <table:table-cell table:style-name="ce3" office:value-type="string" calcext:value-type="string">
            <text:p>011506210402e50040</text:p>
          </table:table-cell>
          <table:table-cell office:value-type="string" calcext:value-type="string">
            <text:p>0a65810400ffff00000000</text:p>
          </table:table-cell>
          <table:table-cell table:formula="of:=BITAND(HEX2DEC(MID([.B45];11;2));31)" office:value-type="float" office:value="2" calcext:value-type="float">
            <text:p>2</text:p>
          </table:table-cell>
          <table:table-cell table:formula="of:=BITAND(HEX2DEC(MID([.B45];13;2));127)" office:value-type="float" office:value="101" calcext:value-type="float">
            <text:p>101</text:p>
          </table:table-cell>
          <table:table-cell table:formula="of:=BITAND(HEX2DEC(MID([.B45];15;1));7)" office:value-type="float" office:value="0" calcext:value-type="float">
            <text:p>0</text:p>
          </table:table-cell>
          <table:table-cell table:formula="of:=BITAND(BITRSHIFT(HEX2DEC(MID([.C45];5;2)&amp;MID([.C45];3;2));7);31)" office:value-type="float" office:value="2" calcext:value-type="float">
            <text:p>2</text:p>
          </table:table-cell>
          <table:table-cell table:formula="of:=BITAND(HEX2DEC(MID([.C45];3;2));127)" office:value-type="float" office:value="101" calcext:value-type="float">
            <text:p>101</text:p>
          </table:table-cell>
          <table:table-cell table:formula="of:=HEX2DEC(MID([.C45];7;2))&amp;&quot;-&quot;&amp;HEX2DEC(MID([.C45];9;2))" office:value-type="string" office:string-value="4-0" calcext:value-type="string">
            <text:p>4-0</text:p>
          </table:table-cell>
          <table:table-cell table:formula="of:=MID(HEX2BIN(&quot;1&quot;&amp;MID([.C45];5;1));2;4)" office:value-type="string" office:string-value="1000" calcext:value-type="string">
            <text:p>1000</text:p>
          </table:table-cell>
          <table:table-cell table:formula="of:=VLOOKUP([.I45];[types.$C$2:.$E$33];3;0)" office:value-type="string" office:string-value="UIN" calcext:value-type="string">
            <text:p>UIN</text:p>
          </table:table-cell>
          <table:table-cell table:formula="of:=MID([.C45];17;2)&amp;MID([.C45];15;2)" office:value-type="string" office:string-value="0000" calcext:value-type="string">
            <text:p>0000</text:p>
          </table:table-cell>
          <table:table-cell table:formula="of:=MID([.C45];13;2)&amp;MID([.C45];11;2)" office:value-type="string" office:string-value="ffff" calcext:value-type="string">
            <text:p>ffff</text:p>
          </table:table-cell>
          <table:table-cell table:formula="of:=MID([.C45];21;2)&amp;MID([.C45];19;2)" office:value-type="string" office:string-value="0000" calcext:value-type="string">
            <text:p>0000</text:p>
          </table:table-cell>
        </table:table-row>
        <table:table-row table:style-name="ro2" table:visibility="filter">
          <table:table-cell table:formula="of:=IF([.G46]=31;TEXT([.D46];&quot;00&quot;)&amp;&quot;-&quot;&amp;TEXT([.E46];&quot;000&quot;);TEXT([.G46];&quot;00&quot;)&amp;&quot;-&quot;&amp;TEXT([.H46];&quot;000&quot;))" office:value-type="string" office:string-value="02-102" calcext:value-type="string">
            <text:p>02-102</text:p>
          </table:table-cell>
          <table:table-cell table:style-name="ce3" office:value-type="string" calcext:value-type="string">
            <text:p>011506210402e60040</text:p>
          </table:table-cell>
          <table:table-cell office:value-type="string" calcext:value-type="string">
            <text:p>0a66810400ffff00000000</text:p>
          </table:table-cell>
          <table:table-cell table:formula="of:=BITAND(HEX2DEC(MID([.B46];11;2));31)" office:value-type="float" office:value="2" calcext:value-type="float">
            <text:p>2</text:p>
          </table:table-cell>
          <table:table-cell table:formula="of:=BITAND(HEX2DEC(MID([.B46];13;2));127)" office:value-type="float" office:value="102" calcext:value-type="float">
            <text:p>102</text:p>
          </table:table-cell>
          <table:table-cell table:formula="of:=BITAND(HEX2DEC(MID([.B46];15;1));7)" office:value-type="float" office:value="0" calcext:value-type="float">
            <text:p>0</text:p>
          </table:table-cell>
          <table:table-cell table:formula="of:=BITAND(BITRSHIFT(HEX2DEC(MID([.C46];5;2)&amp;MID([.C46];3;2));7);31)" office:value-type="float" office:value="2" calcext:value-type="float">
            <text:p>2</text:p>
          </table:table-cell>
          <table:table-cell table:formula="of:=BITAND(HEX2DEC(MID([.C46];3;2));127)" office:value-type="float" office:value="102" calcext:value-type="float">
            <text:p>102</text:p>
          </table:table-cell>
          <table:table-cell table:formula="of:=HEX2DEC(MID([.C46];7;2))&amp;&quot;-&quot;&amp;HEX2DEC(MID([.C46];9;2))" office:value-type="string" office:string-value="4-0" calcext:value-type="string">
            <text:p>4-0</text:p>
          </table:table-cell>
          <table:table-cell table:formula="of:=MID(HEX2BIN(&quot;1&quot;&amp;MID([.C46];5;1));2;4)" office:value-type="string" office:string-value="1000" calcext:value-type="string">
            <text:p>1000</text:p>
          </table:table-cell>
          <table:table-cell table:formula="of:=VLOOKUP([.I46];[types.$C$2:.$E$33];3;0)" office:value-type="string" office:string-value="UIN" calcext:value-type="string">
            <text:p>UIN</text:p>
          </table:table-cell>
          <table:table-cell table:formula="of:=MID([.C46];17;2)&amp;MID([.C46];15;2)" office:value-type="string" office:string-value="0000" calcext:value-type="string">
            <text:p>0000</text:p>
          </table:table-cell>
          <table:table-cell table:formula="of:=MID([.C46];13;2)&amp;MID([.C46];11;2)" office:value-type="string" office:string-value="ffff" calcext:value-type="string">
            <text:p>ffff</text:p>
          </table:table-cell>
          <table:table-cell table:formula="of:=MID([.C46];21;2)&amp;MID([.C46];19;2)" office:value-type="string" office:string-value="0000" calcext:value-type="string">
            <text:p>0000</text:p>
          </table:table-cell>
        </table:table-row>
        <table:table-row table:style-name="ro2">
          <table:table-cell table:formula="of:=IF([.G47]=31;TEXT([.D47];&quot;00&quot;)&amp;&quot;-&quot;&amp;TEXT([.E47];&quot;000&quot;);TEXT([.G47];&quot;00&quot;)&amp;&quot;-&quot;&amp;TEXT([.H47];&quot;000&quot;))" office:value-type="string" office:string-value="03-000" calcext:value-type="string">
            <text:p>03-000</text:p>
          </table:table-cell>
          <table:table-cell table:style-name="ce3" office:value-type="string" calcext:value-type="string">
            <text:p>011506210403800040</text:p>
          </table:table-cell>
          <table:table-cell office:value-type="string" calcext:value-type="string">
            <text:p>0a80010b02000a00020005</text:p>
          </table:table-cell>
          <table:table-cell table:formula="of:=BITAND(HEX2DEC(MID([.B47];11;2));31)" office:value-type="float" office:value="3" calcext:value-type="float">
            <text:p>3</text:p>
          </table:table-cell>
          <table:table-cell table:formula="of:=BITAND(HEX2DEC(MID([.B47];13;2));127)" office:value-type="float" office:value="0" calcext:value-type="float">
            <text:p>0</text:p>
          </table:table-cell>
          <table:table-cell table:formula="of:=BITAND(HEX2DEC(MID([.B47];15;1));7)" office:value-type="float" office:value="0" calcext:value-type="float">
            <text:p>0</text:p>
          </table:table-cell>
          <table:table-cell table:formula="of:=BITAND(BITRSHIFT(HEX2DEC(MID([.C47];5;2)&amp;MID([.C47];3;2));7);31)" office:value-type="float" office:value="3" calcext:value-type="float">
            <text:p>3</text:p>
          </table:table-cell>
          <table:table-cell table:formula="of:=BITAND(HEX2DEC(MID([.C47];3;2));127)" office:value-type="float" office:value="0" calcext:value-type="float">
            <text:p>0</text:p>
          </table:table-cell>
          <table:table-cell table:formula="of:=HEX2DEC(MID([.C47];7;2))&amp;&quot;-&quot;&amp;HEX2DEC(MID([.C47];9;2))" office:value-type="string" office:string-value="11-2" calcext:value-type="string">
            <text:p>11-2</text:p>
          </table:table-cell>
          <table:table-cell table:formula="of:=MID(HEX2BIN(&quot;1&quot;&amp;MID([.C47];5;1));2;4)" office:value-type="string" office:string-value="0000" calcext:value-type="string">
            <text:p>0000</text:p>
          </table:table-cell>
          <table:table-cell table:formula="of:=VLOOKUP([.I47];[types.$C$2:.$E$33];3;0)" office:value-type="string" office:string-value="temp8" calcext:value-type="string">
            <text:p>temp8</text:p>
          </table:table-cell>
          <table:table-cell table:formula="of:=MID([.C47];17;2)&amp;MID([.C47];15;2)" office:value-type="string" office:string-value="0200" calcext:value-type="string">
            <text:p>0200</text:p>
          </table:table-cell>
          <table:table-cell table:formula="of:=MID([.C47];13;2)&amp;MID([.C47];11;2)" office:value-type="string" office:string-value="0a00" calcext:value-type="string">
            <text:p>0a00</text:p>
          </table:table-cell>
          <table:table-cell table:formula="of:=MID([.C47];21;2)&amp;MID([.C47];19;2)" office:value-type="string" office:string-value="0500" calcext:value-type="string">
            <text:p>0500</text:p>
          </table:table-cell>
        </table:table-row>
        <table:table-row table:style-name="ro2" table:visibility="filter">
          <table:table-cell table:formula="of:=IF([.G48]=31;TEXT([.D48];&quot;00&quot;)&amp;&quot;-&quot;&amp;TEXT([.E48];&quot;000&quot;);TEXT([.G48];&quot;00&quot;)&amp;&quot;-&quot;&amp;TEXT([.H48];&quot;000&quot;))" office:value-type="string" office:string-value="03-007" calcext:value-type="string">
            <text:p>03-007</text:p>
          </table:table-cell>
          <table:table-cell table:style-name="ce3" office:value-type="string" calcext:value-type="string">
            <text:p>011506210403870040</text:p>
          </table:table-cell>
          <table:table-cell office:value-type="string" calcext:value-type="string">
            <text:p>0a87010000140000001400</text:p>
          </table:table-cell>
          <table:table-cell table:formula="of:=BITAND(HEX2DEC(MID([.B48];11;2));31)" office:value-type="float" office:value="3" calcext:value-type="float">
            <text:p>3</text:p>
          </table:table-cell>
          <table:table-cell table:formula="of:=BITAND(HEX2DEC(MID([.B48];13;2));127)" office:value-type="float" office:value="7" calcext:value-type="float">
            <text:p>7</text:p>
          </table:table-cell>
          <table:table-cell table:formula="of:=BITAND(HEX2DEC(MID([.B48];15;1));7)" office:value-type="float" office:value="0" calcext:value-type="float">
            <text:p>0</text:p>
          </table:table-cell>
          <table:table-cell table:formula="of:=BITAND(BITRSHIFT(HEX2DEC(MID([.C48];5;2)&amp;MID([.C48];3;2));7);31)" office:value-type="float" office:value="3" calcext:value-type="float">
            <text:p>3</text:p>
          </table:table-cell>
          <table:table-cell table:formula="of:=BITAND(HEX2DEC(MID([.C48];3;2));127)" office:value-type="float" office:value="7" calcext:value-type="float">
            <text:p>7</text:p>
          </table:table-cell>
          <table:table-cell table:formula="of:=HEX2DEC(MID([.C48];7;2))&amp;&quot;-&quot;&amp;HEX2DEC(MID([.C48];9;2))" office:value-type="string" office:string-value="0-0" calcext:value-type="string">
            <text:p>0-0</text:p>
          </table:table-cell>
          <table:table-cell table:formula="of:=MID(HEX2BIN(&quot;1&quot;&amp;MID([.C48];5;1));2;4)" office:value-type="string" office:string-value="0000" calcext:value-type="string">
            <text:p>0000</text:p>
          </table:table-cell>
          <table:table-cell table:formula="of:=VLOOKUP([.I48];[types.$C$2:.$E$33];3;0)" office:value-type="string" office:string-value="UIN" calcext:value-type="string">
            <text:p>UIN</text:p>
          </table:table-cell>
          <table:table-cell table:formula="of:=MID([.C48];17;2)&amp;MID([.C48];15;2)" office:value-type="string" office:string-value="0000" calcext:value-type="string">
            <text:p>0000</text:p>
          </table:table-cell>
          <table:table-cell table:formula="of:=MID([.C48];13;2)&amp;MID([.C48];11;2)" office:value-type="string" office:string-value="0014" calcext:value-type="string">
            <text:p>0014</text:p>
          </table:table-cell>
          <table:table-cell table:formula="of:=MID([.C48];21;2)&amp;MID([.C48];19;2)" office:value-type="string" office:string-value="0014" calcext:value-type="string">
            <text:p>0014</text:p>
          </table:table-cell>
        </table:table-row>
        <table:table-row table:style-name="ro2" table:visibility="filter">
          <table:table-cell table:formula="of:=IF([.G49]=31;TEXT([.D49];&quot;00&quot;)&amp;&quot;-&quot;&amp;TEXT([.E49];&quot;000&quot;);TEXT([.G49];&quot;00&quot;)&amp;&quot;-&quot;&amp;TEXT([.H49];&quot;000&quot;))" office:value-type="string" office:string-value="03-007" calcext:value-type="string">
            <text:p>03-007</text:p>
          </table:table-cell>
          <table:table-cell table:style-name="ce3" office:value-type="string" calcext:value-type="string">
            <text:p>011506210403871040</text:p>
          </table:table-cell>
          <table:table-cell office:value-type="string" calcext:value-type="string">
            <text:p>0a87010000140000001400</text:p>
          </table:table-cell>
          <table:table-cell table:formula="of:=BITAND(HEX2DEC(MID([.B49];11;2));31)" office:value-type="float" office:value="3" calcext:value-type="float">
            <text:p>3</text:p>
          </table:table-cell>
          <table:table-cell table:formula="of:=BITAND(HEX2DEC(MID([.B49];13;2));127)" office:value-type="float" office:value="7" calcext:value-type="float">
            <text:p>7</text:p>
          </table:table-cell>
          <table:table-cell table:formula="of:=BITAND(HEX2DEC(MID([.B49];15;1));7)" office:value-type="float" office:value="1" calcext:value-type="float">
            <text:p>1</text:p>
          </table:table-cell>
          <table:table-cell table:formula="of:=BITAND(BITRSHIFT(HEX2DEC(MID([.C49];5;2)&amp;MID([.C49];3;2));7);31)" office:value-type="float" office:value="3" calcext:value-type="float">
            <text:p>3</text:p>
          </table:table-cell>
          <table:table-cell table:formula="of:=BITAND(HEX2DEC(MID([.C49];3;2));127)" office:value-type="float" office:value="7" calcext:value-type="float">
            <text:p>7</text:p>
          </table:table-cell>
          <table:table-cell table:formula="of:=HEX2DEC(MID([.C49];7;2))&amp;&quot;-&quot;&amp;HEX2DEC(MID([.C49];9;2))" office:value-type="string" office:string-value="0-0" calcext:value-type="string">
            <text:p>0-0</text:p>
          </table:table-cell>
          <table:table-cell table:formula="of:=MID(HEX2BIN(&quot;1&quot;&amp;MID([.C49];5;1));2;4)" office:value-type="string" office:string-value="0000" calcext:value-type="string">
            <text:p>0000</text:p>
          </table:table-cell>
          <table:table-cell table:formula="of:=VLOOKUP([.I49];[types.$C$2:.$E$33];3;0)" office:value-type="string" office:string-value="UIN" calcext:value-type="string">
            <text:p>UIN</text:p>
          </table:table-cell>
          <table:table-cell table:formula="of:=MID([.C49];17;2)&amp;MID([.C49];15;2)" office:value-type="string" office:string-value="0000" calcext:value-type="string">
            <text:p>0000</text:p>
          </table:table-cell>
          <table:table-cell table:formula="of:=MID([.C49];13;2)&amp;MID([.C49];11;2)" office:value-type="string" office:string-value="0014" calcext:value-type="string">
            <text:p>0014</text:p>
          </table:table-cell>
          <table:table-cell table:formula="of:=MID([.C49];21;2)&amp;MID([.C49];19;2)" office:value-type="string" office:string-value="0014" calcext:value-type="string">
            <text:p>0014</text:p>
          </table:table-cell>
        </table:table-row>
        <table:table-row table:style-name="ro2" table:visibility="filter">
          <table:table-cell table:formula="of:=IF([.G50]=31;TEXT([.D50];&quot;00&quot;)&amp;&quot;-&quot;&amp;TEXT([.E50];&quot;000&quot;);TEXT([.G50];&quot;00&quot;)&amp;&quot;-&quot;&amp;TEXT([.H50];&quot;000&quot;))" office:value-type="string" office:string-value="03-007" calcext:value-type="string">
            <text:p>03-007</text:p>
          </table:table-cell>
          <table:table-cell table:style-name="ce3" office:value-type="string" calcext:value-type="string">
            <text:p>011506210403872040</text:p>
          </table:table-cell>
          <table:table-cell office:value-type="string" calcext:value-type="string">
            <text:p>0a87010000140000001400</text:p>
          </table:table-cell>
          <table:table-cell table:formula="of:=BITAND(HEX2DEC(MID([.B50];11;2));31)" office:value-type="float" office:value="3" calcext:value-type="float">
            <text:p>3</text:p>
          </table:table-cell>
          <table:table-cell table:formula="of:=BITAND(HEX2DEC(MID([.B50];13;2));127)" office:value-type="float" office:value="7" calcext:value-type="float">
            <text:p>7</text:p>
          </table:table-cell>
          <table:table-cell table:formula="of:=BITAND(HEX2DEC(MID([.B50];15;1));7)" office:value-type="float" office:value="2" calcext:value-type="float">
            <text:p>2</text:p>
          </table:table-cell>
          <table:table-cell table:formula="of:=BITAND(BITRSHIFT(HEX2DEC(MID([.C50];5;2)&amp;MID([.C50];3;2));7);31)" office:value-type="float" office:value="3" calcext:value-type="float">
            <text:p>3</text:p>
          </table:table-cell>
          <table:table-cell table:formula="of:=BITAND(HEX2DEC(MID([.C50];3;2));127)" office:value-type="float" office:value="7" calcext:value-type="float">
            <text:p>7</text:p>
          </table:table-cell>
          <table:table-cell table:formula="of:=HEX2DEC(MID([.C50];7;2))&amp;&quot;-&quot;&amp;HEX2DEC(MID([.C50];9;2))" office:value-type="string" office:string-value="0-0" calcext:value-type="string">
            <text:p>0-0</text:p>
          </table:table-cell>
          <table:table-cell table:formula="of:=MID(HEX2BIN(&quot;1&quot;&amp;MID([.C50];5;1));2;4)" office:value-type="string" office:string-value="0000" calcext:value-type="string">
            <text:p>0000</text:p>
          </table:table-cell>
          <table:table-cell table:formula="of:=VLOOKUP([.I50];[types.$C$2:.$E$33];3;0)" office:value-type="string" office:string-value="UIN" calcext:value-type="string">
            <text:p>UIN</text:p>
          </table:table-cell>
          <table:table-cell table:formula="of:=MID([.C50];17;2)&amp;MID([.C50];15;2)" office:value-type="string" office:string-value="0000" calcext:value-type="string">
            <text:p>0000</text:p>
          </table:table-cell>
          <table:table-cell table:formula="of:=MID([.C50];13;2)&amp;MID([.C50];11;2)" office:value-type="string" office:string-value="0014" calcext:value-type="string">
            <text:p>0014</text:p>
          </table:table-cell>
          <table:table-cell table:formula="of:=MID([.C50];21;2)&amp;MID([.C50];19;2)" office:value-type="string" office:string-value="0014" calcext:value-type="string">
            <text:p>0014</text:p>
          </table:table-cell>
        </table:table-row>
        <table:table-row table:style-name="ro2" table:visibility="filter">
          <table:table-cell table:formula="of:=IF([.G51]=31;TEXT([.D51];&quot;00&quot;)&amp;&quot;-&quot;&amp;TEXT([.E51];&quot;000&quot;);TEXT([.G51];&quot;00&quot;)&amp;&quot;-&quot;&amp;TEXT([.H51];&quot;000&quot;))" office:value-type="string" office:string-value="03-010" calcext:value-type="string">
            <text:p>03-010</text:p>
          </table:table-cell>
          <table:table-cell office:value-type="string" calcext:value-type="string">
            <text:p>0115062104038a0040</text:p>
          </table:table-cell>
          <table:table-cell office:value-type="string" calcext:value-type="string">
            <text:p>0a8a01000023000a090a00</text:p>
          </table:table-cell>
          <table:table-cell table:formula="of:=BITAND(HEX2DEC(MID([.B51];11;2));31)" office:value-type="float" office:value="3" calcext:value-type="float">
            <text:p>3</text:p>
          </table:table-cell>
          <table:table-cell table:formula="of:=BITAND(HEX2DEC(MID([.B51];13;2));127)" office:value-type="float" office:value="10" calcext:value-type="float">
            <text:p>10</text:p>
          </table:table-cell>
          <table:table-cell table:formula="of:=BITAND(HEX2DEC(MID([.B51];15;1));7)" office:value-type="float" office:value="0" calcext:value-type="float">
            <text:p>0</text:p>
          </table:table-cell>
          <table:table-cell table:formula="of:=BITAND(BITRSHIFT(HEX2DEC(MID([.C51];5;2)&amp;MID([.C51];3;2));7);31)" office:value-type="float" office:value="3" calcext:value-type="float">
            <text:p>3</text:p>
          </table:table-cell>
          <table:table-cell table:formula="of:=BITAND(HEX2DEC(MID([.C51];3;2));127)" office:value-type="float" office:value="10" calcext:value-type="float">
            <text:p>10</text:p>
          </table:table-cell>
          <table:table-cell table:formula="of:=HEX2DEC(MID([.C51];7;2))&amp;&quot;-&quot;&amp;HEX2DEC(MID([.C51];9;2))" office:value-type="string" office:string-value="0-0" calcext:value-type="string">
            <text:p>0-0</text:p>
          </table:table-cell>
          <table:table-cell table:formula="of:=MID(HEX2BIN(&quot;1&quot;&amp;MID([.C51];5;1));2;4)" office:value-type="string" office:string-value="0000" calcext:value-type="string">
            <text:p>0000</text:p>
          </table:table-cell>
          <table:table-cell table:formula="of:=VLOOKUP([.I51];[types.$C$2:.$E$33];3;0)" office:value-type="string" office:string-value="UIN" calcext:value-type="string">
            <text:p>UIN</text:p>
          </table:table-cell>
          <table:table-cell table:formula="of:=MID([.C51];17;2)&amp;MID([.C51];15;2)" office:value-type="string" office:string-value="090a" calcext:value-type="string">
            <text:p>090a</text:p>
          </table:table-cell>
          <table:table-cell table:formula="of:=MID([.C51];13;2)&amp;MID([.C51];11;2)" office:value-type="string" office:string-value="0023" calcext:value-type="string">
            <text:p>0023</text:p>
          </table:table-cell>
          <table:table-cell table:formula="of:=MID([.C51];21;2)&amp;MID([.C51];19;2)" office:value-type="string" office:string-value="000a" calcext:value-type="string">
            <text:p>000a</text:p>
          </table:table-cell>
        </table:table-row>
        <table:table-row table:style-name="ro2" table:visibility="filter">
          <table:table-cell table:formula="of:=IF([.G52]=31;TEXT([.D52];&quot;00&quot;)&amp;&quot;-&quot;&amp;TEXT([.E52];&quot;000&quot;);TEXT([.G52];&quot;00&quot;)&amp;&quot;-&quot;&amp;TEXT([.H52];&quot;000&quot;))" office:value-type="string" office:string-value="03-010" calcext:value-type="string">
            <text:p>03-010</text:p>
          </table:table-cell>
          <table:table-cell office:value-type="string" calcext:value-type="string">
            <text:p>0115062104038a1040</text:p>
          </table:table-cell>
          <table:table-cell office:value-type="string" calcext:value-type="string">
            <text:p>0a8a01000023000a090f00</text:p>
          </table:table-cell>
          <table:table-cell table:formula="of:=BITAND(HEX2DEC(MID([.B52];11;2));31)" office:value-type="float" office:value="3" calcext:value-type="float">
            <text:p>3</text:p>
          </table:table-cell>
          <table:table-cell table:formula="of:=BITAND(HEX2DEC(MID([.B52];13;2));127)" office:value-type="float" office:value="10" calcext:value-type="float">
            <text:p>10</text:p>
          </table:table-cell>
          <table:table-cell table:formula="of:=BITAND(HEX2DEC(MID([.B52];15;1));7)" office:value-type="float" office:value="1" calcext:value-type="float">
            <text:p>1</text:p>
          </table:table-cell>
          <table:table-cell table:formula="of:=BITAND(BITRSHIFT(HEX2DEC(MID([.C52];5;2)&amp;MID([.C52];3;2));7);31)" office:value-type="float" office:value="3" calcext:value-type="float">
            <text:p>3</text:p>
          </table:table-cell>
          <table:table-cell table:formula="of:=BITAND(HEX2DEC(MID([.C52];3;2));127)" office:value-type="float" office:value="10" calcext:value-type="float">
            <text:p>10</text:p>
          </table:table-cell>
          <table:table-cell table:formula="of:=HEX2DEC(MID([.C52];7;2))&amp;&quot;-&quot;&amp;HEX2DEC(MID([.C52];9;2))" office:value-type="string" office:string-value="0-0" calcext:value-type="string">
            <text:p>0-0</text:p>
          </table:table-cell>
          <table:table-cell table:formula="of:=MID(HEX2BIN(&quot;1&quot;&amp;MID([.C52];5;1));2;4)" office:value-type="string" office:string-value="0000" calcext:value-type="string">
            <text:p>0000</text:p>
          </table:table-cell>
          <table:table-cell table:formula="of:=VLOOKUP([.I52];[types.$C$2:.$E$33];3;0)" office:value-type="string" office:string-value="UIN" calcext:value-type="string">
            <text:p>UIN</text:p>
          </table:table-cell>
          <table:table-cell table:formula="of:=MID([.C52];17;2)&amp;MID([.C52];15;2)" office:value-type="string" office:string-value="090a" calcext:value-type="string">
            <text:p>090a</text:p>
          </table:table-cell>
          <table:table-cell table:formula="of:=MID([.C52];13;2)&amp;MID([.C52];11;2)" office:value-type="string" office:string-value="0023" calcext:value-type="string">
            <text:p>0023</text:p>
          </table:table-cell>
          <table:table-cell table:formula="of:=MID([.C52];21;2)&amp;MID([.C52];19;2)" office:value-type="string" office:string-value="000f" calcext:value-type="string">
            <text:p>000f</text:p>
          </table:table-cell>
        </table:table-row>
        <table:table-row table:style-name="ro2" table:visibility="filter">
          <table:table-cell table:formula="of:=IF([.G53]=31;TEXT([.D53];&quot;00&quot;)&amp;&quot;-&quot;&amp;TEXT([.E53];&quot;000&quot;);TEXT([.G53];&quot;00&quot;)&amp;&quot;-&quot;&amp;TEXT([.H53];&quot;000&quot;))" office:value-type="string" office:string-value="03-010" calcext:value-type="string">
            <text:p>03-010</text:p>
          </table:table-cell>
          <table:table-cell office:value-type="string" calcext:value-type="string">
            <text:p>0115062104038a2040</text:p>
          </table:table-cell>
          <table:table-cell office:value-type="string" calcext:value-type="string">
            <text:p>0a8a01000023000a090f00</text:p>
          </table:table-cell>
          <table:table-cell table:formula="of:=BITAND(HEX2DEC(MID([.B53];11;2));31)" office:value-type="float" office:value="3" calcext:value-type="float">
            <text:p>3</text:p>
          </table:table-cell>
          <table:table-cell table:formula="of:=BITAND(HEX2DEC(MID([.B53];13;2));127)" office:value-type="float" office:value="10" calcext:value-type="float">
            <text:p>10</text:p>
          </table:table-cell>
          <table:table-cell table:formula="of:=BITAND(HEX2DEC(MID([.B53];15;1));7)" office:value-type="float" office:value="2" calcext:value-type="float">
            <text:p>2</text:p>
          </table:table-cell>
          <table:table-cell table:formula="of:=BITAND(BITRSHIFT(HEX2DEC(MID([.C53];5;2)&amp;MID([.C53];3;2));7);31)" office:value-type="float" office:value="3" calcext:value-type="float">
            <text:p>3</text:p>
          </table:table-cell>
          <table:table-cell table:formula="of:=BITAND(HEX2DEC(MID([.C53];3;2));127)" office:value-type="float" office:value="10" calcext:value-type="float">
            <text:p>10</text:p>
          </table:table-cell>
          <table:table-cell table:formula="of:=HEX2DEC(MID([.C53];7;2))&amp;&quot;-&quot;&amp;HEX2DEC(MID([.C53];9;2))" office:value-type="string" office:string-value="0-0" calcext:value-type="string">
            <text:p>0-0</text:p>
          </table:table-cell>
          <table:table-cell table:formula="of:=MID(HEX2BIN(&quot;1&quot;&amp;MID([.C53];5;1));2;4)" office:value-type="string" office:string-value="0000" calcext:value-type="string">
            <text:p>0000</text:p>
          </table:table-cell>
          <table:table-cell table:formula="of:=VLOOKUP([.I53];[types.$C$2:.$E$33];3;0)" office:value-type="string" office:string-value="UIN" calcext:value-type="string">
            <text:p>UIN</text:p>
          </table:table-cell>
          <table:table-cell table:formula="of:=MID([.C53];17;2)&amp;MID([.C53];15;2)" office:value-type="string" office:string-value="090a" calcext:value-type="string">
            <text:p>090a</text:p>
          </table:table-cell>
          <table:table-cell table:formula="of:=MID([.C53];13;2)&amp;MID([.C53];11;2)" office:value-type="string" office:string-value="0023" calcext:value-type="string">
            <text:p>0023</text:p>
          </table:table-cell>
          <table:table-cell table:formula="of:=MID([.C53];21;2)&amp;MID([.C53];19;2)" office:value-type="string" office:string-value="000f" calcext:value-type="string">
            <text:p>000f</text:p>
          </table:table-cell>
        </table:table-row>
        <table:table-row table:style-name="ro2" table:visibility="filter">
          <table:table-cell table:formula="of:=IF([.G54]=31;TEXT([.D54];&quot;00&quot;)&amp;&quot;-&quot;&amp;TEXT([.E54];&quot;000&quot;);TEXT([.G54];&quot;00&quot;)&amp;&quot;-&quot;&amp;TEXT([.H54];&quot;000&quot;))" office:value-type="string" office:string-value="03-018" calcext:value-type="string">
            <text:p>03-018</text:p>
          </table:table-cell>
          <table:table-cell table:style-name="ce3" office:value-type="string" calcext:value-type="string">
            <text:p>011506210403920040</text:p>
          </table:table-cell>
          <table:table-cell office:value-type="string" calcext:value-type="string">
            <text:p>0a920101021400ec000400</text:p>
          </table:table-cell>
          <table:table-cell table:formula="of:=BITAND(HEX2DEC(MID([.B54];11;2));31)" office:value-type="float" office:value="3" calcext:value-type="float">
            <text:p>3</text:p>
          </table:table-cell>
          <table:table-cell table:formula="of:=BITAND(HEX2DEC(MID([.B54];13;2));127)" office:value-type="float" office:value="18" calcext:value-type="float">
            <text:p>18</text:p>
          </table:table-cell>
          <table:table-cell table:formula="of:=BITAND(HEX2DEC(MID([.B54];15;1));7)" office:value-type="float" office:value="0" calcext:value-type="float">
            <text:p>0</text:p>
          </table:table-cell>
          <table:table-cell table:formula="of:=BITAND(BITRSHIFT(HEX2DEC(MID([.C54];5;2)&amp;MID([.C54];3;2));7);31)" office:value-type="float" office:value="3" calcext:value-type="float">
            <text:p>3</text:p>
          </table:table-cell>
          <table:table-cell table:formula="of:=BITAND(HEX2DEC(MID([.C54];3;2));127)" office:value-type="float" office:value="18" calcext:value-type="float">
            <text:p>18</text:p>
          </table:table-cell>
          <table:table-cell table:formula="of:=HEX2DEC(MID([.C54];7;2))&amp;&quot;-&quot;&amp;HEX2DEC(MID([.C54];9;2))" office:value-type="string" office:string-value="1-2" calcext:value-type="string">
            <text:p>1-2</text:p>
          </table:table-cell>
          <table:table-cell table:formula="of:=MID(HEX2BIN(&quot;1&quot;&amp;MID([.C54];5;1));2;4)" office:value-type="string" office:string-value="0000" calcext:value-type="string">
            <text:p>0000</text:p>
          </table:table-cell>
          <table:table-cell table:formula="of:=VLOOKUP([.I54];[types.$C$2:.$E$33];3;0)" office:value-type="string" office:string-value="temp4" calcext:value-type="string">
            <text:p>temp4</text:p>
          </table:table-cell>
          <table:table-cell table:formula="of:=MID([.C54];17;2)&amp;MID([.C54];15;2)" office:value-type="string" office:string-value="00ec" calcext:value-type="string">
            <text:p>00ec</text:p>
          </table:table-cell>
          <table:table-cell table:formula="of:=MID([.C54];13;2)&amp;MID([.C54];11;2)" office:value-type="string" office:string-value="0014" calcext:value-type="string">
            <text:p>0014</text:p>
          </table:table-cell>
          <table:table-cell table:formula="of:=MID([.C54];21;2)&amp;MID([.C54];19;2)" office:value-type="string" office:string-value="0004" calcext:value-type="string">
            <text:p>0004</text:p>
          </table:table-cell>
        </table:table-row>
        <table:table-row table:style-name="ro2" table:visibility="filter">
          <table:table-cell table:formula="of:=IF([.G55]=31;TEXT([.D55];&quot;00&quot;)&amp;&quot;-&quot;&amp;TEXT([.E55];&quot;000&quot;);TEXT([.G55];&quot;00&quot;)&amp;&quot;-&quot;&amp;TEXT([.H55];&quot;000&quot;))" office:value-type="string" office:string-value="03-018" calcext:value-type="string">
            <text:p>03-018</text:p>
          </table:table-cell>
          <table:table-cell table:style-name="ce3" office:value-type="string" calcext:value-type="string">
            <text:p>011506210403921040</text:p>
          </table:table-cell>
          <table:table-cell office:value-type="string" calcext:value-type="string">
            <text:p>0a920101021400ec000400</text:p>
          </table:table-cell>
          <table:table-cell table:formula="of:=BITAND(HEX2DEC(MID([.B55];11;2));31)" office:value-type="float" office:value="3" calcext:value-type="float">
            <text:p>3</text:p>
          </table:table-cell>
          <table:table-cell table:formula="of:=BITAND(HEX2DEC(MID([.B55];13;2));127)" office:value-type="float" office:value="18" calcext:value-type="float">
            <text:p>18</text:p>
          </table:table-cell>
          <table:table-cell table:formula="of:=BITAND(HEX2DEC(MID([.B55];15;1));7)" office:value-type="float" office:value="1" calcext:value-type="float">
            <text:p>1</text:p>
          </table:table-cell>
          <table:table-cell table:formula="of:=BITAND(BITRSHIFT(HEX2DEC(MID([.C55];5;2)&amp;MID([.C55];3;2));7);31)" office:value-type="float" office:value="3" calcext:value-type="float">
            <text:p>3</text:p>
          </table:table-cell>
          <table:table-cell table:formula="of:=BITAND(HEX2DEC(MID([.C55];3;2));127)" office:value-type="float" office:value="18" calcext:value-type="float">
            <text:p>18</text:p>
          </table:table-cell>
          <table:table-cell table:formula="of:=HEX2DEC(MID([.C55];7;2))&amp;&quot;-&quot;&amp;HEX2DEC(MID([.C55];9;2))" office:value-type="string" office:string-value="1-2" calcext:value-type="string">
            <text:p>1-2</text:p>
          </table:table-cell>
          <table:table-cell table:formula="of:=MID(HEX2BIN(&quot;1&quot;&amp;MID([.C55];5;1));2;4)" office:value-type="string" office:string-value="0000" calcext:value-type="string">
            <text:p>0000</text:p>
          </table:table-cell>
          <table:table-cell table:formula="of:=VLOOKUP([.I55];[types.$C$2:.$E$33];3;0)" office:value-type="string" office:string-value="temp4" calcext:value-type="string">
            <text:p>temp4</text:p>
          </table:table-cell>
          <table:table-cell table:formula="of:=MID([.C55];17;2)&amp;MID([.C55];15;2)" office:value-type="string" office:string-value="00ec" calcext:value-type="string">
            <text:p>00ec</text:p>
          </table:table-cell>
          <table:table-cell table:formula="of:=MID([.C55];13;2)&amp;MID([.C55];11;2)" office:value-type="string" office:string-value="0014" calcext:value-type="string">
            <text:p>0014</text:p>
          </table:table-cell>
          <table:table-cell table:formula="of:=MID([.C55];21;2)&amp;MID([.C55];19;2)" office:value-type="string" office:string-value="0004" calcext:value-type="string">
            <text:p>0004</text:p>
          </table:table-cell>
        </table:table-row>
        <table:table-row table:style-name="ro2" table:visibility="filter">
          <table:table-cell table:formula="of:=IF([.G56]=31;TEXT([.D56];&quot;00&quot;)&amp;&quot;-&quot;&amp;TEXT([.E56];&quot;000&quot;);TEXT([.G56];&quot;00&quot;)&amp;&quot;-&quot;&amp;TEXT([.H56];&quot;000&quot;))" office:value-type="string" office:string-value="03-018" calcext:value-type="string">
            <text:p>03-018</text:p>
          </table:table-cell>
          <table:table-cell table:style-name="ce3" office:value-type="string" calcext:value-type="string">
            <text:p>011506210403922040</text:p>
          </table:table-cell>
          <table:table-cell office:value-type="string" calcext:value-type="string">
            <text:p>0a920101021400ec000400</text:p>
          </table:table-cell>
          <table:table-cell table:formula="of:=BITAND(HEX2DEC(MID([.B56];11;2));31)" office:value-type="float" office:value="3" calcext:value-type="float">
            <text:p>3</text:p>
          </table:table-cell>
          <table:table-cell table:formula="of:=BITAND(HEX2DEC(MID([.B56];13;2));127)" office:value-type="float" office:value="18" calcext:value-type="float">
            <text:p>18</text:p>
          </table:table-cell>
          <table:table-cell table:formula="of:=BITAND(HEX2DEC(MID([.B56];15;1));7)" office:value-type="float" office:value="2" calcext:value-type="float">
            <text:p>2</text:p>
          </table:table-cell>
          <table:table-cell table:formula="of:=BITAND(BITRSHIFT(HEX2DEC(MID([.C56];5;2)&amp;MID([.C56];3;2));7);31)" office:value-type="float" office:value="3" calcext:value-type="float">
            <text:p>3</text:p>
          </table:table-cell>
          <table:table-cell table:formula="of:=BITAND(HEX2DEC(MID([.C56];3;2));127)" office:value-type="float" office:value="18" calcext:value-type="float">
            <text:p>18</text:p>
          </table:table-cell>
          <table:table-cell table:formula="of:=HEX2DEC(MID([.C56];7;2))&amp;&quot;-&quot;&amp;HEX2DEC(MID([.C56];9;2))" office:value-type="string" office:string-value="1-2" calcext:value-type="string">
            <text:p>1-2</text:p>
          </table:table-cell>
          <table:table-cell table:formula="of:=MID(HEX2BIN(&quot;1&quot;&amp;MID([.C56];5;1));2;4)" office:value-type="string" office:string-value="0000" calcext:value-type="string">
            <text:p>0000</text:p>
          </table:table-cell>
          <table:table-cell table:formula="of:=VLOOKUP([.I56];[types.$C$2:.$E$33];3;0)" office:value-type="string" office:string-value="temp4" calcext:value-type="string">
            <text:p>temp4</text:p>
          </table:table-cell>
          <table:table-cell table:formula="of:=MID([.C56];17;2)&amp;MID([.C56];15;2)" office:value-type="string" office:string-value="00ec" calcext:value-type="string">
            <text:p>00ec</text:p>
          </table:table-cell>
          <table:table-cell table:formula="of:=MID([.C56];13;2)&amp;MID([.C56];11;2)" office:value-type="string" office:string-value="0014" calcext:value-type="string">
            <text:p>0014</text:p>
          </table:table-cell>
          <table:table-cell table:formula="of:=MID([.C56];21;2)&amp;MID([.C56];19;2)" office:value-type="string" office:string-value="0004" calcext:value-type="string">
            <text:p>0004</text:p>
          </table:table-cell>
        </table:table-row>
        <table:table-row table:style-name="ro2" table:visibility="filter">
          <table:table-cell table:formula="of:=IF([.G57]=31;TEXT([.D57];&quot;00&quot;)&amp;&quot;-&quot;&amp;TEXT([.E57];&quot;000&quot;);TEXT([.G57];&quot;00&quot;)&amp;&quot;-&quot;&amp;TEXT([.H57];&quot;000&quot;))" office:value-type="string" office:string-value="03-019" calcext:value-type="string">
            <text:p>03-019</text:p>
          </table:table-cell>
          <table:table-cell table:style-name="ce3" office:value-type="string" calcext:value-type="string">
            <text:p>011506210403930040</text:p>
          </table:table-cell>
          <table:table-cell office:value-type="string" calcext:value-type="string">
            <text:p>0a93010102460023004500</text:p>
          </table:table-cell>
          <table:table-cell table:formula="of:=BITAND(HEX2DEC(MID([.B57];11;2));31)" office:value-type="float" office:value="3" calcext:value-type="float">
            <text:p>3</text:p>
          </table:table-cell>
          <table:table-cell table:formula="of:=BITAND(HEX2DEC(MID([.B57];13;2));127)" office:value-type="float" office:value="19" calcext:value-type="float">
            <text:p>19</text:p>
          </table:table-cell>
          <table:table-cell table:formula="of:=BITAND(HEX2DEC(MID([.B57];15;1));7)" office:value-type="float" office:value="0" calcext:value-type="float">
            <text:p>0</text:p>
          </table:table-cell>
          <table:table-cell table:formula="of:=BITAND(BITRSHIFT(HEX2DEC(MID([.C57];5;2)&amp;MID([.C57];3;2));7);31)" office:value-type="float" office:value="3" calcext:value-type="float">
            <text:p>3</text:p>
          </table:table-cell>
          <table:table-cell table:formula="of:=BITAND(HEX2DEC(MID([.C57];3;2));127)" office:value-type="float" office:value="19" calcext:value-type="float">
            <text:p>19</text:p>
          </table:table-cell>
          <table:table-cell table:formula="of:=HEX2DEC(MID([.C57];7;2))&amp;&quot;-&quot;&amp;HEX2DEC(MID([.C57];9;2))" office:value-type="string" office:string-value="1-2" calcext:value-type="string">
            <text:p>1-2</text:p>
          </table:table-cell>
          <table:table-cell table:formula="of:=MID(HEX2BIN(&quot;1&quot;&amp;MID([.C57];5;1));2;4)" office:value-type="string" office:string-value="0000" calcext:value-type="string">
            <text:p>0000</text:p>
          </table:table-cell>
          <table:table-cell table:formula="of:=VLOOKUP([.I57];[types.$C$2:.$E$33];3;0)" office:value-type="string" office:string-value="temp4" calcext:value-type="string">
            <text:p>temp4</text:p>
          </table:table-cell>
          <table:table-cell table:formula="of:=MID([.C57];17;2)&amp;MID([.C57];15;2)" office:value-type="string" office:string-value="0023" calcext:value-type="string">
            <text:p>0023</text:p>
          </table:table-cell>
          <table:table-cell table:formula="of:=MID([.C57];13;2)&amp;MID([.C57];11;2)" office:value-type="string" office:string-value="0046" calcext:value-type="string">
            <text:p>0046</text:p>
          </table:table-cell>
          <table:table-cell table:formula="of:=MID([.C57];21;2)&amp;MID([.C57];19;2)" office:value-type="string" office:string-value="0045" calcext:value-type="string">
            <text:p>0045</text:p>
          </table:table-cell>
        </table:table-row>
        <table:table-row table:style-name="ro2" table:visibility="filter">
          <table:table-cell table:formula="of:=IF([.G58]=31;TEXT([.D58];&quot;00&quot;)&amp;&quot;-&quot;&amp;TEXT([.E58];&quot;000&quot;);TEXT([.G58];&quot;00&quot;)&amp;&quot;-&quot;&amp;TEXT([.H58];&quot;000&quot;))" office:value-type="string" office:string-value="03-019" calcext:value-type="string">
            <text:p>03-019</text:p>
          </table:table-cell>
          <table:table-cell table:style-name="ce3" office:value-type="string" calcext:value-type="string">
            <text:p>011506210403931040</text:p>
          </table:table-cell>
          <table:table-cell office:value-type="string" calcext:value-type="string">
            <text:p>0a93010102520023004600</text:p>
          </table:table-cell>
          <table:table-cell table:formula="of:=BITAND(HEX2DEC(MID([.B58];11;2));31)" office:value-type="float" office:value="3" calcext:value-type="float">
            <text:p>3</text:p>
          </table:table-cell>
          <table:table-cell table:formula="of:=BITAND(HEX2DEC(MID([.B58];13;2));127)" office:value-type="float" office:value="19" calcext:value-type="float">
            <text:p>19</text:p>
          </table:table-cell>
          <table:table-cell table:formula="of:=BITAND(HEX2DEC(MID([.B58];15;1));7)" office:value-type="float" office:value="1" calcext:value-type="float">
            <text:p>1</text:p>
          </table:table-cell>
          <table:table-cell table:formula="of:=BITAND(BITRSHIFT(HEX2DEC(MID([.C58];5;2)&amp;MID([.C58];3;2));7);31)" office:value-type="float" office:value="3" calcext:value-type="float">
            <text:p>3</text:p>
          </table:table-cell>
          <table:table-cell table:formula="of:=BITAND(HEX2DEC(MID([.C58];3;2));127)" office:value-type="float" office:value="19" calcext:value-type="float">
            <text:p>19</text:p>
          </table:table-cell>
          <table:table-cell table:formula="of:=HEX2DEC(MID([.C58];7;2))&amp;&quot;-&quot;&amp;HEX2DEC(MID([.C58];9;2))" office:value-type="string" office:string-value="1-2" calcext:value-type="string">
            <text:p>1-2</text:p>
          </table:table-cell>
          <table:table-cell table:formula="of:=MID(HEX2BIN(&quot;1&quot;&amp;MID([.C58];5;1));2;4)" office:value-type="string" office:string-value="0000" calcext:value-type="string">
            <text:p>0000</text:p>
          </table:table-cell>
          <table:table-cell table:formula="of:=VLOOKUP([.I58];[types.$C$2:.$E$33];3;0)" office:value-type="string" office:string-value="temp4" calcext:value-type="string">
            <text:p>temp4</text:p>
          </table:table-cell>
          <table:table-cell table:formula="of:=MID([.C58];17;2)&amp;MID([.C58];15;2)" office:value-type="string" office:string-value="0023" calcext:value-type="string">
            <text:p>0023</text:p>
          </table:table-cell>
          <table:table-cell table:formula="of:=MID([.C58];13;2)&amp;MID([.C58];11;2)" office:value-type="string" office:string-value="0052" calcext:value-type="string">
            <text:p>0052</text:p>
          </table:table-cell>
          <table:table-cell table:formula="of:=MID([.C58];21;2)&amp;MID([.C58];19;2)" office:value-type="string" office:string-value="0046" calcext:value-type="string">
            <text:p>0046</text:p>
          </table:table-cell>
        </table:table-row>
        <table:table-row table:style-name="ro2" table:visibility="filter">
          <table:table-cell table:formula="of:=IF([.G59]=31;TEXT([.D59];&quot;00&quot;)&amp;&quot;-&quot;&amp;TEXT([.E59];&quot;000&quot;);TEXT([.G59];&quot;00&quot;)&amp;&quot;-&quot;&amp;TEXT([.H59];&quot;000&quot;))" office:value-type="string" office:string-value="03-019" calcext:value-type="string">
            <text:p>03-019</text:p>
          </table:table-cell>
          <table:table-cell table:style-name="ce3" office:value-type="string" calcext:value-type="string">
            <text:p>011506210403932040</text:p>
          </table:table-cell>
          <table:table-cell office:value-type="string" calcext:value-type="string">
            <text:p>0a93010102520023004600</text:p>
          </table:table-cell>
          <table:table-cell table:formula="of:=BITAND(HEX2DEC(MID([.B59];11;2));31)" office:value-type="float" office:value="3" calcext:value-type="float">
            <text:p>3</text:p>
          </table:table-cell>
          <table:table-cell table:formula="of:=BITAND(HEX2DEC(MID([.B59];13;2));127)" office:value-type="float" office:value="19" calcext:value-type="float">
            <text:p>19</text:p>
          </table:table-cell>
          <table:table-cell table:formula="of:=BITAND(HEX2DEC(MID([.B59];15;1));7)" office:value-type="float" office:value="2" calcext:value-type="float">
            <text:p>2</text:p>
          </table:table-cell>
          <table:table-cell table:formula="of:=BITAND(BITRSHIFT(HEX2DEC(MID([.C59];5;2)&amp;MID([.C59];3;2));7);31)" office:value-type="float" office:value="3" calcext:value-type="float">
            <text:p>3</text:p>
          </table:table-cell>
          <table:table-cell table:formula="of:=BITAND(HEX2DEC(MID([.C59];3;2));127)" office:value-type="float" office:value="19" calcext:value-type="float">
            <text:p>19</text:p>
          </table:table-cell>
          <table:table-cell table:formula="of:=HEX2DEC(MID([.C59];7;2))&amp;&quot;-&quot;&amp;HEX2DEC(MID([.C59];9;2))" office:value-type="string" office:string-value="1-2" calcext:value-type="string">
            <text:p>1-2</text:p>
          </table:table-cell>
          <table:table-cell table:formula="of:=MID(HEX2BIN(&quot;1&quot;&amp;MID([.C59];5;1));2;4)" office:value-type="string" office:string-value="0000" calcext:value-type="string">
            <text:p>0000</text:p>
          </table:table-cell>
          <table:table-cell table:formula="of:=VLOOKUP([.I59];[types.$C$2:.$E$33];3;0)" office:value-type="string" office:string-value="temp4" calcext:value-type="string">
            <text:p>temp4</text:p>
          </table:table-cell>
          <table:table-cell table:formula="of:=MID([.C59];17;2)&amp;MID([.C59];15;2)" office:value-type="string" office:string-value="0023" calcext:value-type="string">
            <text:p>0023</text:p>
          </table:table-cell>
          <table:table-cell table:formula="of:=MID([.C59];13;2)&amp;MID([.C59];11;2)" office:value-type="string" office:string-value="0052" calcext:value-type="string">
            <text:p>0052</text:p>
          </table:table-cell>
          <table:table-cell table:formula="of:=MID([.C59];21;2)&amp;MID([.C59];19;2)" office:value-type="string" office:string-value="0046" calcext:value-type="string">
            <text:p>0046</text:p>
          </table:table-cell>
        </table:table-row>
        <table:table-row table:style-name="ro2" table:visibility="filter">
          <table:table-cell table:formula="of:=IF([.G60]=31;TEXT([.D60];&quot;00&quot;)&amp;&quot;-&quot;&amp;TEXT([.E60];&quot;000&quot;);TEXT([.G60];&quot;00&quot;)&amp;&quot;-&quot;&amp;TEXT([.H60];&quot;000&quot;))" office:value-type="string" office:string-value="03-028" calcext:value-type="string">
            <text:p>03-028</text:p>
          </table:table-cell>
          <table:table-cell office:value-type="string" calcext:value-type="string">
            <text:p>0115062104039c0040</text:p>
          </table:table-cell>
          <table:table-cell office:value-type="string" calcext:value-type="string">
            <text:p>0a9c010002ff0000092600</text:p>
          </table:table-cell>
          <table:table-cell table:formula="of:=BITAND(HEX2DEC(MID([.B60];11;2));31)" office:value-type="float" office:value="3" calcext:value-type="float">
            <text:p>3</text:p>
          </table:table-cell>
          <table:table-cell table:formula="of:=BITAND(HEX2DEC(MID([.B60];13;2));127)" office:value-type="float" office:value="28" calcext:value-type="float">
            <text:p>28</text:p>
          </table:table-cell>
          <table:table-cell table:formula="of:=BITAND(HEX2DEC(MID([.B60];15;1));7)" office:value-type="float" office:value="0" calcext:value-type="float">
            <text:p>0</text:p>
          </table:table-cell>
          <table:table-cell table:formula="of:=BITAND(BITRSHIFT(HEX2DEC(MID([.C60];5;2)&amp;MID([.C60];3;2));7);31)" office:value-type="float" office:value="3" calcext:value-type="float">
            <text:p>3</text:p>
          </table:table-cell>
          <table:table-cell table:formula="of:=BITAND(HEX2DEC(MID([.C60];3;2));127)" office:value-type="float" office:value="28" calcext:value-type="float">
            <text:p>28</text:p>
          </table:table-cell>
          <table:table-cell table:formula="of:=HEX2DEC(MID([.C60];7;2))&amp;&quot;-&quot;&amp;HEX2DEC(MID([.C60];9;2))" office:value-type="string" office:string-value="0-2" calcext:value-type="string">
            <text:p>0-2</text:p>
          </table:table-cell>
          <table:table-cell table:formula="of:=MID(HEX2BIN(&quot;1&quot;&amp;MID([.C60];5;1));2;4)" office:value-type="string" office:string-value="0000" calcext:value-type="string">
            <text:p>0000</text:p>
          </table:table-cell>
          <table:table-cell table:formula="of:=VLOOKUP([.I60];[types.$C$2:.$E$33];3;0)" office:value-type="string" office:string-value="?" calcext:value-type="string">
            <text:p>?</text:p>
          </table:table-cell>
          <table:table-cell table:formula="of:=MID([.C60];17;2)&amp;MID([.C60];15;2)" office:value-type="string" office:string-value="0900" calcext:value-type="string">
            <text:p>0900</text:p>
          </table:table-cell>
          <table:table-cell table:formula="of:=MID([.C60];13;2)&amp;MID([.C60];11;2)" office:value-type="string" office:string-value="00ff" calcext:value-type="string">
            <text:p>00ff</text:p>
          </table:table-cell>
          <table:table-cell table:formula="of:=MID([.C60];21;2)&amp;MID([.C60];19;2)" office:value-type="string" office:string-value="0026" calcext:value-type="string">
            <text:p>0026</text:p>
          </table:table-cell>
        </table:table-row>
        <table:table-row table:style-name="ro2" table:visibility="filter">
          <table:table-cell table:formula="of:=IF([.G61]=31;TEXT([.D61];&quot;00&quot;)&amp;&quot;-&quot;&amp;TEXT([.E61];&quot;000&quot;);TEXT([.G61];&quot;00&quot;)&amp;&quot;-&quot;&amp;TEXT([.H61];&quot;000&quot;))" office:value-type="string" office:string-value="03-032" calcext:value-type="string">
            <text:p>03-032</text:p>
          </table:table-cell>
          <table:table-cell office:value-type="string" calcext:value-type="string">
            <text:p>011506210403a00040</text:p>
          </table:table-cell>
          <table:table-cell office:value-type="string" calcext:value-type="string">
            <text:p>0aa0010000040000000300</text:p>
          </table:table-cell>
          <table:table-cell table:formula="of:=BITAND(HEX2DEC(MID([.B61];11;2));31)" office:value-type="float" office:value="3" calcext:value-type="float">
            <text:p>3</text:p>
          </table:table-cell>
          <table:table-cell table:formula="of:=BITAND(HEX2DEC(MID([.B61];13;2));127)" office:value-type="float" office:value="32" calcext:value-type="float">
            <text:p>32</text:p>
          </table:table-cell>
          <table:table-cell table:formula="of:=BITAND(HEX2DEC(MID([.B61];15;1));7)" office:value-type="float" office:value="0" calcext:value-type="float">
            <text:p>0</text:p>
          </table:table-cell>
          <table:table-cell table:formula="of:=BITAND(BITRSHIFT(HEX2DEC(MID([.C61];5;2)&amp;MID([.C61];3;2));7);31)" office:value-type="float" office:value="3" calcext:value-type="float">
            <text:p>3</text:p>
          </table:table-cell>
          <table:table-cell table:formula="of:=BITAND(HEX2DEC(MID([.C61];3;2));127)" office:value-type="float" office:value="32" calcext:value-type="float">
            <text:p>32</text:p>
          </table:table-cell>
          <table:table-cell table:formula="of:=HEX2DEC(MID([.C61];7;2))&amp;&quot;-&quot;&amp;HEX2DEC(MID([.C61];9;2))" office:value-type="string" office:string-value="0-0" calcext:value-type="string">
            <text:p>0-0</text:p>
          </table:table-cell>
          <table:table-cell table:formula="of:=MID(HEX2BIN(&quot;1&quot;&amp;MID([.C61];5;1));2;4)" office:value-type="string" office:string-value="0000" calcext:value-type="string">
            <text:p>0000</text:p>
          </table:table-cell>
          <table:table-cell table:formula="of:=VLOOKUP([.I61];[types.$C$2:.$E$33];3;0)" office:value-type="string" office:string-value="UIN" calcext:value-type="string">
            <text:p>UIN</text:p>
          </table:table-cell>
          <table:table-cell table:formula="of:=MID([.C61];17;2)&amp;MID([.C61];15;2)" office:value-type="string" office:string-value="0000" calcext:value-type="string">
            <text:p>0000</text:p>
          </table:table-cell>
          <table:table-cell table:formula="of:=MID([.C61];13;2)&amp;MID([.C61];11;2)" office:value-type="string" office:string-value="0004" calcext:value-type="string">
            <text:p>0004</text:p>
          </table:table-cell>
          <table:table-cell table:formula="of:=MID([.C61];21;2)&amp;MID([.C61];19;2)" office:value-type="string" office:string-value="0003" calcext:value-type="string">
            <text:p>0003</text:p>
          </table:table-cell>
        </table:table-row>
        <table:table-row table:style-name="ro2" table:visibility="filter">
          <table:table-cell table:formula="of:=IF([.G62]=31;TEXT([.D62];&quot;00&quot;)&amp;&quot;-&quot;&amp;TEXT([.E62];&quot;000&quot;);TEXT([.G62];&quot;00&quot;)&amp;&quot;-&quot;&amp;TEXT([.H62];&quot;000&quot;))" office:value-type="string" office:string-value="03-032" calcext:value-type="string">
            <text:p>03-032</text:p>
          </table:table-cell>
          <table:table-cell office:value-type="string" calcext:value-type="string">
            <text:p>011506210403a01040</text:p>
          </table:table-cell>
          <table:table-cell office:value-type="string" calcext:value-type="string">
            <text:p>0aa0010000040000000100</text:p>
          </table:table-cell>
          <table:table-cell table:formula="of:=BITAND(HEX2DEC(MID([.B62];11;2));31)" office:value-type="float" office:value="3" calcext:value-type="float">
            <text:p>3</text:p>
          </table:table-cell>
          <table:table-cell table:formula="of:=BITAND(HEX2DEC(MID([.B62];13;2));127)" office:value-type="float" office:value="32" calcext:value-type="float">
            <text:p>32</text:p>
          </table:table-cell>
          <table:table-cell table:formula="of:=BITAND(HEX2DEC(MID([.B62];15;1));7)" office:value-type="float" office:value="1" calcext:value-type="float">
            <text:p>1</text:p>
          </table:table-cell>
          <table:table-cell table:formula="of:=BITAND(BITRSHIFT(HEX2DEC(MID([.C62];5;2)&amp;MID([.C62];3;2));7);31)" office:value-type="float" office:value="3" calcext:value-type="float">
            <text:p>3</text:p>
          </table:table-cell>
          <table:table-cell table:formula="of:=BITAND(HEX2DEC(MID([.C62];3;2));127)" office:value-type="float" office:value="32" calcext:value-type="float">
            <text:p>32</text:p>
          </table:table-cell>
          <table:table-cell table:formula="of:=HEX2DEC(MID([.C62];7;2))&amp;&quot;-&quot;&amp;HEX2DEC(MID([.C62];9;2))" office:value-type="string" office:string-value="0-0" calcext:value-type="string">
            <text:p>0-0</text:p>
          </table:table-cell>
          <table:table-cell table:formula="of:=MID(HEX2BIN(&quot;1&quot;&amp;MID([.C62];5;1));2;4)" office:value-type="string" office:string-value="0000" calcext:value-type="string">
            <text:p>0000</text:p>
          </table:table-cell>
          <table:table-cell table:formula="of:=VLOOKUP([.I62];[types.$C$2:.$E$33];3;0)" office:value-type="string" office:string-value="UIN" calcext:value-type="string">
            <text:p>UIN</text:p>
          </table:table-cell>
          <table:table-cell table:formula="of:=MID([.C62];17;2)&amp;MID([.C62];15;2)" office:value-type="string" office:string-value="0000" calcext:value-type="string">
            <text:p>0000</text:p>
          </table:table-cell>
          <table:table-cell table:formula="of:=MID([.C62];13;2)&amp;MID([.C62];11;2)" office:value-type="string" office:string-value="0004" calcext:value-type="string">
            <text:p>0004</text:p>
          </table:table-cell>
          <table:table-cell table:formula="of:=MID([.C62];21;2)&amp;MID([.C62];19;2)" office:value-type="string" office:string-value="0001" calcext:value-type="string">
            <text:p>0001</text:p>
          </table:table-cell>
        </table:table-row>
        <table:table-row table:style-name="ro2" table:visibility="filter">
          <table:table-cell table:formula="of:=IF([.G63]=31;TEXT([.D63];&quot;00&quot;)&amp;&quot;-&quot;&amp;TEXT([.E63];&quot;000&quot;);TEXT([.G63];&quot;00&quot;)&amp;&quot;-&quot;&amp;TEXT([.H63];&quot;000&quot;))" office:value-type="string" office:string-value="03-032" calcext:value-type="string">
            <text:p>03-032</text:p>
          </table:table-cell>
          <table:table-cell office:value-type="string" calcext:value-type="string">
            <text:p>011506210403a02040</text:p>
          </table:table-cell>
          <table:table-cell office:value-type="string" calcext:value-type="string">
            <text:p>0aa0010000040000000100</text:p>
          </table:table-cell>
          <table:table-cell table:formula="of:=BITAND(HEX2DEC(MID([.B63];11;2));31)" office:value-type="float" office:value="3" calcext:value-type="float">
            <text:p>3</text:p>
          </table:table-cell>
          <table:table-cell table:formula="of:=BITAND(HEX2DEC(MID([.B63];13;2));127)" office:value-type="float" office:value="32" calcext:value-type="float">
            <text:p>32</text:p>
          </table:table-cell>
          <table:table-cell table:formula="of:=BITAND(HEX2DEC(MID([.B63];15;1));7)" office:value-type="float" office:value="2" calcext:value-type="float">
            <text:p>2</text:p>
          </table:table-cell>
          <table:table-cell table:formula="of:=BITAND(BITRSHIFT(HEX2DEC(MID([.C63];5;2)&amp;MID([.C63];3;2));7);31)" office:value-type="float" office:value="3" calcext:value-type="float">
            <text:p>3</text:p>
          </table:table-cell>
          <table:table-cell table:formula="of:=BITAND(HEX2DEC(MID([.C63];3;2));127)" office:value-type="float" office:value="32" calcext:value-type="float">
            <text:p>32</text:p>
          </table:table-cell>
          <table:table-cell table:formula="of:=HEX2DEC(MID([.C63];7;2))&amp;&quot;-&quot;&amp;HEX2DEC(MID([.C63];9;2))" office:value-type="string" office:string-value="0-0" calcext:value-type="string">
            <text:p>0-0</text:p>
          </table:table-cell>
          <table:table-cell table:formula="of:=MID(HEX2BIN(&quot;1&quot;&amp;MID([.C63];5;1));2;4)" office:value-type="string" office:string-value="0000" calcext:value-type="string">
            <text:p>0000</text:p>
          </table:table-cell>
          <table:table-cell table:formula="of:=VLOOKUP([.I63];[types.$C$2:.$E$33];3;0)" office:value-type="string" office:string-value="UIN" calcext:value-type="string">
            <text:p>UIN</text:p>
          </table:table-cell>
          <table:table-cell table:formula="of:=MID([.C63];17;2)&amp;MID([.C63];15;2)" office:value-type="string" office:string-value="0000" calcext:value-type="string">
            <text:p>0000</text:p>
          </table:table-cell>
          <table:table-cell table:formula="of:=MID([.C63];13;2)&amp;MID([.C63];11;2)" office:value-type="string" office:string-value="0004" calcext:value-type="string">
            <text:p>0004</text:p>
          </table:table-cell>
          <table:table-cell table:formula="of:=MID([.C63];21;2)&amp;MID([.C63];19;2)" office:value-type="string" office:string-value="0001" calcext:value-type="string">
            <text:p>0001</text:p>
          </table:table-cell>
        </table:table-row>
        <table:table-row table:style-name="ro2">
          <table:table-cell table:formula="of:=IF([.G64]=31;TEXT([.D64];&quot;00&quot;)&amp;&quot;-&quot;&amp;TEXT([.E64];&quot;000&quot;);TEXT([.G64];&quot;00&quot;)&amp;&quot;-&quot;&amp;TEXT([.H64];&quot;000&quot;))" office:value-type="string" office:string-value="03-051" calcext:value-type="string">
            <text:p>03-051</text:p>
          </table:table-cell>
          <table:table-cell office:value-type="string" calcext:value-type="string">
            <text:p>011506210403b30040</text:p>
          </table:table-cell>
          <table:table-cell office:value-type="string" calcext:value-type="string">
            <text:p>0ab3010b02001e000a001c</text:p>
          </table:table-cell>
          <table:table-cell table:formula="of:=BITAND(HEX2DEC(MID([.B64];11;2));31)" office:value-type="float" office:value="3" calcext:value-type="float">
            <text:p>3</text:p>
          </table:table-cell>
          <table:table-cell table:formula="of:=BITAND(HEX2DEC(MID([.B64];13;2));127)" office:value-type="float" office:value="51" calcext:value-type="float">
            <text:p>51</text:p>
          </table:table-cell>
          <table:table-cell table:formula="of:=BITAND(HEX2DEC(MID([.B64];15;1));7)" office:value-type="float" office:value="0" calcext:value-type="float">
            <text:p>0</text:p>
          </table:table-cell>
          <table:table-cell table:formula="of:=BITAND(BITRSHIFT(HEX2DEC(MID([.C64];5;2)&amp;MID([.C64];3;2));7);31)" office:value-type="float" office:value="3" calcext:value-type="float">
            <text:p>3</text:p>
          </table:table-cell>
          <table:table-cell table:formula="of:=BITAND(HEX2DEC(MID([.C64];3;2));127)" office:value-type="float" office:value="51" calcext:value-type="float">
            <text:p>51</text:p>
          </table:table-cell>
          <table:table-cell table:formula="of:=HEX2DEC(MID([.C64];7;2))&amp;&quot;-&quot;&amp;HEX2DEC(MID([.C64];9;2))" office:value-type="string" office:string-value="11-2" calcext:value-type="string">
            <text:p>11-2</text:p>
          </table:table-cell>
          <table:table-cell table:formula="of:=MID(HEX2BIN(&quot;1&quot;&amp;MID([.C64];5;1));2;4)" office:value-type="string" office:string-value="0000" calcext:value-type="string">
            <text:p>0000</text:p>
          </table:table-cell>
          <table:table-cell table:formula="of:=VLOOKUP([.I64];[types.$C$2:.$E$33];3;0)" office:value-type="string" office:string-value="temp8" calcext:value-type="string">
            <text:p>temp8</text:p>
          </table:table-cell>
          <table:table-cell table:formula="of:=MID([.C64];17;2)&amp;MID([.C64];15;2)" office:value-type="string" office:string-value="0a00" calcext:value-type="string">
            <text:p>0a00</text:p>
          </table:table-cell>
          <table:table-cell table:formula="of:=MID([.C64];13;2)&amp;MID([.C64];11;2)" office:value-type="string" office:string-value="1e00" calcext:value-type="string">
            <text:p>1e00</text:p>
          </table:table-cell>
          <table:table-cell table:formula="of:=MID([.C64];21;2)&amp;MID([.C64];19;2)" office:value-type="string" office:string-value="1c00" calcext:value-type="string">
            <text:p>1c00</text:p>
          </table:table-cell>
        </table:table-row>
        <table:table-row table:style-name="ro2">
          <table:table-cell table:formula="of:=IF([.G65]=31;TEXT([.D65];&quot;00&quot;)&amp;&quot;-&quot;&amp;TEXT([.E65];&quot;000&quot;);TEXT([.G65];&quot;00&quot;)&amp;&quot;-&quot;&amp;TEXT([.H65];&quot;000&quot;))" office:value-type="string" office:string-value="03-051" calcext:value-type="string">
            <text:p>03-051</text:p>
          </table:table-cell>
          <table:table-cell office:value-type="string" calcext:value-type="string">
            <text:p>011506210403b31040</text:p>
          </table:table-cell>
          <table:table-cell office:value-type="string" calcext:value-type="string">
            <text:p>0ab3010b02001e000a0013</text:p>
          </table:table-cell>
          <table:table-cell table:formula="of:=BITAND(HEX2DEC(MID([.B65];11;2));31)" office:value-type="float" office:value="3" calcext:value-type="float">
            <text:p>3</text:p>
          </table:table-cell>
          <table:table-cell table:formula="of:=BITAND(HEX2DEC(MID([.B65];13;2));127)" office:value-type="float" office:value="51" calcext:value-type="float">
            <text:p>51</text:p>
          </table:table-cell>
          <table:table-cell table:formula="of:=BITAND(HEX2DEC(MID([.B65];15;1));7)" office:value-type="float" office:value="1" calcext:value-type="float">
            <text:p>1</text:p>
          </table:table-cell>
          <table:table-cell table:formula="of:=BITAND(BITRSHIFT(HEX2DEC(MID([.C65];5;2)&amp;MID([.C65];3;2));7);31)" office:value-type="float" office:value="3" calcext:value-type="float">
            <text:p>3</text:p>
          </table:table-cell>
          <table:table-cell table:formula="of:=BITAND(HEX2DEC(MID([.C65];3;2));127)" office:value-type="float" office:value="51" calcext:value-type="float">
            <text:p>51</text:p>
          </table:table-cell>
          <table:table-cell table:formula="of:=HEX2DEC(MID([.C65];7;2))&amp;&quot;-&quot;&amp;HEX2DEC(MID([.C65];9;2))" office:value-type="string" office:string-value="11-2" calcext:value-type="string">
            <text:p>11-2</text:p>
          </table:table-cell>
          <table:table-cell table:formula="of:=MID(HEX2BIN(&quot;1&quot;&amp;MID([.C65];5;1));2;4)" office:value-type="string" office:string-value="0000" calcext:value-type="string">
            <text:p>0000</text:p>
          </table:table-cell>
          <table:table-cell table:formula="of:=VLOOKUP([.I65];[types.$C$2:.$E$33];3;0)" office:value-type="string" office:string-value="temp8" calcext:value-type="string">
            <text:p>temp8</text:p>
          </table:table-cell>
          <table:table-cell table:formula="of:=MID([.C65];17;2)&amp;MID([.C65];15;2)" office:value-type="string" office:string-value="0a00" calcext:value-type="string">
            <text:p>0a00</text:p>
          </table:table-cell>
          <table:table-cell table:formula="of:=MID([.C65];13;2)&amp;MID([.C65];11;2)" office:value-type="string" office:string-value="1e00" calcext:value-type="string">
            <text:p>1e00</text:p>
          </table:table-cell>
          <table:table-cell table:formula="of:=MID([.C65];21;2)&amp;MID([.C65];19;2)" office:value-type="string" office:string-value="1300" calcext:value-type="string">
            <text:p>1300</text:p>
          </table:table-cell>
        </table:table-row>
        <table:table-row table:style-name="ro2">
          <table:table-cell table:formula="of:=IF([.G66]=31;TEXT([.D66];&quot;00&quot;)&amp;&quot;-&quot;&amp;TEXT([.E66];&quot;000&quot;);TEXT([.G66];&quot;00&quot;)&amp;&quot;-&quot;&amp;TEXT([.H66];&quot;000&quot;))" office:value-type="string" office:string-value="03-051" calcext:value-type="string">
            <text:p>03-051</text:p>
          </table:table-cell>
          <table:table-cell office:value-type="string" calcext:value-type="string">
            <text:p>011506210403b32040</text:p>
          </table:table-cell>
          <table:table-cell office:value-type="string" calcext:value-type="string">
            <text:p>0ab3010b02001e000a0013</text:p>
          </table:table-cell>
          <table:table-cell table:formula="of:=BITAND(HEX2DEC(MID([.B66];11;2));31)" office:value-type="float" office:value="3" calcext:value-type="float">
            <text:p>3</text:p>
          </table:table-cell>
          <table:table-cell table:formula="of:=BITAND(HEX2DEC(MID([.B66];13;2));127)" office:value-type="float" office:value="51" calcext:value-type="float">
            <text:p>51</text:p>
          </table:table-cell>
          <table:table-cell table:formula="of:=BITAND(HEX2DEC(MID([.B66];15;1));7)" office:value-type="float" office:value="2" calcext:value-type="float">
            <text:p>2</text:p>
          </table:table-cell>
          <table:table-cell table:formula="of:=BITAND(BITRSHIFT(HEX2DEC(MID([.C66];5;2)&amp;MID([.C66];3;2));7);31)" office:value-type="float" office:value="3" calcext:value-type="float">
            <text:p>3</text:p>
          </table:table-cell>
          <table:table-cell table:formula="of:=BITAND(HEX2DEC(MID([.C66];3;2));127)" office:value-type="float" office:value="51" calcext:value-type="float">
            <text:p>51</text:p>
          </table:table-cell>
          <table:table-cell table:formula="of:=HEX2DEC(MID([.C66];7;2))&amp;&quot;-&quot;&amp;HEX2DEC(MID([.C66];9;2))" office:value-type="string" office:string-value="11-2" calcext:value-type="string">
            <text:p>11-2</text:p>
          </table:table-cell>
          <table:table-cell table:formula="of:=MID(HEX2BIN(&quot;1&quot;&amp;MID([.C66];5;1));2;4)" office:value-type="string" office:string-value="0000" calcext:value-type="string">
            <text:p>0000</text:p>
          </table:table-cell>
          <table:table-cell table:formula="of:=VLOOKUP([.I66];[types.$C$2:.$E$33];3;0)" office:value-type="string" office:string-value="temp8" calcext:value-type="string">
            <text:p>temp8</text:p>
          </table:table-cell>
          <table:table-cell table:formula="of:=MID([.C66];17;2)&amp;MID([.C66];15;2)" office:value-type="string" office:string-value="0a00" calcext:value-type="string">
            <text:p>0a00</text:p>
          </table:table-cell>
          <table:table-cell table:formula="of:=MID([.C66];13;2)&amp;MID([.C66];11;2)" office:value-type="string" office:string-value="1e00" calcext:value-type="string">
            <text:p>1e00</text:p>
          </table:table-cell>
          <table:table-cell table:formula="of:=MID([.C66];21;2)&amp;MID([.C66];19;2)" office:value-type="string" office:string-value="1300" calcext:value-type="string">
            <text:p>1300</text:p>
          </table:table-cell>
        </table:table-row>
        <table:table-row table:style-name="ro2">
          <table:table-cell table:formula="of:=IF([.G67]=31;TEXT([.D67];&quot;00&quot;)&amp;&quot;-&quot;&amp;TEXT([.E67];&quot;000&quot;);TEXT([.G67];&quot;00&quot;)&amp;&quot;-&quot;&amp;TEXT([.H67];&quot;000&quot;))" office:value-type="string" office:string-value="03-053" calcext:value-type="string">
            <text:p>03-053</text:p>
          </table:table-cell>
          <table:table-cell office:value-type="string" calcext:value-type="string">
            <text:p>011506210403b50040</text:p>
          </table:table-cell>
          <table:table-cell office:value-type="string" calcext:value-type="string">
            <text:p>0ab5010b02001e000a0011</text:p>
          </table:table-cell>
          <table:table-cell table:formula="of:=BITAND(HEX2DEC(MID([.B67];11;2));31)" office:value-type="float" office:value="3" calcext:value-type="float">
            <text:p>3</text:p>
          </table:table-cell>
          <table:table-cell table:formula="of:=BITAND(HEX2DEC(MID([.B67];13;2));127)" office:value-type="float" office:value="53" calcext:value-type="float">
            <text:p>53</text:p>
          </table:table-cell>
          <table:table-cell table:formula="of:=BITAND(HEX2DEC(MID([.B67];15;1));7)" office:value-type="float" office:value="0" calcext:value-type="float">
            <text:p>0</text:p>
          </table:table-cell>
          <table:table-cell table:formula="of:=BITAND(BITRSHIFT(HEX2DEC(MID([.C67];5;2)&amp;MID([.C67];3;2));7);31)" office:value-type="float" office:value="3" calcext:value-type="float">
            <text:p>3</text:p>
          </table:table-cell>
          <table:table-cell table:formula="of:=BITAND(HEX2DEC(MID([.C67];3;2));127)" office:value-type="float" office:value="53" calcext:value-type="float">
            <text:p>53</text:p>
          </table:table-cell>
          <table:table-cell table:formula="of:=HEX2DEC(MID([.C67];7;2))&amp;&quot;-&quot;&amp;HEX2DEC(MID([.C67];9;2))" office:value-type="string" office:string-value="11-2" calcext:value-type="string">
            <text:p>11-2</text:p>
          </table:table-cell>
          <table:table-cell table:formula="of:=MID(HEX2BIN(&quot;1&quot;&amp;MID([.C67];5;1));2;4)" office:value-type="string" office:string-value="0000" calcext:value-type="string">
            <text:p>0000</text:p>
          </table:table-cell>
          <table:table-cell table:formula="of:=VLOOKUP([.I67];[types.$C$2:.$E$33];3;0)" office:value-type="string" office:string-value="temp8" calcext:value-type="string">
            <text:p>temp8</text:p>
          </table:table-cell>
          <table:table-cell table:formula="of:=MID([.C67];17;2)&amp;MID([.C67];15;2)" office:value-type="string" office:string-value="0a00" calcext:value-type="string">
            <text:p>0a00</text:p>
          </table:table-cell>
          <table:table-cell table:formula="of:=MID([.C67];13;2)&amp;MID([.C67];11;2)" office:value-type="string" office:string-value="1e00" calcext:value-type="string">
            <text:p>1e00</text:p>
          </table:table-cell>
          <table:table-cell table:formula="of:=MID([.C67];21;2)&amp;MID([.C67];19;2)" office:value-type="string" office:string-value="1100" calcext:value-type="string">
            <text:p>1100</text:p>
          </table:table-cell>
        </table:table-row>
        <table:table-row table:style-name="ro2">
          <table:table-cell table:formula="of:=IF([.G68]=31;TEXT([.D68];&quot;00&quot;)&amp;&quot;-&quot;&amp;TEXT([.E68];&quot;000&quot;);TEXT([.G68];&quot;00&quot;)&amp;&quot;-&quot;&amp;TEXT([.H68];&quot;000&quot;))" office:value-type="string" office:string-value="03-053" calcext:value-type="string">
            <text:p>03-053</text:p>
          </table:table-cell>
          <table:table-cell office:value-type="string" calcext:value-type="string">
            <text:p>011506210403b51040</text:p>
          </table:table-cell>
          <table:table-cell office:value-type="string" calcext:value-type="string">
            <text:p>0ab5010b02001e000a0010</text:p>
          </table:table-cell>
          <table:table-cell table:formula="of:=BITAND(HEX2DEC(MID([.B68];11;2));31)" office:value-type="float" office:value="3" calcext:value-type="float">
            <text:p>3</text:p>
          </table:table-cell>
          <table:table-cell table:formula="of:=BITAND(HEX2DEC(MID([.B68];13;2));127)" office:value-type="float" office:value="53" calcext:value-type="float">
            <text:p>53</text:p>
          </table:table-cell>
          <table:table-cell table:formula="of:=BITAND(HEX2DEC(MID([.B68];15;1));7)" office:value-type="float" office:value="1" calcext:value-type="float">
            <text:p>1</text:p>
          </table:table-cell>
          <table:table-cell table:formula="of:=BITAND(BITRSHIFT(HEX2DEC(MID([.C68];5;2)&amp;MID([.C68];3;2));7);31)" office:value-type="float" office:value="3" calcext:value-type="float">
            <text:p>3</text:p>
          </table:table-cell>
          <table:table-cell table:formula="of:=BITAND(HEX2DEC(MID([.C68];3;2));127)" office:value-type="float" office:value="53" calcext:value-type="float">
            <text:p>53</text:p>
          </table:table-cell>
          <table:table-cell table:formula="of:=HEX2DEC(MID([.C68];7;2))&amp;&quot;-&quot;&amp;HEX2DEC(MID([.C68];9;2))" office:value-type="string" office:string-value="11-2" calcext:value-type="string">
            <text:p>11-2</text:p>
          </table:table-cell>
          <table:table-cell table:formula="of:=MID(HEX2BIN(&quot;1&quot;&amp;MID([.C68];5;1));2;4)" office:value-type="string" office:string-value="0000" calcext:value-type="string">
            <text:p>0000</text:p>
          </table:table-cell>
          <table:table-cell table:formula="of:=VLOOKUP([.I68];[types.$C$2:.$E$33];3;0)" office:value-type="string" office:string-value="temp8" calcext:value-type="string">
            <text:p>temp8</text:p>
          </table:table-cell>
          <table:table-cell table:formula="of:=MID([.C68];17;2)&amp;MID([.C68];15;2)" office:value-type="string" office:string-value="0a00" calcext:value-type="string">
            <text:p>0a00</text:p>
          </table:table-cell>
          <table:table-cell table:formula="of:=MID([.C68];13;2)&amp;MID([.C68];11;2)" office:value-type="string" office:string-value="1e00" calcext:value-type="string">
            <text:p>1e00</text:p>
          </table:table-cell>
          <table:table-cell table:formula="of:=MID([.C68];21;2)&amp;MID([.C68];19;2)" office:value-type="string" office:string-value="1000" calcext:value-type="string">
            <text:p>1000</text:p>
          </table:table-cell>
        </table:table-row>
        <table:table-row table:style-name="ro3">
          <table:table-cell table:formula="of:=IF([.G69]=31;TEXT([.D69];&quot;00&quot;)&amp;&quot;-&quot;&amp;TEXT([.E69];&quot;000&quot;);TEXT([.G69];&quot;00&quot;)&amp;&quot;-&quot;&amp;TEXT([.H69];&quot;000&quot;))" office:value-type="string" office:string-value="03-053" calcext:value-type="string">
            <text:p>03-053</text:p>
          </table:table-cell>
          <table:table-cell office:value-type="string" calcext:value-type="string">
            <text:p>011506210403b52040</text:p>
          </table:table-cell>
          <table:table-cell office:value-type="string" calcext:value-type="string">
            <text:p>0ab5010b02001e000a0010</text:p>
          </table:table-cell>
          <table:table-cell table:formula="of:=BITAND(HEX2DEC(MID([.B69];11;2));31)" office:value-type="float" office:value="3" calcext:value-type="float">
            <text:p>3</text:p>
          </table:table-cell>
          <table:table-cell table:formula="of:=BITAND(HEX2DEC(MID([.B69];13;2));127)" office:value-type="float" office:value="53" calcext:value-type="float">
            <text:p>53</text:p>
          </table:table-cell>
          <table:table-cell table:formula="of:=BITAND(HEX2DEC(MID([.B69];15;1));7)" office:value-type="float" office:value="2" calcext:value-type="float">
            <text:p>2</text:p>
          </table:table-cell>
          <table:table-cell table:formula="of:=BITAND(BITRSHIFT(HEX2DEC(MID([.C69];5;2)&amp;MID([.C69];3;2));7);31)" office:value-type="float" office:value="3" calcext:value-type="float">
            <text:p>3</text:p>
          </table:table-cell>
          <table:table-cell table:formula="of:=BITAND(HEX2DEC(MID([.C69];3;2));127)" office:value-type="float" office:value="53" calcext:value-type="float">
            <text:p>53</text:p>
          </table:table-cell>
          <table:table-cell table:formula="of:=HEX2DEC(MID([.C69];7;2))&amp;&quot;-&quot;&amp;HEX2DEC(MID([.C69];9;2))" office:value-type="string" office:string-value="11-2" calcext:value-type="string">
            <text:p>11-2</text:p>
          </table:table-cell>
          <table:table-cell table:formula="of:=MID(HEX2BIN(&quot;1&quot;&amp;MID([.C69];5;1));2;4)" office:value-type="string" office:string-value="0000" calcext:value-type="string">
            <text:p>0000</text:p>
          </table:table-cell>
          <table:table-cell table:formula="of:=VLOOKUP([.I69];[types.$C$2:.$E$33];3;0)" office:value-type="string" office:string-value="temp8" calcext:value-type="string">
            <text:p>temp8</text:p>
          </table:table-cell>
          <table:table-cell table:formula="of:=MID([.C69];17;2)&amp;MID([.C69];15;2)" office:value-type="string" office:string-value="0a00" calcext:value-type="string">
            <text:p>0a00</text:p>
          </table:table-cell>
          <table:table-cell table:formula="of:=MID([.C69];13;2)&amp;MID([.C69];11;2)" office:value-type="string" office:string-value="1e00" calcext:value-type="string">
            <text:p>1e00</text:p>
          </table:table-cell>
          <table:table-cell table:formula="of:=MID([.C69];21;2)&amp;MID([.C69];19;2)" office:value-type="string" office:string-value="1000" calcext:value-type="string">
            <text:p>1000</text:p>
          </table:table-cell>
        </table:table-row>
        <table:table-row table:style-name="ro3">
          <table:table-cell table:formula="of:=IF([.G70]=31;TEXT([.D70];&quot;00&quot;)&amp;&quot;-&quot;&amp;TEXT([.E70];&quot;000&quot;);TEXT([.G70];&quot;00&quot;)&amp;&quot;-&quot;&amp;TEXT([.H70];&quot;000&quot;))" office:value-type="string" office:string-value="04-006" calcext:value-type="string">
            <text:p>04-006</text:p>
          </table:table-cell>
          <table:table-cell table:style-name="ce3" office:value-type="string" calcext:value-type="string">
            <text:p>011506210404860040</text:p>
          </table:table-cell>
          <table:table-cell office:value-type="string" calcext:value-type="string">
            <text:p>0a06020000050000000300</text:p>
          </table:table-cell>
          <table:table-cell table:formula="of:=BITAND(HEX2DEC(MID([.B70];11;2));31)" office:value-type="float" office:value="4" calcext:value-type="float">
            <text:p>4</text:p>
          </table:table-cell>
          <table:table-cell table:formula="of:=BITAND(HEX2DEC(MID([.B70];13;2));127)" office:value-type="float" office:value="6" calcext:value-type="float">
            <text:p>6</text:p>
          </table:table-cell>
          <table:table-cell table:formula="of:=BITAND(HEX2DEC(MID([.B70];15;1));7)" office:value-type="float" office:value="0" calcext:value-type="float">
            <text:p>0</text:p>
          </table:table-cell>
          <table:table-cell table:formula="of:=BITAND(BITRSHIFT(HEX2DEC(MID([.C70];5;2)&amp;MID([.C70];3;2));7);31)" office:value-type="float" office:value="4" calcext:value-type="float">
            <text:p>4</text:p>
          </table:table-cell>
          <table:table-cell table:formula="of:=BITAND(HEX2DEC(MID([.C70];3;2));127)" office:value-type="float" office:value="6" calcext:value-type="float">
            <text:p>6</text:p>
          </table:table-cell>
          <table:table-cell table:formula="of:=HEX2DEC(MID([.C70];7;2))&amp;&quot;-&quot;&amp;HEX2DEC(MID([.C70];9;2))" office:value-type="string" office:string-value="0-0" calcext:value-type="string">
            <text:p>0-0</text:p>
          </table:table-cell>
          <table:table-cell table:formula="of:=MID(HEX2BIN(&quot;1&quot;&amp;MID([.C70];5;1));2;4)" office:value-type="string" office:string-value="0000" calcext:value-type="string">
            <text:p>0000</text:p>
          </table:table-cell>
          <table:table-cell table:formula="of:=VLOOKUP([.I70];[types.$C$2:.$E$33];3;0)" office:value-type="string" office:string-value="UIN" calcext:value-type="string">
            <text:p>UIN</text:p>
          </table:table-cell>
          <table:table-cell table:formula="of:=MID([.C70];17;2)&amp;MID([.C70];15;2)" office:value-type="string" office:string-value="0000" calcext:value-type="string">
            <text:p>0000</text:p>
          </table:table-cell>
          <table:table-cell table:formula="of:=MID([.C70];13;2)&amp;MID([.C70];11;2)" office:value-type="string" office:string-value="0005" calcext:value-type="string">
            <text:p>0005</text:p>
          </table:table-cell>
          <table:table-cell table:formula="of:=MID([.C70];21;2)&amp;MID([.C70];19;2)" office:value-type="string" office:string-value="0003" calcext:value-type="string">
            <text:p>0003</text:p>
          </table:table-cell>
        </table:table-row>
        <table:table-row table:style-name="ro3">
          <table:table-cell table:formula="of:=IF([.G71]=31;TEXT([.D71];&quot;00&quot;)&amp;&quot;-&quot;&amp;TEXT([.E71];&quot;000&quot;);TEXT([.G71];&quot;00&quot;)&amp;&quot;-&quot;&amp;TEXT([.H71];&quot;000&quot;))" office:value-type="string" office:string-value="04-007" calcext:value-type="string">
            <text:p>04-007</text:p>
          </table:table-cell>
          <table:table-cell office:value-type="string" calcext:value-type="string">
            <text:p>011506210404870040 </text:p>
          </table:table-cell>
          <table:table-cell office:value-type="string" calcext:value-type="string">
            <text:p>0a070209001f0000000100</text:p>
          </table:table-cell>
          <table:table-cell table:formula="of:=BITAND(HEX2DEC(MID([.B71];11;2));31)" office:value-type="float" office:value="4" calcext:value-type="float">
            <text:p>4</text:p>
          </table:table-cell>
          <table:table-cell table:formula="of:=BITAND(HEX2DEC(MID([.B71];13;2));127)" office:value-type="float" office:value="7" calcext:value-type="float">
            <text:p>7</text:p>
          </table:table-cell>
          <table:table-cell table:formula="of:=BITAND(HEX2DEC(MID([.B71];15;1));7)" office:value-type="float" office:value="0" calcext:value-type="float">
            <text:p>0</text:p>
          </table:table-cell>
          <table:table-cell table:formula="of:=BITAND(BITRSHIFT(HEX2DEC(MID([.C71];5;2)&amp;MID([.C71];3;2));7);31)" office:value-type="float" office:value="4" calcext:value-type="float">
            <text:p>4</text:p>
          </table:table-cell>
          <table:table-cell table:formula="of:=BITAND(HEX2DEC(MID([.C71];3;2));127)" office:value-type="float" office:value="7" calcext:value-type="float">
            <text:p>7</text:p>
          </table:table-cell>
          <table:table-cell table:formula="of:=HEX2DEC(MID([.C71];7;2))&amp;&quot;-&quot;&amp;HEX2DEC(MID([.C71];9;2))" office:value-type="string" office:string-value="9-0" calcext:value-type="string">
            <text:p>9-0</text:p>
          </table:table-cell>
          <table:table-cell table:formula="of:=MID(HEX2BIN(&quot;1&quot;&amp;MID([.C71];5;1));2;4)" office:value-type="string" office:string-value="0000" calcext:value-type="string">
            <text:p>0000</text:p>
          </table:table-cell>
          <table:table-cell table:formula="of:=VLOOKUP([.I71];[types.$C$2:.$E$33];3;0)" office:value-type="string" office:string-value="hcmode" calcext:value-type="string">
            <text:p>hcmode</text:p>
          </table:table-cell>
          <table:table-cell table:formula="of:=MID([.C71];17;2)&amp;MID([.C71];15;2)" office:value-type="string" office:string-value="0000" calcext:value-type="string">
            <text:p>0000</text:p>
          </table:table-cell>
          <table:table-cell table:formula="of:=MID([.C71];13;2)&amp;MID([.C71];11;2)" office:value-type="string" office:string-value="001f" calcext:value-type="string">
            <text:p>001f</text:p>
          </table:table-cell>
          <table:table-cell table:formula="of:=MID([.C71];21;2)&amp;MID([.C71];19;2)" office:value-type="string" office:string-value="0001" calcext:value-type="string">
            <text:p>0001</text:p>
          </table:table-cell>
        </table:table-row>
        <table:table-row table:style-name="ro3">
          <table:table-cell table:formula="of:=IF([.G72]=31;TEXT([.D72];&quot;00&quot;)&amp;&quot;-&quot;&amp;TEXT([.E72];&quot;000&quot;);TEXT([.G72];&quot;00&quot;)&amp;&quot;-&quot;&amp;TEXT([.H72];&quot;000&quot;))" office:value-type="string" office:string-value="04-046" calcext:value-type="string">
            <text:p>04-046</text:p>
          </table:table-cell>
          <table:table-cell office:value-type="string" calcext:value-type="string">
            <text:p>011506210404ae0040</text:p>
          </table:table-cell>
          <table:table-cell office:value-type="string" calcext:value-type="string">
            <text:p>0a2e021d000a0021280000</text:p>
          </table:table-cell>
          <table:table-cell table:formula="of:=BITAND(HEX2DEC(MID([.B72];11;2));31)" office:value-type="float" office:value="4" calcext:value-type="float">
            <text:p>4</text:p>
          </table:table-cell>
          <table:table-cell table:formula="of:=BITAND(HEX2DEC(MID([.B72];13;2));127)" office:value-type="float" office:value="46" calcext:value-type="float">
            <text:p>46</text:p>
          </table:table-cell>
          <table:table-cell table:formula="of:=BITAND(HEX2DEC(MID([.B72];15;1));7)" office:value-type="float" office:value="0" calcext:value-type="float">
            <text:p>0</text:p>
          </table:table-cell>
          <table:table-cell table:formula="of:=BITAND(BITRSHIFT(HEX2DEC(MID([.C72];5;2)&amp;MID([.C72];3;2));7);31)" office:value-type="float" office:value="4" calcext:value-type="float">
            <text:p>4</text:p>
          </table:table-cell>
          <table:table-cell table:formula="of:=BITAND(HEX2DEC(MID([.C72];3;2));127)" office:value-type="float" office:value="46" calcext:value-type="float">
            <text:p>46</text:p>
          </table:table-cell>
          <table:table-cell table:formula="of:=HEX2DEC(MID([.C72];7;2))&amp;&quot;-&quot;&amp;HEX2DEC(MID([.C72];9;2))" office:value-type="string" office:string-value="29-0" calcext:value-type="string">
            <text:p>29-0</text:p>
          </table:table-cell>
          <table:table-cell table:formula="of:=MID(HEX2BIN(&quot;1&quot;&amp;MID([.C72];5;1));2;4)" office:value-type="string" office:string-value="0000" calcext:value-type="string">
            <text:p>0000</text:p>
          </table:table-cell>
          <table:table-cell table:formula="of:=VLOOKUP([.I72];[types.$C$2:.$E$33];3;0)" office:value-type="string" office:string-value="?" calcext:value-type="string">
            <text:p>?</text:p>
          </table:table-cell>
          <table:table-cell table:formula="of:=MID([.C72];17;2)&amp;MID([.C72];15;2)" office:value-type="string" office:string-value="2821" calcext:value-type="string">
            <text:p>2821</text:p>
          </table:table-cell>
          <table:table-cell table:formula="of:=MID([.C72];13;2)&amp;MID([.C72];11;2)" office:value-type="string" office:string-value="000a" calcext:value-type="string">
            <text:p>000a</text:p>
          </table:table-cell>
          <table:table-cell table:formula="of:=MID([.C72];21;2)&amp;MID([.C72];19;2)" office:value-type="string" office:string-value="0000" calcext:value-type="string">
            <text:p>0000</text:p>
          </table:table-cell>
        </table:table-row>
        <table:table-row table:style-name="ro3">
          <table:table-cell table:formula="of:=IF([.G73]=31;TEXT([.D73];&quot;00&quot;)&amp;&quot;-&quot;&amp;TEXT([.E73];&quot;000&quot;);TEXT([.G73];&quot;00&quot;)&amp;&quot;-&quot;&amp;TEXT([.H73];&quot;000&quot;))" office:value-type="string" office:string-value="04-059" calcext:value-type="string">
            <text:p>04-059</text:p>
          </table:table-cell>
          <table:table-cell office:value-type="string" calcext:value-type="string">
            <text:p>011506210404bb0040</text:p>
          </table:table-cell>
          <table:table-cell office:value-type="string" calcext:value-type="string">
            <text:p>063b821e000800</text:p>
          </table:table-cell>
          <table:table-cell table:formula="of:=BITAND(HEX2DEC(MID([.B73];11;2));31)" office:value-type="float" office:value="4" calcext:value-type="float">
            <text:p>4</text:p>
          </table:table-cell>
          <table:table-cell table:formula="of:=BITAND(HEX2DEC(MID([.B73];13;2));127)" office:value-type="float" office:value="59" calcext:value-type="float">
            <text:p>59</text:p>
          </table:table-cell>
          <table:table-cell table:formula="of:=BITAND(HEX2DEC(MID([.B73];15;1));7)" office:value-type="float" office:value="0" calcext:value-type="float">
            <text:p>0</text:p>
          </table:table-cell>
          <table:table-cell table:formula="of:=BITAND(BITRSHIFT(HEX2DEC(MID([.C73];5;2)&amp;MID([.C73];3;2));7);31)" office:value-type="float" office:value="4" calcext:value-type="float">
            <text:p>4</text:p>
          </table:table-cell>
          <table:table-cell table:formula="of:=BITAND(HEX2DEC(MID([.C73];3;2));127)" office:value-type="float" office:value="59" calcext:value-type="float">
            <text:p>59</text:p>
          </table:table-cell>
          <table:table-cell table:formula="of:=HEX2DEC(MID([.C73];7;2))&amp;&quot;-&quot;&amp;HEX2DEC(MID([.C73];9;2))" office:value-type="string" office:string-value="30-0" calcext:value-type="string">
            <text:p>30-0</text:p>
          </table:table-cell>
          <table:table-cell table:formula="of:=MID(HEX2BIN(&quot;1&quot;&amp;MID([.C73];5;1));2;4)" office:value-type="string" office:string-value="1000" calcext:value-type="string">
            <text:p>1000</text:p>
          </table:table-cell>
          <table:table-cell table:formula="of:=VLOOKUP([.I73];[types.$C$2:.$E$33];3;0)" office:value-type="string" office:string-value="?" calcext:value-type="string">
            <text:p>?</text:p>
          </table:table-cell>
          <table:table-cell table:formula="of:=MID([.C73];17;2)&amp;MID([.C73];15;2)">
            <text:p/>
          </table:table-cell>
          <table:table-cell table:formula="of:=MID([.C73];13;2)&amp;MID([.C73];11;2)" office:value-type="string" office:string-value="0008" calcext:value-type="string">
            <text:p>0008</text:p>
          </table:table-cell>
          <table:table-cell table:formula="of:=MID([.C73];21;2)&amp;MID([.C73];19;2)">
            <text:p/>
          </table:table-cell>
        </table:table-row>
        <table:table-row table:style-name="ro3">
          <table:table-cell table:formula="of:=IF(OR([.G74]=31;[.G74]=&quot;&quot;);TEXT([.D74];&quot;00&quot;)&amp;&quot;-&quot;&amp;TEXT([.E74];&quot;000&quot;);TEXT([.G74];&quot;00&quot;)&amp;&quot;-&quot;&amp;TEXT([.H74];&quot;000&quot;))" office:value-type="string" office:string-value="04-059" calcext:value-type="string">
            <text:p>04-059</text:p>
          </table:table-cell>
          <table:table-cell office:value-type="string" calcext:value-type="string">
            <text:p>011506220404bb0040</text:p>
          </table:table-cell>
          <table:table-cell office:value-type="string" calcext:value-type="string">
            <text:p>0affffffffffffbffffcf3</text:p>
          </table:table-cell>
          <table:table-cell table:formula="of:=BITAND(HEX2DEC(MID([.B74];11;2));31)" office:value-type="float" office:value="4" calcext:value-type="float">
            <text:p>4</text:p>
          </table:table-cell>
          <table:table-cell table:formula="of:=BITAND(HEX2DEC(MID([.B74];13;2));127)" office:value-type="float" office:value="59" calcext:value-type="float">
            <text:p>59</text:p>
          </table:table-cell>
          <table:table-cell table:formula="of:=BITAND(HEX2DEC(MID([.B74];15;1));7)" office:value-type="float" office:value="0" calcext:value-type="float">
            <text:p>0</text:p>
          </table:table-cell>
          <table:table-cell table:number-columns-repeated="7"/>
          <table:table-cell table:formula="of:=MID([.C74];21;2)&amp;MID([.C74];19;2)" office:value-type="string" office:string-value="f3fc" calcext:value-type="string">
            <text:p>f3fc</text:p>
          </table:table-cell>
        </table:table-row>
        <table:table-row table:style-name="ro3">
          <table:table-cell table:formula="of:=IF(OR([.G75]=31;[.G75]=&quot;&quot;);TEXT([.D75];&quot;00&quot;)&amp;&quot;-&quot;&amp;TEXT([.E75];&quot;000&quot;);TEXT([.G75];&quot;00&quot;)&amp;&quot;-&quot;&amp;TEXT([.H75];&quot;000&quot;))" office:value-type="string" office:string-value="04-059" calcext:value-type="string">
            <text:p>04-059</text:p>
          </table:table-cell>
          <table:table-cell office:value-type="string" calcext:value-type="string">
            <text:p>011506220404bb0140</text:p>
          </table:table-cell>
          <table:table-cell office:value-type="string" calcext:value-type="string">
            <text:p>0afffffdffffffffffffff</text:p>
          </table:table-cell>
          <table:table-cell table:formula="of:=BITAND(HEX2DEC(MID([.B75];11;2));31)" office:value-type="float" office:value="4" calcext:value-type="float">
            <text:p>4</text:p>
          </table:table-cell>
          <table:table-cell table:formula="of:=BITAND(HEX2DEC(MID([.B75];13;2));127)" office:value-type="float" office:value="59" calcext:value-type="float">
            <text:p>59</text:p>
          </table:table-cell>
          <table:table-cell table:formula="of:=BITAND(HEX2DEC(MID([.B75];15;1));7)" office:value-type="float" office:value="0" calcext:value-type="float">
            <text:p>0</text:p>
          </table:table-cell>
          <table:table-cell table:number-columns-repeated="7"/>
          <table:table-cell table:formula="of:=MID([.C75];21;2)&amp;MID([.C75];19;2)" office:value-type="string" office:string-value="ffff" calcext:value-type="string">
            <text:p>ffff</text:p>
          </table:table-cell>
        </table:table-row>
        <table:table-row table:style-name="ro3">
          <table:table-cell table:formula="of:=IF(OR([.G76]=31;[.G76]=&quot;&quot;);TEXT([.D76];&quot;00&quot;)&amp;&quot;-&quot;&amp;TEXT([.E76];&quot;000&quot;);TEXT([.G76];&quot;00&quot;)&amp;&quot;-&quot;&amp;TEXT([.H76];&quot;000&quot;))" office:value-type="string" office:string-value="04-059" calcext:value-type="string">
            <text:p>04-059</text:p>
          </table:table-cell>
          <table:table-cell office:value-type="string" calcext:value-type="string">
            <text:p>011506220404bb0240</text:p>
          </table:table-cell>
          <table:table-cell office:value-type="string" calcext:value-type="string">
            <text:p>0affffffffffffffffffff</text:p>
          </table:table-cell>
          <table:table-cell table:formula="of:=BITAND(HEX2DEC(MID([.B76];11;2));31)" office:value-type="float" office:value="4" calcext:value-type="float">
            <text:p>4</text:p>
          </table:table-cell>
          <table:table-cell table:formula="of:=BITAND(HEX2DEC(MID([.B76];13;2));127)" office:value-type="float" office:value="59" calcext:value-type="float">
            <text:p>59</text:p>
          </table:table-cell>
          <table:table-cell table:formula="of:=BITAND(HEX2DEC(MID([.B76];15;1));7)" office:value-type="float" office:value="0" calcext:value-type="float">
            <text:p>0</text:p>
          </table:table-cell>
          <table:table-cell table:number-columns-repeated="7"/>
          <table:table-cell table:formula="of:=MID([.C76];21;2)&amp;MID([.C76];19;2)" office:value-type="string" office:string-value="ffff" calcext:value-type="string">
            <text:p>ffff</text:p>
          </table:table-cell>
        </table:table-row>
        <table:table-row table:style-name="ro3">
          <table:table-cell table:formula="of:=IF(OR([.G77]=31;[.G77]=&quot;&quot;);TEXT([.D77];&quot;00&quot;)&amp;&quot;-&quot;&amp;TEXT([.E77];&quot;000&quot;);TEXT([.G77];&quot;00&quot;)&amp;&quot;-&quot;&amp;TEXT([.H77];&quot;000&quot;))" office:value-type="string" office:string-value="04-059" calcext:value-type="string">
            <text:p>04-059</text:p>
          </table:table-cell>
          <table:table-cell office:value-type="string" calcext:value-type="string">
            <text:p>011506220404bb0340</text:p>
          </table:table-cell>
          <table:table-cell office:value-type="string" calcext:value-type="string">
            <text:p>0affffffffffffffffffff</text:p>
          </table:table-cell>
          <table:table-cell table:formula="of:=BITAND(HEX2DEC(MID([.B77];11;2));31)" office:value-type="float" office:value="4" calcext:value-type="float">
            <text:p>4</text:p>
          </table:table-cell>
          <table:table-cell table:formula="of:=BITAND(HEX2DEC(MID([.B77];13;2));127)" office:value-type="float" office:value="59" calcext:value-type="float">
            <text:p>59</text:p>
          </table:table-cell>
          <table:table-cell table:formula="of:=BITAND(HEX2DEC(MID([.B77];15;1));7)" office:value-type="float" office:value="0" calcext:value-type="float">
            <text:p>0</text:p>
          </table:table-cell>
          <table:table-cell table:number-columns-repeated="7"/>
          <table:table-cell table:formula="of:=MID([.C77];21;2)&amp;MID([.C77];19;2)" office:value-type="string" office:string-value="ffff" calcext:value-type="string">
            <text:p>ffff</text:p>
          </table:table-cell>
        </table:table-row>
        <table:table-row table:style-name="ro3">
          <table:table-cell table:formula="of:=IF(OR([.G78]=31;[.G78]=&quot;&quot;);TEXT([.D78];&quot;00&quot;)&amp;&quot;-&quot;&amp;TEXT([.E78];&quot;000&quot;);TEXT([.G78];&quot;00&quot;)&amp;&quot;-&quot;&amp;TEXT([.H78];&quot;000&quot;))" office:value-type="string" office:string-value="04-059" calcext:value-type="string">
            <text:p>04-059</text:p>
          </table:table-cell>
          <table:table-cell office:value-type="string" calcext:value-type="string">
            <text:p>011506220404bb0440</text:p>
          </table:table-cell>
          <table:table-cell office:value-type="string" calcext:value-type="string">
            <text:p>0affafee3fa6ffffffffff</text:p>
          </table:table-cell>
          <table:table-cell table:formula="of:=BITAND(HEX2DEC(MID([.B78];11;2));31)" office:value-type="float" office:value="4" calcext:value-type="float">
            <text:p>4</text:p>
          </table:table-cell>
          <table:table-cell table:formula="of:=BITAND(HEX2DEC(MID([.B78];13;2));127)" office:value-type="float" office:value="59" calcext:value-type="float">
            <text:p>59</text:p>
          </table:table-cell>
          <table:table-cell table:formula="of:=BITAND(HEX2DEC(MID([.B78];15;1));7)" office:value-type="float" office:value="0" calcext:value-type="float">
            <text:p>0</text:p>
          </table:table-cell>
          <table:table-cell table:number-columns-repeated="7"/>
          <table:table-cell table:formula="of:=MID([.C78];21;2)&amp;MID([.C78];19;2)" office:value-type="string" office:string-value="ffff" calcext:value-type="string">
            <text:p>ffff</text:p>
          </table:table-cell>
        </table:table-row>
        <table:table-row table:style-name="ro3">
          <table:table-cell table:formula="of:=IF(OR([.G79]=31;[.G79]=&quot;&quot;);TEXT([.D79];&quot;00&quot;)&amp;&quot;-&quot;&amp;TEXT([.E79];&quot;000&quot;);TEXT([.G79];&quot;00&quot;)&amp;&quot;-&quot;&amp;TEXT([.H79];&quot;000&quot;))" office:value-type="string" office:string-value="04-059" calcext:value-type="string">
            <text:p>04-059</text:p>
          </table:table-cell>
          <table:table-cell office:value-type="string" calcext:value-type="string">
            <text:p>011506220404bb0540</text:p>
          </table:table-cell>
          <table:table-cell office:value-type="string" calcext:value-type="string">
            <text:p>0afff7ff7f40ffffffffff</text:p>
          </table:table-cell>
          <table:table-cell table:formula="of:=BITAND(HEX2DEC(MID([.B79];11;2));31)" office:value-type="float" office:value="4" calcext:value-type="float">
            <text:p>4</text:p>
          </table:table-cell>
          <table:table-cell table:formula="of:=BITAND(HEX2DEC(MID([.B79];13;2));127)" office:value-type="float" office:value="59" calcext:value-type="float">
            <text:p>59</text:p>
          </table:table-cell>
          <table:table-cell table:formula="of:=BITAND(HEX2DEC(MID([.B79];15;1));7)" office:value-type="float" office:value="0" calcext:value-type="float">
            <text:p>0</text:p>
          </table:table-cell>
          <table:table-cell table:number-columns-repeated="7"/>
          <table:table-cell table:formula="of:=MID([.C79];21;2)&amp;MID([.C79];19;2)" office:value-type="string" office:string-value="ffff" calcext:value-type="string">
            <text:p>ffff</text:p>
          </table:table-cell>
        </table:table-row>
        <table:table-row table:style-name="ro3">
          <table:table-cell table:formula="of:=IF(OR([.G80]=31;[.G80]=&quot;&quot;);TEXT([.D80];&quot;00&quot;)&amp;&quot;-&quot;&amp;TEXT([.E80];&quot;000&quot;);TEXT([.G80];&quot;00&quot;)&amp;&quot;-&quot;&amp;TEXT([.H80];&quot;000&quot;))" office:value-type="string" office:string-value="04-059" calcext:value-type="string">
            <text:p>04-059</text:p>
          </table:table-cell>
          <table:table-cell office:value-type="string" calcext:value-type="string">
            <text:p>011506220404bb0640</text:p>
          </table:table-cell>
          <table:table-cell office:value-type="string" calcext:value-type="string">
            <text:p>0affffffffffffff7fbfff</text:p>
          </table:table-cell>
          <table:table-cell table:formula="of:=BITAND(HEX2DEC(MID([.B80];11;2));31)" office:value-type="float" office:value="4" calcext:value-type="float">
            <text:p>4</text:p>
          </table:table-cell>
          <table:table-cell table:formula="of:=BITAND(HEX2DEC(MID([.B80];13;2));127)" office:value-type="float" office:value="59" calcext:value-type="float">
            <text:p>59</text:p>
          </table:table-cell>
          <table:table-cell table:formula="of:=BITAND(HEX2DEC(MID([.B80];15;1));7)" office:value-type="float" office:value="0" calcext:value-type="float">
            <text:p>0</text:p>
          </table:table-cell>
          <table:table-cell table:number-columns-repeated="7"/>
          <table:table-cell table:formula="of:=MID([.C80];21;2)&amp;MID([.C80];19;2)" office:value-type="string" office:string-value="ffbf" calcext:value-type="string">
            <text:p>ffbf</text:p>
          </table:table-cell>
        </table:table-row>
        <table:table-row table:style-name="ro3">
          <table:table-cell table:formula="of:=IF(OR([.G81]=31;[.G81]=&quot;&quot;);TEXT([.D81];&quot;00&quot;)&amp;&quot;-&quot;&amp;TEXT([.E81];&quot;000&quot;);TEXT([.G81];&quot;00&quot;)&amp;&quot;-&quot;&amp;TEXT([.H81];&quot;000&quot;))" office:value-type="string" office:string-value="04-059" calcext:value-type="string">
            <text:p>04-059</text:p>
          </table:table-cell>
          <table:table-cell office:value-type="string" calcext:value-type="string">
            <text:p>011506220404bb0740</text:p>
          </table:table-cell>
          <table:table-cell office:value-type="string" calcext:value-type="string">
            <text:p>0affffffffffffffffffff</text:p>
          </table:table-cell>
          <table:table-cell table:formula="of:=BITAND(HEX2DEC(MID([.B81];11;2));31)" office:value-type="float" office:value="4" calcext:value-type="float">
            <text:p>4</text:p>
          </table:table-cell>
          <table:table-cell table:formula="of:=BITAND(HEX2DEC(MID([.B81];13;2));127)" office:value-type="float" office:value="59" calcext:value-type="float">
            <text:p>59</text:p>
          </table:table-cell>
          <table:table-cell table:formula="of:=BITAND(HEX2DEC(MID([.B81];15;1));7)" office:value-type="float" office:value="0" calcext:value-type="float">
            <text:p>0</text:p>
          </table:table-cell>
          <table:table-cell table:number-columns-repeated="7"/>
          <table:table-cell table:formula="of:=MID([.C81];21;2)&amp;MID([.C81];19;2)" office:value-type="string" office:string-value="ffff" calcext:value-type="string">
            <text:p>ffff</text:p>
          </table:table-cell>
        </table:table-row>
        <table:table-row table:style-name="ro3">
          <table:table-cell table:formula="of:=IF(OR([.G82]=31;[.G82]=&quot;&quot;);TEXT([.D82];&quot;00&quot;)&amp;&quot;-&quot;&amp;TEXT([.E82];&quot;000&quot;);TEXT([.G82];&quot;00&quot;)&amp;&quot;-&quot;&amp;TEXT([.H82];&quot;000&quot;))" office:value-type="string" office:string-value="04-059" calcext:value-type="string">
            <text:p>04-059</text:p>
          </table:table-cell>
          <table:table-cell office:value-type="string" calcext:value-type="string">
            <text:p>011506220404bb0840</text:p>
          </table:table-cell>
          <table:table-cell office:value-type="string" calcext:value-type="string">
            <text:p>0ad9c3cfffffffffffffff</text:p>
          </table:table-cell>
          <table:table-cell table:formula="of:=BITAND(HEX2DEC(MID([.B82];11;2));31)" office:value-type="float" office:value="4" calcext:value-type="float">
            <text:p>4</text:p>
          </table:table-cell>
          <table:table-cell table:formula="of:=BITAND(HEX2DEC(MID([.B82];13;2));127)" office:value-type="float" office:value="59" calcext:value-type="float">
            <text:p>59</text:p>
          </table:table-cell>
          <table:table-cell table:formula="of:=BITAND(HEX2DEC(MID([.B82];15;1));7)" office:value-type="float" office:value="0" calcext:value-type="float">
            <text:p>0</text:p>
          </table:table-cell>
          <table:table-cell table:number-columns-repeated="7"/>
          <table:table-cell table:formula="of:=MID([.C82];21;2)&amp;MID([.C82];19;2)" office:value-type="string" office:string-value="ffff" calcext:value-type="string">
            <text:p>ffff</text:p>
          </table:table-cell>
        </table:table-row>
        <table:table-row table:style-name="ro3">
          <table:table-cell table:formula="of:=IF(OR([.G83]=31;[.G83]=&quot;&quot;);TEXT([.D83];&quot;00&quot;)&amp;&quot;-&quot;&amp;TEXT([.E83];&quot;000&quot;);TEXT([.G83];&quot;00&quot;)&amp;&quot;-&quot;&amp;TEXT([.H83];&quot;000&quot;))" office:value-type="string" office:string-value="04-059" calcext:value-type="string">
            <text:p>04-059</text:p>
          </table:table-cell>
          <table:table-cell office:value-type="string" calcext:value-type="string">
            <text:p>011506220404bb0940</text:p>
          </table:table-cell>
          <table:table-cell office:value-type="string" calcext:value-type="string">
            <text:p>0affff9f3dfcfcffffffff</text:p>
          </table:table-cell>
          <table:table-cell table:formula="of:=BITAND(HEX2DEC(MID([.B83];11;2));31)" office:value-type="float" office:value="4" calcext:value-type="float">
            <text:p>4</text:p>
          </table:table-cell>
          <table:table-cell table:formula="of:=BITAND(HEX2DEC(MID([.B83];13;2));127)" office:value-type="float" office:value="59" calcext:value-type="float">
            <text:p>59</text:p>
          </table:table-cell>
          <table:table-cell table:formula="of:=BITAND(HEX2DEC(MID([.B83];15;1));7)" office:value-type="float" office:value="0" calcext:value-type="float">
            <text:p>0</text:p>
          </table:table-cell>
          <table:table-cell table:number-columns-repeated="7"/>
          <table:table-cell table:formula="of:=MID([.C83];21;2)&amp;MID([.C83];19;2)" office:value-type="string" office:string-value="ffff" calcext:value-type="string">
            <text:p>ffff</text:p>
          </table:table-cell>
        </table:table-row>
        <table:table-row table:style-name="ro3">
          <table:table-cell table:formula="of:=IF(OR([.G84]=31;[.G84]=&quot;&quot;);TEXT([.D84];&quot;00&quot;)&amp;&quot;-&quot;&amp;TEXT([.E84];&quot;000&quot;);TEXT([.G84];&quot;00&quot;)&amp;&quot;-&quot;&amp;TEXT([.H84];&quot;000&quot;))" office:value-type="string" office:string-value="04-059" calcext:value-type="string">
            <text:p>04-059</text:p>
          </table:table-cell>
          <table:table-cell office:value-type="string" calcext:value-type="string">
            <text:p>011506220404bb0a40</text:p>
          </table:table-cell>
          <table:table-cell office:value-type="string" calcext:value-type="string">
            <text:p>0affcfffffffffffffffff</text:p>
          </table:table-cell>
          <table:table-cell table:formula="of:=BITAND(HEX2DEC(MID([.B84];11;2));31)" office:value-type="float" office:value="4" calcext:value-type="float">
            <text:p>4</text:p>
          </table:table-cell>
          <table:table-cell table:formula="of:=BITAND(HEX2DEC(MID([.B84];13;2));127)" office:value-type="float" office:value="59" calcext:value-type="float">
            <text:p>59</text:p>
          </table:table-cell>
          <table:table-cell table:formula="of:=BITAND(HEX2DEC(MID([.B84];15;1));7)" office:value-type="float" office:value="0" calcext:value-type="float">
            <text:p>0</text:p>
          </table:table-cell>
          <table:table-cell table:number-columns-repeated="7"/>
          <table:table-cell table:formula="of:=MID([.C84];21;2)&amp;MID([.C84];19;2)" office:value-type="string" office:string-value="ffff" calcext:value-type="string">
            <text:p>ffff</text:p>
          </table:table-cell>
        </table:table-row>
        <table:table-row table:style-name="ro3">
          <table:table-cell table:formula="of:=IF(OR([.G85]=31;[.G85]=&quot;&quot;);TEXT([.D85];&quot;00&quot;)&amp;&quot;-&quot;&amp;TEXT([.E85];&quot;000&quot;);TEXT([.G85];&quot;00&quot;)&amp;&quot;-&quot;&amp;TEXT([.H85];&quot;000&quot;))" office:value-type="string" office:string-value="04-059" calcext:value-type="string">
            <text:p>04-059</text:p>
          </table:table-cell>
          <table:table-cell office:value-type="string" calcext:value-type="string">
            <text:p>011506220404bb0b40</text:p>
          </table:table-cell>
          <table:table-cell office:value-type="string" calcext:value-type="string">
            <text:p>0afffffffffffffbfe7ee1</text:p>
          </table:table-cell>
          <table:table-cell table:formula="of:=BITAND(HEX2DEC(MID([.B85];11;2));31)" office:value-type="float" office:value="4" calcext:value-type="float">
            <text:p>4</text:p>
          </table:table-cell>
          <table:table-cell table:formula="of:=BITAND(HEX2DEC(MID([.B85];13;2));127)" office:value-type="float" office:value="59" calcext:value-type="float">
            <text:p>59</text:p>
          </table:table-cell>
          <table:table-cell table:formula="of:=BITAND(HEX2DEC(MID([.B85];15;1));7)" office:value-type="float" office:value="0" calcext:value-type="float">
            <text:p>0</text:p>
          </table:table-cell>
          <table:table-cell table:number-columns-repeated="7"/>
          <table:table-cell table:formula="of:=MID([.C85];21;2)&amp;MID([.C85];19;2)" office:value-type="string" office:string-value="e17e" calcext:value-type="string">
            <text:p>e17e</text:p>
          </table:table-cell>
        </table:table-row>
        <table:table-row table:style-name="ro3">
          <table:table-cell table:formula="of:=IF(OR([.G86]=31;[.G86]=&quot;&quot;);TEXT([.D86];&quot;00&quot;)&amp;&quot;-&quot;&amp;TEXT([.E86];&quot;000&quot;);TEXT([.G86];&quot;00&quot;)&amp;&quot;-&quot;&amp;TEXT([.H86];&quot;000&quot;))" office:value-type="string" office:string-value="04-059" calcext:value-type="string">
            <text:p>04-059</text:p>
          </table:table-cell>
          <table:table-cell office:value-type="string" calcext:value-type="string">
            <text:p>011506220404bb0c40</text:p>
          </table:table-cell>
          <table:table-cell office:value-type="string" calcext:value-type="string">
            <text:p>0ab7bfffffffffffffffff</text:p>
          </table:table-cell>
          <table:table-cell table:formula="of:=BITAND(HEX2DEC(MID([.B86];11;2));31)" office:value-type="float" office:value="4" calcext:value-type="float">
            <text:p>4</text:p>
          </table:table-cell>
          <table:table-cell table:formula="of:=BITAND(HEX2DEC(MID([.B86];13;2));127)" office:value-type="float" office:value="59" calcext:value-type="float">
            <text:p>59</text:p>
          </table:table-cell>
          <table:table-cell table:formula="of:=BITAND(HEX2DEC(MID([.B86];15;1));7)" office:value-type="float" office:value="0" calcext:value-type="float">
            <text:p>0</text:p>
          </table:table-cell>
          <table:table-cell table:number-columns-repeated="7"/>
          <table:table-cell table:formula="of:=MID([.C86];21;2)&amp;MID([.C86];19;2)" office:value-type="string" office:string-value="ffff" calcext:value-type="string">
            <text:p>ffff</text:p>
          </table:table-cell>
        </table:table-row>
        <table:table-row table:style-name="ro3">
          <table:table-cell table:formula="of:=IF(OR([.G87]=31;[.G87]=&quot;&quot;);TEXT([.D87];&quot;00&quot;)&amp;&quot;-&quot;&amp;TEXT([.E87];&quot;000&quot;);TEXT([.G87];&quot;00&quot;)&amp;&quot;-&quot;&amp;TEXT([.H87];&quot;000&quot;))" office:value-type="string" office:string-value="04-059" calcext:value-type="string">
            <text:p>04-059</text:p>
          </table:table-cell>
          <table:table-cell office:value-type="string" calcext:value-type="string">
            <text:p>011506220404bb0d40</text:p>
          </table:table-cell>
          <table:table-cell office:value-type="string" calcext:value-type="string">
            <text:p>09ffffffffffffffffff</text:p>
          </table:table-cell>
          <table:table-cell table:formula="of:=BITAND(HEX2DEC(MID([.B87];11;2));31)" office:value-type="float" office:value="4" calcext:value-type="float">
            <text:p>4</text:p>
          </table:table-cell>
          <table:table-cell table:formula="of:=BITAND(HEX2DEC(MID([.B87];13;2));127)" office:value-type="float" office:value="59" calcext:value-type="float">
            <text:p>59</text:p>
          </table:table-cell>
          <table:table-cell table:formula="of:=BITAND(HEX2DEC(MID([.B87];15;1));7)" office:value-type="float" office:value="0" calcext:value-type="float">
            <text:p>0</text:p>
          </table:table-cell>
          <table:table-cell table:number-columns-repeated="7"/>
          <table:table-cell table:formula="of:=MID([.C87];21;2)&amp;MID([.C87];19;2)" office:value-type="string" office:string-value="ff" calcext:value-type="string">
            <text:p>ff</text:p>
          </table:table-cell>
        </table:table-row>
        <table:table-row table:style-name="ro3">
          <table:table-cell table:formula="of:=IF([.G88]=31;TEXT([.D88];&quot;00&quot;)&amp;&quot;-&quot;&amp;TEXT([.E88];&quot;000&quot;);TEXT([.G88];&quot;00&quot;)&amp;&quot;-&quot;&amp;TEXT([.H88];&quot;000&quot;))" office:value-type="string" office:string-value="04-092" calcext:value-type="string">
            <text:p>04-092</text:p>
          </table:table-cell>
          <table:table-cell office:value-type="string" calcext:value-type="string">
            <text:p>011506210404dc0040</text:p>
          </table:table-cell>
          <table:table-cell office:value-type="string" calcext:value-type="string">
            <text:p>0a5c820d00ff0000090b00</text:p>
          </table:table-cell>
          <table:table-cell table:formula="of:=BITAND(HEX2DEC(MID([.B88];11;2));31)" office:value-type="float" office:value="4" calcext:value-type="float">
            <text:p>4</text:p>
          </table:table-cell>
          <table:table-cell table:formula="of:=BITAND(HEX2DEC(MID([.B88];13;2));127)" office:value-type="float" office:value="92" calcext:value-type="float">
            <text:p>92</text:p>
          </table:table-cell>
          <table:table-cell table:formula="of:=BITAND(HEX2DEC(MID([.B88];15;1));7)" office:value-type="float" office:value="0" calcext:value-type="float">
            <text:p>0</text:p>
          </table:table-cell>
          <table:table-cell table:formula="of:=BITAND(BITRSHIFT(HEX2DEC(MID([.C88];5;2)&amp;MID([.C88];3;2));7);31)" office:value-type="float" office:value="4" calcext:value-type="float">
            <text:p>4</text:p>
          </table:table-cell>
          <table:table-cell table:formula="of:=BITAND(HEX2DEC(MID([.C88];3;2));127)" office:value-type="float" office:value="92" calcext:value-type="float">
            <text:p>92</text:p>
          </table:table-cell>
          <table:table-cell table:formula="of:=HEX2DEC(MID([.C88];7;2))&amp;&quot;-&quot;&amp;HEX2DEC(MID([.C88];9;2))" office:value-type="string" office:string-value="13-0" calcext:value-type="string">
            <text:p>13-0</text:p>
          </table:table-cell>
          <table:table-cell table:formula="of:=MID(HEX2BIN(&quot;1&quot;&amp;MID([.C88];5;1));2;4)" office:value-type="string" office:string-value="1000" calcext:value-type="string">
            <text:p>1000</text:p>
          </table:table-cell>
          <table:table-cell table:formula="of:=VLOOKUP([.I88];[types.$C$2:.$E$33];3;0)" office:value-type="string" office:string-value="" calcext:value-type="error">
            <text:p>#N/D</text:p>
          </table:table-cell>
          <table:table-cell table:formula="of:=MID([.C88];17;2)&amp;MID([.C88];15;2)" office:value-type="string" office:string-value="0900" calcext:value-type="string">
            <text:p>0900</text:p>
          </table:table-cell>
          <table:table-cell table:formula="of:=MID([.C88];13;2)&amp;MID([.C88];11;2)" office:value-type="string" office:string-value="00ff" calcext:value-type="string">
            <text:p>00ff</text:p>
          </table:table-cell>
          <table:table-cell table:formula="of:=MID([.C88];21;2)&amp;MID([.C88];19;2)" office:value-type="string" office:string-value="000b" calcext:value-type="string">
            <text:p>000b</text:p>
          </table:table-cell>
        </table:table-row>
        <table:table-row table:style-name="ro3">
          <table:table-cell table:formula="of:=IF([.G89]=31;TEXT([.D89];&quot;00&quot;)&amp;&quot;-&quot;&amp;TEXT([.E89];&quot;000&quot;);TEXT([.G89];&quot;00&quot;)&amp;&quot;-&quot;&amp;TEXT([.H89];&quot;000&quot;))" office:value-type="string" office:string-value="04-092" calcext:value-type="string">
            <text:p>04-092</text:p>
          </table:table-cell>
          <table:table-cell office:value-type="string" calcext:value-type="string">
            <text:p>011506210404dc1040</text:p>
          </table:table-cell>
          <table:table-cell office:value-type="string" calcext:value-type="string">
            <text:p>0a5c820d00ff0000092000</text:p>
          </table:table-cell>
          <table:table-cell table:formula="of:=BITAND(HEX2DEC(MID([.B89];11;2));31)" office:value-type="float" office:value="4" calcext:value-type="float">
            <text:p>4</text:p>
          </table:table-cell>
          <table:table-cell table:formula="of:=BITAND(HEX2DEC(MID([.B89];13;2));127)" office:value-type="float" office:value="92" calcext:value-type="float">
            <text:p>92</text:p>
          </table:table-cell>
          <table:table-cell table:formula="of:=BITAND(HEX2DEC(MID([.B89];15;1));7)" office:value-type="float" office:value="1" calcext:value-type="float">
            <text:p>1</text:p>
          </table:table-cell>
          <table:table-cell table:formula="of:=BITAND(BITRSHIFT(HEX2DEC(MID([.C89];5;2)&amp;MID([.C89];3;2));7);31)" office:value-type="float" office:value="4" calcext:value-type="float">
            <text:p>4</text:p>
          </table:table-cell>
          <table:table-cell table:formula="of:=BITAND(HEX2DEC(MID([.C89];3;2));127)" office:value-type="float" office:value="92" calcext:value-type="float">
            <text:p>92</text:p>
          </table:table-cell>
          <table:table-cell table:formula="of:=HEX2DEC(MID([.C89];7;2))&amp;&quot;-&quot;&amp;HEX2DEC(MID([.C89];9;2))" office:value-type="string" office:string-value="13-0" calcext:value-type="string">
            <text:p>13-0</text:p>
          </table:table-cell>
          <table:table-cell table:formula="of:=MID(HEX2BIN(&quot;1&quot;&amp;MID([.C89];5;1));2;4)" office:value-type="string" office:string-value="1000" calcext:value-type="string">
            <text:p>1000</text:p>
          </table:table-cell>
          <table:table-cell table:formula="of:=VLOOKUP([.I89];[types.$C$2:.$E$33];3;0)" office:value-type="string" office:string-value="" calcext:value-type="error">
            <text:p>#N/D</text:p>
          </table:table-cell>
          <table:table-cell table:formula="of:=MID([.C89];17;2)&amp;MID([.C89];15;2)" office:value-type="string" office:string-value="0900" calcext:value-type="string">
            <text:p>0900</text:p>
          </table:table-cell>
          <table:table-cell table:formula="of:=MID([.C89];13;2)&amp;MID([.C89];11;2)" office:value-type="string" office:string-value="00ff" calcext:value-type="string">
            <text:p>00ff</text:p>
          </table:table-cell>
          <table:table-cell table:formula="of:=MID([.C89];21;2)&amp;MID([.C89];19;2)" office:value-type="string" office:string-value="0020" calcext:value-type="string">
            <text:p>0020</text:p>
          </table:table-cell>
        </table:table-row>
        <table:table-row table:style-name="ro3">
          <table:table-cell table:formula="of:=IF([.G90]=31;TEXT([.D90];&quot;00&quot;)&amp;&quot;-&quot;&amp;TEXT([.E90];&quot;000&quot;);TEXT([.G90];&quot;00&quot;)&amp;&quot;-&quot;&amp;TEXT([.H90];&quot;000&quot;))" office:value-type="string" office:string-value="04-093" calcext:value-type="string">
            <text:p>04-093</text:p>
          </table:table-cell>
          <table:table-cell office:value-type="string" calcext:value-type="string">
            <text:p>011506210404dd0040</text:p>
          </table:table-cell>
          <table:table-cell office:value-type="string" calcext:value-type="string">
            <text:p>0a5d820d00ff0000090a00</text:p>
          </table:table-cell>
          <table:table-cell table:formula="of:=BITAND(HEX2DEC(MID([.B90];11;2));31)" office:value-type="float" office:value="4" calcext:value-type="float">
            <text:p>4</text:p>
          </table:table-cell>
          <table:table-cell table:formula="of:=BITAND(HEX2DEC(MID([.B90];13;2));127)" office:value-type="float" office:value="93" calcext:value-type="float">
            <text:p>93</text:p>
          </table:table-cell>
          <table:table-cell table:formula="of:=BITAND(HEX2DEC(MID([.B90];15;1));7)" office:value-type="float" office:value="0" calcext:value-type="float">
            <text:p>0</text:p>
          </table:table-cell>
          <table:table-cell table:formula="of:=BITAND(BITRSHIFT(HEX2DEC(MID([.C90];5;2)&amp;MID([.C90];3;2));7);31)" office:value-type="float" office:value="4" calcext:value-type="float">
            <text:p>4</text:p>
          </table:table-cell>
          <table:table-cell table:formula="of:=BITAND(HEX2DEC(MID([.C90];3;2));127)" office:value-type="float" office:value="93" calcext:value-type="float">
            <text:p>93</text:p>
          </table:table-cell>
          <table:table-cell table:formula="of:=HEX2DEC(MID([.C90];7;2))&amp;&quot;-&quot;&amp;HEX2DEC(MID([.C90];9;2))" office:value-type="string" office:string-value="13-0" calcext:value-type="string">
            <text:p>13-0</text:p>
          </table:table-cell>
          <table:table-cell table:formula="of:=MID(HEX2BIN(&quot;1&quot;&amp;MID([.C90];5;1));2;4)" office:value-type="string" office:string-value="1000" calcext:value-type="string">
            <text:p>1000</text:p>
          </table:table-cell>
          <table:table-cell table:formula="of:=VLOOKUP([.I90];[types.$C$2:.$E$33];3;0)" office:value-type="string" office:string-value="" calcext:value-type="error">
            <text:p>#N/D</text:p>
          </table:table-cell>
          <table:table-cell table:formula="of:=MID([.C90];17;2)&amp;MID([.C90];15;2)" office:value-type="string" office:string-value="0900" calcext:value-type="string">
            <text:p>0900</text:p>
          </table:table-cell>
          <table:table-cell table:formula="of:=MID([.C90];13;2)&amp;MID([.C90];11;2)" office:value-type="string" office:string-value="00ff" calcext:value-type="string">
            <text:p>00ff</text:p>
          </table:table-cell>
          <table:table-cell table:formula="of:=MID([.C90];21;2)&amp;MID([.C90];19;2)" office:value-type="string" office:string-value="000a" calcext:value-type="string">
            <text:p>000a</text:p>
          </table:table-cell>
        </table:table-row>
        <table:table-row table:style-name="ro3">
          <table:table-cell table:formula="of:=IF([.G91]=31;TEXT([.D91];&quot;00&quot;)&amp;&quot;-&quot;&amp;TEXT([.E91];&quot;000&quot;);TEXT([.G91];&quot;00&quot;)&amp;&quot;-&quot;&amp;TEXT([.H91];&quot;000&quot;))" office:value-type="string" office:string-value="05-014" calcext:value-type="string">
            <text:p>05-014</text:p>
          </table:table-cell>
          <table:table-cell table:style-name="ce3" office:value-type="string" calcext:value-type="string">
            <text:p>0115062104058e0040</text:p>
          </table:table-cell>
          <table:table-cell office:value-type="string" calcext:value-type="string">
            <text:p>0a8e020000010000000000</text:p>
          </table:table-cell>
          <table:table-cell table:formula="of:=BITAND(HEX2DEC(MID([.B91];11;2));31)" office:value-type="float" office:value="5" calcext:value-type="float">
            <text:p>5</text:p>
          </table:table-cell>
          <table:table-cell table:formula="of:=BITAND(HEX2DEC(MID([.B91];13;2));127)" office:value-type="float" office:value="14" calcext:value-type="float">
            <text:p>14</text:p>
          </table:table-cell>
          <table:table-cell table:formula="of:=BITAND(HEX2DEC(MID([.B91];15;1));7)" office:value-type="float" office:value="0" calcext:value-type="float">
            <text:p>0</text:p>
          </table:table-cell>
          <table:table-cell table:formula="of:=BITAND(BITRSHIFT(HEX2DEC(MID([.C91];5;2)&amp;MID([.C91];3;2));7);31)" office:value-type="float" office:value="5" calcext:value-type="float">
            <text:p>5</text:p>
          </table:table-cell>
          <table:table-cell table:formula="of:=BITAND(HEX2DEC(MID([.C91];3;2));127)" office:value-type="float" office:value="14" calcext:value-type="float">
            <text:p>14</text:p>
          </table:table-cell>
          <table:table-cell table:formula="of:=HEX2DEC(MID([.C91];7;2))&amp;&quot;-&quot;&amp;HEX2DEC(MID([.C91];9;2))" office:value-type="string" office:string-value="0-0" calcext:value-type="string">
            <text:p>0-0</text:p>
          </table:table-cell>
          <table:table-cell table:formula="of:=MID(HEX2BIN(&quot;1&quot;&amp;MID([.C91];5;1));2;4)" office:value-type="string" office:string-value="0000" calcext:value-type="string">
            <text:p>0000</text:p>
          </table:table-cell>
          <table:table-cell table:formula="of:=VLOOKUP([.I91];[types.$C$2:.$E$33];3;0)" office:value-type="string" office:string-value="UIN" calcext:value-type="string">
            <text:p>UIN</text:p>
          </table:table-cell>
          <table:table-cell table:formula="of:=MID([.C91];17;2)&amp;MID([.C91];15;2)" office:value-type="string" office:string-value="0000" calcext:value-type="string">
            <text:p>0000</text:p>
          </table:table-cell>
          <table:table-cell table:formula="of:=MID([.C91];13;2)&amp;MID([.C91];11;2)" office:value-type="string" office:string-value="0001" calcext:value-type="string">
            <text:p>0001</text:p>
          </table:table-cell>
          <table:table-cell table:formula="of:=MID([.C91];21;2)&amp;MID([.C91];19;2)" office:value-type="string" office:string-value="0000" calcext:value-type="string">
            <text:p>0000</text:p>
          </table:table-cell>
        </table:table-row>
        <table:table-row table:style-name="ro3">
          <table:table-cell table:formula="of:=IF([.G92]=31;TEXT([.D92];&quot;00&quot;)&amp;&quot;-&quot;&amp;TEXT([.E92];&quot;000&quot;);TEXT([.G92];&quot;00&quot;)&amp;&quot;-&quot;&amp;TEXT([.H92];&quot;000&quot;))" office:value-type="string" office:string-value="05-016" calcext:value-type="string">
            <text:p>05-016</text:p>
          </table:table-cell>
          <table:table-cell table:style-name="ce3" office:value-type="string" calcext:value-type="string">
            <text:p>011506210405900040</text:p>
          </table:table-cell>
          <table:table-cell office:value-type="string" calcext:value-type="string">
            <text:p>0a90020000030000000300</text:p>
          </table:table-cell>
          <table:table-cell table:formula="of:=BITAND(HEX2DEC(MID([.B92];11;2));31)" office:value-type="float" office:value="5" calcext:value-type="float">
            <text:p>5</text:p>
          </table:table-cell>
          <table:table-cell table:formula="of:=BITAND(HEX2DEC(MID([.B92];13;2));127)" office:value-type="float" office:value="16" calcext:value-type="float">
            <text:p>16</text:p>
          </table:table-cell>
          <table:table-cell table:formula="of:=BITAND(HEX2DEC(MID([.B92];15;1));7)" office:value-type="float" office:value="0" calcext:value-type="float">
            <text:p>0</text:p>
          </table:table-cell>
          <table:table-cell table:formula="of:=BITAND(BITRSHIFT(HEX2DEC(MID([.C92];5;2)&amp;MID([.C92];3;2));7);31)" office:value-type="float" office:value="5" calcext:value-type="float">
            <text:p>5</text:p>
          </table:table-cell>
          <table:table-cell table:formula="of:=BITAND(HEX2DEC(MID([.C92];3;2));127)" office:value-type="float" office:value="16" calcext:value-type="float">
            <text:p>16</text:p>
          </table:table-cell>
          <table:table-cell table:formula="of:=HEX2DEC(MID([.C92];7;2))&amp;&quot;-&quot;&amp;HEX2DEC(MID([.C92];9;2))" office:value-type="string" office:string-value="0-0" calcext:value-type="string">
            <text:p>0-0</text:p>
          </table:table-cell>
          <table:table-cell table:formula="of:=MID(HEX2BIN(&quot;1&quot;&amp;MID([.C92];5;1));2;4)" office:value-type="string" office:string-value="0000" calcext:value-type="string">
            <text:p>0000</text:p>
          </table:table-cell>
          <table:table-cell table:formula="of:=VLOOKUP([.I92];[types.$C$2:.$E$33];3;0)" office:value-type="string" office:string-value="UIN" calcext:value-type="string">
            <text:p>UIN</text:p>
          </table:table-cell>
          <table:table-cell table:formula="of:=MID([.C92];17;2)&amp;MID([.C92];15;2)" office:value-type="string" office:string-value="0000" calcext:value-type="string">
            <text:p>0000</text:p>
          </table:table-cell>
          <table:table-cell table:formula="of:=MID([.C92];13;2)&amp;MID([.C92];11;2)" office:value-type="string" office:string-value="0003" calcext:value-type="string">
            <text:p>0003</text:p>
          </table:table-cell>
          <table:table-cell table:formula="of:=MID([.C92];21;2)&amp;MID([.C92];19;2)" office:value-type="string" office:string-value="0003" calcext:value-type="string">
            <text:p>0003</text:p>
          </table:table-cell>
        </table:table-row>
        <table:table-row table:style-name="ro3">
          <table:table-cell table:formula="of:=IF([.G93]=31;TEXT([.D93];&quot;00&quot;)&amp;&quot;-&quot;&amp;TEXT([.E93];&quot;000&quot;);TEXT([.G93];&quot;00&quot;)&amp;&quot;-&quot;&amp;TEXT([.H93];&quot;000&quot;))" office:value-type="string" office:string-value="05-017" calcext:value-type="string">
            <text:p>05-017</text:p>
          </table:table-cell>
          <table:table-cell table:style-name="ce3" office:value-type="string" calcext:value-type="string">
            <text:p>011506210405910040</text:p>
          </table:table-cell>
          <table:table-cell office:value-type="string" calcext:value-type="string">
            <text:p>0a9102000ec80005090500</text:p>
          </table:table-cell>
          <table:table-cell table:formula="of:=BITAND(HEX2DEC(MID([.B93];11;2));31)" office:value-type="float" office:value="5" calcext:value-type="float">
            <text:p>5</text:p>
          </table:table-cell>
          <table:table-cell table:formula="of:=BITAND(HEX2DEC(MID([.B93];13;2));127)" office:value-type="float" office:value="17" calcext:value-type="float">
            <text:p>17</text:p>
          </table:table-cell>
          <table:table-cell table:formula="of:=BITAND(HEX2DEC(MID([.B93];15;1));7)" office:value-type="float" office:value="0" calcext:value-type="float">
            <text:p>0</text:p>
          </table:table-cell>
          <table:table-cell table:formula="of:=BITAND(BITRSHIFT(HEX2DEC(MID([.C93];5;2)&amp;MID([.C93];3;2));7);31)" office:value-type="float" office:value="5" calcext:value-type="float">
            <text:p>5</text:p>
          </table:table-cell>
          <table:table-cell table:formula="of:=BITAND(HEX2DEC(MID([.C93];3;2));127)" office:value-type="float" office:value="17" calcext:value-type="float">
            <text:p>17</text:p>
          </table:table-cell>
          <table:table-cell table:formula="of:=HEX2DEC(MID([.C93];7;2))&amp;&quot;-&quot;&amp;HEX2DEC(MID([.C93];9;2))" office:value-type="string" office:string-value="0-14" calcext:value-type="string">
            <text:p>0-14</text:p>
          </table:table-cell>
          <table:table-cell table:formula="of:=MID(HEX2BIN(&quot;1&quot;&amp;MID([.C93];5;1));2;4)" office:value-type="string" office:string-value="0000" calcext:value-type="string">
            <text:p>0000</text:p>
          </table:table-cell>
          <table:table-cell table:formula="of:=VLOOKUP([.I93];[types.$C$2:.$E$33];3;0)" office:value-type="string" office:string-value="sec" calcext:value-type="string">
            <text:p>sec</text:p>
          </table:table-cell>
          <table:table-cell table:formula="of:=MID([.C93];17;2)&amp;MID([.C93];15;2)" office:value-type="string" office:string-value="0905" calcext:value-type="string">
            <text:p>0905</text:p>
          </table:table-cell>
          <table:table-cell table:formula="of:=MID([.C93];13;2)&amp;MID([.C93];11;2)" office:value-type="string" office:string-value="00c8" calcext:value-type="string">
            <text:p>00c8</text:p>
          </table:table-cell>
          <table:table-cell table:formula="of:=MID([.C93];21;2)&amp;MID([.C93];19;2)" office:value-type="string" office:string-value="0005" calcext:value-type="string">
            <text:p>0005</text:p>
          </table:table-cell>
        </table:table-row>
        <table:table-row table:style-name="ro3">
          <table:table-cell table:formula="of:=IF([.G94]=31;TEXT([.D94];&quot;00&quot;)&amp;&quot;-&quot;&amp;TEXT([.E94];&quot;000&quot;);TEXT([.G94];&quot;00&quot;)&amp;&quot;-&quot;&amp;TEXT([.H94];&quot;000&quot;))" office:value-type="string" office:string-value="05-018" calcext:value-type="string">
            <text:p>05-018</text:p>
          </table:table-cell>
          <table:table-cell table:style-name="ce3" office:value-type="string" calcext:value-type="string">
            <text:p>011506210405920040</text:p>
          </table:table-cell>
          <table:table-cell office:value-type="string" calcext:value-type="string">
            <text:p>0a9202000c780000000000</text:p>
          </table:table-cell>
          <table:table-cell table:formula="of:=BITAND(HEX2DEC(MID([.B94];11;2));31)" office:value-type="float" office:value="5" calcext:value-type="float">
            <text:p>5</text:p>
          </table:table-cell>
          <table:table-cell table:formula="of:=BITAND(HEX2DEC(MID([.B94];13;2));127)" office:value-type="float" office:value="18" calcext:value-type="float">
            <text:p>18</text:p>
          </table:table-cell>
          <table:table-cell table:formula="of:=BITAND(HEX2DEC(MID([.B94];15;1));7)" office:value-type="float" office:value="0" calcext:value-type="float">
            <text:p>0</text:p>
          </table:table-cell>
          <table:table-cell table:formula="of:=BITAND(BITRSHIFT(HEX2DEC(MID([.C94];5;2)&amp;MID([.C94];3;2));7);31)" office:value-type="float" office:value="5" calcext:value-type="float">
            <text:p>5</text:p>
          </table:table-cell>
          <table:table-cell table:formula="of:=BITAND(HEX2DEC(MID([.C94];3;2));127)" office:value-type="float" office:value="18" calcext:value-type="float">
            <text:p>18</text:p>
          </table:table-cell>
          <table:table-cell table:formula="of:=HEX2DEC(MID([.C94];7;2))&amp;&quot;-&quot;&amp;HEX2DEC(MID([.C94];9;2))" office:value-type="string" office:string-value="0-12" calcext:value-type="string">
            <text:p>0-12</text:p>
          </table:table-cell>
          <table:table-cell table:formula="of:=MID(HEX2BIN(&quot;1&quot;&amp;MID([.C94];5;1));2;4)" office:value-type="string" office:string-value="0000" calcext:value-type="string">
            <text:p>0000</text:p>
          </table:table-cell>
          <table:table-cell table:formula="of:=VLOOKUP([.I94];[types.$C$2:.$E$33];3;0)" office:value-type="string" office:string-value="min" calcext:value-type="string">
            <text:p>min</text:p>
          </table:table-cell>
          <table:table-cell table:formula="of:=MID([.C94];17;2)&amp;MID([.C94];15;2)" office:value-type="string" office:string-value="0000" calcext:value-type="string">
            <text:p>0000</text:p>
          </table:table-cell>
          <table:table-cell table:formula="of:=MID([.C94];13;2)&amp;MID([.C94];11;2)" office:value-type="string" office:string-value="0078" calcext:value-type="string">
            <text:p>0078</text:p>
          </table:table-cell>
          <table:table-cell table:formula="of:=MID([.C94];21;2)&amp;MID([.C94];19;2)" office:value-type="string" office:string-value="0000" calcext:value-type="string">
            <text:p>0000</text:p>
          </table:table-cell>
        </table:table-row>
        <table:table-row table:style-name="ro3">
          <table:table-cell table:formula="of:=IF([.G95]=31;TEXT([.D95];&quot;00&quot;)&amp;&quot;-&quot;&amp;TEXT([.E95];&quot;000&quot;);TEXT([.G95];&quot;00&quot;)&amp;&quot;-&quot;&amp;TEXT([.H95];&quot;000&quot;))" office:value-type="string" office:string-value="05-019" calcext:value-type="string">
            <text:p>05-019</text:p>
          </table:table-cell>
          <table:table-cell table:style-name="ce3" office:value-type="string" calcext:value-type="string">
            <text:p>011506210405930040</text:p>
          </table:table-cell>
          <table:table-cell office:value-type="string" calcext:value-type="string">
            <text:p>0a9302000c1e0000000000</text:p>
          </table:table-cell>
          <table:table-cell table:formula="of:=BITAND(HEX2DEC(MID([.B95];11;2));31)" office:value-type="float" office:value="5" calcext:value-type="float">
            <text:p>5</text:p>
          </table:table-cell>
          <table:table-cell table:formula="of:=BITAND(HEX2DEC(MID([.B95];13;2));127)" office:value-type="float" office:value="19" calcext:value-type="float">
            <text:p>19</text:p>
          </table:table-cell>
          <table:table-cell table:formula="of:=BITAND(HEX2DEC(MID([.B95];15;1));7)" office:value-type="float" office:value="0" calcext:value-type="float">
            <text:p>0</text:p>
          </table:table-cell>
          <table:table-cell table:formula="of:=BITAND(BITRSHIFT(HEX2DEC(MID([.C95];5;2)&amp;MID([.C95];3;2));7);31)" office:value-type="float" office:value="5" calcext:value-type="float">
            <text:p>5</text:p>
          </table:table-cell>
          <table:table-cell table:formula="of:=BITAND(HEX2DEC(MID([.C95];3;2));127)" office:value-type="float" office:value="19" calcext:value-type="float">
            <text:p>19</text:p>
          </table:table-cell>
          <table:table-cell table:formula="of:=HEX2DEC(MID([.C95];7;2))&amp;&quot;-&quot;&amp;HEX2DEC(MID([.C95];9;2))" office:value-type="string" office:string-value="0-12" calcext:value-type="string">
            <text:p>0-12</text:p>
          </table:table-cell>
          <table:table-cell table:formula="of:=MID(HEX2BIN(&quot;1&quot;&amp;MID([.C95];5;1));2;4)" office:value-type="string" office:string-value="0000" calcext:value-type="string">
            <text:p>0000</text:p>
          </table:table-cell>
          <table:table-cell table:formula="of:=VLOOKUP([.I95];[types.$C$2:.$E$33];3;0)" office:value-type="string" office:string-value="min" calcext:value-type="string">
            <text:p>min</text:p>
          </table:table-cell>
          <table:table-cell table:formula="of:=MID([.C95];17;2)&amp;MID([.C95];15;2)" office:value-type="string" office:string-value="0000" calcext:value-type="string">
            <text:p>0000</text:p>
          </table:table-cell>
          <table:table-cell table:formula="of:=MID([.C95];13;2)&amp;MID([.C95];11;2)" office:value-type="string" office:string-value="001e" calcext:value-type="string">
            <text:p>001e</text:p>
          </table:table-cell>
          <table:table-cell table:formula="of:=MID([.C95];21;2)&amp;MID([.C95];19;2)" office:value-type="string" office:string-value="0000" calcext:value-type="string">
            <text:p>0000</text:p>
          </table:table-cell>
        </table:table-row>
        <table:table-row table:style-name="ro3">
          <table:table-cell table:formula="of:=IF([.G96]=31;TEXT([.D96];&quot;00&quot;)&amp;&quot;-&quot;&amp;TEXT([.E96];&quot;000&quot;);TEXT([.G96];&quot;00&quot;)&amp;&quot;-&quot;&amp;TEXT([.H96];&quot;000&quot;))" office:value-type="string" office:string-value="05-020" calcext:value-type="string">
            <text:p>05-020</text:p>
          </table:table-cell>
          <table:table-cell table:style-name="ce3" office:value-type="string" calcext:value-type="string">
            <text:p>011506210405940040</text:p>
          </table:table-cell>
          <table:table-cell office:value-type="string" calcext:value-type="string">
            <text:p>0a94020000010000000000</text:p>
          </table:table-cell>
          <table:table-cell table:formula="of:=BITAND(HEX2DEC(MID([.B96];11;2));31)" office:value-type="float" office:value="5" calcext:value-type="float">
            <text:p>5</text:p>
          </table:table-cell>
          <table:table-cell table:formula="of:=BITAND(HEX2DEC(MID([.B96];13;2));127)" office:value-type="float" office:value="20" calcext:value-type="float">
            <text:p>20</text:p>
          </table:table-cell>
          <table:table-cell table:formula="of:=BITAND(HEX2DEC(MID([.B96];15;1));7)" office:value-type="float" office:value="0" calcext:value-type="float">
            <text:p>0</text:p>
          </table:table-cell>
          <table:table-cell table:formula="of:=BITAND(BITRSHIFT(HEX2DEC(MID([.C96];5;2)&amp;MID([.C96];3;2));7);31)" office:value-type="float" office:value="5" calcext:value-type="float">
            <text:p>5</text:p>
          </table:table-cell>
          <table:table-cell table:formula="of:=BITAND(HEX2DEC(MID([.C96];3;2));127)" office:value-type="float" office:value="20" calcext:value-type="float">
            <text:p>20</text:p>
          </table:table-cell>
          <table:table-cell table:formula="of:=HEX2DEC(MID([.C96];7;2))&amp;&quot;-&quot;&amp;HEX2DEC(MID([.C96];9;2))" office:value-type="string" office:string-value="0-0" calcext:value-type="string">
            <text:p>0-0</text:p>
          </table:table-cell>
          <table:table-cell table:formula="of:=MID(HEX2BIN(&quot;1&quot;&amp;MID([.C96];5;1));2;4)" office:value-type="string" office:string-value="0000" calcext:value-type="string">
            <text:p>0000</text:p>
          </table:table-cell>
          <table:table-cell table:formula="of:=VLOOKUP([.I96];[types.$C$2:.$E$33];3;0)" office:value-type="string" office:string-value="UIN" calcext:value-type="string">
            <text:p>UIN</text:p>
          </table:table-cell>
          <table:table-cell table:formula="of:=MID([.C96];17;2)&amp;MID([.C96];15;2)" office:value-type="string" office:string-value="0000" calcext:value-type="string">
            <text:p>0000</text:p>
          </table:table-cell>
          <table:table-cell table:formula="of:=MID([.C96];13;2)&amp;MID([.C96];11;2)" office:value-type="string" office:string-value="0001" calcext:value-type="string">
            <text:p>0001</text:p>
          </table:table-cell>
          <table:table-cell table:formula="of:=MID([.C96];21;2)&amp;MID([.C96];19;2)" office:value-type="string" office:string-value="0000" calcext:value-type="string">
            <text:p>0000</text:p>
          </table:table-cell>
        </table:table-row>
        <table:table-row table:style-name="ro3">
          <table:table-cell table:formula="of:=IF([.G97]=31;TEXT([.D97];&quot;00&quot;)&amp;&quot;-&quot;&amp;TEXT([.E97];&quot;000&quot;);TEXT([.G97];&quot;00&quot;)&amp;&quot;-&quot;&amp;TEXT([.H97];&quot;000&quot;))" office:value-type="string" office:string-value="05-035" calcext:value-type="string">
            <text:p>05-035</text:p>
          </table:table-cell>
          <table:table-cell office:value-type="string" calcext:value-type="string">
            <text:p>011506210405a30040</text:p>
          </table:table-cell>
          <table:table-cell office:value-type="string" calcext:value-type="string">
            <text:p>0aa3020102190000000000</text:p>
          </table:table-cell>
          <table:table-cell table:formula="of:=BITAND(HEX2DEC(MID([.B97];11;2));31)" office:value-type="float" office:value="5" calcext:value-type="float">
            <text:p>5</text:p>
          </table:table-cell>
          <table:table-cell table:formula="of:=BITAND(HEX2DEC(MID([.B97];13;2));127)" office:value-type="float" office:value="35" calcext:value-type="float">
            <text:p>35</text:p>
          </table:table-cell>
          <table:table-cell table:formula="of:=BITAND(HEX2DEC(MID([.B97];15;1));7)" office:value-type="float" office:value="0" calcext:value-type="float">
            <text:p>0</text:p>
          </table:table-cell>
          <table:table-cell table:formula="of:=BITAND(BITRSHIFT(HEX2DEC(MID([.C97];5;2)&amp;MID([.C97];3;2));7);31)" office:value-type="float" office:value="5" calcext:value-type="float">
            <text:p>5</text:p>
          </table:table-cell>
          <table:table-cell table:formula="of:=BITAND(HEX2DEC(MID([.C97];3;2));127)" office:value-type="float" office:value="35" calcext:value-type="float">
            <text:p>35</text:p>
          </table:table-cell>
          <table:table-cell table:formula="of:=HEX2DEC(MID([.C97];7;2))&amp;&quot;-&quot;&amp;HEX2DEC(MID([.C97];9;2))" office:value-type="string" office:string-value="1-2" calcext:value-type="string">
            <text:p>1-2</text:p>
          </table:table-cell>
          <table:table-cell table:formula="of:=MID(HEX2BIN(&quot;1&quot;&amp;MID([.C97];5;1));2;4)" office:value-type="string" office:string-value="0000" calcext:value-type="string">
            <text:p>0000</text:p>
          </table:table-cell>
          <table:table-cell table:formula="of:=VLOOKUP([.I97];[types.$C$2:.$E$33];3;0)" office:value-type="string" office:string-value="temp4" calcext:value-type="string">
            <text:p>temp4</text:p>
          </table:table-cell>
          <table:table-cell table:formula="of:=MID([.C97];17;2)&amp;MID([.C97];15;2)" office:value-type="string" office:string-value="0000" calcext:value-type="string">
            <text:p>0000</text:p>
          </table:table-cell>
          <table:table-cell table:formula="of:=MID([.C97];13;2)&amp;MID([.C97];11;2)" office:value-type="string" office:string-value="0019" calcext:value-type="string">
            <text:p>0019</text:p>
          </table:table-cell>
          <table:table-cell table:formula="of:=MID([.C97];21;2)&amp;MID([.C97];19;2)" office:value-type="string" office:string-value="0000" calcext:value-type="string">
            <text:p>0000</text:p>
          </table:table-cell>
        </table:table-row>
        <table:table-row table:style-name="ro3">
          <table:table-cell table:formula="of:=IF([.G98]=31;TEXT([.D98];&quot;00&quot;)&amp;&quot;-&quot;&amp;TEXT([.E98];&quot;000&quot;);TEXT([.G98];&quot;00&quot;)&amp;&quot;-&quot;&amp;TEXT([.H98];&quot;000&quot;))" office:value-type="string" office:string-value="05-036" calcext:value-type="string">
            <text:p>05-036</text:p>
          </table:table-cell>
          <table:table-cell office:value-type="string" calcext:value-type="string">
            <text:p>011506210405a40040</text:p>
          </table:table-cell>
          <table:table-cell office:value-type="string" calcext:value-type="string">
            <text:p>0aa4020000ff0000000000</text:p>
          </table:table-cell>
          <table:table-cell table:formula="of:=BITAND(HEX2DEC(MID([.B98];11;2));31)" office:value-type="float" office:value="5" calcext:value-type="float">
            <text:p>5</text:p>
          </table:table-cell>
          <table:table-cell table:formula="of:=BITAND(HEX2DEC(MID([.B98];13;2));127)" office:value-type="float" office:value="36" calcext:value-type="float">
            <text:p>36</text:p>
          </table:table-cell>
          <table:table-cell table:formula="of:=BITAND(HEX2DEC(MID([.B98];15;1));7)" office:value-type="float" office:value="0" calcext:value-type="float">
            <text:p>0</text:p>
          </table:table-cell>
          <table:table-cell table:formula="of:=BITAND(BITRSHIFT(HEX2DEC(MID([.C98];5;2)&amp;MID([.C98];3;2));7);31)" office:value-type="float" office:value="5" calcext:value-type="float">
            <text:p>5</text:p>
          </table:table-cell>
          <table:table-cell table:formula="of:=BITAND(HEX2DEC(MID([.C98];3;2));127)" office:value-type="float" office:value="36" calcext:value-type="float">
            <text:p>36</text:p>
          </table:table-cell>
          <table:table-cell table:formula="of:=HEX2DEC(MID([.C98];7;2))&amp;&quot;-&quot;&amp;HEX2DEC(MID([.C98];9;2))" office:value-type="string" office:string-value="0-0" calcext:value-type="string">
            <text:p>0-0</text:p>
          </table:table-cell>
          <table:table-cell table:formula="of:=MID(HEX2BIN(&quot;1&quot;&amp;MID([.C98];5;1));2;4)" office:value-type="string" office:string-value="0000" calcext:value-type="string">
            <text:p>0000</text:p>
          </table:table-cell>
          <table:table-cell table:formula="of:=VLOOKUP([.I98];[types.$C$2:.$E$33];3;0)" office:value-type="string" office:string-value="UIN" calcext:value-type="string">
            <text:p>UIN</text:p>
          </table:table-cell>
          <table:table-cell table:formula="of:=MID([.C98];17;2)&amp;MID([.C98];15;2)" office:value-type="string" office:string-value="0000" calcext:value-type="string">
            <text:p>0000</text:p>
          </table:table-cell>
          <table:table-cell table:formula="of:=MID([.C98];13;2)&amp;MID([.C98];11;2)" office:value-type="string" office:string-value="00ff" calcext:value-type="string">
            <text:p>00ff</text:p>
          </table:table-cell>
          <table:table-cell table:formula="of:=MID([.C98];21;2)&amp;MID([.C98];19;2)" office:value-type="string" office:string-value="0000" calcext:value-type="string">
            <text:p>0000</text:p>
          </table:table-cell>
        </table:table-row>
        <table:table-row table:style-name="ro3">
          <table:table-cell table:formula="of:=IF([.G99]=31;TEXT([.D99];&quot;00&quot;)&amp;&quot;-&quot;&amp;TEXT([.E99];&quot;000&quot;);TEXT([.G99];&quot;00&quot;)&amp;&quot;-&quot;&amp;TEXT([.H99];&quot;000&quot;))" office:value-type="string" office:string-value="05-037" calcext:value-type="string">
            <text:p>05-037</text:p>
          </table:table-cell>
          <table:table-cell office:value-type="string" calcext:value-type="string">
            <text:p>011506210405a50040</text:p>
          </table:table-cell>
          <table:table-cell office:value-type="string" calcext:value-type="string">
            <text:p>0aa502010238000a002300</text:p>
          </table:table-cell>
          <table:table-cell table:formula="of:=BITAND(HEX2DEC(MID([.B99];11;2));31)" office:value-type="float" office:value="5" calcext:value-type="float">
            <text:p>5</text:p>
          </table:table-cell>
          <table:table-cell table:formula="of:=BITAND(HEX2DEC(MID([.B99];13;2));127)" office:value-type="float" office:value="37" calcext:value-type="float">
            <text:p>37</text:p>
          </table:table-cell>
          <table:table-cell table:formula="of:=BITAND(HEX2DEC(MID([.B99];15;1));7)" office:value-type="float" office:value="0" calcext:value-type="float">
            <text:p>0</text:p>
          </table:table-cell>
          <table:table-cell table:formula="of:=BITAND(BITRSHIFT(HEX2DEC(MID([.C99];5;2)&amp;MID([.C99];3;2));7);31)" office:value-type="float" office:value="5" calcext:value-type="float">
            <text:p>5</text:p>
          </table:table-cell>
          <table:table-cell table:formula="of:=BITAND(HEX2DEC(MID([.C99];3;2));127)" office:value-type="float" office:value="37" calcext:value-type="float">
            <text:p>37</text:p>
          </table:table-cell>
          <table:table-cell table:formula="of:=HEX2DEC(MID([.C99];7;2))&amp;&quot;-&quot;&amp;HEX2DEC(MID([.C99];9;2))" office:value-type="string" office:string-value="1-2" calcext:value-type="string">
            <text:p>1-2</text:p>
          </table:table-cell>
          <table:table-cell table:formula="of:=MID(HEX2BIN(&quot;1&quot;&amp;MID([.C99];5;1));2;4)" office:value-type="string" office:string-value="0000" calcext:value-type="string">
            <text:p>0000</text:p>
          </table:table-cell>
          <table:table-cell table:formula="of:=VLOOKUP([.I99];[types.$C$2:.$E$33];3;0)" office:value-type="string" office:string-value="temp4" calcext:value-type="string">
            <text:p>temp4</text:p>
          </table:table-cell>
          <table:table-cell table:formula="of:=MID([.C99];17;2)&amp;MID([.C99];15;2)" office:value-type="string" office:string-value="000a" calcext:value-type="string">
            <text:p>000a</text:p>
          </table:table-cell>
          <table:table-cell table:formula="of:=MID([.C99];13;2)&amp;MID([.C99];11;2)" office:value-type="string" office:string-value="0038" calcext:value-type="string">
            <text:p>0038</text:p>
          </table:table-cell>
          <table:table-cell table:formula="of:=MID([.C99];21;2)&amp;MID([.C99];19;2)" office:value-type="string" office:string-value="0023" calcext:value-type="string">
            <text:p>0023</text:p>
          </table:table-cell>
        </table:table-row>
        <table:table-row table:style-name="ro3">
          <table:table-cell table:formula="of:=IF([.G100]=31;TEXT([.D100];&quot;00&quot;)&amp;&quot;-&quot;&amp;TEXT([.E100];&quot;000&quot;);TEXT([.G100];&quot;00&quot;)&amp;&quot;-&quot;&amp;TEXT([.H100];&quot;000&quot;))" office:value-type="string" office:string-value="07-002" calcext:value-type="string">
            <text:p>07-002</text:p>
          </table:table-cell>
          <table:table-cell table:style-name="ce3" office:value-type="string" calcext:value-type="string">
            <text:p>011506210407820040</text:p>
          </table:table-cell>
          <table:table-cell office:value-type="string" calcext:value-type="string">
            <text:p>0a82030102460023002300</text:p>
          </table:table-cell>
          <table:table-cell table:formula="of:=BITAND(HEX2DEC(MID([.B100];11;2));31)" office:value-type="float" office:value="7" calcext:value-type="float">
            <text:p>7</text:p>
          </table:table-cell>
          <table:table-cell table:formula="of:=BITAND(HEX2DEC(MID([.B100];13;2));127)" office:value-type="float" office:value="2" calcext:value-type="float">
            <text:p>2</text:p>
          </table:table-cell>
          <table:table-cell table:formula="of:=BITAND(HEX2DEC(MID([.B100];15;1));7)" office:value-type="float" office:value="0" calcext:value-type="float">
            <text:p>0</text:p>
          </table:table-cell>
          <table:table-cell table:formula="of:=BITAND(BITRSHIFT(HEX2DEC(MID([.C100];5;2)&amp;MID([.C100];3;2));7);31)" office:value-type="float" office:value="7" calcext:value-type="float">
            <text:p>7</text:p>
          </table:table-cell>
          <table:table-cell table:formula="of:=BITAND(HEX2DEC(MID([.C100];3;2));127)" office:value-type="float" office:value="2" calcext:value-type="float">
            <text:p>2</text:p>
          </table:table-cell>
          <table:table-cell table:formula="of:=HEX2DEC(MID([.C100];7;2))&amp;&quot;-&quot;&amp;HEX2DEC(MID([.C100];9;2))" office:value-type="string" office:string-value="1-2" calcext:value-type="string">
            <text:p>1-2</text:p>
          </table:table-cell>
          <table:table-cell table:formula="of:=MID(HEX2BIN(&quot;1&quot;&amp;MID([.C100];5;1));2;4)" office:value-type="string" office:string-value="0000" calcext:value-type="string">
            <text:p>0000</text:p>
          </table:table-cell>
          <table:table-cell table:formula="of:=VLOOKUP([.I100];[types.$C$2:.$E$33];3;0)" office:value-type="string" office:string-value="temp4" calcext:value-type="string">
            <text:p>temp4</text:p>
          </table:table-cell>
          <table:table-cell table:formula="of:=MID([.C100];17;2)&amp;MID([.C100];15;2)" office:value-type="string" office:string-value="0023" calcext:value-type="string">
            <text:p>0023</text:p>
          </table:table-cell>
          <table:table-cell table:formula="of:=MID([.C100];13;2)&amp;MID([.C100];11;2)" office:value-type="string" office:string-value="0046" calcext:value-type="string">
            <text:p>0046</text:p>
          </table:table-cell>
          <table:table-cell table:formula="of:=MID([.C100];21;2)&amp;MID([.C100];19;2)" office:value-type="string" office:string-value="0023" calcext:value-type="string">
            <text:p>0023</text:p>
          </table:table-cell>
        </table:table-row>
        <table:table-row table:style-name="ro3">
          <table:table-cell table:formula="of:=IF([.G101]=31;TEXT([.D101];&quot;00&quot;)&amp;&quot;-&quot;&amp;TEXT([.E101];&quot;000&quot;);TEXT([.G101];&quot;00&quot;)&amp;&quot;-&quot;&amp;TEXT([.H101];&quot;000&quot;))" office:value-type="string" office:string-value="07-002" calcext:value-type="string">
            <text:p>07-002</text:p>
          </table:table-cell>
          <table:table-cell table:style-name="ce3" office:value-type="string" calcext:value-type="string">
            <text:p>011506210407821040</text:p>
          </table:table-cell>
          <table:table-cell office:value-type="string" calcext:value-type="string">
            <text:p>0a82030102520023002300</text:p>
          </table:table-cell>
          <table:table-cell table:formula="of:=BITAND(HEX2DEC(MID([.B101];11;2));31)" office:value-type="float" office:value="7" calcext:value-type="float">
            <text:p>7</text:p>
          </table:table-cell>
          <table:table-cell table:formula="of:=BITAND(HEX2DEC(MID([.B101];13;2));127)" office:value-type="float" office:value="2" calcext:value-type="float">
            <text:p>2</text:p>
          </table:table-cell>
          <table:table-cell table:formula="of:=BITAND(HEX2DEC(MID([.B101];15;1));7)" office:value-type="float" office:value="1" calcext:value-type="float">
            <text:p>1</text:p>
          </table:table-cell>
          <table:table-cell table:formula="of:=BITAND(BITRSHIFT(HEX2DEC(MID([.C101];5;2)&amp;MID([.C101];3;2));7);31)" office:value-type="float" office:value="7" calcext:value-type="float">
            <text:p>7</text:p>
          </table:table-cell>
          <table:table-cell table:formula="of:=BITAND(HEX2DEC(MID([.C101];3;2));127)" office:value-type="float" office:value="2" calcext:value-type="float">
            <text:p>2</text:p>
          </table:table-cell>
          <table:table-cell table:formula="of:=HEX2DEC(MID([.C101];7;2))&amp;&quot;-&quot;&amp;HEX2DEC(MID([.C101];9;2))" office:value-type="string" office:string-value="1-2" calcext:value-type="string">
            <text:p>1-2</text:p>
          </table:table-cell>
          <table:table-cell table:formula="of:=MID(HEX2BIN(&quot;1&quot;&amp;MID([.C101];5;1));2;4)" office:value-type="string" office:string-value="0000" calcext:value-type="string">
            <text:p>0000</text:p>
          </table:table-cell>
          <table:table-cell table:formula="of:=VLOOKUP([.I101];[types.$C$2:.$E$33];3;0)" office:value-type="string" office:string-value="temp4" calcext:value-type="string">
            <text:p>temp4</text:p>
          </table:table-cell>
          <table:table-cell table:formula="of:=MID([.C101];17;2)&amp;MID([.C101];15;2)" office:value-type="string" office:string-value="0023" calcext:value-type="string">
            <text:p>0023</text:p>
          </table:table-cell>
          <table:table-cell table:formula="of:=MID([.C101];13;2)&amp;MID([.C101];11;2)" office:value-type="string" office:string-value="0052" calcext:value-type="string">
            <text:p>0052</text:p>
          </table:table-cell>
          <table:table-cell table:formula="of:=MID([.C101];21;2)&amp;MID([.C101];19;2)" office:value-type="string" office:string-value="0023" calcext:value-type="string">
            <text:p>0023</text:p>
          </table:table-cell>
        </table:table-row>
        <table:table-row table:style-name="ro3">
          <table:table-cell table:formula="of:=IF([.G102]=31;TEXT([.D102];&quot;00&quot;)&amp;&quot;-&quot;&amp;TEXT([.E102];&quot;000&quot;);TEXT([.G102];&quot;00&quot;)&amp;&quot;-&quot;&amp;TEXT([.H102];&quot;000&quot;))" office:value-type="string" office:string-value="07-002" calcext:value-type="string">
            <text:p>07-002</text:p>
          </table:table-cell>
          <table:table-cell table:style-name="ce3" office:value-type="string" calcext:value-type="string">
            <text:p>011506210407822040</text:p>
          </table:table-cell>
          <table:table-cell office:value-type="string" calcext:value-type="string">
            <text:p>0a82030102520023002300</text:p>
          </table:table-cell>
          <table:table-cell table:formula="of:=BITAND(HEX2DEC(MID([.B102];11;2));31)" office:value-type="float" office:value="7" calcext:value-type="float">
            <text:p>7</text:p>
          </table:table-cell>
          <table:table-cell table:formula="of:=BITAND(HEX2DEC(MID([.B102];13;2));127)" office:value-type="float" office:value="2" calcext:value-type="float">
            <text:p>2</text:p>
          </table:table-cell>
          <table:table-cell table:formula="of:=BITAND(HEX2DEC(MID([.B102];15;1));7)" office:value-type="float" office:value="2" calcext:value-type="float">
            <text:p>2</text:p>
          </table:table-cell>
          <table:table-cell table:formula="of:=BITAND(BITRSHIFT(HEX2DEC(MID([.C102];5;2)&amp;MID([.C102];3;2));7);31)" office:value-type="float" office:value="7" calcext:value-type="float">
            <text:p>7</text:p>
          </table:table-cell>
          <table:table-cell table:formula="of:=BITAND(HEX2DEC(MID([.C102];3;2));127)" office:value-type="float" office:value="2" calcext:value-type="float">
            <text:p>2</text:p>
          </table:table-cell>
          <table:table-cell table:formula="of:=HEX2DEC(MID([.C102];7;2))&amp;&quot;-&quot;&amp;HEX2DEC(MID([.C102];9;2))" office:value-type="string" office:string-value="1-2" calcext:value-type="string">
            <text:p>1-2</text:p>
          </table:table-cell>
          <table:table-cell table:formula="of:=MID(HEX2BIN(&quot;1&quot;&amp;MID([.C102];5;1));2;4)" office:value-type="string" office:string-value="0000" calcext:value-type="string">
            <text:p>0000</text:p>
          </table:table-cell>
          <table:table-cell table:formula="of:=VLOOKUP([.I102];[types.$C$2:.$E$33];3;0)" office:value-type="string" office:string-value="temp4" calcext:value-type="string">
            <text:p>temp4</text:p>
          </table:table-cell>
          <table:table-cell table:formula="of:=MID([.C102];17;2)&amp;MID([.C102];15;2)" office:value-type="string" office:string-value="0023" calcext:value-type="string">
            <text:p>0023</text:p>
          </table:table-cell>
          <table:table-cell table:formula="of:=MID([.C102];13;2)&amp;MID([.C102];11;2)" office:value-type="string" office:string-value="0052" calcext:value-type="string">
            <text:p>0052</text:p>
          </table:table-cell>
          <table:table-cell table:formula="of:=MID([.C102];21;2)&amp;MID([.C102];19;2)" office:value-type="string" office:string-value="0023" calcext:value-type="string">
            <text:p>0023</text:p>
          </table:table-cell>
        </table:table-row>
        <table:table-row table:style-name="ro3">
          <table:table-cell table:formula="of:=IF([.G103]=31;TEXT([.D103];&quot;00&quot;)&amp;&quot;-&quot;&amp;TEXT([.E103];&quot;000&quot;);TEXT([.G103];&quot;00&quot;)&amp;&quot;-&quot;&amp;TEXT([.H103];&quot;000&quot;))" office:value-type="string" office:string-value="07-004" calcext:value-type="string">
            <text:p>07-004</text:p>
          </table:table-cell>
          <table:table-cell table:style-name="ce3" office:value-type="string" calcext:value-type="string">
            <text:p>011506210407840040</text:p>
          </table:table-cell>
          <table:table-cell office:value-type="string" calcext:value-type="string">
            <text:p>0a84030000010000000100</text:p>
          </table:table-cell>
          <table:table-cell table:formula="of:=BITAND(HEX2DEC(MID([.B103];11;2));31)" office:value-type="float" office:value="7" calcext:value-type="float">
            <text:p>7</text:p>
          </table:table-cell>
          <table:table-cell table:formula="of:=BITAND(HEX2DEC(MID([.B103];13;2));127)" office:value-type="float" office:value="4" calcext:value-type="float">
            <text:p>4</text:p>
          </table:table-cell>
          <table:table-cell table:formula="of:=BITAND(HEX2DEC(MID([.B103];15;1));7)" office:value-type="float" office:value="0" calcext:value-type="float">
            <text:p>0</text:p>
          </table:table-cell>
          <table:table-cell table:formula="of:=BITAND(BITRSHIFT(HEX2DEC(MID([.C103];5;2)&amp;MID([.C103];3;2));7);31)" office:value-type="float" office:value="7" calcext:value-type="float">
            <text:p>7</text:p>
          </table:table-cell>
          <table:table-cell table:formula="of:=BITAND(HEX2DEC(MID([.C103];3;2));127)" office:value-type="float" office:value="4" calcext:value-type="float">
            <text:p>4</text:p>
          </table:table-cell>
          <table:table-cell table:formula="of:=HEX2DEC(MID([.C103];7;2))&amp;&quot;-&quot;&amp;HEX2DEC(MID([.C103];9;2))" office:value-type="string" office:string-value="0-0" calcext:value-type="string">
            <text:p>0-0</text:p>
          </table:table-cell>
          <table:table-cell table:formula="of:=MID(HEX2BIN(&quot;1&quot;&amp;MID([.C103];5;1));2;4)" office:value-type="string" office:string-value="0000" calcext:value-type="string">
            <text:p>0000</text:p>
          </table:table-cell>
          <table:table-cell table:formula="of:=VLOOKUP([.I103];[types.$C$2:.$E$33];3;0)" office:value-type="string" office:string-value="UIN" calcext:value-type="string">
            <text:p>UIN</text:p>
          </table:table-cell>
          <table:table-cell table:formula="of:=MID([.C103];17;2)&amp;MID([.C103];15;2)" office:value-type="string" office:string-value="0000" calcext:value-type="string">
            <text:p>0000</text:p>
          </table:table-cell>
          <table:table-cell table:formula="of:=MID([.C103];13;2)&amp;MID([.C103];11;2)" office:value-type="string" office:string-value="0001" calcext:value-type="string">
            <text:p>0001</text:p>
          </table:table-cell>
          <table:table-cell table:formula="of:=MID([.C103];21;2)&amp;MID([.C103];19;2)" office:value-type="string" office:string-value="0001" calcext:value-type="string">
            <text:p>0001</text:p>
          </table:table-cell>
        </table:table-row>
        <table:table-row table:style-name="ro3">
          <table:table-cell table:formula="of:=IF([.G104]=31;TEXT([.D104];&quot;00&quot;)&amp;&quot;-&quot;&amp;TEXT([.E104];&quot;000&quot;);TEXT([.G104];&quot;00&quot;)&amp;&quot;-&quot;&amp;TEXT([.H104];&quot;000&quot;))" office:value-type="string" office:string-value="07-004" calcext:value-type="string">
            <text:p>07-004</text:p>
          </table:table-cell>
          <table:table-cell table:style-name="ce3" office:value-type="string" calcext:value-type="string">
            <text:p>011506210407841040</text:p>
          </table:table-cell>
          <table:table-cell office:value-type="string" calcext:value-type="string">
            <text:p>0a84030000010000000100</text:p>
          </table:table-cell>
          <table:table-cell table:formula="of:=BITAND(HEX2DEC(MID([.B104];11;2));31)" office:value-type="float" office:value="7" calcext:value-type="float">
            <text:p>7</text:p>
          </table:table-cell>
          <table:table-cell table:formula="of:=BITAND(HEX2DEC(MID([.B104];13;2));127)" office:value-type="float" office:value="4" calcext:value-type="float">
            <text:p>4</text:p>
          </table:table-cell>
          <table:table-cell table:formula="of:=BITAND(HEX2DEC(MID([.B104];15;1));7)" office:value-type="float" office:value="1" calcext:value-type="float">
            <text:p>1</text:p>
          </table:table-cell>
          <table:table-cell table:formula="of:=BITAND(BITRSHIFT(HEX2DEC(MID([.C104];5;2)&amp;MID([.C104];3;2));7);31)" office:value-type="float" office:value="7" calcext:value-type="float">
            <text:p>7</text:p>
          </table:table-cell>
          <table:table-cell table:formula="of:=BITAND(HEX2DEC(MID([.C104];3;2));127)" office:value-type="float" office:value="4" calcext:value-type="float">
            <text:p>4</text:p>
          </table:table-cell>
          <table:table-cell table:formula="of:=HEX2DEC(MID([.C104];7;2))&amp;&quot;-&quot;&amp;HEX2DEC(MID([.C104];9;2))" office:value-type="string" office:string-value="0-0" calcext:value-type="string">
            <text:p>0-0</text:p>
          </table:table-cell>
          <table:table-cell table:formula="of:=MID(HEX2BIN(&quot;1&quot;&amp;MID([.C104];5;1));2;4)" office:value-type="string" office:string-value="0000" calcext:value-type="string">
            <text:p>0000</text:p>
          </table:table-cell>
          <table:table-cell table:formula="of:=VLOOKUP([.I104];[types.$C$2:.$E$33];3;0)" office:value-type="string" office:string-value="UIN" calcext:value-type="string">
            <text:p>UIN</text:p>
          </table:table-cell>
          <table:table-cell table:formula="of:=MID([.C104];17;2)&amp;MID([.C104];15;2)" office:value-type="string" office:string-value="0000" calcext:value-type="string">
            <text:p>0000</text:p>
          </table:table-cell>
          <table:table-cell table:formula="of:=MID([.C104];13;2)&amp;MID([.C104];11;2)" office:value-type="string" office:string-value="0001" calcext:value-type="string">
            <text:p>0001</text:p>
          </table:table-cell>
          <table:table-cell table:formula="of:=MID([.C104];21;2)&amp;MID([.C104];19;2)" office:value-type="string" office:string-value="0001" calcext:value-type="string">
            <text:p>0001</text:p>
          </table:table-cell>
        </table:table-row>
        <table:table-row table:style-name="ro3">
          <table:table-cell table:formula="of:=IF([.G105]=31;TEXT([.D105];&quot;00&quot;)&amp;&quot;-&quot;&amp;TEXT([.E105];&quot;000&quot;);TEXT([.G105];&quot;00&quot;)&amp;&quot;-&quot;&amp;TEXT([.H105];&quot;000&quot;))" office:value-type="string" office:string-value="07-004" calcext:value-type="string">
            <text:p>07-004</text:p>
          </table:table-cell>
          <table:table-cell table:style-name="ce3" office:value-type="string" calcext:value-type="string">
            <text:p>011506210407842040</text:p>
          </table:table-cell>
          <table:table-cell office:value-type="string" calcext:value-type="string">
            <text:p>0a84030000010000000100</text:p>
          </table:table-cell>
          <table:table-cell table:formula="of:=BITAND(HEX2DEC(MID([.B105];11;2));31)" office:value-type="float" office:value="7" calcext:value-type="float">
            <text:p>7</text:p>
          </table:table-cell>
          <table:table-cell table:formula="of:=BITAND(HEX2DEC(MID([.B105];13;2));127)" office:value-type="float" office:value="4" calcext:value-type="float">
            <text:p>4</text:p>
          </table:table-cell>
          <table:table-cell table:formula="of:=BITAND(HEX2DEC(MID([.B105];15;1));7)" office:value-type="float" office:value="2" calcext:value-type="float">
            <text:p>2</text:p>
          </table:table-cell>
          <table:table-cell table:formula="of:=BITAND(BITRSHIFT(HEX2DEC(MID([.C105];5;2)&amp;MID([.C105];3;2));7);31)" office:value-type="float" office:value="7" calcext:value-type="float">
            <text:p>7</text:p>
          </table:table-cell>
          <table:table-cell table:formula="of:=BITAND(HEX2DEC(MID([.C105];3;2));127)" office:value-type="float" office:value="4" calcext:value-type="float">
            <text:p>4</text:p>
          </table:table-cell>
          <table:table-cell table:formula="of:=HEX2DEC(MID([.C105];7;2))&amp;&quot;-&quot;&amp;HEX2DEC(MID([.C105];9;2))" office:value-type="string" office:string-value="0-0" calcext:value-type="string">
            <text:p>0-0</text:p>
          </table:table-cell>
          <table:table-cell table:formula="of:=MID(HEX2BIN(&quot;1&quot;&amp;MID([.C105];5;1));2;4)" office:value-type="string" office:string-value="0000" calcext:value-type="string">
            <text:p>0000</text:p>
          </table:table-cell>
          <table:table-cell table:formula="of:=VLOOKUP([.I105];[types.$C$2:.$E$33];3;0)" office:value-type="string" office:string-value="UIN" calcext:value-type="string">
            <text:p>UIN</text:p>
          </table:table-cell>
          <table:table-cell table:formula="of:=MID([.C105];17;2)&amp;MID([.C105];15;2)" office:value-type="string" office:string-value="0000" calcext:value-type="string">
            <text:p>0000</text:p>
          </table:table-cell>
          <table:table-cell table:formula="of:=MID([.C105];13;2)&amp;MID([.C105];11;2)" office:value-type="string" office:string-value="0001" calcext:value-type="string">
            <text:p>0001</text:p>
          </table:table-cell>
          <table:table-cell table:formula="of:=MID([.C105];21;2)&amp;MID([.C105];19;2)" office:value-type="string" office:string-value="0001" calcext:value-type="string">
            <text:p>0001</text:p>
          </table:table-cell>
        </table:table-row>
        <table:table-row table:style-name="ro3">
          <table:table-cell table:formula="of:=IF([.G106]=31;TEXT([.D106];&quot;00&quot;)&amp;&quot;-&quot;&amp;TEXT([.E106];&quot;000&quot;);TEXT([.G106];&quot;00&quot;)&amp;&quot;-&quot;&amp;TEXT([.H106];&quot;000&quot;))" office:value-type="string" office:string-value="07-008" calcext:value-type="string">
            <text:p>07-008</text:p>
          </table:table-cell>
          <table:table-cell table:style-name="ce3" office:value-type="string" calcext:value-type="string">
            <text:p>011506210407880040</text:p>
          </table:table-cell>
          <table:table-cell office:value-type="string" calcext:value-type="string">
            <text:p>0a88030102520023004600</text:p>
          </table:table-cell>
          <table:table-cell table:formula="of:=BITAND(HEX2DEC(MID([.B106];11;2));31)" office:value-type="float" office:value="7" calcext:value-type="float">
            <text:p>7</text:p>
          </table:table-cell>
          <table:table-cell table:formula="of:=BITAND(HEX2DEC(MID([.B106];13;2));127)" office:value-type="float" office:value="8" calcext:value-type="float">
            <text:p>8</text:p>
          </table:table-cell>
          <table:table-cell table:formula="of:=BITAND(HEX2DEC(MID([.B106];15;1));7)" office:value-type="float" office:value="0" calcext:value-type="float">
            <text:p>0</text:p>
          </table:table-cell>
          <table:table-cell table:formula="of:=BITAND(BITRSHIFT(HEX2DEC(MID([.C106];5;2)&amp;MID([.C106];3;2));7);31)" office:value-type="float" office:value="7" calcext:value-type="float">
            <text:p>7</text:p>
          </table:table-cell>
          <table:table-cell table:formula="of:=BITAND(HEX2DEC(MID([.C106];3;2));127)" office:value-type="float" office:value="8" calcext:value-type="float">
            <text:p>8</text:p>
          </table:table-cell>
          <table:table-cell table:formula="of:=HEX2DEC(MID([.C106];7;2))&amp;&quot;-&quot;&amp;HEX2DEC(MID([.C106];9;2))" office:value-type="string" office:string-value="1-2" calcext:value-type="string">
            <text:p>1-2</text:p>
          </table:table-cell>
          <table:table-cell table:formula="of:=MID(HEX2BIN(&quot;1&quot;&amp;MID([.C106];5;1));2;4)" office:value-type="string" office:string-value="0000" calcext:value-type="string">
            <text:p>0000</text:p>
          </table:table-cell>
          <table:table-cell table:formula="of:=VLOOKUP([.I106];[types.$C$2:.$E$33];3;0)" office:value-type="string" office:string-value="temp4" calcext:value-type="string">
            <text:p>temp4</text:p>
          </table:table-cell>
          <table:table-cell table:formula="of:=MID([.C106];17;2)&amp;MID([.C106];15;2)" office:value-type="string" office:string-value="0023" calcext:value-type="string">
            <text:p>0023</text:p>
          </table:table-cell>
          <table:table-cell table:formula="of:=MID([.C106];13;2)&amp;MID([.C106];11;2)" office:value-type="string" office:string-value="0052" calcext:value-type="string">
            <text:p>0052</text:p>
          </table:table-cell>
          <table:table-cell table:formula="of:=MID([.C106];21;2)&amp;MID([.C106];19;2)" office:value-type="string" office:string-value="0046" calcext:value-type="string">
            <text:p>0046</text:p>
          </table:table-cell>
        </table:table-row>
        <table:table-row table:style-name="ro3">
          <table:table-cell table:formula="of:=IF([.G107]=31;TEXT([.D107];&quot;00&quot;)&amp;&quot;-&quot;&amp;TEXT([.E107];&quot;000&quot;);TEXT([.G107];&quot;00&quot;)&amp;&quot;-&quot;&amp;TEXT([.H107];&quot;000&quot;))" office:value-type="string" office:string-value="07-008" calcext:value-type="string">
            <text:p>07-008</text:p>
          </table:table-cell>
          <table:table-cell table:style-name="ce3" office:value-type="string" calcext:value-type="string">
            <text:p>011506210407881040</text:p>
          </table:table-cell>
          <table:table-cell office:value-type="string" calcext:value-type="string">
            <text:p>0a88030102520023005200</text:p>
          </table:table-cell>
          <table:table-cell table:formula="of:=BITAND(HEX2DEC(MID([.B107];11;2));31)" office:value-type="float" office:value="7" calcext:value-type="float">
            <text:p>7</text:p>
          </table:table-cell>
          <table:table-cell table:formula="of:=BITAND(HEX2DEC(MID([.B107];13;2));127)" office:value-type="float" office:value="8" calcext:value-type="float">
            <text:p>8</text:p>
          </table:table-cell>
          <table:table-cell table:formula="of:=BITAND(HEX2DEC(MID([.B107];15;1));7)" office:value-type="float" office:value="1" calcext:value-type="float">
            <text:p>1</text:p>
          </table:table-cell>
          <table:table-cell table:formula="of:=BITAND(BITRSHIFT(HEX2DEC(MID([.C107];5;2)&amp;MID([.C107];3;2));7);31)" office:value-type="float" office:value="7" calcext:value-type="float">
            <text:p>7</text:p>
          </table:table-cell>
          <table:table-cell table:formula="of:=BITAND(HEX2DEC(MID([.C107];3;2));127)" office:value-type="float" office:value="8" calcext:value-type="float">
            <text:p>8</text:p>
          </table:table-cell>
          <table:table-cell table:formula="of:=HEX2DEC(MID([.C107];7;2))&amp;&quot;-&quot;&amp;HEX2DEC(MID([.C107];9;2))" office:value-type="string" office:string-value="1-2" calcext:value-type="string">
            <text:p>1-2</text:p>
          </table:table-cell>
          <table:table-cell table:formula="of:=MID(HEX2BIN(&quot;1&quot;&amp;MID([.C107];5;1));2;4)" office:value-type="string" office:string-value="0000" calcext:value-type="string">
            <text:p>0000</text:p>
          </table:table-cell>
          <table:table-cell table:formula="of:=VLOOKUP([.I107];[types.$C$2:.$E$33];3;0)" office:value-type="string" office:string-value="temp4" calcext:value-type="string">
            <text:p>temp4</text:p>
          </table:table-cell>
          <table:table-cell table:formula="of:=MID([.C107];17;2)&amp;MID([.C107];15;2)" office:value-type="string" office:string-value="0023" calcext:value-type="string">
            <text:p>0023</text:p>
          </table:table-cell>
          <table:table-cell table:formula="of:=MID([.C107];13;2)&amp;MID([.C107];11;2)" office:value-type="string" office:string-value="0052" calcext:value-type="string">
            <text:p>0052</text:p>
          </table:table-cell>
          <table:table-cell table:formula="of:=MID([.C107];21;2)&amp;MID([.C107];19;2)" office:value-type="string" office:string-value="0052" calcext:value-type="string">
            <text:p>0052</text:p>
          </table:table-cell>
        </table:table-row>
        <table:table-row table:style-name="ro3">
          <table:table-cell table:formula="of:=IF([.G108]=31;TEXT([.D108];&quot;00&quot;)&amp;&quot;-&quot;&amp;TEXT([.E108];&quot;000&quot;);TEXT([.G108];&quot;00&quot;)&amp;&quot;-&quot;&amp;TEXT([.H108];&quot;000&quot;))" office:value-type="string" office:string-value="07-008" calcext:value-type="string">
            <text:p>07-008</text:p>
          </table:table-cell>
          <table:table-cell table:style-name="ce3" office:value-type="string" calcext:value-type="string">
            <text:p>011506210407882040</text:p>
          </table:table-cell>
          <table:table-cell office:value-type="string" calcext:value-type="string">
            <text:p>0a88030102520023005200</text:p>
          </table:table-cell>
          <table:table-cell table:formula="of:=BITAND(HEX2DEC(MID([.B108];11;2));31)" office:value-type="float" office:value="7" calcext:value-type="float">
            <text:p>7</text:p>
          </table:table-cell>
          <table:table-cell table:formula="of:=BITAND(HEX2DEC(MID([.B108];13;2));127)" office:value-type="float" office:value="8" calcext:value-type="float">
            <text:p>8</text:p>
          </table:table-cell>
          <table:table-cell table:formula="of:=BITAND(HEX2DEC(MID([.B108];15;1));7)" office:value-type="float" office:value="2" calcext:value-type="float">
            <text:p>2</text:p>
          </table:table-cell>
          <table:table-cell table:formula="of:=BITAND(BITRSHIFT(HEX2DEC(MID([.C108];5;2)&amp;MID([.C108];3;2));7);31)" office:value-type="float" office:value="7" calcext:value-type="float">
            <text:p>7</text:p>
          </table:table-cell>
          <table:table-cell table:formula="of:=BITAND(HEX2DEC(MID([.C108];3;2));127)" office:value-type="float" office:value="8" calcext:value-type="float">
            <text:p>8</text:p>
          </table:table-cell>
          <table:table-cell table:formula="of:=HEX2DEC(MID([.C108];7;2))&amp;&quot;-&quot;&amp;HEX2DEC(MID([.C108];9;2))" office:value-type="string" office:string-value="1-2" calcext:value-type="string">
            <text:p>1-2</text:p>
          </table:table-cell>
          <table:table-cell table:formula="of:=MID(HEX2BIN(&quot;1&quot;&amp;MID([.C108];5;1));2;4)" office:value-type="string" office:string-value="0000" calcext:value-type="string">
            <text:p>0000</text:p>
          </table:table-cell>
          <table:table-cell table:formula="of:=VLOOKUP([.I108];[types.$C$2:.$E$33];3;0)" office:value-type="string" office:string-value="temp4" calcext:value-type="string">
            <text:p>temp4</text:p>
          </table:table-cell>
          <table:table-cell table:formula="of:=MID([.C108];17;2)&amp;MID([.C108];15;2)" office:value-type="string" office:string-value="0023" calcext:value-type="string">
            <text:p>0023</text:p>
          </table:table-cell>
          <table:table-cell table:formula="of:=MID([.C108];13;2)&amp;MID([.C108];11;2)" office:value-type="string" office:string-value="0052" calcext:value-type="string">
            <text:p>0052</text:p>
          </table:table-cell>
          <table:table-cell table:formula="of:=MID([.C108];21;2)&amp;MID([.C108];19;2)" office:value-type="string" office:string-value="0052" calcext:value-type="string">
            <text:p>0052</text:p>
          </table:table-cell>
        </table:table-row>
        <table:table-row table:style-name="ro3">
          <table:table-cell table:formula="of:=IF([.G109]=31;TEXT([.D109];&quot;00&quot;)&amp;&quot;-&quot;&amp;TEXT([.E109];&quot;000&quot;);TEXT([.G109];&quot;00&quot;)&amp;&quot;-&quot;&amp;TEXT([.H109];&quot;000&quot;))" office:value-type="string" office:string-value="08-001" calcext:value-type="string">
            <text:p>08-001</text:p>
          </table:table-cell>
          <table:table-cell table:style-name="ce3" office:value-type="string" calcext:value-type="string">
            <text:p>011506210408810040</text:p>
          </table:table-cell>
          <table:table-cell office:value-type="string" calcext:value-type="string">
            <text:p>0a010401021e0000000800</text:p>
          </table:table-cell>
          <table:table-cell table:formula="of:=BITAND(HEX2DEC(MID([.B109];11;2));31)" office:value-type="float" office:value="8" calcext:value-type="float">
            <text:p>8</text:p>
          </table:table-cell>
          <table:table-cell table:formula="of:=BITAND(HEX2DEC(MID([.B109];13;2));127)" office:value-type="float" office:value="1" calcext:value-type="float">
            <text:p>1</text:p>
          </table:table-cell>
          <table:table-cell table:formula="of:=BITAND(HEX2DEC(MID([.B109];15;1));7)" office:value-type="float" office:value="0" calcext:value-type="float">
            <text:p>0</text:p>
          </table:table-cell>
          <table:table-cell table:formula="of:=BITAND(BITRSHIFT(HEX2DEC(MID([.C109];5;2)&amp;MID([.C109];3;2));7);31)" office:value-type="float" office:value="8" calcext:value-type="float">
            <text:p>8</text:p>
          </table:table-cell>
          <table:table-cell table:formula="of:=BITAND(HEX2DEC(MID([.C109];3;2));127)" office:value-type="float" office:value="1" calcext:value-type="float">
            <text:p>1</text:p>
          </table:table-cell>
          <table:table-cell table:formula="of:=HEX2DEC(MID([.C109];7;2))&amp;&quot;-&quot;&amp;HEX2DEC(MID([.C109];9;2))" office:value-type="string" office:string-value="1-2" calcext:value-type="string">
            <text:p>1-2</text:p>
          </table:table-cell>
          <table:table-cell table:formula="of:=MID(HEX2BIN(&quot;1&quot;&amp;MID([.C109];5;1));2;4)" office:value-type="string" office:string-value="0000" calcext:value-type="string">
            <text:p>0000</text:p>
          </table:table-cell>
          <table:table-cell table:formula="of:=VLOOKUP([.I109];[types.$C$2:.$E$33];3;0)" office:value-type="string" office:string-value="temp4" calcext:value-type="string">
            <text:p>temp4</text:p>
          </table:table-cell>
          <table:table-cell table:formula="of:=MID([.C109];17;2)&amp;MID([.C109];15;2)" office:value-type="string" office:string-value="0000" calcext:value-type="string">
            <text:p>0000</text:p>
          </table:table-cell>
          <table:table-cell table:formula="of:=MID([.C109];13;2)&amp;MID([.C109];11;2)" office:value-type="string" office:string-value="001e" calcext:value-type="string">
            <text:p>001e</text:p>
          </table:table-cell>
          <table:table-cell table:formula="of:=MID([.C109];21;2)&amp;MID([.C109];19;2)" office:value-type="string" office:string-value="0008" calcext:value-type="string">
            <text:p>0008</text:p>
          </table:table-cell>
        </table:table-row>
        <table:table-row table:style-name="ro3">
          <table:table-cell table:formula="of:=IF([.G110]=31;TEXT([.D110];&quot;00&quot;)&amp;&quot;-&quot;&amp;TEXT([.E110];&quot;000&quot;);TEXT([.G110];&quot;00&quot;)&amp;&quot;-&quot;&amp;TEXT([.H110];&quot;000&quot;))" office:value-type="string" office:string-value="08-002" calcext:value-type="string">
            <text:p>08-002</text:p>
          </table:table-cell>
          <table:table-cell table:style-name="ce3" office:value-type="string" calcext:value-type="string">
            <text:p>011506210408820040</text:p>
          </table:table-cell>
          <table:table-cell office:value-type="string" calcext:value-type="string">
            <text:p>0a020401021e0000000400</text:p>
          </table:table-cell>
          <table:table-cell table:formula="of:=BITAND(HEX2DEC(MID([.B110];11;2));31)" office:value-type="float" office:value="8" calcext:value-type="float">
            <text:p>8</text:p>
          </table:table-cell>
          <table:table-cell table:formula="of:=BITAND(HEX2DEC(MID([.B110];13;2));127)" office:value-type="float" office:value="2" calcext:value-type="float">
            <text:p>2</text:p>
          </table:table-cell>
          <table:table-cell table:formula="of:=BITAND(HEX2DEC(MID([.B110];15;1));7)" office:value-type="float" office:value="0" calcext:value-type="float">
            <text:p>0</text:p>
          </table:table-cell>
          <table:table-cell table:formula="of:=BITAND(BITRSHIFT(HEX2DEC(MID([.C110];5;2)&amp;MID([.C110];3;2));7);31)" office:value-type="float" office:value="8" calcext:value-type="float">
            <text:p>8</text:p>
          </table:table-cell>
          <table:table-cell table:formula="of:=BITAND(HEX2DEC(MID([.C110];3;2));127)" office:value-type="float" office:value="2" calcext:value-type="float">
            <text:p>2</text:p>
          </table:table-cell>
          <table:table-cell table:formula="of:=HEX2DEC(MID([.C110];7;2))&amp;&quot;-&quot;&amp;HEX2DEC(MID([.C110];9;2))" office:value-type="string" office:string-value="1-2" calcext:value-type="string">
            <text:p>1-2</text:p>
          </table:table-cell>
          <table:table-cell table:formula="of:=MID(HEX2BIN(&quot;1&quot;&amp;MID([.C110];5;1));2;4)" office:value-type="string" office:string-value="0000" calcext:value-type="string">
            <text:p>0000</text:p>
          </table:table-cell>
          <table:table-cell table:formula="of:=VLOOKUP([.I110];[types.$C$2:.$E$33];3;0)" office:value-type="string" office:string-value="temp4" calcext:value-type="string">
            <text:p>temp4</text:p>
          </table:table-cell>
          <table:table-cell table:formula="of:=MID([.C110];17;2)&amp;MID([.C110];15;2)" office:value-type="string" office:string-value="0000" calcext:value-type="string">
            <text:p>0000</text:p>
          </table:table-cell>
          <table:table-cell table:formula="of:=MID([.C110];13;2)&amp;MID([.C110];11;2)" office:value-type="string" office:string-value="001e" calcext:value-type="string">
            <text:p>001e</text:p>
          </table:table-cell>
          <table:table-cell table:formula="of:=MID([.C110];21;2)&amp;MID([.C110];19;2)" office:value-type="string" office:string-value="0004" calcext:value-type="string">
            <text:p>0004</text:p>
          </table:table-cell>
        </table:table-row>
        <table:table-row table:style-name="ro3">
          <table:table-cell table:formula="of:=IF([.G111]=31;TEXT([.D111];&quot;00&quot;)&amp;&quot;-&quot;&amp;TEXT([.E111];&quot;000&quot;);TEXT([.G111];&quot;00&quot;)&amp;&quot;-&quot;&amp;TEXT([.H111];&quot;000&quot;))" office:value-type="string" office:string-value="08-012" calcext:value-type="string">
            <text:p>08-012</text:p>
          </table:table-cell>
          <table:table-cell office:value-type="string" calcext:value-type="string">
            <text:p>0115062104088c0040</text:p>
          </table:table-cell>
          <table:table-cell office:value-type="string" calcext:value-type="string">
            <text:p>0a0c0401025a000a000a00</text:p>
          </table:table-cell>
          <table:table-cell table:formula="of:=BITAND(HEX2DEC(MID([.B111];11;2));31)" office:value-type="float" office:value="8" calcext:value-type="float">
            <text:p>8</text:p>
          </table:table-cell>
          <table:table-cell table:formula="of:=BITAND(HEX2DEC(MID([.B111];13;2));127)" office:value-type="float" office:value="12" calcext:value-type="float">
            <text:p>12</text:p>
          </table:table-cell>
          <table:table-cell table:formula="of:=BITAND(HEX2DEC(MID([.B111];15;1));7)" office:value-type="float" office:value="0" calcext:value-type="float">
            <text:p>0</text:p>
          </table:table-cell>
          <table:table-cell table:formula="of:=BITAND(BITRSHIFT(HEX2DEC(MID([.C111];5;2)&amp;MID([.C111];3;2));7);31)" office:value-type="float" office:value="8" calcext:value-type="float">
            <text:p>8</text:p>
          </table:table-cell>
          <table:table-cell table:formula="of:=BITAND(HEX2DEC(MID([.C111];3;2));127)" office:value-type="float" office:value="12" calcext:value-type="float">
            <text:p>12</text:p>
          </table:table-cell>
          <table:table-cell table:formula="of:=HEX2DEC(MID([.C111];7;2))&amp;&quot;-&quot;&amp;HEX2DEC(MID([.C111];9;2))" office:value-type="string" office:string-value="1-2" calcext:value-type="string">
            <text:p>1-2</text:p>
          </table:table-cell>
          <table:table-cell table:formula="of:=MID(HEX2BIN(&quot;1&quot;&amp;MID([.C111];5;1));2;4)" office:value-type="string" office:string-value="0000" calcext:value-type="string">
            <text:p>0000</text:p>
          </table:table-cell>
          <table:table-cell table:formula="of:=VLOOKUP([.I111];[types.$C$2:.$E$33];3;0)" office:value-type="string" office:string-value="temp4" calcext:value-type="string">
            <text:p>temp4</text:p>
          </table:table-cell>
          <table:table-cell table:formula="of:=MID([.C111];17;2)&amp;MID([.C111];15;2)" office:value-type="string" office:string-value="000a" calcext:value-type="string">
            <text:p>000a</text:p>
          </table:table-cell>
          <table:table-cell table:formula="of:=MID([.C111];13;2)&amp;MID([.C111];11;2)" office:value-type="string" office:string-value="005a" calcext:value-type="string">
            <text:p>005a</text:p>
          </table:table-cell>
          <table:table-cell table:formula="of:=MID([.C111];21;2)&amp;MID([.C111];19;2)" office:value-type="string" office:string-value="000a" calcext:value-type="string">
            <text:p>000a</text:p>
          </table:table-cell>
        </table:table-row>
        <table:table-row table:style-name="ro3">
          <table:table-cell table:formula="of:=IF([.G112]=31;TEXT([.D112];&quot;00&quot;)&amp;&quot;-&quot;&amp;TEXT([.E112];&quot;000&quot;);TEXT([.G112];&quot;00&quot;)&amp;&quot;-&quot;&amp;TEXT([.H112];&quot;000&quot;))" office:value-type="string" office:string-value="08-013" calcext:value-type="string">
            <text:p>08-013</text:p>
          </table:table-cell>
          <table:table-cell office:value-type="string" calcext:value-type="string">
            <text:p>0115062104088d0040</text:p>
          </table:table-cell>
          <table:table-cell office:value-type="string" calcext:value-type="string">
            <text:p>0a0d0401020500ec00ec00</text:p>
          </table:table-cell>
          <table:table-cell table:formula="of:=BITAND(HEX2DEC(MID([.B112];11;2));31)" office:value-type="float" office:value="8" calcext:value-type="float">
            <text:p>8</text:p>
          </table:table-cell>
          <table:table-cell table:formula="of:=BITAND(HEX2DEC(MID([.B112];13;2));127)" office:value-type="float" office:value="13" calcext:value-type="float">
            <text:p>13</text:p>
          </table:table-cell>
          <table:table-cell table:formula="of:=BITAND(HEX2DEC(MID([.B112];15;1));7)" office:value-type="float" office:value="0" calcext:value-type="float">
            <text:p>0</text:p>
          </table:table-cell>
          <table:table-cell table:formula="of:=BITAND(BITRSHIFT(HEX2DEC(MID([.C112];5;2)&amp;MID([.C112];3;2));7);31)" office:value-type="float" office:value="8" calcext:value-type="float">
            <text:p>8</text:p>
          </table:table-cell>
          <table:table-cell table:formula="of:=BITAND(HEX2DEC(MID([.C112];3;2));127)" office:value-type="float" office:value="13" calcext:value-type="float">
            <text:p>13</text:p>
          </table:table-cell>
          <table:table-cell table:formula="of:=HEX2DEC(MID([.C112];7;2))&amp;&quot;-&quot;&amp;HEX2DEC(MID([.C112];9;2))" office:value-type="string" office:string-value="1-2" calcext:value-type="string">
            <text:p>1-2</text:p>
          </table:table-cell>
          <table:table-cell table:formula="of:=MID(HEX2BIN(&quot;1&quot;&amp;MID([.C112];5;1));2;4)" office:value-type="string" office:string-value="0000" calcext:value-type="string">
            <text:p>0000</text:p>
          </table:table-cell>
          <table:table-cell table:formula="of:=VLOOKUP([.I112];[types.$C$2:.$E$33];3;0)" office:value-type="string" office:string-value="temp4" calcext:value-type="string">
            <text:p>temp4</text:p>
          </table:table-cell>
          <table:table-cell table:formula="of:=MID([.C112];17;2)&amp;MID([.C112];15;2)" office:value-type="string" office:string-value="00ec" calcext:value-type="string">
            <text:p>00ec</text:p>
          </table:table-cell>
          <table:table-cell table:formula="of:=MID([.C112];13;2)&amp;MID([.C112];11;2)" office:value-type="string" office:string-value="0005" calcext:value-type="string">
            <text:p>0005</text:p>
          </table:table-cell>
          <table:table-cell table:formula="of:=MID([.C112];21;2)&amp;MID([.C112];19;2)" office:value-type="string" office:string-value="00ec" calcext:value-type="string">
            <text:p>00ec</text:p>
          </table:table-cell>
        </table:table-row>
        <table:table-row table:style-name="ro3">
          <table:table-cell table:formula="of:=IF([.G113]=31;TEXT([.D113];&quot;00&quot;)&amp;&quot;-&quot;&amp;TEXT([.E113];&quot;000&quot;);TEXT([.G113];&quot;00&quot;)&amp;&quot;-&quot;&amp;TEXT([.H113];&quot;000&quot;))" office:value-type="string" office:string-value="08-016" calcext:value-type="string">
            <text:p>08-016</text:p>
          </table:table-cell>
          <table:table-cell table:style-name="ce3" office:value-type="string" calcext:value-type="string">
            <text:p>011506210408900040</text:p>
          </table:table-cell>
          <table:table-cell office:value-type="string" calcext:value-type="string">
            <text:p>0a10040000010000000000</text:p>
          </table:table-cell>
          <table:table-cell table:formula="of:=BITAND(HEX2DEC(MID([.B113];11;2));31)" office:value-type="float" office:value="8" calcext:value-type="float">
            <text:p>8</text:p>
          </table:table-cell>
          <table:table-cell table:formula="of:=BITAND(HEX2DEC(MID([.B113];13;2));127)" office:value-type="float" office:value="16" calcext:value-type="float">
            <text:p>16</text:p>
          </table:table-cell>
          <table:table-cell table:formula="of:=BITAND(HEX2DEC(MID([.B113];15;1));7)" office:value-type="float" office:value="0" calcext:value-type="float">
            <text:p>0</text:p>
          </table:table-cell>
          <table:table-cell table:formula="of:=BITAND(BITRSHIFT(HEX2DEC(MID([.C113];5;2)&amp;MID([.C113];3;2));7);31)" office:value-type="float" office:value="8" calcext:value-type="float">
            <text:p>8</text:p>
          </table:table-cell>
          <table:table-cell table:formula="of:=BITAND(HEX2DEC(MID([.C113];3;2));127)" office:value-type="float" office:value="16" calcext:value-type="float">
            <text:p>16</text:p>
          </table:table-cell>
          <table:table-cell table:formula="of:=HEX2DEC(MID([.C113];7;2))&amp;&quot;-&quot;&amp;HEX2DEC(MID([.C113];9;2))" office:value-type="string" office:string-value="0-0" calcext:value-type="string">
            <text:p>0-0</text:p>
          </table:table-cell>
          <table:table-cell table:formula="of:=MID(HEX2BIN(&quot;1&quot;&amp;MID([.C113];5;1));2;4)" office:value-type="string" office:string-value="0000" calcext:value-type="string">
            <text:p>0000</text:p>
          </table:table-cell>
          <table:table-cell table:formula="of:=VLOOKUP([.I113];[types.$C$2:.$E$33];3;0)" office:value-type="string" office:string-value="UIN" calcext:value-type="string">
            <text:p>UIN</text:p>
          </table:table-cell>
          <table:table-cell table:formula="of:=MID([.C113];17;2)&amp;MID([.C113];15;2)" office:value-type="string" office:string-value="0000" calcext:value-type="string">
            <text:p>0000</text:p>
          </table:table-cell>
          <table:table-cell table:formula="of:=MID([.C113];13;2)&amp;MID([.C113];11;2)" office:value-type="string" office:string-value="0001" calcext:value-type="string">
            <text:p>0001</text:p>
          </table:table-cell>
          <table:table-cell table:formula="of:=MID([.C113];21;2)&amp;MID([.C113];19;2)" office:value-type="string" office:string-value="0000" calcext:value-type="string">
            <text:p>0000</text:p>
          </table:table-cell>
        </table:table-row>
        <table:table-row table:style-name="ro3">
          <table:table-cell table:formula="of:=IF([.G114]=31;TEXT([.D114];&quot;00&quot;)&amp;&quot;-&quot;&amp;TEXT([.E114];&quot;000&quot;);TEXT([.G114];&quot;00&quot;)&amp;&quot;-&quot;&amp;TEXT([.H114];&quot;000&quot;))" office:value-type="string" office:string-value="08-052" calcext:value-type="string">
            <text:p>08-052</text:p>
          </table:table-cell>
          <table:table-cell office:value-type="string" calcext:value-type="string">
            <text:p>011506210408b40040</text:p>
          </table:table-cell>
          <table:table-cell office:value-type="string" calcext:value-type="string">
            <text:p>0a34040000010000000000</text:p>
          </table:table-cell>
          <table:table-cell table:formula="of:=BITAND(HEX2DEC(MID([.B114];11;2));31)" office:value-type="float" office:value="8" calcext:value-type="float">
            <text:p>8</text:p>
          </table:table-cell>
          <table:table-cell table:formula="of:=BITAND(HEX2DEC(MID([.B114];13;2));127)" office:value-type="float" office:value="52" calcext:value-type="float">
            <text:p>52</text:p>
          </table:table-cell>
          <table:table-cell table:formula="of:=BITAND(HEX2DEC(MID([.B114];15;1));7)" office:value-type="float" office:value="0" calcext:value-type="float">
            <text:p>0</text:p>
          </table:table-cell>
          <table:table-cell table:formula="of:=BITAND(BITRSHIFT(HEX2DEC(MID([.C114];5;2)&amp;MID([.C114];3;2));7);31)" office:value-type="float" office:value="8" calcext:value-type="float">
            <text:p>8</text:p>
          </table:table-cell>
          <table:table-cell table:formula="of:=BITAND(HEX2DEC(MID([.C114];3;2));127)" office:value-type="float" office:value="52" calcext:value-type="float">
            <text:p>52</text:p>
          </table:table-cell>
          <table:table-cell table:formula="of:=HEX2DEC(MID([.C114];7;2))&amp;&quot;-&quot;&amp;HEX2DEC(MID([.C114];9;2))" office:value-type="string" office:string-value="0-0" calcext:value-type="string">
            <text:p>0-0</text:p>
          </table:table-cell>
          <table:table-cell table:formula="of:=MID(HEX2BIN(&quot;1&quot;&amp;MID([.C114];5;1));2;4)" office:value-type="string" office:string-value="0000" calcext:value-type="string">
            <text:p>0000</text:p>
          </table:table-cell>
          <table:table-cell table:formula="of:=VLOOKUP([.I114];[types.$C$2:.$E$33];3;0)" office:value-type="string" office:string-value="UIN" calcext:value-type="string">
            <text:p>UIN</text:p>
          </table:table-cell>
          <table:table-cell table:formula="of:=MID([.C114];17;2)&amp;MID([.C114];15;2)" office:value-type="string" office:string-value="0000" calcext:value-type="string">
            <text:p>0000</text:p>
          </table:table-cell>
          <table:table-cell table:formula="of:=MID([.C114];13;2)&amp;MID([.C114];11;2)" office:value-type="string" office:string-value="0001" calcext:value-type="string">
            <text:p>0001</text:p>
          </table:table-cell>
          <table:table-cell table:formula="of:=MID([.C114];21;2)&amp;MID([.C114];19;2)" office:value-type="string" office:string-value="0000" calcext:value-type="string">
            <text:p>0000</text:p>
          </table:table-cell>
        </table:table-row>
        <table:table-row table:style-name="ro3">
          <table:table-cell table:formula="of:=IF([.G115]=31;TEXT([.D115];&quot;00&quot;)&amp;&quot;-&quot;&amp;TEXT([.E115];&quot;000&quot;);TEXT([.G115];&quot;00&quot;)&amp;&quot;-&quot;&amp;TEXT([.H115];&quot;000&quot;))" office:value-type="string" office:string-value="08-053" calcext:value-type="string">
            <text:p>08-053</text:p>
          </table:table-cell>
          <table:table-cell office:value-type="string" calcext:value-type="string">
            <text:p>011506210408b50040</text:p>
          </table:table-cell>
          <table:table-cell office:value-type="string" calcext:value-type="string">
            <text:p>0a35040000ff0000000000</text:p>
          </table:table-cell>
          <table:table-cell table:formula="of:=BITAND(HEX2DEC(MID([.B115];11;2));31)" office:value-type="float" office:value="8" calcext:value-type="float">
            <text:p>8</text:p>
          </table:table-cell>
          <table:table-cell table:formula="of:=BITAND(HEX2DEC(MID([.B115];13;2));127)" office:value-type="float" office:value="53" calcext:value-type="float">
            <text:p>53</text:p>
          </table:table-cell>
          <table:table-cell table:formula="of:=BITAND(HEX2DEC(MID([.B115];15;1));7)" office:value-type="float" office:value="0" calcext:value-type="float">
            <text:p>0</text:p>
          </table:table-cell>
          <table:table-cell table:formula="of:=BITAND(BITRSHIFT(HEX2DEC(MID([.C115];5;2)&amp;MID([.C115];3;2));7);31)" office:value-type="float" office:value="8" calcext:value-type="float">
            <text:p>8</text:p>
          </table:table-cell>
          <table:table-cell table:formula="of:=BITAND(HEX2DEC(MID([.C115];3;2));127)" office:value-type="float" office:value="53" calcext:value-type="float">
            <text:p>53</text:p>
          </table:table-cell>
          <table:table-cell table:formula="of:=HEX2DEC(MID([.C115];7;2))&amp;&quot;-&quot;&amp;HEX2DEC(MID([.C115];9;2))" office:value-type="string" office:string-value="0-0" calcext:value-type="string">
            <text:p>0-0</text:p>
          </table:table-cell>
          <table:table-cell table:formula="of:=MID(HEX2BIN(&quot;1&quot;&amp;MID([.C115];5;1));2;4)" office:value-type="string" office:string-value="0000" calcext:value-type="string">
            <text:p>0000</text:p>
          </table:table-cell>
          <table:table-cell table:formula="of:=VLOOKUP([.I115];[types.$C$2:.$E$33];3;0)" office:value-type="string" office:string-value="UIN" calcext:value-type="string">
            <text:p>UIN</text:p>
          </table:table-cell>
          <table:table-cell table:formula="of:=MID([.C115];17;2)&amp;MID([.C115];15;2)" office:value-type="string" office:string-value="0000" calcext:value-type="string">
            <text:p>0000</text:p>
          </table:table-cell>
          <table:table-cell table:formula="of:=MID([.C115];13;2)&amp;MID([.C115];11;2)" office:value-type="string" office:string-value="00ff" calcext:value-type="string">
            <text:p>00ff</text:p>
          </table:table-cell>
          <table:table-cell table:formula="of:=MID([.C115];21;2)&amp;MID([.C115];19;2)" office:value-type="string" office:string-value="0000" calcext:value-type="string">
            <text:p>0000</text:p>
          </table:table-cell>
        </table:table-row>
        <table:table-row table:style-name="ro3">
          <table:table-cell table:formula="of:=IF([.G116]=31;TEXT([.D116];&quot;00&quot;)&amp;&quot;-&quot;&amp;TEXT([.E116];&quot;000&quot;);TEXT([.G116];&quot;00&quot;)&amp;&quot;-&quot;&amp;TEXT([.H116];&quot;000&quot;))" office:value-type="string" office:string-value="08-068" calcext:value-type="string">
            <text:p>08-068</text:p>
          </table:table-cell>
          <table:table-cell office:value-type="string" calcext:value-type="string">
            <text:p>011506210408c40040</text:p>
          </table:table-cell>
          <table:table-cell office:value-type="string" calcext:value-type="string">
            <text:p>0a44040102140000000a00</text:p>
          </table:table-cell>
          <table:table-cell table:formula="of:=BITAND(HEX2DEC(MID([.B116];11;2));31)" office:value-type="float" office:value="8" calcext:value-type="float">
            <text:p>8</text:p>
          </table:table-cell>
          <table:table-cell table:formula="of:=BITAND(HEX2DEC(MID([.B116];13;2));127)" office:value-type="float" office:value="68" calcext:value-type="float">
            <text:p>68</text:p>
          </table:table-cell>
          <table:table-cell table:formula="of:=BITAND(HEX2DEC(MID([.B116];15;1));7)" office:value-type="float" office:value="0" calcext:value-type="float">
            <text:p>0</text:p>
          </table:table-cell>
          <table:table-cell table:formula="of:=BITAND(BITRSHIFT(HEX2DEC(MID([.C116];5;2)&amp;MID([.C116];3;2));7);31)" office:value-type="float" office:value="8" calcext:value-type="float">
            <text:p>8</text:p>
          </table:table-cell>
          <table:table-cell table:formula="of:=BITAND(HEX2DEC(MID([.C116];3;2));127)" office:value-type="float" office:value="68" calcext:value-type="float">
            <text:p>68</text:p>
          </table:table-cell>
          <table:table-cell table:formula="of:=HEX2DEC(MID([.C116];7;2))&amp;&quot;-&quot;&amp;HEX2DEC(MID([.C116];9;2))" office:value-type="string" office:string-value="1-2" calcext:value-type="string">
            <text:p>1-2</text:p>
          </table:table-cell>
          <table:table-cell table:formula="of:=MID(HEX2BIN(&quot;1&quot;&amp;MID([.C116];5;1));2;4)" office:value-type="string" office:string-value="0000" calcext:value-type="string">
            <text:p>0000</text:p>
          </table:table-cell>
          <table:table-cell table:formula="of:=VLOOKUP([.I116];[types.$C$2:.$E$33];3;0)" office:value-type="string" office:string-value="temp4" calcext:value-type="string">
            <text:p>temp4</text:p>
          </table:table-cell>
          <table:table-cell table:formula="of:=MID([.C116];17;2)&amp;MID([.C116];15;2)" office:value-type="string" office:string-value="0000" calcext:value-type="string">
            <text:p>0000</text:p>
          </table:table-cell>
          <table:table-cell table:formula="of:=MID([.C116];13;2)&amp;MID([.C116];11;2)" office:value-type="string" office:string-value="0014" calcext:value-type="string">
            <text:p>0014</text:p>
          </table:table-cell>
          <table:table-cell table:formula="of:=MID([.C116];21;2)&amp;MID([.C116];19;2)" office:value-type="string" office:string-value="000a" calcext:value-type="string">
            <text:p>000a</text:p>
          </table:table-cell>
        </table:table-row>
        <table:table-row table:style-name="ro3">
          <table:table-cell table:formula="of:=IF([.G117]=31;TEXT([.D117];&quot;00&quot;)&amp;&quot;-&quot;&amp;TEXT([.E117];&quot;000&quot;);TEXT([.G117];&quot;00&quot;)&amp;&quot;-&quot;&amp;TEXT([.H117];&quot;000&quot;))" office:value-type="string" office:string-value="09-000" calcext:value-type="string">
            <text:p>09-000</text:p>
          </table:table-cell>
          <table:table-cell table:style-name="ce3" office:value-type="string" calcext:value-type="string">
            <text:p>011506210409800040</text:p>
          </table:table-cell>
          <table:table-cell office:value-type="string" calcext:value-type="string">
            <text:p>0a8004000c100000000300</text:p>
          </table:table-cell>
          <table:table-cell table:formula="of:=BITAND(HEX2DEC(MID([.B117];11;2));31)" office:value-type="float" office:value="9" calcext:value-type="float">
            <text:p>9</text:p>
          </table:table-cell>
          <table:table-cell table:formula="of:=BITAND(HEX2DEC(MID([.B117];13;2));127)" office:value-type="float" office:value="0" calcext:value-type="float">
            <text:p>0</text:p>
          </table:table-cell>
          <table:table-cell table:formula="of:=BITAND(HEX2DEC(MID([.B117];15;1));7)" office:value-type="float" office:value="0" calcext:value-type="float">
            <text:p>0</text:p>
          </table:table-cell>
          <table:table-cell table:formula="of:=BITAND(BITRSHIFT(HEX2DEC(MID([.C117];5;2)&amp;MID([.C117];3;2));7);31)" office:value-type="float" office:value="9" calcext:value-type="float">
            <text:p>9</text:p>
          </table:table-cell>
          <table:table-cell table:formula="of:=BITAND(HEX2DEC(MID([.C117];3;2));127)" office:value-type="float" office:value="0" calcext:value-type="float">
            <text:p>0</text:p>
          </table:table-cell>
          <table:table-cell table:formula="of:=HEX2DEC(MID([.C117];7;2))&amp;&quot;-&quot;&amp;HEX2DEC(MID([.C117];9;2))" office:value-type="string" office:string-value="0-12" calcext:value-type="string">
            <text:p>0-12</text:p>
          </table:table-cell>
          <table:table-cell table:formula="of:=MID(HEX2BIN(&quot;1&quot;&amp;MID([.C117];5;1));2;4)" office:value-type="string" office:string-value="0000" calcext:value-type="string">
            <text:p>0000</text:p>
          </table:table-cell>
          <table:table-cell table:formula="of:=VLOOKUP([.I117];[types.$C$2:.$E$33];3;0)" office:value-type="string" office:string-value="min" calcext:value-type="string">
            <text:p>min</text:p>
          </table:table-cell>
          <table:table-cell table:formula="of:=MID([.C117];17;2)&amp;MID([.C117];15;2)" office:value-type="string" office:string-value="0000" calcext:value-type="string">
            <text:p>0000</text:p>
          </table:table-cell>
          <table:table-cell table:formula="of:=MID([.C117];13;2)&amp;MID([.C117];11;2)" office:value-type="string" office:string-value="0010" calcext:value-type="string">
            <text:p>0010</text:p>
          </table:table-cell>
          <table:table-cell table:formula="of:=MID([.C117];21;2)&amp;MID([.C117];19;2)" office:value-type="string" office:string-value="0003" calcext:value-type="string">
            <text:p>0003</text:p>
          </table:table-cell>
        </table:table-row>
        <table:table-row table:style-name="ro3">
          <table:table-cell table:formula="of:=IF([.G118]=31;TEXT([.D118];&quot;00&quot;)&amp;&quot;-&quot;&amp;TEXT([.E118];&quot;000&quot;);TEXT([.G118];&quot;00&quot;)&amp;&quot;-&quot;&amp;TEXT([.H118];&quot;000&quot;))" office:value-type="string" office:string-value="09-018" calcext:value-type="string">
            <text:p>09-018</text:p>
          </table:table-cell>
          <table:table-cell table:style-name="ce3" office:value-type="string" calcext:value-type="string">
            <text:p>011506210409920040</text:p>
          </table:table-cell>
          <table:table-cell office:value-type="string" calcext:value-type="string">
            <text:p>0a92040000020000000200</text:p>
          </table:table-cell>
          <table:table-cell table:formula="of:=BITAND(HEX2DEC(MID([.B118];11;2));31)" office:value-type="float" office:value="9" calcext:value-type="float">
            <text:p>9</text:p>
          </table:table-cell>
          <table:table-cell table:formula="of:=BITAND(HEX2DEC(MID([.B118];13;2));127)" office:value-type="float" office:value="18" calcext:value-type="float">
            <text:p>18</text:p>
          </table:table-cell>
          <table:table-cell table:formula="of:=BITAND(HEX2DEC(MID([.B118];15;1));7)" office:value-type="float" office:value="0" calcext:value-type="float">
            <text:p>0</text:p>
          </table:table-cell>
          <table:table-cell table:formula="of:=BITAND(BITRSHIFT(HEX2DEC(MID([.C118];5;2)&amp;MID([.C118];3;2));7);31)" office:value-type="float" office:value="9" calcext:value-type="float">
            <text:p>9</text:p>
          </table:table-cell>
          <table:table-cell table:formula="of:=BITAND(HEX2DEC(MID([.C118];3;2));127)" office:value-type="float" office:value="18" calcext:value-type="float">
            <text:p>18</text:p>
          </table:table-cell>
          <table:table-cell table:formula="of:=HEX2DEC(MID([.C118];7;2))&amp;&quot;-&quot;&amp;HEX2DEC(MID([.C118];9;2))" office:value-type="string" office:string-value="0-0" calcext:value-type="string">
            <text:p>0-0</text:p>
          </table:table-cell>
          <table:table-cell table:formula="of:=MID(HEX2BIN(&quot;1&quot;&amp;MID([.C118];5;1));2;4)" office:value-type="string" office:string-value="0000" calcext:value-type="string">
            <text:p>0000</text:p>
          </table:table-cell>
          <table:table-cell table:formula="of:=VLOOKUP([.I118];[types.$C$2:.$E$33];3;0)" office:value-type="string" office:string-value="UIN" calcext:value-type="string">
            <text:p>UIN</text:p>
          </table:table-cell>
          <table:table-cell table:formula="of:=MID([.C118];17;2)&amp;MID([.C118];15;2)" office:value-type="string" office:string-value="0000" calcext:value-type="string">
            <text:p>0000</text:p>
          </table:table-cell>
          <table:table-cell table:formula="of:=MID([.C118];13;2)&amp;MID([.C118];11;2)" office:value-type="string" office:string-value="0002" calcext:value-type="string">
            <text:p>0002</text:p>
          </table:table-cell>
          <table:table-cell table:formula="of:=MID([.C118];21;2)&amp;MID([.C118];19;2)" office:value-type="string" office:string-value="0002" calcext:value-type="string">
            <text:p>0002</text:p>
          </table:table-cell>
        </table:table-row>
        <table:table-row table:style-name="ro3">
          <table:table-cell table:formula="of:=IF([.G119]=31;TEXT([.D119];&quot;00&quot;)&amp;&quot;-&quot;&amp;TEXT([.E119];&quot;000&quot;);TEXT([.G119];&quot;00&quot;)&amp;&quot;-&quot;&amp;TEXT([.H119];&quot;000&quot;))" office:value-type="string" office:string-value="09-019" calcext:value-type="string">
            <text:p>09-019</text:p>
          </table:table-cell>
          <table:table-cell table:style-name="ce3" office:value-type="string" calcext:value-type="string">
            <text:p>011506210409930040</text:p>
          </table:table-cell>
          <table:table-cell office:value-type="string" calcext:value-type="string">
            <text:p>0a930401021e000a001400</text:p>
          </table:table-cell>
          <table:table-cell table:formula="of:=BITAND(HEX2DEC(MID([.B119];11;2));31)" office:value-type="float" office:value="9" calcext:value-type="float">
            <text:p>9</text:p>
          </table:table-cell>
          <table:table-cell table:formula="of:=BITAND(HEX2DEC(MID([.B119];13;2));127)" office:value-type="float" office:value="19" calcext:value-type="float">
            <text:p>19</text:p>
          </table:table-cell>
          <table:table-cell table:formula="of:=BITAND(HEX2DEC(MID([.B119];15;1));7)" office:value-type="float" office:value="0" calcext:value-type="float">
            <text:p>0</text:p>
          </table:table-cell>
          <table:table-cell table:formula="of:=BITAND(BITRSHIFT(HEX2DEC(MID([.C119];5;2)&amp;MID([.C119];3;2));7);31)" office:value-type="float" office:value="9" calcext:value-type="float">
            <text:p>9</text:p>
          </table:table-cell>
          <table:table-cell table:formula="of:=BITAND(HEX2DEC(MID([.C119];3;2));127)" office:value-type="float" office:value="19" calcext:value-type="float">
            <text:p>19</text:p>
          </table:table-cell>
          <table:table-cell table:formula="of:=HEX2DEC(MID([.C119];7;2))&amp;&quot;-&quot;&amp;HEX2DEC(MID([.C119];9;2))" office:value-type="string" office:string-value="1-2" calcext:value-type="string">
            <text:p>1-2</text:p>
          </table:table-cell>
          <table:table-cell table:formula="of:=MID(HEX2BIN(&quot;1&quot;&amp;MID([.C119];5;1));2;4)" office:value-type="string" office:string-value="0000" calcext:value-type="string">
            <text:p>0000</text:p>
          </table:table-cell>
          <table:table-cell table:formula="of:=VLOOKUP([.I119];[types.$C$2:.$E$33];3;0)" office:value-type="string" office:string-value="temp4" calcext:value-type="string">
            <text:p>temp4</text:p>
          </table:table-cell>
          <table:table-cell table:formula="of:=MID([.C119];17;2)&amp;MID([.C119];15;2)" office:value-type="string" office:string-value="000a" calcext:value-type="string">
            <text:p>000a</text:p>
          </table:table-cell>
          <table:table-cell table:formula="of:=MID([.C119];13;2)&amp;MID([.C119];11;2)" office:value-type="string" office:string-value="001e" calcext:value-type="string">
            <text:p>001e</text:p>
          </table:table-cell>
          <table:table-cell table:formula="of:=MID([.C119];21;2)&amp;MID([.C119];19;2)" office:value-type="string" office:string-value="0014" calcext:value-type="string">
            <text:p>0014</text:p>
          </table:table-cell>
        </table:table-row>
        <table:table-row table:style-name="ro3">
          <table:table-cell table:formula="of:=IF([.G120]=31;TEXT([.D120];&quot;00&quot;)&amp;&quot;-&quot;&amp;TEXT([.E120];&quot;000&quot;);TEXT([.G120];&quot;00&quot;)&amp;&quot;-&quot;&amp;TEXT([.H120];&quot;000&quot;))" office:value-type="string" office:string-value="09-023" calcext:value-type="string">
            <text:p>09-023</text:p>
          </table:table-cell>
          <table:table-cell table:style-name="ce3" office:value-type="string" calcext:value-type="string">
            <text:p>011506210409970040</text:p>
          </table:table-cell>
          <table:table-cell office:value-type="string" calcext:value-type="string">
            <text:p>0a9704000c070000000300</text:p>
          </table:table-cell>
          <table:table-cell table:formula="of:=BITAND(HEX2DEC(MID([.B120];11;2));31)" office:value-type="float" office:value="9" calcext:value-type="float">
            <text:p>9</text:p>
          </table:table-cell>
          <table:table-cell table:formula="of:=BITAND(HEX2DEC(MID([.B120];13;2));127)" office:value-type="float" office:value="23" calcext:value-type="float">
            <text:p>23</text:p>
          </table:table-cell>
          <table:table-cell table:formula="of:=BITAND(HEX2DEC(MID([.B120];15;1));7)" office:value-type="float" office:value="0" calcext:value-type="float">
            <text:p>0</text:p>
          </table:table-cell>
          <table:table-cell table:formula="of:=BITAND(BITRSHIFT(HEX2DEC(MID([.C120];5;2)&amp;MID([.C120];3;2));7);31)" office:value-type="float" office:value="9" calcext:value-type="float">
            <text:p>9</text:p>
          </table:table-cell>
          <table:table-cell table:formula="of:=BITAND(HEX2DEC(MID([.C120];3;2));127)" office:value-type="float" office:value="23" calcext:value-type="float">
            <text:p>23</text:p>
          </table:table-cell>
          <table:table-cell table:formula="of:=HEX2DEC(MID([.C120];7;2))&amp;&quot;-&quot;&amp;HEX2DEC(MID([.C120];9;2))" office:value-type="string" office:string-value="0-12" calcext:value-type="string">
            <text:p>0-12</text:p>
          </table:table-cell>
          <table:table-cell table:formula="of:=MID(HEX2BIN(&quot;1&quot;&amp;MID([.C120];5;1));2;4)" office:value-type="string" office:string-value="0000" calcext:value-type="string">
            <text:p>0000</text:p>
          </table:table-cell>
          <table:table-cell table:formula="of:=VLOOKUP([.I120];[types.$C$2:.$E$33];3;0)" office:value-type="string" office:string-value="min" calcext:value-type="string">
            <text:p>min</text:p>
          </table:table-cell>
          <table:table-cell table:formula="of:=MID([.C120];17;2)&amp;MID([.C120];15;2)" office:value-type="string" office:string-value="0000" calcext:value-type="string">
            <text:p>0000</text:p>
          </table:table-cell>
          <table:table-cell table:formula="of:=MID([.C120];13;2)&amp;MID([.C120];11;2)" office:value-type="string" office:string-value="0007" calcext:value-type="string">
            <text:p>0007</text:p>
          </table:table-cell>
          <table:table-cell table:formula="of:=MID([.C120];21;2)&amp;MID([.C120];19;2)" office:value-type="string" office:string-value="0003" calcext:value-type="string">
            <text:p>0003</text:p>
          </table:table-cell>
        </table:table-row>
        <table:table-row table:style-name="ro3">
          <table:table-cell table:formula="of:=IF([.G121]=31;TEXT([.D121];&quot;00&quot;)&amp;&quot;-&quot;&amp;TEXT([.E121];&quot;000&quot;);TEXT([.G121];&quot;00&quot;)&amp;&quot;-&quot;&amp;TEXT([.H121];&quot;000&quot;))" office:value-type="string" office:string-value="09-033" calcext:value-type="string">
            <text:p>09-033</text:p>
          </table:table-cell>
          <table:table-cell office:value-type="string" calcext:value-type="string">
            <text:p>011506210409a10040</text:p>
          </table:table-cell>
          <table:table-cell office:value-type="string" calcext:value-type="string">
            <text:p>0aa104030c3c0000001000</text:p>
          </table:table-cell>
          <table:table-cell table:formula="of:=BITAND(HEX2DEC(MID([.B121];11;2));31)" office:value-type="float" office:value="9" calcext:value-type="float">
            <text:p>9</text:p>
          </table:table-cell>
          <table:table-cell table:formula="of:=BITAND(HEX2DEC(MID([.B121];13;2));127)" office:value-type="float" office:value="33" calcext:value-type="float">
            <text:p>33</text:p>
          </table:table-cell>
          <table:table-cell table:formula="of:=BITAND(HEX2DEC(MID([.B121];15;1));7)" office:value-type="float" office:value="0" calcext:value-type="float">
            <text:p>0</text:p>
          </table:table-cell>
          <table:table-cell table:formula="of:=BITAND(BITRSHIFT(HEX2DEC(MID([.C121];5;2)&amp;MID([.C121];3;2));7);31)" office:value-type="float" office:value="9" calcext:value-type="float">
            <text:p>9</text:p>
          </table:table-cell>
          <table:table-cell table:formula="of:=BITAND(HEX2DEC(MID([.C121];3;2));127)" office:value-type="float" office:value="33" calcext:value-type="float">
            <text:p>33</text:p>
          </table:table-cell>
          <table:table-cell table:formula="of:=HEX2DEC(MID([.C121];7;2))&amp;&quot;-&quot;&amp;HEX2DEC(MID([.C121];9;2))" office:value-type="string" office:string-value="3-12" calcext:value-type="string">
            <text:p>3-12</text:p>
          </table:table-cell>
          <table:table-cell table:formula="of:=MID(HEX2BIN(&quot;1&quot;&amp;MID([.C121];5;1));2;4)" office:value-type="string" office:string-value="0000" calcext:value-type="string">
            <text:p>0000</text:p>
          </table:table-cell>
          <table:table-cell table:formula="of:=VLOOKUP([.I121];[types.$C$2:.$E$33];3;0)" office:value-type="string" office:string-value="min" calcext:value-type="string">
            <text:p>min</text:p>
          </table:table-cell>
          <table:table-cell table:formula="of:=MID([.C121];17;2)&amp;MID([.C121];15;2)" office:value-type="string" office:string-value="0000" calcext:value-type="string">
            <text:p>0000</text:p>
          </table:table-cell>
          <table:table-cell table:formula="of:=MID([.C121];13;2)&amp;MID([.C121];11;2)" office:value-type="string" office:string-value="003c" calcext:value-type="string">
            <text:p>003c</text:p>
          </table:table-cell>
          <table:table-cell table:formula="of:=MID([.C121];21;2)&amp;MID([.C121];19;2)" office:value-type="string" office:string-value="0010" calcext:value-type="string">
            <text:p>0010</text:p>
          </table:table-cell>
        </table:table-row>
        <table:table-row table:style-name="ro3">
          <table:table-cell table:formula="of:=IF([.G122]=31;TEXT([.D122];&quot;00&quot;)&amp;&quot;-&quot;&amp;TEXT([.E122];&quot;000&quot;);TEXT([.G122];&quot;00&quot;)&amp;&quot;-&quot;&amp;TEXT([.H122];&quot;000&quot;))" office:value-type="string" office:string-value="09-043" calcext:value-type="string">
            <text:p>09-043</text:p>
          </table:table-cell>
          <table:table-cell office:value-type="string" calcext:value-type="string">
            <text:p>011506210409ab0040</text:p>
          </table:table-cell>
          <table:table-cell office:value-type="string" calcext:value-type="string">
            <text:p>0aab040008640000003200</text:p>
          </table:table-cell>
          <table:table-cell table:formula="of:=BITAND(HEX2DEC(MID([.B122];11;2));31)" office:value-type="float" office:value="9" calcext:value-type="float">
            <text:p>9</text:p>
          </table:table-cell>
          <table:table-cell table:formula="of:=BITAND(HEX2DEC(MID([.B122];13;2));127)" office:value-type="float" office:value="43" calcext:value-type="float">
            <text:p>43</text:p>
          </table:table-cell>
          <table:table-cell table:formula="of:=BITAND(HEX2DEC(MID([.B122];15;1));7)" office:value-type="float" office:value="0" calcext:value-type="float">
            <text:p>0</text:p>
          </table:table-cell>
          <table:table-cell table:formula="of:=BITAND(BITRSHIFT(HEX2DEC(MID([.C122];5;2)&amp;MID([.C122];3;2));7);31)" office:value-type="float" office:value="9" calcext:value-type="float">
            <text:p>9</text:p>
          </table:table-cell>
          <table:table-cell table:formula="of:=BITAND(HEX2DEC(MID([.C122];3;2));127)" office:value-type="float" office:value="43" calcext:value-type="float">
            <text:p>43</text:p>
          </table:table-cell>
          <table:table-cell table:formula="of:=HEX2DEC(MID([.C122];7;2))&amp;&quot;-&quot;&amp;HEX2DEC(MID([.C122];9;2))" office:value-type="string" office:string-value="0-8" calcext:value-type="string">
            <text:p>0-8</text:p>
          </table:table-cell>
          <table:table-cell table:formula="of:=MID(HEX2BIN(&quot;1&quot;&amp;MID([.C122];5;1));2;4)" office:value-type="string" office:string-value="0000" calcext:value-type="string">
            <text:p>0000</text:p>
          </table:table-cell>
          <table:table-cell table:formula="of:=VLOOKUP([.I122];[types.$C$2:.$E$33];3;0)" office:value-type="string" office:string-value="percent" calcext:value-type="string">
            <text:p>percent</text:p>
          </table:table-cell>
          <table:table-cell table:formula="of:=MID([.C122];17;2)&amp;MID([.C122];15;2)" office:value-type="string" office:string-value="0000" calcext:value-type="string">
            <text:p>0000</text:p>
          </table:table-cell>
          <table:table-cell table:formula="of:=MID([.C122];13;2)&amp;MID([.C122];11;2)" office:value-type="string" office:string-value="0064" calcext:value-type="string">
            <text:p>0064</text:p>
          </table:table-cell>
          <table:table-cell table:formula="of:=MID([.C122];21;2)&amp;MID([.C122];19;2)" office:value-type="string" office:string-value="0032" calcext:value-type="string">
            <text:p>0032</text:p>
          </table:table-cell>
        </table:table-row>
        <table:table-row table:style-name="ro3">
          <table:table-cell table:formula="of:=IF([.G123]=31;TEXT([.D123];&quot;00&quot;)&amp;&quot;-&quot;&amp;TEXT([.E123];&quot;000&quot;);TEXT([.G123];&quot;00&quot;)&amp;&quot;-&quot;&amp;TEXT([.H123];&quot;000&quot;))" office:value-type="string" office:string-value="09-051" calcext:value-type="string">
            <text:p>09-051</text:p>
          </table:table-cell>
          <table:table-cell office:value-type="string" calcext:value-type="string">
            <text:p>011506210409b30040</text:p>
          </table:table-cell>
          <table:table-cell office:value-type="string" calcext:value-type="string">
            <text:p>0ab3040008640000003200</text:p>
          </table:table-cell>
          <table:table-cell table:formula="of:=BITAND(HEX2DEC(MID([.B123];11;2));31)" office:value-type="float" office:value="9" calcext:value-type="float">
            <text:p>9</text:p>
          </table:table-cell>
          <table:table-cell table:formula="of:=BITAND(HEX2DEC(MID([.B123];13;2));127)" office:value-type="float" office:value="51" calcext:value-type="float">
            <text:p>51</text:p>
          </table:table-cell>
          <table:table-cell table:formula="of:=BITAND(HEX2DEC(MID([.B123];15;1));7)" office:value-type="float" office:value="0" calcext:value-type="float">
            <text:p>0</text:p>
          </table:table-cell>
          <table:table-cell table:formula="of:=BITAND(BITRSHIFT(HEX2DEC(MID([.C123];5;2)&amp;MID([.C123];3;2));7);31)" office:value-type="float" office:value="9" calcext:value-type="float">
            <text:p>9</text:p>
          </table:table-cell>
          <table:table-cell table:formula="of:=BITAND(HEX2DEC(MID([.C123];3;2));127)" office:value-type="float" office:value="51" calcext:value-type="float">
            <text:p>51</text:p>
          </table:table-cell>
          <table:table-cell table:formula="of:=HEX2DEC(MID([.C123];7;2))&amp;&quot;-&quot;&amp;HEX2DEC(MID([.C123];9;2))" office:value-type="string" office:string-value="0-8" calcext:value-type="string">
            <text:p>0-8</text:p>
          </table:table-cell>
          <table:table-cell table:formula="of:=MID(HEX2BIN(&quot;1&quot;&amp;MID([.C123];5;1));2;4)" office:value-type="string" office:string-value="0000" calcext:value-type="string">
            <text:p>0000</text:p>
          </table:table-cell>
          <table:table-cell table:formula="of:=VLOOKUP([.I123];[types.$C$2:.$E$33];3;0)" office:value-type="string" office:string-value="percent" calcext:value-type="string">
            <text:p>percent</text:p>
          </table:table-cell>
          <table:table-cell table:formula="of:=MID([.C123];17;2)&amp;MID([.C123];15;2)" office:value-type="string" office:string-value="0000" calcext:value-type="string">
            <text:p>0000</text:p>
          </table:table-cell>
          <table:table-cell table:formula="of:=MID([.C123];13;2)&amp;MID([.C123];11;2)" office:value-type="string" office:string-value="0064" calcext:value-type="string">
            <text:p>0064</text:p>
          </table:table-cell>
          <table:table-cell table:formula="of:=MID([.C123];21;2)&amp;MID([.C123];19;2)" office:value-type="string" office:string-value="0032" calcext:value-type="string">
            <text:p>0032</text:p>
          </table:table-cell>
        </table:table-row>
        <table:table-row table:style-name="ro3">
          <table:table-cell table:formula="of:=IF([.G124]=31;TEXT([.D124];&quot;00&quot;)&amp;&quot;-&quot;&amp;TEXT([.E124];&quot;000&quot;);TEXT([.G124];&quot;00&quot;)&amp;&quot;-&quot;&amp;TEXT([.H124];&quot;000&quot;))" office:value-type="string" office:string-value="09-052" calcext:value-type="string">
            <text:p>09-052</text:p>
          </table:table-cell>
          <table:table-cell office:value-type="string" calcext:value-type="string">
            <text:p>011506210409b40040</text:p>
          </table:table-cell>
          <table:table-cell office:value-type="string" calcext:value-type="string">
            <text:p>0ab4040008640032006200</text:p>
          </table:table-cell>
          <table:table-cell table:formula="of:=BITAND(HEX2DEC(MID([.B124];11;2));31)" office:value-type="float" office:value="9" calcext:value-type="float">
            <text:p>9</text:p>
          </table:table-cell>
          <table:table-cell table:formula="of:=BITAND(HEX2DEC(MID([.B124];13;2));127)" office:value-type="float" office:value="52" calcext:value-type="float">
            <text:p>52</text:p>
          </table:table-cell>
          <table:table-cell table:formula="of:=BITAND(HEX2DEC(MID([.B124];15;1));7)" office:value-type="float" office:value="0" calcext:value-type="float">
            <text:p>0</text:p>
          </table:table-cell>
          <table:table-cell table:formula="of:=BITAND(BITRSHIFT(HEX2DEC(MID([.C124];5;2)&amp;MID([.C124];3;2));7);31)" office:value-type="float" office:value="9" calcext:value-type="float">
            <text:p>9</text:p>
          </table:table-cell>
          <table:table-cell table:formula="of:=BITAND(HEX2DEC(MID([.C124];3;2));127)" office:value-type="float" office:value="52" calcext:value-type="float">
            <text:p>52</text:p>
          </table:table-cell>
          <table:table-cell table:formula="of:=HEX2DEC(MID([.C124];7;2))&amp;&quot;-&quot;&amp;HEX2DEC(MID([.C124];9;2))" office:value-type="string" office:string-value="0-8" calcext:value-type="string">
            <text:p>0-8</text:p>
          </table:table-cell>
          <table:table-cell table:formula="of:=MID(HEX2BIN(&quot;1&quot;&amp;MID([.C124];5;1));2;4)" office:value-type="string" office:string-value="0000" calcext:value-type="string">
            <text:p>0000</text:p>
          </table:table-cell>
          <table:table-cell table:formula="of:=VLOOKUP([.I124];[types.$C$2:.$E$33];3;0)" office:value-type="string" office:string-value="percent" calcext:value-type="string">
            <text:p>percent</text:p>
          </table:table-cell>
          <table:table-cell table:formula="of:=MID([.C124];17;2)&amp;MID([.C124];15;2)" office:value-type="string" office:string-value="0032" calcext:value-type="string">
            <text:p>0032</text:p>
          </table:table-cell>
          <table:table-cell table:formula="of:=MID([.C124];13;2)&amp;MID([.C124];11;2)" office:value-type="string" office:string-value="0064" calcext:value-type="string">
            <text:p>0064</text:p>
          </table:table-cell>
          <table:table-cell table:formula="of:=MID([.C124];21;2)&amp;MID([.C124];19;2)" office:value-type="string" office:string-value="0062" calcext:value-type="string">
            <text:p>0062</text:p>
          </table:table-cell>
        </table:table-row>
        <table:table-row table:style-name="ro3">
          <table:table-cell table:formula="of:=IF([.G125]=31;TEXT([.D125];&quot;00&quot;)&amp;&quot;-&quot;&amp;TEXT([.E125];&quot;000&quot;);TEXT([.G125];&quot;00&quot;)&amp;&quot;-&quot;&amp;TEXT([.H125];&quot;000&quot;))" office:value-type="string" office:string-value="09-053" calcext:value-type="string">
            <text:p>09-053</text:p>
          </table:table-cell>
          <table:table-cell office:value-type="string" calcext:value-type="string">
            <text:p>011506210409b50040</text:p>
          </table:table-cell>
          <table:table-cell office:value-type="string" calcext:value-type="string">
            <text:p>0ab5040008640032005500</text:p>
          </table:table-cell>
          <table:table-cell table:formula="of:=BITAND(HEX2DEC(MID([.B125];11;2));31)" office:value-type="float" office:value="9" calcext:value-type="float">
            <text:p>9</text:p>
          </table:table-cell>
          <table:table-cell table:formula="of:=BITAND(HEX2DEC(MID([.B125];13;2));127)" office:value-type="float" office:value="53" calcext:value-type="float">
            <text:p>53</text:p>
          </table:table-cell>
          <table:table-cell table:formula="of:=BITAND(HEX2DEC(MID([.B125];15;1));7)" office:value-type="float" office:value="0" calcext:value-type="float">
            <text:p>0</text:p>
          </table:table-cell>
          <table:table-cell table:formula="of:=BITAND(BITRSHIFT(HEX2DEC(MID([.C125];5;2)&amp;MID([.C125];3;2));7);31)" office:value-type="float" office:value="9" calcext:value-type="float">
            <text:p>9</text:p>
          </table:table-cell>
          <table:table-cell table:formula="of:=BITAND(HEX2DEC(MID([.C125];3;2));127)" office:value-type="float" office:value="53" calcext:value-type="float">
            <text:p>53</text:p>
          </table:table-cell>
          <table:table-cell table:formula="of:=HEX2DEC(MID([.C125];7;2))&amp;&quot;-&quot;&amp;HEX2DEC(MID([.C125];9;2))" office:value-type="string" office:string-value="0-8" calcext:value-type="string">
            <text:p>0-8</text:p>
          </table:table-cell>
          <table:table-cell table:formula="of:=MID(HEX2BIN(&quot;1&quot;&amp;MID([.C125];5;1));2;4)" office:value-type="string" office:string-value="0000" calcext:value-type="string">
            <text:p>0000</text:p>
          </table:table-cell>
          <table:table-cell table:formula="of:=VLOOKUP([.I125];[types.$C$2:.$E$33];3;0)" office:value-type="string" office:string-value="percent" calcext:value-type="string">
            <text:p>percent</text:p>
          </table:table-cell>
          <table:table-cell table:formula="of:=MID([.C125];17;2)&amp;MID([.C125];15;2)" office:value-type="string" office:string-value="0032" calcext:value-type="string">
            <text:p>0032</text:p>
          </table:table-cell>
          <table:table-cell table:formula="of:=MID([.C125];13;2)&amp;MID([.C125];11;2)" office:value-type="string" office:string-value="0064" calcext:value-type="string">
            <text:p>0064</text:p>
          </table:table-cell>
          <table:table-cell table:formula="of:=MID([.C125];21;2)&amp;MID([.C125];19;2)" office:value-type="string" office:string-value="0055" calcext:value-type="string">
            <text:p>0055</text:p>
          </table:table-cell>
        </table:table-row>
        <table:table-row table:style-name="ro3">
          <table:table-cell table:formula="of:=IF([.G126]=31;TEXT([.D126];&quot;00&quot;)&amp;&quot;-&quot;&amp;TEXT([.E126];&quot;000&quot;);TEXT([.G126];&quot;00&quot;)&amp;&quot;-&quot;&amp;TEXT([.H126];&quot;000&quot;))" office:value-type="string" office:string-value="09-055" calcext:value-type="string">
            <text:p>09-055</text:p>
          </table:table-cell>
          <table:table-cell office:value-type="string" calcext:value-type="string">
            <text:p>011506210409b70040</text:p>
          </table:table-cell>
          <table:table-cell office:value-type="string" calcext:value-type="string">
            <text:p>0ab7040008640000003e00</text:p>
          </table:table-cell>
          <table:table-cell table:formula="of:=BITAND(HEX2DEC(MID([.B126];11;2));31)" office:value-type="float" office:value="9" calcext:value-type="float">
            <text:p>9</text:p>
          </table:table-cell>
          <table:table-cell table:formula="of:=BITAND(HEX2DEC(MID([.B126];13;2));127)" office:value-type="float" office:value="55" calcext:value-type="float">
            <text:p>55</text:p>
          </table:table-cell>
          <table:table-cell table:formula="of:=BITAND(HEX2DEC(MID([.B126];15;1));7)" office:value-type="float" office:value="0" calcext:value-type="float">
            <text:p>0</text:p>
          </table:table-cell>
          <table:table-cell table:formula="of:=BITAND(BITRSHIFT(HEX2DEC(MID([.C126];5;2)&amp;MID([.C126];3;2));7);31)" office:value-type="float" office:value="9" calcext:value-type="float">
            <text:p>9</text:p>
          </table:table-cell>
          <table:table-cell table:formula="of:=BITAND(HEX2DEC(MID([.C126];3;2));127)" office:value-type="float" office:value="55" calcext:value-type="float">
            <text:p>55</text:p>
          </table:table-cell>
          <table:table-cell table:formula="of:=HEX2DEC(MID([.C126];7;2))&amp;&quot;-&quot;&amp;HEX2DEC(MID([.C126];9;2))" office:value-type="string" office:string-value="0-8" calcext:value-type="string">
            <text:p>0-8</text:p>
          </table:table-cell>
          <table:table-cell table:formula="of:=MID(HEX2BIN(&quot;1&quot;&amp;MID([.C126];5;1));2;4)" office:value-type="string" office:string-value="0000" calcext:value-type="string">
            <text:p>0000</text:p>
          </table:table-cell>
          <table:table-cell table:formula="of:=VLOOKUP([.I126];[types.$C$2:.$E$33];3;0)" office:value-type="string" office:string-value="percent" calcext:value-type="string">
            <text:p>percent</text:p>
          </table:table-cell>
          <table:table-cell table:formula="of:=MID([.C126];17;2)&amp;MID([.C126];15;2)" office:value-type="string" office:string-value="0000" calcext:value-type="string">
            <text:p>0000</text:p>
          </table:table-cell>
          <table:table-cell table:formula="of:=MID([.C126];13;2)&amp;MID([.C126];11;2)" office:value-type="string" office:string-value="0064" calcext:value-type="string">
            <text:p>0064</text:p>
          </table:table-cell>
          <table:table-cell table:formula="of:=MID([.C126];21;2)&amp;MID([.C126];19;2)" office:value-type="string" office:string-value="003e" calcext:value-type="string">
            <text:p>003e</text:p>
          </table:table-cell>
        </table:table-row>
        <table:table-row table:style-name="ro3">
          <table:table-cell table:formula="of:=IF([.G127]=31;TEXT([.D127];&quot;00&quot;)&amp;&quot;-&quot;&amp;TEXT([.E127];&quot;000&quot;);TEXT([.G127];&quot;00&quot;)&amp;&quot;-&quot;&amp;TEXT([.H127];&quot;000&quot;))" office:value-type="string" office:string-value="09-056" calcext:value-type="string">
            <text:p>09-056</text:p>
          </table:table-cell>
          <table:table-cell office:value-type="string" calcext:value-type="string">
            <text:p>011506210409b80040</text:p>
          </table:table-cell>
          <table:table-cell office:value-type="string" calcext:value-type="string">
            <text:p>0ab8040008640000004a00</text:p>
          </table:table-cell>
          <table:table-cell table:formula="of:=BITAND(HEX2DEC(MID([.B127];11;2));31)" office:value-type="float" office:value="9" calcext:value-type="float">
            <text:p>9</text:p>
          </table:table-cell>
          <table:table-cell table:formula="of:=BITAND(HEX2DEC(MID([.B127];13;2));127)" office:value-type="float" office:value="56" calcext:value-type="float">
            <text:p>56</text:p>
          </table:table-cell>
          <table:table-cell table:formula="of:=BITAND(HEX2DEC(MID([.B127];15;1));7)" office:value-type="float" office:value="0" calcext:value-type="float">
            <text:p>0</text:p>
          </table:table-cell>
          <table:table-cell table:formula="of:=BITAND(BITRSHIFT(HEX2DEC(MID([.C127];5;2)&amp;MID([.C127];3;2));7);31)" office:value-type="float" office:value="9" calcext:value-type="float">
            <text:p>9</text:p>
          </table:table-cell>
          <table:table-cell table:formula="of:=BITAND(HEX2DEC(MID([.C127];3;2));127)" office:value-type="float" office:value="56" calcext:value-type="float">
            <text:p>56</text:p>
          </table:table-cell>
          <table:table-cell table:formula="of:=HEX2DEC(MID([.C127];7;2))&amp;&quot;-&quot;&amp;HEX2DEC(MID([.C127];9;2))" office:value-type="string" office:string-value="0-8" calcext:value-type="string">
            <text:p>0-8</text:p>
          </table:table-cell>
          <table:table-cell table:formula="of:=MID(HEX2BIN(&quot;1&quot;&amp;MID([.C127];5;1));2;4)" office:value-type="string" office:string-value="0000" calcext:value-type="string">
            <text:p>0000</text:p>
          </table:table-cell>
          <table:table-cell table:formula="of:=VLOOKUP([.I127];[types.$C$2:.$E$33];3;0)" office:value-type="string" office:string-value="percent" calcext:value-type="string">
            <text:p>percent</text:p>
          </table:table-cell>
          <table:table-cell table:formula="of:=MID([.C127];17;2)&amp;MID([.C127];15;2)" office:value-type="string" office:string-value="0000" calcext:value-type="string">
            <text:p>0000</text:p>
          </table:table-cell>
          <table:table-cell table:formula="of:=MID([.C127];13;2)&amp;MID([.C127];11;2)" office:value-type="string" office:string-value="0064" calcext:value-type="string">
            <text:p>0064</text:p>
          </table:table-cell>
          <table:table-cell table:formula="of:=MID([.C127];21;2)&amp;MID([.C127];19;2)" office:value-type="string" office:string-value="004a" calcext:value-type="string">
            <text:p>004a</text:p>
          </table:table-cell>
        </table:table-row>
        <table:table-row table:style-name="ro3">
          <table:table-cell table:formula="of:=IF([.G128]=31;TEXT([.D128];&quot;00&quot;)&amp;&quot;-&quot;&amp;TEXT([.E128];&quot;000&quot;);TEXT([.G128];&quot;00&quot;)&amp;&quot;-&quot;&amp;TEXT([.H128];&quot;000&quot;))" office:value-type="string" office:string-value="09-089" calcext:value-type="string">
            <text:p>09-089</text:p>
          </table:table-cell>
          <table:table-cell office:value-type="string" calcext:value-type="string">
            <text:p>011506210409d90040</text:p>
          </table:table-cell>
          <table:table-cell office:value-type="string" calcext:value-type="string">
            <text:p>0ad9040018040003090400</text:p>
          </table:table-cell>
          <table:table-cell table:formula="of:=BITAND(HEX2DEC(MID([.B128];11;2));31)" office:value-type="float" office:value="9" calcext:value-type="float">
            <text:p>9</text:p>
          </table:table-cell>
          <table:table-cell table:formula="of:=BITAND(HEX2DEC(MID([.B128];13;2));127)" office:value-type="float" office:value="89" calcext:value-type="float">
            <text:p>89</text:p>
          </table:table-cell>
          <table:table-cell table:formula="of:=BITAND(HEX2DEC(MID([.B128];15;1));7)" office:value-type="float" office:value="0" calcext:value-type="float">
            <text:p>0</text:p>
          </table:table-cell>
          <table:table-cell table:formula="of:=BITAND(BITRSHIFT(HEX2DEC(MID([.C128];5;2)&amp;MID([.C128];3;2));7);31)" office:value-type="float" office:value="9" calcext:value-type="float">
            <text:p>9</text:p>
          </table:table-cell>
          <table:table-cell table:formula="of:=BITAND(HEX2DEC(MID([.C128];3;2));127)" office:value-type="float" office:value="89" calcext:value-type="float">
            <text:p>89</text:p>
          </table:table-cell>
          <table:table-cell table:formula="of:=HEX2DEC(MID([.C128];7;2))&amp;&quot;-&quot;&amp;HEX2DEC(MID([.C128];9;2))" office:value-type="string" office:string-value="0-24" calcext:value-type="string">
            <text:p>0-24</text:p>
          </table:table-cell>
          <table:table-cell table:formula="of:=MID(HEX2BIN(&quot;1&quot;&amp;MID([.C128];5;1));2;4)" office:value-type="string" office:string-value="0000" calcext:value-type="string">
            <text:p>0000</text:p>
          </table:table-cell>
          <table:table-cell table:formula="of:=VLOOKUP([.I128];[types.$C$2:.$E$33];3;0)" office:value-type="string" office:string-value="?" calcext:value-type="string">
            <text:p>?</text:p>
          </table:table-cell>
          <table:table-cell table:formula="of:=MID([.C128];17;2)&amp;MID([.C128];15;2)" office:value-type="string" office:string-value="0903" calcext:value-type="string">
            <text:p>0903</text:p>
          </table:table-cell>
          <table:table-cell table:formula="of:=MID([.C128];13;2)&amp;MID([.C128];11;2)" office:value-type="string" office:string-value="0004" calcext:value-type="string">
            <text:p>0004</text:p>
          </table:table-cell>
          <table:table-cell table:formula="of:=MID([.C128];21;2)&amp;MID([.C128];19;2)" office:value-type="string" office:string-value="0004" calcext:value-type="string">
            <text:p>0004</text:p>
          </table:table-cell>
        </table:table-row>
        <table:table-row table:style-name="ro3">
          <table:table-cell table:formula="of:=IF([.G129]=31;TEXT([.D129];&quot;00&quot;)&amp;&quot;-&quot;&amp;TEXT([.E129];&quot;000&quot;);TEXT([.G129];&quot;00&quot;)&amp;&quot;-&quot;&amp;TEXT([.H129];&quot;000&quot;))" office:value-type="string" office:string-value="09-091" calcext:value-type="string">
            <text:p>09-091</text:p>
          </table:table-cell>
          <table:table-cell office:value-type="string" calcext:value-type="string">
            <text:p>011506210409db0040</text:p>
          </table:table-cell>
          <table:table-cell office:value-type="string" calcext:value-type="string">
            <text:p>0adb0400180f0009090c00</text:p>
          </table:table-cell>
          <table:table-cell table:formula="of:=BITAND(HEX2DEC(MID([.B129];11;2));31)" office:value-type="float" office:value="9" calcext:value-type="float">
            <text:p>9</text:p>
          </table:table-cell>
          <table:table-cell table:formula="of:=BITAND(HEX2DEC(MID([.B129];13;2));127)" office:value-type="float" office:value="91" calcext:value-type="float">
            <text:p>91</text:p>
          </table:table-cell>
          <table:table-cell table:formula="of:=BITAND(HEX2DEC(MID([.B129];15;1));7)" office:value-type="float" office:value="0" calcext:value-type="float">
            <text:p>0</text:p>
          </table:table-cell>
          <table:table-cell table:formula="of:=BITAND(BITRSHIFT(HEX2DEC(MID([.C129];5;2)&amp;MID([.C129];3;2));7);31)" office:value-type="float" office:value="9" calcext:value-type="float">
            <text:p>9</text:p>
          </table:table-cell>
          <table:table-cell table:formula="of:=BITAND(HEX2DEC(MID([.C129];3;2));127)" office:value-type="float" office:value="91" calcext:value-type="float">
            <text:p>91</text:p>
          </table:table-cell>
          <table:table-cell table:formula="of:=HEX2DEC(MID([.C129];7;2))&amp;&quot;-&quot;&amp;HEX2DEC(MID([.C129];9;2))" office:value-type="string" office:string-value="0-24" calcext:value-type="string">
            <text:p>0-24</text:p>
          </table:table-cell>
          <table:table-cell table:formula="of:=MID(HEX2BIN(&quot;1&quot;&amp;MID([.C129];5;1));2;4)" office:value-type="string" office:string-value="0000" calcext:value-type="string">
            <text:p>0000</text:p>
          </table:table-cell>
          <table:table-cell table:formula="of:=VLOOKUP([.I129];[types.$C$2:.$E$33];3;0)" office:value-type="string" office:string-value="?" calcext:value-type="string">
            <text:p>?</text:p>
          </table:table-cell>
          <table:table-cell table:formula="of:=MID([.C129];17;2)&amp;MID([.C129];15;2)" office:value-type="string" office:string-value="0909" calcext:value-type="string">
            <text:p>0909</text:p>
          </table:table-cell>
          <table:table-cell table:formula="of:=MID([.C129];13;2)&amp;MID([.C129];11;2)" office:value-type="string" office:string-value="000f" calcext:value-type="string">
            <text:p>000f</text:p>
          </table:table-cell>
          <table:table-cell table:formula="of:=MID([.C129];21;2)&amp;MID([.C129];19;2)" office:value-type="string" office:string-value="000c" calcext:value-type="string">
            <text:p>000c</text:p>
          </table:table-cell>
        </table:table-row>
        <table:table-row table:style-name="ro3">
          <table:table-cell table:formula="of:=IF([.G130]=31;TEXT([.D130];&quot;00&quot;)&amp;&quot;-&quot;&amp;TEXT([.E130];&quot;000&quot;);TEXT([.G130];&quot;00&quot;)&amp;&quot;-&quot;&amp;TEXT([.H130];&quot;000&quot;))" office:value-type="string" office:string-value="09-092" calcext:value-type="string">
            <text:p>09-092</text:p>
          </table:table-cell>
          <table:table-cell office:value-type="string" calcext:value-type="string">
            <text:p>011506210409dc0040</text:p>
          </table:table-cell>
          <table:table-cell office:value-type="string" calcext:value-type="string">
            <text:p>0adc040018080004090600</text:p>
          </table:table-cell>
          <table:table-cell table:formula="of:=BITAND(HEX2DEC(MID([.B130];11;2));31)" office:value-type="float" office:value="9" calcext:value-type="float">
            <text:p>9</text:p>
          </table:table-cell>
          <table:table-cell table:formula="of:=BITAND(HEX2DEC(MID([.B130];13;2));127)" office:value-type="float" office:value="92" calcext:value-type="float">
            <text:p>92</text:p>
          </table:table-cell>
          <table:table-cell table:formula="of:=BITAND(HEX2DEC(MID([.B130];15;1));7)" office:value-type="float" office:value="0" calcext:value-type="float">
            <text:p>0</text:p>
          </table:table-cell>
          <table:table-cell table:formula="of:=BITAND(BITRSHIFT(HEX2DEC(MID([.C130];5;2)&amp;MID([.C130];3;2));7);31)" office:value-type="float" office:value="9" calcext:value-type="float">
            <text:p>9</text:p>
          </table:table-cell>
          <table:table-cell table:formula="of:=BITAND(HEX2DEC(MID([.C130];3;2));127)" office:value-type="float" office:value="92" calcext:value-type="float">
            <text:p>92</text:p>
          </table:table-cell>
          <table:table-cell table:formula="of:=HEX2DEC(MID([.C130];7;2))&amp;&quot;-&quot;&amp;HEX2DEC(MID([.C130];9;2))" office:value-type="string" office:string-value="0-24" calcext:value-type="string">
            <text:p>0-24</text:p>
          </table:table-cell>
          <table:table-cell table:formula="of:=MID(HEX2BIN(&quot;1&quot;&amp;MID([.C130];5;1));2;4)" office:value-type="string" office:string-value="0000" calcext:value-type="string">
            <text:p>0000</text:p>
          </table:table-cell>
          <table:table-cell table:formula="of:=VLOOKUP([.I130];[types.$C$2:.$E$33];3;0)" office:value-type="string" office:string-value="?" calcext:value-type="string">
            <text:p>?</text:p>
          </table:table-cell>
          <table:table-cell table:formula="of:=MID([.C130];17;2)&amp;MID([.C130];15;2)" office:value-type="string" office:string-value="0904" calcext:value-type="string">
            <text:p>0904</text:p>
          </table:table-cell>
          <table:table-cell table:formula="of:=MID([.C130];13;2)&amp;MID([.C130];11;2)" office:value-type="string" office:string-value="0008" calcext:value-type="string">
            <text:p>0008</text:p>
          </table:table-cell>
          <table:table-cell table:formula="of:=MID([.C130];21;2)&amp;MID([.C130];19;2)" office:value-type="string" office:string-value="0006" calcext:value-type="string">
            <text:p>0006</text:p>
          </table:table-cell>
        </table:table-row>
        <table:table-row table:style-name="ro3">
          <table:table-cell table:formula="of:=IF([.G131]=31;TEXT([.D131];&quot;00&quot;)&amp;&quot;-&quot;&amp;TEXT([.E131];&quot;000&quot;);TEXT([.G131];&quot;00&quot;)&amp;&quot;-&quot;&amp;TEXT([.H131];&quot;000&quot;))" office:value-type="string" office:string-value="09-094" calcext:value-type="string">
            <text:p>09-094</text:p>
          </table:table-cell>
          <table:table-cell office:value-type="string" calcext:value-type="string">
            <text:p>011506210409de0040</text:p>
          </table:table-cell>
          <table:table-cell office:value-type="string" calcext:value-type="string">
            <text:p>0ade0400003c0000000c00</text:p>
          </table:table-cell>
          <table:table-cell table:formula="of:=BITAND(HEX2DEC(MID([.B131];11;2));31)" office:value-type="float" office:value="9" calcext:value-type="float">
            <text:p>9</text:p>
          </table:table-cell>
          <table:table-cell table:formula="of:=BITAND(HEX2DEC(MID([.B131];13;2));127)" office:value-type="float" office:value="94" calcext:value-type="float">
            <text:p>94</text:p>
          </table:table-cell>
          <table:table-cell table:formula="of:=BITAND(HEX2DEC(MID([.B131];15;1));7)" office:value-type="float" office:value="0" calcext:value-type="float">
            <text:p>0</text:p>
          </table:table-cell>
          <table:table-cell table:formula="of:=BITAND(BITRSHIFT(HEX2DEC(MID([.C131];5;2)&amp;MID([.C131];3;2));7);31)" office:value-type="float" office:value="9" calcext:value-type="float">
            <text:p>9</text:p>
          </table:table-cell>
          <table:table-cell table:formula="of:=BITAND(HEX2DEC(MID([.C131];3;2));127)" office:value-type="float" office:value="94" calcext:value-type="float">
            <text:p>94</text:p>
          </table:table-cell>
          <table:table-cell table:formula="of:=HEX2DEC(MID([.C131];7;2))&amp;&quot;-&quot;&amp;HEX2DEC(MID([.C131];9;2))" office:value-type="string" office:string-value="0-0" calcext:value-type="string">
            <text:p>0-0</text:p>
          </table:table-cell>
          <table:table-cell table:formula="of:=MID(HEX2BIN(&quot;1&quot;&amp;MID([.C131];5;1));2;4)" office:value-type="string" office:string-value="0000" calcext:value-type="string">
            <text:p>0000</text:p>
          </table:table-cell>
          <table:table-cell table:formula="of:=VLOOKUP([.I131];[types.$C$2:.$E$33];3;0)" office:value-type="string" office:string-value="UIN" calcext:value-type="string">
            <text:p>UIN</text:p>
          </table:table-cell>
          <table:table-cell table:formula="of:=MID([.C131];17;2)&amp;MID([.C131];15;2)" office:value-type="string" office:string-value="0000" calcext:value-type="string">
            <text:p>0000</text:p>
          </table:table-cell>
          <table:table-cell table:formula="of:=MID([.C131];13;2)&amp;MID([.C131];11;2)" office:value-type="string" office:string-value="003c" calcext:value-type="string">
            <text:p>003c</text:p>
          </table:table-cell>
          <table:table-cell table:formula="of:=MID([.C131];21;2)&amp;MID([.C131];19;2)" office:value-type="string" office:string-value="000c" calcext:value-type="string">
            <text:p>000c</text:p>
          </table:table-cell>
        </table:table-row>
        <table:table-row table:style-name="ro3">
          <table:table-cell table:formula="of:=IF([.G132]=31;TEXT([.D132];&quot;00&quot;)&amp;&quot;-&quot;&amp;TEXT([.E132];&quot;000&quot;);TEXT([.G132];&quot;00&quot;)&amp;&quot;-&quot;&amp;TEXT([.H132];&quot;000&quot;))" office:value-type="string" office:string-value="09-095" calcext:value-type="string">
            <text:p>09-095</text:p>
          </table:table-cell>
          <table:table-cell office:value-type="string" calcext:value-type="string">
            <text:p>011506210409df0040</text:p>
          </table:table-cell>
          <table:table-cell office:value-type="string" calcext:value-type="string">
            <text:p>0adf040000030000000000</text:p>
          </table:table-cell>
          <table:table-cell table:formula="of:=BITAND(HEX2DEC(MID([.B132];11;2));31)" office:value-type="float" office:value="9" calcext:value-type="float">
            <text:p>9</text:p>
          </table:table-cell>
          <table:table-cell table:formula="of:=BITAND(HEX2DEC(MID([.B132];13;2));127)" office:value-type="float" office:value="95" calcext:value-type="float">
            <text:p>95</text:p>
          </table:table-cell>
          <table:table-cell table:formula="of:=BITAND(HEX2DEC(MID([.B132];15;1));7)" office:value-type="float" office:value="0" calcext:value-type="float">
            <text:p>0</text:p>
          </table:table-cell>
          <table:table-cell table:formula="of:=BITAND(BITRSHIFT(HEX2DEC(MID([.C132];5;2)&amp;MID([.C132];3;2));7);31)" office:value-type="float" office:value="9" calcext:value-type="float">
            <text:p>9</text:p>
          </table:table-cell>
          <table:table-cell table:formula="of:=BITAND(HEX2DEC(MID([.C132];3;2));127)" office:value-type="float" office:value="95" calcext:value-type="float">
            <text:p>95</text:p>
          </table:table-cell>
          <table:table-cell table:formula="of:=HEX2DEC(MID([.C132];7;2))&amp;&quot;-&quot;&amp;HEX2DEC(MID([.C132];9;2))" office:value-type="string" office:string-value="0-0" calcext:value-type="string">
            <text:p>0-0</text:p>
          </table:table-cell>
          <table:table-cell table:formula="of:=MID(HEX2BIN(&quot;1&quot;&amp;MID([.C132];5;1));2;4)" office:value-type="string" office:string-value="0000" calcext:value-type="string">
            <text:p>0000</text:p>
          </table:table-cell>
          <table:table-cell table:formula="of:=VLOOKUP([.I132];[types.$C$2:.$E$33];3;0)" office:value-type="string" office:string-value="UIN" calcext:value-type="string">
            <text:p>UIN</text:p>
          </table:table-cell>
          <table:table-cell table:formula="of:=MID([.C132];17;2)&amp;MID([.C132];15;2)" office:value-type="string" office:string-value="0000" calcext:value-type="string">
            <text:p>0000</text:p>
          </table:table-cell>
          <table:table-cell table:formula="of:=MID([.C132];13;2)&amp;MID([.C132];11;2)" office:value-type="string" office:string-value="0003" calcext:value-type="string">
            <text:p>0003</text:p>
          </table:table-cell>
          <table:table-cell table:formula="of:=MID([.C132];21;2)&amp;MID([.C132];19;2)" office:value-type="string" office:string-value="0000" calcext:value-type="string">
            <text:p>0000</text:p>
          </table:table-cell>
        </table:table-row>
        <table:table-row table:style-name="ro3">
          <table:table-cell table:formula="of:=IF([.G133]=31;TEXT([.D133];&quot;00&quot;)&amp;&quot;-&quot;&amp;TEXT([.E133];&quot;000&quot;);TEXT([.G133];&quot;00&quot;)&amp;&quot;-&quot;&amp;TEXT([.H133];&quot;000&quot;))" office:value-type="string" office:string-value="09-096" calcext:value-type="string">
            <text:p>09-096</text:p>
          </table:table-cell>
          <table:table-cell table:style-name="ce7" office:value-type="string" calcext:value-type="string">
            <text:p>011506210409e00040 </text:p>
          </table:table-cell>
          <table:table-cell office:value-type="string" calcext:value-type="string">
            <text:p>0ae0040000010000000100</text:p>
          </table:table-cell>
          <table:table-cell table:formula="of:=BITAND(HEX2DEC(MID([.B133];11;2));31)" office:value-type="float" office:value="9" calcext:value-type="float">
            <text:p>9</text:p>
          </table:table-cell>
          <table:table-cell table:formula="of:=BITAND(HEX2DEC(MID([.B133];13;2));127)" office:value-type="float" office:value="96" calcext:value-type="float">
            <text:p>96</text:p>
          </table:table-cell>
          <table:table-cell table:formula="of:=BITAND(HEX2DEC(MID([.B133];15;1));7)" office:value-type="float" office:value="0" calcext:value-type="float">
            <text:p>0</text:p>
          </table:table-cell>
          <table:table-cell table:formula="of:=BITAND(BITRSHIFT(HEX2DEC(MID([.C133];5;2)&amp;MID([.C133];3;2));7);31)" office:value-type="float" office:value="9" calcext:value-type="float">
            <text:p>9</text:p>
          </table:table-cell>
          <table:table-cell table:formula="of:=BITAND(HEX2DEC(MID([.C133];3;2));127)" office:value-type="float" office:value="96" calcext:value-type="float">
            <text:p>96</text:p>
          </table:table-cell>
          <table:table-cell table:formula="of:=HEX2DEC(MID([.C133];7;2))&amp;&quot;-&quot;&amp;HEX2DEC(MID([.C133];9;2))" office:value-type="string" office:string-value="0-0" calcext:value-type="string">
            <text:p>0-0</text:p>
          </table:table-cell>
          <table:table-cell table:formula="of:=MID(HEX2BIN(&quot;1&quot;&amp;MID([.C133];5;1));2;4)" office:value-type="string" office:string-value="0000" calcext:value-type="string">
            <text:p>0000</text:p>
          </table:table-cell>
          <table:table-cell table:formula="of:=VLOOKUP([.I133];[types.$C$2:.$E$33];3;0)" office:value-type="string" office:string-value="UIN" calcext:value-type="string">
            <text:p>UIN</text:p>
          </table:table-cell>
          <table:table-cell table:formula="of:=MID([.C133];17;2)&amp;MID([.C133];15;2)" office:value-type="string" office:string-value="0000" calcext:value-type="string">
            <text:p>0000</text:p>
          </table:table-cell>
          <table:table-cell table:formula="of:=MID([.C133];13;2)&amp;MID([.C133];11;2)" office:value-type="string" office:string-value="0001" calcext:value-type="string">
            <text:p>0001</text:p>
          </table:table-cell>
          <table:table-cell table:formula="of:=MID([.C133];21;2)&amp;MID([.C133];19;2)" office:value-type="string" office:string-value="0001" calcext:value-type="string">
            <text:p>0001</text:p>
          </table:table-cell>
        </table:table-row>
        <table:table-row table:style-name="ro3">
          <table:table-cell table:formula="of:=IF([.G134]=31;TEXT([.D134];&quot;00&quot;)&amp;&quot;-&quot;&amp;TEXT([.E134];&quot;000&quot;);TEXT([.G134];&quot;00&quot;)&amp;&quot;-&quot;&amp;TEXT([.H134];&quot;000&quot;))" office:value-type="string" office:string-value="10-044" calcext:value-type="string">
            <text:p>10-044</text:p>
          </table:table-cell>
          <table:table-cell office:value-type="string" calcext:value-type="string">
            <text:p>01150621040aac0040</text:p>
          </table:table-cell>
          <table:table-cell office:value-type="string" calcext:value-type="string">
            <text:p>0a2c050000020000000200</text:p>
          </table:table-cell>
          <table:table-cell table:formula="of:=BITAND(HEX2DEC(MID([.B134];11;2));31)" office:value-type="float" office:value="10" calcext:value-type="float">
            <text:p>10</text:p>
          </table:table-cell>
          <table:table-cell table:formula="of:=BITAND(HEX2DEC(MID([.B134];13;2));127)" office:value-type="float" office:value="44" calcext:value-type="float">
            <text:p>44</text:p>
          </table:table-cell>
          <table:table-cell table:formula="of:=BITAND(HEX2DEC(MID([.B134];15;1));7)" office:value-type="float" office:value="0" calcext:value-type="float">
            <text:p>0</text:p>
          </table:table-cell>
          <table:table-cell table:formula="of:=BITAND(BITRSHIFT(HEX2DEC(MID([.C134];5;2)&amp;MID([.C134];3;2));7);31)" office:value-type="float" office:value="10" calcext:value-type="float">
            <text:p>10</text:p>
          </table:table-cell>
          <table:table-cell table:formula="of:=BITAND(HEX2DEC(MID([.C134];3;2));127)" office:value-type="float" office:value="44" calcext:value-type="float">
            <text:p>44</text:p>
          </table:table-cell>
          <table:table-cell table:formula="of:=HEX2DEC(MID([.C134];7;2))&amp;&quot;-&quot;&amp;HEX2DEC(MID([.C134];9;2))" office:value-type="string" office:string-value="0-0" calcext:value-type="string">
            <text:p>0-0</text:p>
          </table:table-cell>
          <table:table-cell table:formula="of:=MID(HEX2BIN(&quot;1&quot;&amp;MID([.C134];5;1));2;4)" office:value-type="string" office:string-value="0000" calcext:value-type="string">
            <text:p>0000</text:p>
          </table:table-cell>
          <table:table-cell table:formula="of:=VLOOKUP([.I134];[types.$C$2:.$E$33];3;0)" office:value-type="string" office:string-value="UIN" calcext:value-type="string">
            <text:p>UIN</text:p>
          </table:table-cell>
          <table:table-cell table:formula="of:=MID([.C134];17;2)&amp;MID([.C134];15;2)" office:value-type="string" office:string-value="0000" calcext:value-type="string">
            <text:p>0000</text:p>
          </table:table-cell>
          <table:table-cell table:formula="of:=MID([.C134];13;2)&amp;MID([.C134];11;2)" office:value-type="string" office:string-value="0002" calcext:value-type="string">
            <text:p>0002</text:p>
          </table:table-cell>
          <table:table-cell table:formula="of:=MID([.C134];21;2)&amp;MID([.C134];19;2)" office:value-type="string" office:string-value="0002" calcext:value-type="string">
            <text:p>0002</text:p>
          </table:table-cell>
        </table:table-row>
        <table:table-row table:style-name="ro3">
          <table:table-cell table:formula="of:=IF(OR([.G135]=31;[.G135]=&quot;&quot;);TEXT([.D135];&quot;00&quot;)&amp;&quot;-&quot;&amp;TEXT([.E135];&quot;000&quot;);TEXT([.G135];&quot;00&quot;)&amp;&quot;-&quot;&amp;TEXT([.H135];&quot;000&quot;))" office:value-type="string" office:string-value="12-090" calcext:value-type="string">
            <text:p>12-090</text:p>
          </table:table-cell>
          <table:table-cell office:value-type="string" calcext:value-type="string">
            <text:p>011506220402da8040</text:p>
          </table:table-cell>
          <table:table-cell office:value-type="string" calcext:value-type="string">
            <text:p>065a1651410534</text:p>
          </table:table-cell>
          <table:table-cell table:formula="of:=BITAND(HEX2DEC(MID([.B135];11;2));31)" office:value-type="float" office:value="2" calcext:value-type="float">
            <text:p>2</text:p>
          </table:table-cell>
          <table:table-cell table:formula="of:=BITAND(HEX2DEC(MID([.B135];13;2));127)" office:value-type="float" office:value="90" calcext:value-type="float">
            <text:p>90</text:p>
          </table:table-cell>
          <table:table-cell table:formula="of:=BITAND(HEX2DEC(MID([.B135];15;1));7)" office:value-type="float" office:value="0" calcext:value-type="float">
            <text:p>0</text:p>
          </table:table-cell>
          <table:table-cell table:formula="of:=BITAND(BITRSHIFT(HEX2DEC(MID([.C135];5;2)&amp;MID([.C135];3;2));7);31)" office:value-type="float" office:value="12" calcext:value-type="float">
            <text:p>12</text:p>
          </table:table-cell>
          <table:table-cell table:formula="of:=BITAND(HEX2DEC(MID([.C135];3;2));127)" office:value-type="float" office:value="90" calcext:value-type="float">
            <text:p>90</text:p>
          </table:table-cell>
          <table:table-cell/>
          <table:table-cell table:formula="of:=MID(HEX2BIN(&quot;1&quot;&amp;MID([.C135];5;1));2;4)" office:value-type="string" office:string-value="0001" calcext:value-type="string">
            <text:p>0001</text:p>
          </table:table-cell>
          <table:table-cell/>
          <table:table-cell table:formula="of:=MID([.C135];17;2)&amp;MID([.C135];15;2)">
            <text:p/>
          </table:table-cell>
          <table:table-cell/>
          <table:table-cell table:formula="of:=MID([.C135];21;2)&amp;MID([.C135];19;2)">
            <text:p/>
          </table:table-cell>
        </table:table-row>
      </table:table>
      <table:table table:name="types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ype-unit</text:p>
          </table:table-cell>
          <table:table-cell office:value-type="string" calcext:value-type="string">
            <text:p>base type</text:p>
          </table:table-cell>
          <table:table-cell office:value-type="string" calcext:value-type="string">
            <text:p>template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[.A2]&amp;&quot;-&quot;&amp;[.B2]" office:value-type="string" office:string-value="0-0" calcext:value-type="string">
            <text:p>0-0</text:p>
          </table:table-cell>
          <table:table-cell table:number-columns-repeated="2" office:value-type="string" calcext:value-type="string">
            <text:p>UI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3]&amp;&quot;-&quot;&amp;[.B3]" office:value-type="string" office:string-value="0-2" calcext:value-type="string">
            <text:p>0-2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A4]&amp;&quot;-&quot;&amp;[.B4]" office:value-type="string" office:string-value="0-8" calcext:value-type="string">
            <text:p>0-8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percen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A5]&amp;&quot;-&quot;&amp;[.B5]" office:value-type="string" office:string-value="0-12" calcext:value-type="string">
            <text:p>0-12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mi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A6]&amp;&quot;-&quot;&amp;[.B6]" office:value-type="string" office:string-value="0-14" calcext:value-type="string">
            <text:p>0-14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A7]&amp;&quot;-&quot;&amp;[.B7]" office:value-type="string" office:string-value="0-24" calcext:value-type="string">
            <text:p>0-24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8]&amp;&quot;-&quot;&amp;[.B8]" office:value-type="string" office:string-value="1-2" calcext:value-type="string">
            <text:p>1-2</text:p>
          </table:table-cell>
          <table:table-cell office:value-type="string" calcext:value-type="string">
            <text:p>SIN/10</text:p>
          </table:table-cell>
          <table:table-cell office:value-type="string" calcext:value-type="string">
            <text:p>temp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A9]&amp;&quot;-&quot;&amp;[.B9]" office:value-type="string" office:string-value="3-12" calcext:value-type="string">
            <text:p>3-1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mi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10]&amp;&quot;-&quot;&amp;[.B10]" office:value-type="string" office:string-value="4-0" calcext:value-type="string">
            <text:p>4-0</text:p>
          </table:table-cell>
          <table:table-cell table:number-columns-repeated="2" office:value-type="string" calcext:value-type="string">
            <text:p>UI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A11]&amp;&quot;-&quot;&amp;[.B11]" office:value-type="string" office:string-value="4-10" calcext:value-type="string">
            <text:p>4-10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A12]&amp;&quot;-&quot;&amp;[.B12]" office:value-type="string" office:string-value="4-12" calcext:value-type="string">
            <text:p>4-12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min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A13]&amp;&quot;-&quot;&amp;[.B13]" office:value-type="string" office:string-value="9-0" calcext:value-type="string">
            <text:p>9-0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hcmod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A14]&amp;&quot;-&quot;&amp;[.B14]" office:value-type="string" office:string-value="11-2" calcext:value-type="string">
            <text:p>11-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temp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A15]&amp;&quot;-&quot;&amp;[.B15]" office:value-type="string" office:string-value="13-2" calcext:value-type="string">
            <text:p>13-2</text:p>
          </table:table-cell>
          <table:table-cell office:value-type="string" calcext:value-type="string">
            <text:p>SIN/10</text:p>
          </table:table-cell>
          <table:table-cell office:value-type="string" calcext:value-type="string">
            <text:p>tempt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[.A16]&amp;&quot;-&quot;&amp;[.B16]" office:value-type="string" office:string-value="13-24" calcext:value-type="string">
            <text:p>13-24</text:p>
          </table:table-cell>
          <table:table-cell office:value-type="string" calcext:value-type="string">
            <text:p>SIN/10</text:p>
          </table:table-cell>
          <table:table-cell office:value-type="string" calcext:value-type="string">
            <text:p>press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A17]&amp;&quot;-&quot;&amp;[.B17]" office:value-type="string" office:string-value="29-0" calcext:value-type="string">
            <text:p>29-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A18]&amp;&quot;-&quot;&amp;[.B18]" office:value-type="string" office:string-value="30-0" calcext:value-type="string">
            <text:p>30-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table:number-columns-repeated="2"/>
          <table:table-cell table:formula="of:=[.A19]&amp;&quot;-&quot;&amp;[.B19]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table:number-columns-repeated="2"/>
          <table:table-cell table:formula="of:=[.A20]&amp;&quot;-&quot;&amp;[.B20]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?</text:p>
          </table:table-cell>
        </table:table-row>
      </table:table>
      <table:table table:name="_templates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2">
          <table:table-cell office:value-type="string" calcext:value-type="string">
            <text:p># template name</text:p>
          </table:table-cell>
          <table:table-cell office:value-type="string" calcext:value-type="string">
            <text:p>type / templates</text:p>
          </table:table-cell>
          <table:table-cell office:value-type="string" calcext:value-type="string">
            <text:p>divider / value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#TEM/Ochsner types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ramid</text:p>
          </table:table-cell>
          <table:table-cell office:value-type="string" calcext:value-type="string">
            <text:p>TEM_P</text:p>
          </table:table-cell>
          <table:table-cell table:number-columns-repeated="2"/>
          <table:table-cell office:value-type="string" calcext:value-type="string">
            <text:p>parameter ID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UCH</text:p>
          </table:table-cell>
          <table:table-cell table:number-columns-repeated="2"/>
          <table:table-cell office:value-type="string" calcext:value-type="string">
            <text:p>data type</text:p>
          </table:table-cell>
        </table:table-row>
        <table:table-row table:style-name="ro2">
          <table:table-cell office:value-type="string" calcext:value-type="string">
            <text:p>unit</text:p>
          </table:table-cell>
          <table:table-cell office:value-type="string" calcext:value-type="string">
            <text:p>UCH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command</text:p>
          </table:table-cell>
          <table:table-cell office:value-type="string" calcext:value-type="string">
            <text:p>paramid;type;unit</text:p>
          </table:table-cell>
          <table:table-cell table:number-columns-repeated="2"/>
          <table:table-cell office:value-type="string" calcext:value-type="string">
            <text:p>command</text:p>
          </table:table-cell>
        </table:table-row>
        <table:table-row table:style-name="ro2">
          <table:table-cell office:value-type="string" calcext:value-type="string">
            <text:p>maxs:max</text:p>
          </table:table-cell>
          <table:table-cell office:value-type="string" calcext:value-type="string">
            <text:p>SIN</text:p>
          </table:table-cell>
          <table:table-cell table:number-columns-repeated="2"/>
          <table:table-cell office:value-type="string" calcext:value-type="string">
            <text:p>max value</text:p>
          </table:table-cell>
        </table:table-row>
        <table:table-row table:style-name="ro2">
          <table:table-cell office:value-type="string" calcext:value-type="string">
            <text:p>mins:min</text:p>
          </table:table-cell>
          <table:table-cell office:value-type="string" calcext:value-type="string">
            <text:p>SIN</text:p>
          </table:table-cell>
          <table:table-cell table:number-columns-repeated="2"/>
          <table:table-cell office:value-type="string" calcext:value-type="string">
            <text:p>min value</text:p>
          </table:table-cell>
        </table:table-row>
        <table:table-row table:style-name="ro2">
          <table:table-cell office:value-type="string" calcext:value-type="string">
            <text:p>param</text:p>
          </table:table-cell>
          <table:table-cell office:value-type="string" calcext:value-type="string">
            <text:p>command;maxs;mins</text:p>
          </table:table-cell>
          <table:table-cell table:number-columns-repeated="2"/>
          <table:table-cell office:value-type="string" calcext:value-type="string">
            <text:p>Parameter</text:p>
          </table:table-cell>
        </table:table-row>
        <table:table-row table:style-name="ro2">
          <table:table-cell office:value-type="string" calcext:value-type="string">
            <text:p>tempt:temp</text:p>
          </table:table-cell>
          <table:table-cell office:value-type="string" calcext:value-type="string">
            <text:p>S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temperature</text:p>
          </table:table-cell>
        </table:table-row>
        <table:table-row table:style-name="ro2">
          <table:table-cell office:value-type="string" calcext:value-type="string">
            <text:p>temp4:temp</text:p>
          </table:table-cell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temperature</text:p>
          </table:table-cell>
        </table:table-row>
        <table:table-row table:style-name="ro2">
          <table:table-cell office:value-type="string" calcext:value-type="string">
            <text:p>temp8:temp</text:p>
          </table:table-cell>
          <table:table-cell office:value-type="string" calcext:value-type="string">
            <text:p>D2C</text:p>
          </table:table-cell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temperature</text:p>
          </table:table-cell>
        </table:table-row>
        <table:table-row table:style-name="ro2">
          <table:table-cell office:value-type="string" calcext:value-type="string">
            <text:p>regulationmode: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fix value;1=TA;2=room temp;3=outside temp;4=room and outside tem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cmode: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frozen;1=heating;2=summer;3=winter;4=of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seconds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minutes</text:p>
          </table:table-cell>
        </table:table-row>
        <table:table-row table:style-name="ro2">
          <table:table-cell office:value-type="string" calcext:value-type="string">
            <text:p>onoff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2" table:number-rows-repeated="4">
          <table:table-cell table:number-columns-repeated="5"/>
        </table:table-row>
        <table:table-row table:style-name="ro2">
          <table:table-cell office:value-type="string" calcext:value-type="string">
            <text:p>maxu:max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max value</text:p>
          </table:table-cell>
        </table:table-row>
        <table:table-row table:style-name="ro2">
          <table:table-cell office:value-type="string" calcext:value-type="string">
            <text:p>minu:min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min value</text:p>
          </table:table-cell>
        </table:table-row>
        <table:table-row table:style-name="ro2">
          <table:table-cell office:value-type="string" calcext:value-type="string">
            <text:p>humidit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U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100:percent</text:p>
          </table:table-cell>
          <table:table-cell office:value-type="string" calcext:value-type="string">
            <text:p>S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2">
          <table:table-cell office:value-type="string" calcext:value-type="string">
            <text:p>hpstatus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Abgeschaltet;1=Heizbetrieb;2=Vorlaufzeit Heizbetrieb;3=Extern gesperrt;4=Kühlbetrieb;5=Vorlaufzeit Kühlbetrieb;6=Vorlaufzeit Abtaubetrieb;7=Abtaubetrieb;8=Störung;9=Abtropfen;10=DT Ueberwachung;11=Abtau Vorheizung;12=Abtauen 1;13=Abtauen 2;14=Abtauen 3;15=Alarm;16=Störung;17=Blockiert;21=TWVmax Abschaltung;22=TWVsoll Abschaltung;23=TWEmax Abschaltung;24=TWAmin Abschaltung;25=TKAmin Abschaltung;26=Bivalenzabschaltung;27=Warmwasser Ladesperre;28=Minimale Auszeit;29=Minimale Einze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0;1=1;4=4;5=5;6=6;7=7;8=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#mode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0-standby;1=1-auto;4=4-normal;5=5-eco;6=6-summer;7=7-manual heat;8=8-manual co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ume</text:p>
          </table:table-cell>
          <table:table-cell office:value-type="string" calcext:value-type="string">
            <text:p>UI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wh</text:p>
          </table:table-cell>
          <table:table-cell office:value-type="string" calcext:value-type="string">
            <text:p>U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W/h</text:p>
          </table:table-cell>
          <table:table-cell/>
        </table:table-row>
        <table:table-row table:style-name="ro2">
          <table:table-cell office:value-type="string" calcext:value-type="string">
            <text:p>mwh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W/h</text:p>
          </table:table-cell>
          <table:table-cell/>
        </table:table-row>
        <table:table-row table:style-name="ro2">
          <table:table-cell office:value-type="string" calcext:value-type="string">
            <text:p>hours</text:p>
          </table:table-cell>
          <table:table-cell office:value-type="string" calcext:value-type="string">
            <text:p>HCD</text:p>
          </table:table-cell>
          <table:table-cell/>
          <table:table-cell office:value-type="string" calcext:value-type="string">
            <text:p>h</text:p>
          </table:table-cell>
          <table:table-cell/>
        </table:table-row>
        <table:table-row table:style-name="ro2">
          <table:table-cell office:value-type="string" calcext:value-type="string">
            <text:p>cycles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11111'.A1:'11111'.N101" table:display-filter-buttons="true" table:orientation="column"/>
        <table:database-range table:name="__Anonymous_Sheet_DB__1" table:target-range-address="readings.A1:readings.N134" table:display-filter-buttons="true" table:orientation="column">
          <table:filter>
            <table:filter-and>
              <table:filter-condition table:field-number="10" table:value="temp8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  <number:text> € </number:text>
    </number:number-style>
    <number:number-style style:name="N11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6P2" style:volatile="true">
      <number:text> -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loext:min-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7P2" style:volatile="true">
      <number:text>-</number:text>
      <number:number number:decimal-places="0" loext:min-decimal-places="0" number:min-integer-digits="0"/>
      <number:text>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loext:min-decimal-places="2" number:min-integer-digits="1" number:grouping="true"/>
      <number:text> € </number:text>
    </number:number-style>
    <number:number-style style:name="N11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18P2" style:volatile="true">
      <number:text>-</number:text>
      <number:number number:decimal-places="0" loext:min-decimal-places="0" number:min-integer-digits="0"/>
      <number:text>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3">
      <number:number number:decimal-places="0" loext:min-decimal-places="0" number:min-integer-digits="2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7P0"/>
    </number:currency-style>
    <number:number-style style:name="N20107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20107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8P0"/>
    </number:number-style>
    <number:number-style style:name="N20109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20109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number-style style:name="N20110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20110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10P0"/>
    </number:number-style>
    <number:date-style style:name="N20111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2" number:language="de" number:country="AT">
      <number:month number:textual="true"/>
      <number:text>.</number:text>
      <number:year/>
    </number:date-style>
    <number:time-style style:name="N20113" number:language="de" number:country="AT">
      <number:hours/>
      <number:text>:</number:text>
      <number:minutes number:style="long"/>
      <number:text> </number:text>
      <number:am-pm/>
    </number:time-style>
    <number:time-style style:name="N20114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6P0" style:volatile="true" number:language="de" number:country="AT">
      <number:number number:decimal-places="0" loext:min-decimal-places="0" number:min-integer-digits="1" number:grouping="true"/>
    </number:number-style>
    <number:number-style style:name="N20116" number:language="de" number:country="AT">
      <number:text>-</number:text>
      <number:number number:decimal-places="0" loext:min-decimal-places="0" number:min-integer-digits="1" number:grouping="true"/>
      <style:map style:condition="value()&gt;=0" style:apply-style-name="N20116P0"/>
    </number:number-style>
    <number:number-style style:name="N20117P0" style:volatile="true" number:language="de" number:country="AT">
      <number:number number:decimal-places="0" loext:min-decimal-places="0" number:min-integer-digits="1" number:grouping="true"/>
    </number:number-style>
    <number:number-style style:name="N20117" number:language="de" number:country="A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2" loext:min-decimal-places="2" number:min-integer-digits="1" number:grouping="true"/>
    </number:number-style>
    <number:number-style style:name="N20118" number:language="de" number:country="AT">
      <number:text>-</number:text>
      <number:number number:decimal-places="2" loext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loext:min-decimal-places="2" number:min-integer-digits="1" number:grouping="true"/>
    </number:number-style>
    <number:number-style style:name="N20119" number:language="de" number:country="A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0" loext:min-decimal-places="0" number:min-integer-digits="1" number:grouping="true"/>
      <number:text> </number:text>
    </number:number-style>
    <number:number-style style:name="N20120P1" style:volatile="true" number:language="de" number:country="AT">
      <number:text>-</number:text>
      <number:number number:decimal-places="0" loext:min-decimal-places="0" number:min-integer-digits="1" number:grouping="true"/>
      <number:text> </number:text>
    </number:number-style>
    <number:number-style style:name="N20120P2" style:volatile="true" number:language="de" number:country="AT">
      <number:text> - </number:text>
    </number:number-style>
    <number:text-style style:name="N20120" number:language="de" number:country="AT">
      <number:text-content/>
      <number:text> </number:text>
      <style:map style:condition="value()&gt;0" style:apply-style-name="N20120P0"/>
      <style:map style:condition="value()&lt;0" style:apply-style-name="N20120P1"/>
      <style:map style:condition="value()=0" style:apply-style-name="N20120P2"/>
    </number:text-style>
    <number:number-style style:name="N20121P0" style:volatile="true" number:language="de" number:country="AT">
      <number:text> € </number:text>
      <number:number number:decimal-places="0" loext:min-decimal-places="0" number:min-integer-digits="1" number:grouping="true"/>
      <number:text> </number:text>
    </number:number-style>
    <number:number-style style:name="N20121P1" style:volatile="true" number:language="de" number:country="AT">
      <number:text>-€ </number:text>
      <number:number number:decimal-places="0" loext:min-decimal-places="0" number:min-integer-digits="1" number:grouping="true"/>
      <number:text> </number:text>
    </number:number-style>
    <number:number-style style:name="N20121P2" style:volatile="true" number:language="de" number:country="AT">
      <number:text> € - </number:text>
    </number:number-style>
    <number:text-style style:name="N20121" number:language="de" number:country="AT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de" number:country="AT">
      <number:number number:decimal-places="2" loext:min-decimal-places="2" number:min-integer-digits="1" number:grouping="true"/>
      <number:text> </number:text>
    </number:number-style>
    <number:number-style style:name="N20122P1" style:volatile="true" number:language="de" number:country="AT">
      <number:text>-</number:text>
      <number:number number:decimal-places="2" loext:min-decimal-places="2" number:min-integer-digits="1" number:grouping="true"/>
      <number:text> </number:text>
    </number:number-style>
    <number:number-style style:name="N20122P2" style:volatile="true" number:language="de" number:country="AT">
      <number:text>-</number:text>
      <number:number number:decimal-places="0" loext:min-decimal-places="0" number:min-integer-digits="0"/>
      <number:text> </number:text>
    </number:number-style>
    <number:text-style style:name="N20122" number:language="de" number:country="AT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de" number:country="AT">
      <number:text> € </number:text>
      <number:number number:decimal-places="2" loext:min-decimal-places="2" number:min-integer-digits="1" number:grouping="true"/>
      <number:text> </number:text>
    </number:number-style>
    <number:number-style style:name="N20123P1" style:volatile="true" number:language="de" number:country="AT">
      <number:text>-€ </number:text>
      <number:number number:decimal-places="2" loext:min-decimal-places="2" number:min-integer-digits="1" number:grouping="true"/>
      <number:text> </number:text>
    </number:number-style>
    <number:number-style style:name="N20123P2" style:volatile="true" number:language="de" number:country="AT">
      <number:text> € -</number:text>
      <number:number number:decimal-places="0" loext:min-decimal-places="0" number:min-integer-digits="0"/>
      <number:text> </number:text>
    </number:number-style>
    <number:text-style style:name="N20123" number:language="de" number:country="AT"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time-style style:name="N20124" number:language="de" number:country="AT">
      <number:minutes number:style="long"/>
      <number:text>:</number:text>
      <number:seconds number:style="long"/>
    </number:time-style>
    <number:time-style style:name="N20125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6" number:language="de" number:country="AT">
      <number:minutes number:style="long"/>
      <number:text>:</number:text>
      <number:seconds number:style="long" number:decimal-places="1"/>
    </number:time-style>
    <number:number-style style:name="N20127" number:language="de" number:country="AT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8:07:21.51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18:40:49.917000000</dc:date>
    <meta:editing-duration>PT2H58M32S</meta:editing-duration>
    <meta:editing-cycles>22</meta:editing-cycles>
    <meta:generator>LibreOffice/5.2.2.2$Windows_x86 LibreOffice_project/8f96e87c890bf8fa77463cd4b640a2312823f3ad</meta:generator>
    <meta:document-statistic meta:table-count="4" meta:cell-count="2593" meta:object-count="0"/>
  </office:meta>
</office:document-meta>
</file>